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15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3.743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2.364cm"/>
    </style:style>
    <style:style style:name="co7" style:family="table-column">
      <style:table-column-properties fo:break-before="auto" style:column-width="2.251cm"/>
    </style:style>
    <style:style style:name="co8" style:family="table-column">
      <style:table-column-properties fo:break-before="auto" style:column-width="3.845cm"/>
    </style:style>
    <style:style style:name="co9" style:family="table-column">
      <style:table-column-properties fo:break-before="auto" style:column-width="5.4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ext-properties fo:color="#000000" style:font-name="Courier New" fo:language="zxx" fo:country="none" style:font-name-asian="Courier New" style:language-asian="zxx" style:country-asian="none" style:font-name-complex="Courier New" style:language-complex="zxx" style:country-complex="none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/>
    </style:style>
    <style:style style:name="ce4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37"/>
    <style:style style:name="ce7" style:family="table-cell" style:parent-style-name="Default" style:data-style-name="N37">
      <style:table-cell-properties fo:background-color="#c0c0c0"/>
    </style:style>
    <style:style style:name="ce8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font-weight="bold"/>
    </style:style>
    <style:style style:name="ce9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108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3"/>
    <style:style style:name="ce12" style:family="table-cell" style:parent-style-name="Default">
      <style:table-cell-properties fo:border-bottom="0.002cm solid #000000" fo:border-left="none" fo:border-right="none" fo:border-top="none"/>
    </style:style>
    <style:style style:name="ce13" style:family="table-cell" style:parent-style-name="Default" style:data-style-name="N110"/>
    <style:style style:name="ce14" style:family="table-cell" style:parent-style-name="Default" style:data-style-name="N111"/>
    <style:style style:name="ce15" style:family="table-cell" style:parent-style-name="Default" style:data-style-name="N112"/>
    <style:style style:name="ce16" style:family="table-cell" style:parent-style-name="Default" style:data-style-name="N3"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Tonumfang" table:style-name="ta1" table:print="false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string">
            <text:p>C</text:p>
          </table:table-cell>
          <table:table-cell office:value-type="float" office:value="-48">
            <text:p>-48</text:p>
          </table:table-cell>
          <table:table-cell table:number-columns-repeated="8"/>
        </table:table-row>
        <table:table-row table:style-name="ro1">
          <table:table-cell office:value-type="string">
            <text:p>CIS</text:p>
          </table:table-cell>
          <table:table-cell office:value-type="float" office:value="-47">
            <text:p>-47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office:value-type="float" office:value="-46">
            <text:p>-46</text:p>
          </table:table-cell>
          <table:table-cell table:number-columns-repeated="8"/>
        </table:table-row>
        <table:table-row table:style-name="ro1">
          <table:table-cell office:value-type="string">
            <text:p>ES</text:p>
          </table:table-cell>
          <table:table-cell office:value-type="float" office:value="-45">
            <text:p>-45</text:p>
          </table:table-cell>
          <table:table-cell table:number-columns-repeated="8"/>
        </table:table-row>
        <table:table-row table:style-name="ro1">
          <table:table-cell office:value-type="string">
            <text:p>E</text:p>
          </table:table-cell>
          <table:table-cell office:value-type="float" office:value="-44">
            <text:p>-44</text:p>
          </table:table-cell>
          <table:table-cell table:number-columns-repeated="8"/>
        </table:table-row>
        <table:table-row table:style-name="ro1">
          <table:table-cell office:value-type="string">
            <text:p>F</text:p>
          </table:table-cell>
          <table:table-cell office:value-type="float" office:value="-43">
            <text:p>-43</text:p>
          </table:table-cell>
          <table:table-cell table:number-columns-repeated="8"/>
        </table:table-row>
        <table:table-row table:style-name="ro1">
          <table:table-cell office:value-type="string">
            <text:p>Fis</text:p>
          </table:table-cell>
          <table:table-cell office:value-type="float" office:value="-42">
            <text:p>-42</text:p>
          </table:table-cell>
          <table:table-cell table:number-columns-repeated="8"/>
        </table:table-row>
        <table:table-row table:style-name="ro1">
          <table:table-cell office:value-type="string">
            <text:p>G</text:p>
          </table:table-cell>
          <table:table-cell office:value-type="float" office:value="-41">
            <text:p>-41</text:p>
          </table:table-cell>
          <table:table-cell table:number-columns-repeated="8"/>
        </table:table-row>
        <table:table-row table:style-name="ro1">
          <table:table-cell office:value-type="string">
            <text:p>As</text:p>
          </table:table-cell>
          <table:table-cell office:value-type="float" office:value="-40">
            <text:p>-40</text:p>
          </table:table-cell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office:value-type="float" office:value="-39">
            <text:p>-39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office:value-type="float" office:value="-38">
            <text:p>-38</text:p>
          </table:table-cell>
          <table:table-cell table:number-columns-repeated="8"/>
        </table:table-row>
        <table:table-row table:style-name="ro1">
          <table:table-cell office:value-type="string">
            <text:p>H</text:p>
          </table:table-cell>
          <table:table-cell office:value-type="float" office:value="-37">
            <text:p>-37</text:p>
          </table:table-cell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office:value-type="float" office:value="-36">
            <text:p>-36</text:p>
          </table:table-cell>
          <table:table-cell table:number-columns-repeated="8"/>
        </table:table-row>
        <table:table-row table:style-name="ro1">
          <table:table-cell office:value-type="string">
            <text:p>CIS</text:p>
          </table:table-cell>
          <table:table-cell office:value-type="float" office:value="-35">
            <text:p>-35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office:value-type="float" office:value="-34">
            <text:p>-34</text:p>
          </table:table-cell>
          <table:table-cell table:number-columns-repeated="8"/>
        </table:table-row>
        <table:table-row table:style-name="ro1">
          <table:table-cell office:value-type="string">
            <text:p>ES</text:p>
          </table:table-cell>
          <table:table-cell office:value-type="float" office:value="-33">
            <text:p>-33</text:p>
          </table:table-cell>
          <table:table-cell table:number-columns-repeated="8"/>
        </table:table-row>
        <table:table-row table:style-name="ro1">
          <table:table-cell office:value-type="string">
            <text:p>E</text:p>
          </table:table-cell>
          <table:table-cell office:value-type="float" office:value="-32">
            <text:p>-32</text:p>
          </table:table-cell>
          <table:table-cell table:number-columns-repeated="8"/>
        </table:table-row>
        <table:table-row table:style-name="ro1">
          <table:table-cell office:value-type="string">
            <text:p>F</text:p>
          </table:table-cell>
          <table:table-cell office:value-type="float" office:value="-31">
            <text:p>-31</text:p>
          </table:table-cell>
          <table:table-cell table:number-columns-repeated="8"/>
        </table:table-row>
        <table:table-row table:style-name="ro1">
          <table:table-cell office:value-type="string">
            <text:p>Fis</text:p>
          </table:table-cell>
          <table:table-cell office:value-type="float" office:value="-30">
            <text:p>-30</text:p>
          </table:table-cell>
          <table:table-cell table:number-columns-repeated="8"/>
        </table:table-row>
        <table:table-row table:style-name="ro1">
          <table:table-cell office:value-type="string">
            <text:p>G</text:p>
          </table:table-cell>
          <table:table-cell office:value-type="float" office:value="-29">
            <text:p>-29</text:p>
          </table:table-cell>
          <table:table-cell table:number-columns-repeated="8"/>
        </table:table-row>
        <table:table-row table:style-name="ro1">
          <table:table-cell office:value-type="string">
            <text:p>As</text:p>
          </table:table-cell>
          <table:table-cell office:value-type="float" office:value="-28">
            <text:p>-28</text:p>
          </table:table-cell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office:value-type="float" office:value="-27">
            <text:p>-27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office:value-type="float" office:value="-26">
            <text:p>-26</text:p>
          </table:table-cell>
          <table:table-cell table:number-columns-repeated="8"/>
        </table:table-row>
        <table:table-row table:style-name="ro1">
          <table:table-cell office:value-type="string">
            <text:p>H</text:p>
          </table:table-cell>
          <table:table-cell office:value-type="float" office:value="-25">
            <text:p>-25</text:p>
          </table:table-cell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office:value-type="float" office:value="-24">
            <text:p>-24</text:p>
          </table:table-cell>
          <table:table-cell table:number-columns-repeated="8"/>
        </table:table-row>
        <table:table-row table:style-name="ro1">
          <table:table-cell office:value-type="string">
            <text:p>CIS</text:p>
          </table:table-cell>
          <table:table-cell office:value-type="float" office:value="-23">
            <text:p>-23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office:value-type="float" office:value="-22">
            <text:p>-22</text:p>
          </table:table-cell>
          <table:table-cell table:number-columns-repeated="8"/>
        </table:table-row>
        <table:table-row table:style-name="ro1">
          <table:table-cell office:value-type="string">
            <text:p>ES</text:p>
          </table:table-cell>
          <table:table-cell office:value-type="float" office:value="-21">
            <text:p>-21</text:p>
          </table:table-cell>
          <table:table-cell table:number-columns-repeated="8"/>
        </table:table-row>
        <table:table-row table:style-name="ro1">
          <table:table-cell office:value-type="string">
            <text:p>E</text:p>
          </table:table-cell>
          <table:table-cell office:value-type="float" office:value="-20">
            <text:p>-20</text:p>
          </table:table-cell>
          <table:table-cell table:number-columns-repeated="8"/>
        </table:table-row>
        <table:table-row table:style-name="ro1">
          <table:table-cell office:value-type="string">
            <text:p>F</text:p>
          </table:table-cell>
          <table:table-cell office:value-type="float" office:value="-19">
            <text:p>-19</text:p>
          </table:table-cell>
          <table:table-cell table:number-columns-repeated="8"/>
        </table:table-row>
        <table:table-row table:style-name="ro1">
          <table:table-cell office:value-type="string">
            <text:p>Fis</text:p>
          </table:table-cell>
          <table:table-cell office:value-type="float" office:value="-18">
            <text:p>-18</text:p>
          </table:table-cell>
          <table:table-cell table:number-columns-repeated="8"/>
        </table:table-row>
        <table:table-row table:style-name="ro1">
          <table:table-cell office:value-type="string">
            <text:p>G</text:p>
          </table:table-cell>
          <table:table-cell office:value-type="float" office:value="-17">
            <text:p>-17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</text:p>
          </table:table-cell>
          <table:table-cell office:value-type="float" office:value="-16">
            <text:p>-16</text:p>
          </table:table-cell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office:value-type="float" office:value="-15">
            <text:p>-15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office:value-type="float" office:value="-14">
            <text:p>-14</text:p>
          </table:table-cell>
          <table:table-cell table:number-columns-repeated="8"/>
        </table:table-row>
        <table:table-row table:style-name="ro1">
          <table:table-cell office:value-type="string">
            <text:p>H</text:p>
          </table:table-cell>
          <table:table-cell office:value-type="float" office:value="-13">
            <text:p>-13</text:p>
          </table:table-cell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office:value-type="float" office:value="-12">
            <text:p>-12</text:p>
          </table:table-cell>
          <table:table-cell table:number-columns-repeated="5"/>
          <table:table-cell table:formula="of:=-5--17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cis</text:p>
          </table:table-cell>
          <table:table-cell office:value-type="float" office:value="-11">
            <text:p>-11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office:value-type="float" office:value="-10">
            <text:p>-10</text:p>
          </table:table-cell>
          <table:table-cell table:number-columns-repeated="8"/>
        </table:table-row>
        <table:table-row table:style-name="ro1">
          <table:table-cell office:value-type="string">
            <text:p>es</text:p>
          </table:table-cell>
          <table:table-cell office:value-type="float" office:value="-9">
            <text:p>-9</text:p>
          </table:table-cell>
          <table:table-cell table:number-columns-repeated="8"/>
        </table:table-row>
        <table:table-row table:style-name="ro1">
          <table:table-cell office:value-type="string">
            <text:p>e</text:p>
          </table:table-cell>
          <table:table-cell office:value-type="float" office:value="-8">
            <text:p>-8</text:p>
          </table:table-cell>
          <table:table-cell table:number-columns-repeated="8"/>
        </table:table-row>
        <table:table-row table:style-name="ro1">
          <table:table-cell office:value-type="string">
            <text:p>f</text:p>
          </table:table-cell>
          <table:table-cell office:value-type="float" office:value="-7">
            <text:p>-7</text:p>
          </table:table-cell>
          <table:table-cell table:number-columns-repeated="8"/>
        </table:table-row>
        <table:table-row table:style-name="ro1">
          <table:table-cell office:value-type="string">
            <text:p>fis</text:p>
          </table:table-cell>
          <table:table-cell office:value-type="float" office:value="-6">
            <text:p>-6</text:p>
          </table:table-cell>
          <table:table-cell table:number-columns-repeated="7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-5">
            <text:p>-5</text:p>
          </table:table-cell>
          <table:table-cell table:number-columns-repeated="8"/>
        </table:table-row>
        <table:table-row table:style-name="ro1">
          <table:table-cell office:value-type="string">
            <text:p>as</text:p>
          </table:table-cell>
          <table:table-cell office:value-type="float" office:value="-4">
            <text:p>-4</text:p>
          </table:table-cell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office:value-type="float" office:value="-3">
            <text:p>-3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office:value-type="float" office:value="-2">
            <text:p>-2</text:p>
          </table:table-cell>
          <table:table-cell table:number-columns-repeated="8"/>
        </table:table-row>
        <table:table-row table:style-name="ro1">
          <table:table-cell office:value-type="string">
            <text:p>h</text:p>
          </table:table-cell>
          <table:table-cell office:value-type="float" office:value="-1">
            <text:p>-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c'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2" office:value-type="string">
            <text:p>06,01,11,02,10,05,07,04,03,08,09</text:p>
          </table:table-cell>
          <table:table-cell table:number-columns-repeated="5"/>
        </table:table-row>
        <table:table-row table:style-name="ro1">
          <table:table-cell office:value-type="string">
            <text:p>cis'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d'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es'</text:p>
          </table:table-cell>
          <table:table-cell office:value-type="float" office:value="3">
            <text:p>3</text:p>
          </table:table-cell>
          <table:table-cell/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e'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string">
            <text:p>f'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5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is'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g'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as'</text:p>
          </table:table-cell>
          <table:table-cell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a'</text:p>
          </table:table-cell>
          <table:table-cell office:value-type="float" office:value="9">
            <text:p>9</text:p>
          </table:table-cell>
          <table:table-cell/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b'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h'</text:p>
          </table:table-cell>
          <table:table-cell office:value-type="float" office:value="11">
            <text:p>11</text:p>
          </table:table-cell>
          <table:table-cell/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c''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string">
            <text:p>cis''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string">
            <text:p>d''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string">
            <text:p>es''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string">
            <text:p>e''</text:p>
          </table:table-cell>
          <table:table-cell office:value-type="float" office:value="16">
            <text:p>16</text:p>
          </table:table-cell>
          <table:table-cell table:number-columns-repeated="7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''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office:value-type="string">
            <text:p>fis''</text:p>
          </table:table-cell>
          <table:table-cell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g''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as''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a''</text:p>
          </table:table-cell>
          <table:table-cell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b''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h''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c'''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cis'''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d'''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es'''</text:p>
          </table:table-cell>
          <table:table-cell office:value-type="float" office:value="27">
            <text:p>27</text:p>
          </table:table-cell>
          <table:table-cell table:number-columns-repeated="7"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'''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f'''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fis'''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g'''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as'''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a'''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b'''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h''''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c''''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cis''''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d''''</text:p>
          </table:table-cell>
          <table:table-cell office:value-type="float" office:value="38">
            <text:p>38</text:p>
          </table:table-cell>
          <table:table-cell table:number-columns-repeated="7"/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es''''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e''''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f''''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fis''''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g''''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as''''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a''''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b''''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h''''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c'''''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cis'''''</text:p>
          </table:table-cell>
          <table:table-cell office:value-type="float" office:value="49">
            <text:p>49</text:p>
          </table:table-cell>
          <table:table-cell table:number-columns-repeated="7"/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d'''''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es'''''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e'''''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f'''''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fis'''''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g'''''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as'''''</text:p>
          </table:table-cell>
          <table:table-cell office:value-type="float" office:value="56">
            <text:p>56</text:p>
          </table:table-cell>
          <table:table-cell table:number-columns-repeated="8"/>
        </table:table-row>
        <table:table-row table:style-name="ro1">
          <table:table-cell office:value-type="string">
            <text:p>a'''''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b'''''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h'''''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office:value-type="string">
            <text:p>c''''''</text:p>
          </table:table-cell>
          <table:table-cell office:value-type="float" office:value="60">
            <text:p>60</text:p>
          </table:table-cell>
          <table:table-cell table:number-columns-repeated="7"/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is''''''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d''''''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es''''''</text:p>
          </table:table-cell>
          <table:table-cell office:value-type="float" office:value="63">
            <text:p>63</text:p>
          </table:table-cell>
          <table:table-cell table:number-columns-repeated="8"/>
        </table:table-row>
        <table:table-row table:style-name="ro1">
          <table:table-cell office:value-type="string">
            <text:p>e''''''</text:p>
          </table:table-cell>
          <table:table-cell office:value-type="float" office:value="64">
            <text:p>64</text:p>
          </table:table-cell>
          <table:table-cell table:number-columns-repeated="8"/>
        </table:table-row>
        <table:table-row table:style-name="ro1">
          <table:table-cell office:value-type="string">
            <text:p>f''''''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fis''''''</text:p>
          </table:table-cell>
          <table:table-cell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g''''''</text:p>
          </table:table-cell>
          <table:table-cell office:value-type="float" office:value="67">
            <text:p>67</text:p>
          </table:table-cell>
          <table:table-cell table:number-columns-repeated="8"/>
        </table:table-row>
        <table:table-row table:style-name="ro1">
          <table:table-cell office:value-type="string">
            <text:p>as''''''</text:p>
          </table:table-cell>
          <table:table-cell office:value-type="float" office:value="68">
            <text:p>68</text:p>
          </table:table-cell>
          <table:table-cell table:number-columns-repeated="8"/>
        </table:table-row>
        <table:table-row table:style-name="ro1">
          <table:table-cell office:value-type="string">
            <text:p>a''''''</text:p>
          </table:table-cell>
          <table:table-cell office:value-type="float" office:value="69">
            <text:p>69</text:p>
          </table:table-cell>
          <table:table-cell table:number-columns-repeated="8"/>
        </table:table-row>
        <table:table-row table:style-name="ro1">
          <table:table-cell office:value-type="string">
            <text:p>b''''''</text:p>
          </table:table-cell>
          <table:table-cell office:value-type="float" office:value="70">
            <text:p>70</text:p>
          </table:table-cell>
          <table:table-cell table:number-columns-repeated="8"/>
        </table:table-row>
        <table:table-row table:style-name="ro1">
          <table:table-cell office:value-type="string">
            <text:p>h''''''</text:p>
          </table:table-cell>
          <table:table-cell office:value-type="float" office:value="71">
            <text:p>71</text:p>
          </table:table-cell>
          <table:table-cell table:number-columns-repeated="7"/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c''''''''</text:p>
          </table:table-cell>
          <table:table-cell office:value-type="float" office:value="72">
            <text:p>72</text:p>
          </table:table-cell>
          <table:table-cell table:number-columns-repeated="8"/>
        </table:table-row>
        <table:table-row table:style-name="ro1">
          <table:table-cell office:value-type="string">
            <text:p>cis'''''''</text:p>
          </table:table-cell>
          <table:table-cell office:value-type="float" office:value="73">
            <text:p>73</text:p>
          </table:table-cell>
          <table:table-cell table:number-columns-repeated="8"/>
        </table:table-row>
        <table:table-row table:style-name="ro1">
          <table:table-cell office:value-type="string">
            <text:p>d'''''''</text:p>
          </table:table-cell>
          <table:table-cell office:value-type="float" office:value="74">
            <text:p>74</text:p>
          </table:table-cell>
          <table:table-cell table:number-columns-repeated="8"/>
        </table:table-row>
        <table:table-row table:style-name="ro1">
          <table:table-cell office:value-type="string">
            <text:p>es'''''''</text:p>
          </table:table-cell>
          <table:table-cell office:value-type="float" office:value="75">
            <text:p>75</text:p>
          </table:table-cell>
          <table:table-cell table:number-columns-repeated="8"/>
        </table:table-row>
        <table:table-row table:style-name="ro1">
          <table:table-cell office:value-type="string">
            <text:p>e'''''''</text:p>
          </table:table-cell>
          <table:table-cell office:value-type="float" office:value="76">
            <text:p>76</text:p>
          </table:table-cell>
          <table:table-cell table:number-columns-repeated="8"/>
        </table:table-row>
        <table:table-row table:style-name="ro1">
          <table:table-cell office:value-type="string">
            <text:p>f'''''''</text:p>
          </table:table-cell>
          <table:table-cell office:value-type="float" office:value="77">
            <text:p>77</text:p>
          </table:table-cell>
          <table:table-cell table:number-columns-repeated="8"/>
        </table:table-row>
        <table:table-row table:style-name="ro1">
          <table:table-cell office:value-type="string">
            <text:p>fis'''''''</text:p>
          </table:table-cell>
          <table:table-cell office:value-type="float" office:value="78">
            <text:p>78</text:p>
          </table:table-cell>
          <table:table-cell table:number-columns-repeated="8"/>
        </table:table-row>
        <table:table-row table:style-name="ro1">
          <table:table-cell office:value-type="string">
            <text:p>g'''''''</text:p>
          </table:table-cell>
          <table:table-cell office:value-type="float" office:value="79">
            <text:p>79</text:p>
          </table:table-cell>
          <table:table-cell table:number-columns-repeated="8"/>
        </table:table-row>
        <table:table-row table:style-name="ro1">
          <table:table-cell office:value-type="string">
            <text:p>as'''''''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1">
          <table:table-cell office:value-type="string">
            <text:p>a'''''''</text:p>
          </table:table-cell>
          <table:table-cell office:value-type="float" office:value="81">
            <text:p>81</text:p>
          </table:table-cell>
          <table:table-cell table:number-columns-repeated="8"/>
        </table:table-row>
        <table:table-row table:style-name="ro1">
          <table:table-cell office:value-type="string">
            <text:p>b'''''''</text:p>
          </table:table-cell>
          <table:table-cell office:value-type="float" office:value="82">
            <text:p>82</text:p>
          </table:table-cell>
          <table:table-cell table:number-columns-repeated="7"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h'''''''</text:p>
          </table:table-cell>
          <table:table-cell office:value-type="float" office:value="83">
            <text:p>83</text:p>
          </table:table-cell>
          <table:table-cell table:number-columns-repeated="8"/>
        </table:table-row>
        <table:table-row table:style-name="ro1">
          <table:table-cell office:value-type="string">
            <text:p>c''''''''</text:p>
          </table:table-cell>
          <table:table-cell office:value-type="float" office:value="84">
            <text:p>84</text:p>
          </table:table-cell>
          <table:table-cell table:number-columns-repeated="8"/>
        </table:table-row>
        <table:table-row table:style-name="ro1">
          <table:table-cell office:value-type="string">
            <text:p>cis''''''''</text:p>
          </table:table-cell>
          <table:table-cell office:value-type="float" office:value="85">
            <text:p>85</text:p>
          </table:table-cell>
          <table:table-cell table:number-columns-repeated="8"/>
        </table:table-row>
        <table:table-row table:style-name="ro1">
          <table:table-cell office:value-type="string">
            <text:p>d''''''''</text:p>
          </table:table-cell>
          <table:table-cell office:value-type="float" office:value="86">
            <text:p>86</text:p>
          </table:table-cell>
          <table:table-cell table:number-columns-repeated="8"/>
        </table:table-row>
        <table:table-row table:style-name="ro1">
          <table:table-cell office:value-type="string">
            <text:p>es''''''''</text:p>
          </table:table-cell>
          <table:table-cell office:value-type="float" office:value="87">
            <text:p>87</text:p>
          </table:table-cell>
          <table:table-cell table:number-columns-repeated="8"/>
        </table:table-row>
        <table:table-row table:style-name="ro1">
          <table:table-cell office:value-type="string">
            <text:p>e''''''''</text:p>
          </table:table-cell>
          <table:table-cell office:value-type="float" office:value="88">
            <text:p>88</text:p>
          </table:table-cell>
          <table:table-cell table:number-columns-repeated="8"/>
        </table:table-row>
        <table:table-row table:style-name="ro1">
          <table:table-cell office:value-type="string">
            <text:p>f''''''''</text:p>
          </table:table-cell>
          <table:table-cell office:value-type="float" office:value="89">
            <text:p>89</text:p>
          </table:table-cell>
          <table:table-cell table:number-columns-repeated="8"/>
        </table:table-row>
        <table:table-row table:style-name="ro1">
          <table:table-cell office:value-type="string">
            <text:p>fis''''''''</text:p>
          </table:table-cell>
          <table:table-cell office:value-type="float" office:value="90">
            <text:p>90</text:p>
          </table:table-cell>
          <table:table-cell table:number-columns-repeated="8"/>
        </table:table-row>
        <table:table-row table:style-name="ro1">
          <table:table-cell office:value-type="string">
            <text:p>g''''''''</text:p>
          </table:table-cell>
          <table:table-cell office:value-type="float" office:value="91">
            <text:p>91</text:p>
          </table:table-cell>
          <table:table-cell table:number-columns-repeated="8"/>
        </table:table-row>
        <table:table-row table:style-name="ro1">
          <table:table-cell office:value-type="string">
            <text:p>as''''''''</text:p>
          </table:table-cell>
          <table:table-cell office:value-type="float" office:value="92">
            <text:p>92</text:p>
          </table:table-cell>
          <table:table-cell table:number-columns-repeated="8"/>
        </table:table-row>
        <table:table-row table:style-name="ro1">
          <table:table-cell office:value-type="string">
            <text:p>a''''''''</text:p>
          </table:table-cell>
          <table:table-cell office:value-type="float" office:value="93">
            <text:p>93</text:p>
          </table:table-cell>
          <table:table-cell table:number-columns-repeated="7"/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b''''''''</text:p>
          </table:table-cell>
          <table:table-cell office:value-type="float" office:value="94">
            <text:p>94</text:p>
          </table:table-cell>
          <table:table-cell table:number-columns-repeated="8"/>
        </table:table-row>
        <table:table-row table:style-name="ro1">
          <table:table-cell office:value-type="string">
            <text:p>h''''''''</text:p>
          </table:table-cell>
          <table:table-cell office:value-type="float" office:value="95">
            <text:p>95</text:p>
          </table:table-cell>
          <table:table-cell table:number-columns-repeated="8"/>
        </table:table-row>
        <table:table-row table:style-name="ro1">
          <table:table-cell office:value-type="string">
            <text:p>c'''''''''</text:p>
          </table:table-cell>
          <table:table-cell office:value-type="float" office:value="96">
            <text:p>96</text:p>
          </table:table-cell>
          <table:table-cell table:number-columns-repeated="8"/>
        </table:table-row>
        <table:table-row table:style-name="ro1">
          <table:table-cell office:value-type="string">
            <text:p>cis'''''''''</text:p>
          </table:table-cell>
          <table:table-cell office:value-type="float" office:value="97">
            <text:p>97</text:p>
          </table:table-cell>
          <table:table-cell table:number-columns-repeated="8"/>
        </table:table-row>
        <table:table-row table:style-name="ro1">
          <table:table-cell office:value-type="string">
            <text:p>d'''''''''</text:p>
          </table:table-cell>
          <table:table-cell office:value-type="float" office:value="98">
            <text:p>98</text:p>
          </table:table-cell>
          <table:table-cell table:number-columns-repeated="8"/>
        </table:table-row>
        <table:table-row table:style-name="ro1">
          <table:table-cell office:value-type="string">
            <text:p>es'''''''''</text:p>
          </table:table-cell>
          <table:table-cell office:value-type="float" office:value="99">
            <text:p>99</text:p>
          </table:table-cell>
          <table:table-cell table:number-columns-repeated="8"/>
        </table:table-row>
        <table:table-row table:style-name="ro1">
          <table:table-cell office:value-type="string">
            <text:p>e'''''''''</text:p>
          </table:table-cell>
          <table:table-cell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f'''''''''</text:p>
          </table:table-cell>
          <table:table-cell office:value-type="float" office:value="101">
            <text:p>101</text:p>
          </table:table-cell>
          <table:table-cell table:number-columns-repeated="8"/>
        </table:table-row>
        <table:table-row table:style-name="ro1">
          <table:table-cell office:value-type="string">
            <text:p>fis'''''''''</text:p>
          </table:table-cell>
          <table:table-cell office:value-type="float" office:value="102">
            <text:p>102</text:p>
          </table:table-cell>
          <table:table-cell table:number-columns-repeated="8"/>
        </table:table-row>
        <table:table-row table:style-name="ro1">
          <table:table-cell office:value-type="string">
            <text:p>g'''''''''</text:p>
          </table:table-cell>
          <table:table-cell office:value-type="float" office:value="103">
            <text:p>103</text:p>
          </table:table-cell>
          <table:table-cell table:number-columns-repeated="8"/>
        </table:table-row>
        <table:table-row table:style-name="ro1">
          <table:table-cell office:value-type="string">
            <text:p>as'''''''''</text:p>
          </table:table-cell>
          <table:table-cell office:value-type="float" office:value="104">
            <text:p>104</text:p>
          </table:table-cell>
          <table:table-cell table:number-columns-repeated="7"/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a'''''''''</text:p>
          </table:table-cell>
          <table:table-cell office:value-type="float" office:value="105">
            <text:p>105</text:p>
          </table:table-cell>
          <table:table-cell table:number-columns-repeated="8"/>
        </table:table-row>
        <table:table-row table:style-name="ro1">
          <table:table-cell office:value-type="string">
            <text:p>b'''''''''</text:p>
          </table:table-cell>
          <table:table-cell office:value-type="float" office:value="106">
            <text:p>106</text:p>
          </table:table-cell>
          <table:table-cell table:number-columns-repeated="8"/>
        </table:table-row>
        <table:table-row table:style-name="ro1">
          <table:table-cell office:value-type="string">
            <text:p>h'''''''''</text:p>
          </table:table-cell>
          <table:table-cell office:value-type="float" office:value="107">
            <text:p>107</text:p>
          </table:table-cell>
          <table:table-cell table:number-columns-repeated="8"/>
        </table:table-row>
        <table:table-row table:style-name="ro1">
          <table:table-cell office:value-type="string">
            <text:p>c''''''''''</text:p>
          </table:table-cell>
          <table:table-cell office:value-type="float" office:value="108">
            <text:p>108</text:p>
          </table:table-cell>
          <table:table-cell table:number-columns-repeated="8"/>
        </table:table-row>
        <table:table-row table:style-name="ro1">
          <table:table-cell office:value-type="string">
            <text:p>cis''''''''''</text:p>
          </table:table-cell>
          <table:table-cell office:value-type="float" office:value="109">
            <text:p>109</text:p>
          </table:table-cell>
          <table:table-cell table:number-columns-repeated="8"/>
        </table:table-row>
        <table:table-row table:style-name="ro1">
          <table:table-cell office:value-type="string">
            <text:p>d''''''''''</text:p>
          </table:table-cell>
          <table:table-cell office:value-type="float" office:value="110">
            <text:p>110</text:p>
          </table:table-cell>
          <table:table-cell table:number-columns-repeated="8"/>
        </table:table-row>
        <table:table-row table:style-name="ro1">
          <table:table-cell office:value-type="string">
            <text:p>es''''''''''</text:p>
          </table:table-cell>
          <table:table-cell office:value-type="float" office:value="111">
            <text:p>111</text:p>
          </table:table-cell>
          <table:table-cell table:number-columns-repeated="8"/>
        </table:table-row>
        <table:table-row table:style-name="ro1">
          <table:table-cell office:value-type="string">
            <text:p>e''''''''''</text:p>
          </table:table-cell>
          <table:table-cell office:value-type="float" office:value="112">
            <text:p>112</text:p>
          </table:table-cell>
          <table:table-cell table:number-columns-repeated="8"/>
        </table:table-row>
        <table:table-row table:style-name="ro1">
          <table:table-cell office:value-type="string">
            <text:p>f''''''''''</text:p>
          </table:table-cell>
          <table:table-cell office:value-type="float" office:value="113">
            <text:p>113</text:p>
          </table:table-cell>
          <table:table-cell table:number-columns-repeated="8"/>
        </table:table-row>
        <table:table-row table:style-name="ro1">
          <table:table-cell office:value-type="string">
            <text:p>fis''''''''''</text:p>
          </table:table-cell>
          <table:table-cell office:value-type="float" office:value="114">
            <text:p>114</text:p>
          </table:table-cell>
          <table:table-cell table:number-columns-repeated="8"/>
        </table:table-row>
        <table:table-row table:style-name="ro1">
          <table:table-cell office:value-type="string">
            <text:p>g''''''''''</text:p>
          </table:table-cell>
          <table:table-cell office:value-type="float" office:value="115">
            <text:p>115</text:p>
          </table:table-cell>
          <table:table-cell table:number-columns-repeated="7"/>
          <table:table-cell office:value-type="string">
            <text:p>!</text:p>
          </table:table-cell>
        </table:table-row>
        <table:table-row table:style-name="ro1">
          <table:table-cell office:value-type="string">
            <text:p>as''''''''''</text:p>
          </table:table-cell>
          <table:table-cell office:value-type="float" office:value="116">
            <text:p>116</text:p>
          </table:table-cell>
          <table:table-cell table:number-columns-repeated="8"/>
        </table:table-row>
        <table:table-row table:style-name="ro1">
          <table:table-cell office:value-type="string">
            <text:p>a''''''''''</text:p>
          </table:table-cell>
          <table:table-cell office:value-type="float" office:value="117">
            <text:p>117</text:p>
          </table:table-cell>
          <table:table-cell table:number-columns-repeated="8"/>
        </table:table-row>
        <table:table-row table:style-name="ro1">
          <table:table-cell office:value-type="string">
            <text:p>b''''''''''</text:p>
          </table:table-cell>
          <table:table-cell office:value-type="float" office:value="118">
            <text:p>118</text:p>
          </table:table-cell>
          <table:table-cell table:number-columns-repeated="8"/>
        </table:table-row>
        <table:table-row table:style-name="ro1">
          <table:table-cell office:value-type="string">
            <text:p>h''''''''''</text:p>
          </table:table-cell>
          <table:table-cell office:value-type="float" office:value="119">
            <text:p>119</text:p>
          </table:table-cell>
          <table:table-cell table:number-columns-repeated="8"/>
        </table:table-row>
        <table:table-row table:style-name="ro1">
          <table:table-cell office:value-type="string">
            <text:p>c'''''''''''</text:p>
          </table:table-cell>
          <table:table-cell office:value-type="float" office:value="120">
            <text:p>120</text:p>
          </table:table-cell>
          <table:table-cell table:number-columns-repeated="8"/>
        </table:table-row>
        <table:table-row table:style-name="ro1">
          <table:table-cell office:value-type="string">
            <text:p>cis'''''''''''</text:p>
          </table:table-cell>
          <table:table-cell office:value-type="float" office:value="121">
            <text:p>121</text:p>
          </table:table-cell>
          <table:table-cell table:number-columns-repeated="8"/>
        </table:table-row>
        <table:table-row table:style-name="ro1">
          <table:table-cell office:value-type="string">
            <text:p>d'''''''''''</text:p>
          </table:table-cell>
          <table:table-cell office:value-type="float" office:value="122">
            <text:p>122</text:p>
          </table:table-cell>
          <table:table-cell table:number-columns-repeated="8"/>
        </table:table-row>
        <table:table-row table:style-name="ro1">
          <table:table-cell office:value-type="string">
            <text:p>es'''''''''''</text:p>
          </table:table-cell>
          <table:table-cell office:value-type="float" office:value="123">
            <text:p>123</text:p>
          </table:table-cell>
          <table:table-cell table:number-columns-repeated="8"/>
        </table:table-row>
        <table:table-row table:style-name="ro1">
          <table:table-cell office:value-type="string">
            <text:p>e'''''''''''</text:p>
          </table:table-cell>
          <table:table-cell office:value-type="float" office:value="124">
            <text:p>124</text:p>
          </table:table-cell>
          <table:table-cell table:number-columns-repeated="8"/>
        </table:table-row>
        <table:table-row table:style-name="ro1">
          <table:table-cell office:value-type="string">
            <text:p>f'''''''''''</text:p>
          </table:table-cell>
          <table:table-cell office:value-type="float" office:value="125">
            <text:p>125</text:p>
          </table:table-cell>
          <table:table-cell table:number-columns-repeated="8"/>
        </table:table-row>
        <table:table-row table:style-name="ro1">
          <table:table-cell office:value-type="string">
            <text:p>fis'''''''''''</text:p>
          </table:table-cell>
          <table:table-cell office:value-type="float" office:value="126">
            <text:p>126</text:p>
          </table:table-cell>
          <table:table-cell table:number-columns-repeated="8"/>
        </table:table-row>
        <table:table-row table:style-name="ro1">
          <table:table-cell office:value-type="string">
            <text:p>g'''''''''''</text:p>
          </table:table-cell>
          <table:table-cell office:value-type="float" office:value="127">
            <text:p>127</text:p>
          </table:table-cell>
          <table:table-cell table:number-columns-repeated="8"/>
        </table:table-row>
        <table:table-row table:style-name="ro1">
          <table:table-cell office:value-type="string">
            <text:p>as'''''''''''</text:p>
          </table:table-cell>
          <table:table-cell office:value-type="float" office:value="128">
            <text:p>128</text:p>
          </table:table-cell>
          <table:table-cell table:number-columns-repeated="8"/>
        </table:table-row>
        <table:table-row table:style-name="ro1">
          <table:table-cell office:value-type="string">
            <text:p>a'''''''''''</text:p>
          </table:table-cell>
          <table:table-cell office:value-type="float" office:value="129">
            <text:p>129</text:p>
          </table:table-cell>
          <table:table-cell table:number-columns-repeated="8"/>
        </table:table-row>
        <table:table-row table:style-name="ro1">
          <table:table-cell office:value-type="string">
            <text:p>b'''''''''''</text:p>
          </table:table-cell>
          <table:table-cell office:value-type="float" office:value="130">
            <text:p>130</text:p>
          </table:table-cell>
          <table:table-cell table:number-columns-repeated="8"/>
        </table:table-row>
        <table:table-row table:style-name="ro1">
          <table:table-cell office:value-type="string">
            <text:p>h'''''''''''</text:p>
          </table:table-cell>
          <table:table-cell office:value-type="float" office:value="131">
            <text:p>131</text:p>
          </table:table-cell>
          <table:table-cell table:number-columns-repeated="8"/>
        </table:table-row>
        <table:table-row table:style-name="ro1">
          <table:table-cell office:value-type="string">
            <text:p>c''''''''''''</text:p>
          </table:table-cell>
          <table:table-cell office:value-type="float" office:value="132">
            <text:p>132</text:p>
          </table:table-cell>
          <table:table-cell table:number-columns-repeated="8"/>
        </table:table-row>
        <table:table-row table:style-name="ro1">
          <table:table-cell office:value-type="string">
            <text:p>cis''''''''''''</text:p>
          </table:table-cell>
          <table:table-cell office:value-type="float" office:value="133">
            <text:p>133</text:p>
          </table:table-cell>
          <table:table-cell table:number-columns-repeated="8"/>
        </table:table-row>
        <table:table-row table:style-name="ro1">
          <table:table-cell office:value-type="string">
            <text:p>d''''''''''''</text:p>
          </table:table-cell>
          <table:table-cell office:value-type="float" office:value="134">
            <text:p>134</text:p>
          </table:table-cell>
          <table:table-cell table:number-columns-repeated="8"/>
        </table:table-row>
        <table:table-row table:style-name="ro1">
          <table:table-cell office:value-type="string">
            <text:p>es''''''''''''</text:p>
          </table:table-cell>
          <table:table-cell office:value-type="float" office:value="135">
            <text:p>135</text:p>
          </table:table-cell>
          <table:table-cell table:number-columns-repeated="8"/>
        </table:table-row>
        <table:table-row table:style-name="ro1">
          <table:table-cell office:value-type="string">
            <text:p>e''''''''''''</text:p>
          </table:table-cell>
          <table:table-cell office:value-type="float" office:value="136">
            <text:p>136</text:p>
          </table:table-cell>
          <table:table-cell table:number-columns-repeated="8"/>
        </table:table-row>
        <table:table-row table:style-name="ro1">
          <table:table-cell office:value-type="string">
            <text:p>f''''''''''''</text:p>
          </table:table-cell>
          <table:table-cell office:value-type="float" office:value="137">
            <text:p>137</text:p>
          </table:table-cell>
          <table:table-cell table:number-columns-repeated="8"/>
        </table:table-row>
        <table:table-row table:style-name="ro1">
          <table:table-cell office:value-type="string">
            <text:p>fis''''''''''''</text:p>
          </table:table-cell>
          <table:table-cell office:value-type="float" office:value="138">
            <text:p>138</text:p>
          </table:table-cell>
          <table:table-cell table:number-columns-repeated="8"/>
        </table:table-row>
        <table:table-row table:style-name="ro1">
          <table:table-cell office:value-type="string">
            <text:p>g''''''''''''</text:p>
          </table:table-cell>
          <table:table-cell office:value-type="float" office:value="139">
            <text:p>139</text:p>
          </table:table-cell>
          <table:table-cell table:number-columns-repeated="8"/>
        </table:table-row>
        <table:table-row table:style-name="ro1">
          <table:table-cell office:value-type="string">
            <text:p>as''''''''''''</text:p>
          </table:table-cell>
          <table:table-cell office:value-type="float" office:value="140">
            <text:p>140</text:p>
          </table:table-cell>
          <table:table-cell table:number-columns-repeated="8"/>
        </table:table-row>
        <table:table-row table:style-name="ro1">
          <table:table-cell office:value-type="string">
            <text:p>a''''''''''''</text:p>
          </table:table-cell>
          <table:table-cell office:value-type="float" office:value="141">
            <text:p>141</text:p>
          </table:table-cell>
          <table:table-cell table:number-columns-repeated="8"/>
        </table:table-row>
        <table:table-row table:style-name="ro1">
          <table:table-cell office:value-type="string">
            <text:p>b''''''''''''</text:p>
          </table:table-cell>
          <table:table-cell office:value-type="float" office:value="142">
            <text:p>142</text:p>
          </table:table-cell>
          <table:table-cell table:number-columns-repeated="8"/>
        </table:table-row>
        <table:table-row table:style-name="ro1">
          <table:table-cell office:value-type="string">
            <text:p>h''''''''''''</text:p>
          </table:table-cell>
          <table:table-cell office:value-type="float" office:value="143">
            <text:p>143</text:p>
          </table:table-cell>
          <table:table-cell table:number-columns-repeated="8"/>
        </table:table-row>
      </table:table>
      <table:table table:name="Mögliche Töne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3"/>
        <table:table-column table:style-name="co1" table:default-cell-style-name="ce11"/>
        <table:table-column table:style-name="co1" table:default-cell-style-name="ce14"/>
        <table:table-column table:style-name="co6" table:default-cell-style-name="ce15"/>
        <table:table-column table:style-name="co7" table:default-cell-style-name="Default"/>
        <table:table-column table:style-name="co8" table:default-cell-style-name="ce15"/>
        <table:table-column table:style-name="co9" table:default-cell-style-name="Default"/>
        <table:table-column table:style-name="co1" table:number-columns-repeated="11" table:default-cell-style-name="Default"/>
        <table:table-row table:style-name="ro1" table:number-rows-repeated="4">
          <table:table-cell/>
          <table:table-cell table:style-name="Default" table:number-columns-repeated="9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/>
          <table:table-cell table:style-name="ce3" office:value-type="float" office:value="1">
            <text:p>1</text:p>
          </table:table-cell>
          <table:table-cell table:style-name="ce3"/>
          <table:table-cell table:style-name="Default" table:number-columns-repeated="2"/>
          <table:table-cell table:style-name="ce5" office:value-type="string">
            <text:p>Anzahl Töne</text:p>
          </table:table-cell>
          <table:table-cell table:style-name="ce5" office:value-type="string">
            <text:p>Von ID</text:p>
          </table:table-cell>
          <table:table-cell table:style-name="ce5" office:value-type="string">
            <text:p>Bis ID</text:p>
          </table:table-cell>
          <table:table-cell office:value-type="string">
            <text:p>Anzahl Klänge</text:p>
          </table:table-cell>
          <table:table-cell office:value-type="string">
            <text:p>Prüfsumme</text:p>
          </table:table-cell>
          <table:table-cell office:value-type="string">
            <text:p>Pro Basiston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float" office:value="2">
            <text:p>2</text:p>
          </table:table-cell>
          <table:table-cell table:style-name="ce9" table:formula="of:=[.C5]*(12-[.B5])" office:value-type="float" office:value="11">
            <text:p>11</text:p>
          </table:table-cell>
          <table:table-cell table:formula="of:=SUM([.$C$5:.C6])" office:value-type="float" office:value="12">
            <text:p>12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table:number-columns-repeated="3"/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">
            <text:p>11</text:p>
          </table:table-cell>
          <table:table-cell table:style-name="ce11" table:formula="of:=([.L6]+1)-[.K6]" office:value-type="float" office:value="11">
            <text:p>11</text:p>
          </table:table-cell>
          <table:table-cell table:style-name="ce11" office:value-type="float" office:value="11">
            <text:p>11</text:p>
          </table:table-cell>
          <table:table-cell office:value-type="float" office:value="11">
            <text:p>11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float" office:value="3">
            <text:p>3</text:p>
          </table:table-cell>
          <table:table-cell table:style-name="ce9" table:formula="of:=[.C6]*(12-[.B6])" office:value-type="float" office:value="110">
            <text:p>110</text:p>
          </table:table-cell>
          <table:table-cell table:formula="of:=SUM([.$C$6:.C7])" office:value-type="float" office:value="121">
            <text:p>121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table:number-columns-repeated="3"/>
          <table:table-cell table:style-name="ce11" office:value-type="float" office:value="3">
            <text:p>3</text:p>
          </table:table-cell>
          <table:table-cell table:style-name="ce11" office:value-type="float" office:value="12">
            <text:p>12</text:p>
          </table:table-cell>
          <table:table-cell table:style-name="ce11" table:formula="of:=[.L6]+[.C7]" office:value-type="float" office:value="121">
            <text:p>121</text:p>
          </table:table-cell>
          <table:table-cell table:style-name="ce11" table:formula="of:=([.L7]+1)-[.K7]" office:value-type="float" office:value="110">
            <text:p>110</text:p>
          </table:table-cell>
          <table:table-cell table:style-name="ce11" office:value-type="float" office:value="110">
            <text:p>110</text:p>
          </table:table-cell>
          <table:table-cell table:formula="of:=[.N7]/[.N6]" office:value-type="float" office:value="10">
            <text:p>10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float" office:value="4">
            <text:p>4</text:p>
          </table:table-cell>
          <table:table-cell table:style-name="ce9" table:formula="of:=[.C7]*(12-[.B7])" office:value-type="float" office:value="990">
            <text:p>990</text:p>
          </table:table-cell>
          <table:table-cell table:formula="of:=SUM([.$C$6:.C8])" office:value-type="float" office:value="1111">
            <text:p>1.111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 table:number-columns-repeated="3"/>
          <table:table-cell table:style-name="ce11" office:value-type="float" office:value="4">
            <text:p>4</text:p>
          </table:table-cell>
          <table:table-cell table:style-name="ce11" office:value-type="float" office:value="122">
            <text:p>122</text:p>
          </table:table-cell>
          <table:table-cell table:style-name="ce11" table:formula="of:=[.L7]+[.C8]" office:value-type="float" office:value="1111">
            <text:p>1.111</text:p>
          </table:table-cell>
          <table:table-cell table:style-name="ce11" table:formula="of:=([.L8]+1)-[.K8]" office:value-type="float" office:value="990">
            <text:p>990</text:p>
          </table:table-cell>
          <table:table-cell table:style-name="ce11" office:value-type="float" office:value="990">
            <text:p>990</text:p>
          </table:table-cell>
          <table:table-cell table:formula="of:=[.N8]/[.N7]" office:value-type="float" office:value="9">
            <text:p>9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float" office:value="5">
            <text:p>5</text:p>
          </table:table-cell>
          <table:table-cell table:style-name="ce9" table:formula="of:=[.C8]*(12-[.B8])" office:value-type="float" office:value="7920">
            <text:p>7.920</text:p>
          </table:table-cell>
          <table:table-cell table:formula="of:=SUM([.$C$6:.C9])" office:value-type="float" office:value="9031">
            <text:p>9.031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table:number-columns-repeated="3"/>
          <table:table-cell table:style-name="ce11" office:value-type="float" office:value="5">
            <text:p>5</text:p>
          </table:table-cell>
          <table:table-cell table:style-name="ce11" office:value-type="float" office:value="1112">
            <text:p>1.112</text:p>
          </table:table-cell>
          <table:table-cell table:style-name="ce11" table:formula="of:=[.L8]+[.C9]" office:value-type="float" office:value="9031">
            <text:p>9.031</text:p>
          </table:table-cell>
          <table:table-cell table:style-name="ce11" table:formula="of:=([.L9]+1)-[.K9]" office:value-type="float" office:value="7920">
            <text:p>7.920</text:p>
          </table:table-cell>
          <table:table-cell table:style-name="ce11" office:value-type="float" office:value="7920">
            <text:p>7.920</text:p>
          </table:table-cell>
          <table:table-cell table:formula="of:=[.N9]/[.N8]" office:value-type="float" office:value="8">
            <text:p>8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float" office:value="6">
            <text:p>6</text:p>
          </table:table-cell>
          <table:table-cell table:style-name="ce9" table:formula="of:=[.C9]*(12-[.B9])" office:value-type="float" office:value="55440">
            <text:p>55.440</text:p>
          </table:table-cell>
          <table:table-cell table:formula="of:=SUM([.$C$6:.C10])" office:value-type="float" office:value="64471">
            <text:p>64.471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style-name="Default" table:number-columns-repeated="3"/>
          <table:table-cell table:style-name="ce11" office:value-type="float" office:value="6">
            <text:p>6</text:p>
          </table:table-cell>
          <table:table-cell table:style-name="ce11" office:value-type="float" office:value="9032">
            <text:p>9.032</text:p>
          </table:table-cell>
          <table:table-cell table:style-name="ce11" table:formula="of:=[.L9]+[.C10]" office:value-type="float" office:value="64471">
            <text:p>64.471</text:p>
          </table:table-cell>
          <table:table-cell table:style-name="ce11" table:formula="of:=([.L10]+1)-[.K10]" office:value-type="float" office:value="55440">
            <text:p>55.440</text:p>
          </table:table-cell>
          <table:table-cell table:style-name="ce11" office:value-type="float" office:value="55440">
            <text:p>55.440</text:p>
          </table:table-cell>
          <table:table-cell table:formula="of:=[.N10]/[.N9]" office:value-type="float" office:value="7">
            <text:p>7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float" office:value="7">
            <text:p>7</text:p>
          </table:table-cell>
          <table:table-cell table:style-name="ce9" table:formula="of:=[.C10]*(12-[.B10])" office:value-type="float" office:value="332640">
            <text:p>332.640</text:p>
          </table:table-cell>
          <table:table-cell table:formula="of:=SUM([.$C$6:.C11])" office:value-type="float" office:value="397111">
            <text:p>397.111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table:number-columns-repeated="3"/>
          <table:table-cell table:style-name="ce11" office:value-type="float" office:value="7">
            <text:p>7</text:p>
          </table:table-cell>
          <table:table-cell table:style-name="ce11" office:value-type="float" office:value="64472">
            <text:p>64.472</text:p>
          </table:table-cell>
          <table:table-cell table:style-name="ce11" table:formula="of:=[.L10]+[.C11]" office:value-type="float" office:value="397111">
            <text:p>397.111</text:p>
          </table:table-cell>
          <table:table-cell table:style-name="ce11" table:formula="of:=([.L11]+1)-[.K11]" office:value-type="float" office:value="332640">
            <text:p>332.640</text:p>
          </table:table-cell>
          <table:table-cell table:style-name="ce11" office:value-type="float" office:value="332640">
            <text:p>332.640</text:p>
          </table:table-cell>
          <table:table-cell table:formula="of:=[.N11]/[.N10]" office:value-type="float" office:value="6">
            <text:p>6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float" office:value="8">
            <text:p>8</text:p>
          </table:table-cell>
          <table:table-cell table:style-name="ce9" table:formula="of:=[.C11]*(12-[.B11])" office:value-type="float" office:value="1663200">
            <text:p>1.663.200</text:p>
          </table:table-cell>
          <table:table-cell table:formula="of:=SUM([.$C$6:.C12])" office:value-type="float" office:value="2060311">
            <text:p>2.060.311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table:number-columns-repeated="3"/>
          <table:table-cell table:style-name="ce11" office:value-type="float" office:value="8">
            <text:p>8</text:p>
          </table:table-cell>
          <table:table-cell table:style-name="ce11" office:value-type="float" office:value="397112">
            <text:p>397.112</text:p>
          </table:table-cell>
          <table:table-cell table:style-name="ce11" table:formula="of:=[.L11]+[.C12]" office:value-type="float" office:value="2060311">
            <text:p>2.060.311</text:p>
          </table:table-cell>
          <table:table-cell table:style-name="ce11" table:formula="of:=([.L12]+1)-[.K12]" office:value-type="float" office:value="1663200">
            <text:p>1.663.200</text:p>
          </table:table-cell>
          <table:table-cell table:style-name="ce11" office:value-type="float" office:value="1663200">
            <text:p>1.663.200</text:p>
          </table:table-cell>
          <table:table-cell table:formula="of:=[.N12]/[.N11]" office:value-type="float" office:value="5">
            <text:p>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float" office:value="9">
            <text:p>9</text:p>
          </table:table-cell>
          <table:table-cell table:style-name="ce9" table:formula="of:=[.C12]*(12-[.B12])" office:value-type="float" office:value="6652800">
            <text:p>6.652.800</text:p>
          </table:table-cell>
          <table:table-cell table:formula="of:=SUM([.$C$6:.C13])" office:value-type="float" office:value="8713111">
            <text:p>8.713.111</text:p>
          </table:table-cell>
          <table:table-cell table:style-name="Default"/>
          <table:table-cell table:style-name="Default" office:value-type="float" office:value="9">
            <text:p>9</text:p>
          </table:table-cell>
          <table:table-cell table:style-name="Default" table:number-columns-repeated="3"/>
          <table:table-cell table:style-name="ce11" office:value-type="float" office:value="9">
            <text:p>9</text:p>
          </table:table-cell>
          <table:table-cell table:style-name="ce11" office:value-type="float" office:value="2062312">
            <text:p>2.062.312</text:p>
          </table:table-cell>
          <table:table-cell table:style-name="ce11" table:formula="of:=[.L12]+[.C13]" office:value-type="float" office:value="8713111">
            <text:p>8.713.111</text:p>
          </table:table-cell>
          <table:table-cell table:style-name="ce11" table:formula="of:=([.L13]+1)-[.K13]" office:value-type="float" office:value="6650800">
            <text:p>6.650.800</text:p>
          </table:table-cell>
          <table:table-cell table:style-name="ce11" office:value-type="float" office:value="6652800">
            <text:p>6.652.800</text:p>
          </table:table-cell>
          <table:table-cell table:formula="of:=[.N13]/[.N12]" office:value-type="float" office:value="4">
            <text:p>4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float" office:value="10">
            <text:p>10</text:p>
          </table:table-cell>
          <table:table-cell table:style-name="ce9" table:formula="of:=[.C13]*(12-[.B13])" office:value-type="float" office:value="19958400">
            <text:p>19.958.400</text:p>
          </table:table-cell>
          <table:table-cell table:formula="of:=SUM([.$C$6:.C14])" office:value-type="float" office:value="28671511">
            <text:p>28.671.511</text:p>
          </table:table-cell>
          <table:table-cell table:style-name="Default"/>
          <table:table-cell table:style-name="Default" office:value-type="float" office:value="10">
            <text:p>10</text:p>
          </table:table-cell>
          <table:table-cell table:style-name="Default" table:number-columns-repeated="3"/>
          <table:table-cell table:style-name="ce11" office:value-type="float" office:value="10">
            <text:p>10</text:p>
          </table:table-cell>
          <table:table-cell table:style-name="ce11" office:value-type="float" office:value="8713112">
            <text:p>8.713.112</text:p>
          </table:table-cell>
          <table:table-cell table:style-name="ce11" table:formula="of:=[.L13]+[.C14]" office:value-type="float" office:value="28671511">
            <text:p>28.671.511</text:p>
          </table:table-cell>
          <table:table-cell table:style-name="ce11" table:formula="of:=([.L14]+1)-[.K14]" office:value-type="float" office:value="19958400">
            <text:p>19.958.400</text:p>
          </table:table-cell>
          <table:table-cell table:style-name="ce11" office:value-type="float" office:value="19958400">
            <text:p>19.958.400</text:p>
          </table:table-cell>
          <table:table-cell table:formula="of:=[.N14]/[.N13]" office:value-type="float" office:value="3">
            <text:p>3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1">
            <text:p>11</text:p>
          </table:table-cell>
          <table:table-cell table:style-name="ce10" table:formula="of:=[.C14]*(12-[.B14])" office:value-type="float" office:value="39916800">
            <text:p>39.916.800</text:p>
          </table:table-cell>
          <table:table-cell table:style-name="ce10" table:formula="of:=SUM([.$C$6:.C15])" office:value-type="float" office:value="68588311">
            <text:p>68.588.311</text:p>
          </table:table-cell>
          <table:table-cell table:style-name="ce10"/>
          <table:table-cell table:style-name="ce12" office:value-type="float" office:value="11">
            <text:p>11</text:p>
          </table:table-cell>
          <table:table-cell table:style-name="ce12"/>
          <table:table-cell table:style-name="Default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28671512">
            <text:p>28.671.512</text:p>
          </table:table-cell>
          <table:table-cell table:style-name="ce16" table:formula="of:=[.L14]+[.C15]" office:value-type="float" office:value="68588311">
            <text:p>68.588.311</text:p>
          </table:table-cell>
          <table:table-cell table:style-name="ce11" table:formula="of:=([.L15]+1)-[.K15]" office:value-type="float" office:value="39916800">
            <text:p>39.916.800</text:p>
          </table:table-cell>
          <table:table-cell table:style-name="ce11" office:value-type="float" office:value="39916800">
            <text:p>39.916.800</text:p>
          </table:table-cell>
          <table:table-cell table:formula="of:=[.N15]/[.N14]" office:value-type="float" office:value="2">
            <text:p>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style-name="ce8" table:formula="of:=SUM([.C6:.C15])" office:value-type="float" office:value="68588311">
            <text:p>68.588.311</text:p>
          </table:table-cell>
          <table:table-cell table:style-name="ce8" table:formula="of:=SUM([.C16])" office:value-type="float" office:value="68588311">
            <text:p>68.588.311</text:p>
          </table:table-cell>
          <table:table-cell table:style-name="Default" table:number-columns-repeated="6"/>
          <table:table-cell/>
          <table:table-cell table:style-name="Default"/>
          <table:table-cell table:style-name="ce16" table:formula="of:=SUM([.M6:.M15])" office:value-type="float" office:value="68586311">
            <text:p>68.586.311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9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>
            <draw:frame table:end-cell-address="'Mögliche Töne'.N29" table:end-x="1.098cm" table:end-y="0.019cm" draw:z-index="0" draw:style-name="gr1" svg:width="33.688cm" svg:height="4.987cm" svg:x="0.48cm" svg:y="0cm">
              <draw:object draw:notify-on-update-of-ranges="'Mögliche Töne'.D5:'Mögliche Töne'.D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8"/>
          <table:table-cell/>
          <table:table-cell table:style-name="Default"/>
          <table:table-cell table:number-columns-repeated="12"/>
        </table:table-row>
        <table:table-row table:style-name="ro1" table:number-rows-repeated="9">
          <table:table-cell/>
          <table:table-cell table:style-name="Default" table:number-columns-repeated="9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 table:number-columns-repeated="9"/>
          <table:table-cell/>
          <table:table-cell table:style-name="Default"/>
          <table:table-cell table:number-columns-repeated="3"/>
          <table:table-cell office:value-type="float" office:value="15382774">
            <text:p>15382774</text:p>
          </table:table-cell>
          <table:table-cell table:number-columns-repeated="8"/>
        </table:table-row>
        <table:table-row table:style-name="ro1" table:number-rows-repeated="5">
          <table:table-cell/>
          <table:table-cell table:style-name="Default" table:number-columns-repeated="9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 office:value-type="string">
            <text:p>Prüfzeit: 21:27:45</text:p>
          </table:table-cell>
          <table:table-cell table:style-name="Default" table:number-columns-repeated="8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 table:number-columns-repeated="9"/>
          <table:table-cell/>
          <table:table-cell table:style-name="Default"/>
          <table:table-cell/>
          <table:table-cell>
            <draw:frame table:end-cell-address="'Mögliche Töne'.AP84" table:end-x="0.151cm" table:end-y="0.262cm" draw:z-index="1" draw:style-name="gr1" svg:width="63.361cm" svg:height="21.994cm" svg:x="0.018cm" svg:y="0.397cm">
              <draw:object draw:notify-on-update-of-ranges="'Mögliche Töne'.B37:'Mögliche Töne'.B80 'Mögliche Töne'.C36:'Mögliche Töne'.C36 'Mögliche Töne'.C37:'Mögliche Töne'.C80 'Mögliche Töne'.D36:'Mögliche Töne'.D36 'Mögliche Töne'.D37:'Mögliche Töne'.D80 'Mögliche Töne'.E36:'Mögliche Töne'.E36 'Mögliche Töne'.E37:'Mögliche Töne'.E8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>
            <text:p>Datum</text:p>
          </table:table-cell>
          <table:table-cell table:style-name="ce5" office:value-type="string">
            <text:p>Anzahl erreicht</text:p>
          </table:table-cell>
          <table:table-cell table:style-name="ce5" office:value-type="string">
            <text:p>Berechnet</text:p>
          </table:table-cell>
          <table:table-cell table:style-name="ce5" office:value-type="string">
            <text:p>Hochrechnung f.n.T.</text:p>
          </table:table-cell>
          <table:table-cell table:style-name="ce5" office:value-type="string">
            <text:p>Zu 2 Mio</text:p>
          </table:table-cell>
          <table:table-cell table:style-name="ce5" office:value-type="string">
            <text:p>Diff Vort</text:p>
          </table:table-cell>
          <table:table-cell table:style-name="ce5" office:value-type="string">
            <text:p>Diff. HR Vortag</text:p>
          </table:table-cell>
          <table:table-cell table:style-name="ce5" office:value-type="string">
            <text:p>Abw. HR</text:p>
          </table:table-cell>
          <table:table-cell table:style-name="ce5" office:value-type="string">
            <text:p>% erreicht</text:p>
          </table:table-cell>
          <table:table-cell table:style-name="ce5" office:value-type="string">
            <text:p>%/Tag (ges.)</text:p>
          </table:table-cell>
          <table:table-cell table:style-name="ce5" office:value-type="string">
            <text:p>%/Tag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08-11-23">
            <text:p>23.11.0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">
            <text:p>0,00000</text:p>
          </table:table-cell>
          <table:table-cell table:style-name="Default" table:number-columns-repeated="2"/>
          <table:table-cell table:formula="of:= ([.C37]*100)/68588312" office:value-type="float" office:value="0">
            <text:p>0,00</text:p>
          </table:table-cell>
          <table:table-cell table:formula="of:=[.J37]/[.A37]" office:value-type="float" office:value="0">
            <text:p>0</text:p>
          </table:table-cell>
          <table:table-cell table:style-name="Default" office:value-type="float" office:value="2.04">
            <text:p>2,04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08-11-24">
            <text:p>24.11.08</text:p>
          </table:table-cell>
          <table:table-cell office:value-type="float" office:value="4478727">
            <text:p>4.478.727</text:p>
          </table:table-cell>
          <table:table-cell table:formula="of:=IF(([.C38]-[.C37])&gt;0;[.C38]-[.C37];0)" office:value-type="float" office:value="4478727">
            <text:p>4.478.727</text:p>
          </table:table-cell>
          <table:table-cell table:formula="of:=4478727*2" office:value-type="float" office:value="8957454">
            <text:p>8.957.454</text:p>
          </table:table-cell>
          <table:table-cell table:formula="of:=2000000/[.D38]" office:value-type="float" office:value="0.446555460960224">
            <text:p>0,44656</text:p>
          </table:table-cell>
          <table:table-cell table:formula="of:=IF([.D38]=0;[.G37];[.D37]/[.D38])" office:value-type="float" office:value="0">
            <text:p>0,00000</text:p>
          </table:table-cell>
          <table:table-cell table:formula="of:=[.E38]-[.E37]" office:value-type="float" office:value="8957454">
            <text:p>8.957.454</text:p>
          </table:table-cell>
          <table:table-cell table:formula="of:=[.D38]-[.H38]" office:value-type="float" office:value="-4478727">
            <text:p>-4.478.727</text:p>
          </table:table-cell>
          <table:table-cell table:formula="of:= ([.C38]*100)/68588312" office:value-type="float" office:value="6.52986911239338">
            <text:p>6,53</text:p>
          </table:table-cell>
          <table:table-cell table:formula="of:=[.J38]/[.A38]" office:value-type="float" office:value="3.26493455619669">
            <text:p>3,26</text:p>
          </table:table-cell>
          <table:table-cell table:formula="of:=[.J38]-[.J37]" office:value-type="float" office:value="6.52986911239338">
            <text:p>6,53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08-11-25">
            <text:p>25.11.08</text:p>
          </table:table-cell>
          <table:table-cell office:value-type="float" office:value="6020267">
            <text:p>6.020.267</text:p>
          </table:table-cell>
          <table:table-cell table:formula="of:=IF(([.C39]-[.C38])&gt;0;[.C39]-[.C38];0)" office:value-type="float" office:value="1541540">
            <text:p>1.541.540</text:p>
          </table:table-cell>
          <table:table-cell table:formula="of:=IF([.C38]=0;[.E38];[.C38])+(IF([.D38]=0;[.E38]-[.E37];[.D38])*(IF([.G38]=0;1;[.G38])))" office:value-type="float" office:value="8957454">
            <text:p>8.957.454</text:p>
          </table:table-cell>
          <table:table-cell table:formula="of:=IF([.D39]=0;0;2000000/[.D39])" office:value-type="float" office:value="1.29740389480649">
            <text:p>1,29740</text:p>
          </table:table-cell>
          <table:table-cell table:formula="of:=IF([.D39]=0;[.G38];[.D38]/[.D39])" office:value-type="float" office:value="2.9053589267875">
            <text:p>2,90536</text:p>
          </table:table-cell>
          <table:table-cell table:formula="of:=[.E39]-[.E38]" office:value-type="float" office:value="0">
            <text:p>0</text:p>
          </table:table-cell>
          <table:table-cell table:formula="of:=[.D39]-[.H39]" office:value-type="float" office:value="1541540">
            <text:p>1.541.540</text:p>
          </table:table-cell>
          <table:table-cell table:formula="of:= ([.C39]*100)/68588312" office:value-type="float" office:value="8.77739490075219">
            <text:p>8,78</text:p>
          </table:table-cell>
          <table:table-cell table:formula="of:=[.J39]/[.A39]" office:value-type="float" office:value="2.92579830025073">
            <text:p>2,93</text:p>
          </table:table-cell>
          <table:table-cell table:formula="of:=[.J39]-[.J38]" office:value-type="float" office:value="2.24752578835881">
            <text:p>2,25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08-11-26">
            <text:p>26.11.08</text:p>
          </table:table-cell>
          <table:table-cell office:value-type="float" office:value="7165411">
            <text:p>7.165.411</text:p>
          </table:table-cell>
          <table:table-cell table:formula="of:=IF(([.C40]-[.C39])&gt;0;[.C40]-[.C39];0)" office:value-type="float" office:value="1145144">
            <text:p>1.145.144</text:p>
          </table:table-cell>
          <table:table-cell table:formula="of:=IF([.C39]=0;[.E39];[.C39])+(IF([.D39]=0;[.E39]-[.E38];[.D39])*(IF([.G39]=0;1;[.G39])))" office:value-type="float" office:value="10498994">
            <text:p>10.498.994</text:p>
          </table:table-cell>
          <table:table-cell table:formula="of:=IF([.D40]=0;0;2000000/[.D40])" office:value-type="float" office:value="1.74650524300874">
            <text:p>1,74651</text:p>
          </table:table-cell>
          <table:table-cell table:formula="of:=IF([.D40]=0;[.G39];[.D39]/[.D40])" office:value-type="float" office:value="1.34615384615385">
            <text:p>1,34615</text:p>
          </table:table-cell>
          <table:table-cell table:formula="of:=[.E40]-[.E39]" office:value-type="float" office:value="1541540">
            <text:p>1.541.540</text:p>
          </table:table-cell>
          <table:table-cell table:formula="of:=[.D40]-[.H40]" office:value-type="float" office:value="-396396">
            <text:p>-396.396</text:p>
          </table:table-cell>
          <table:table-cell table:formula="of:= ([.C40]*100)/68588312" office:value-type="float" office:value="10.4469854863902">
            <text:p>10,45</text:p>
          </table:table-cell>
          <table:table-cell table:formula="of:=[.J40]/[.A40]" office:value-type="float" office:value="2.61174637159754">
            <text:p>2,61</text:p>
          </table:table-cell>
          <table:table-cell table:formula="of:=[.J40]-[.J39]" office:value-type="float" office:value="1.66959058563797">
            <text:p>1,67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08-11-27">
            <text:p>27.11.08</text:p>
          </table:table-cell>
          <table:table-cell office:value-type="float" office:value="8102347">
            <text:p>8.102.347</text:p>
          </table:table-cell>
          <table:table-cell table:formula="of:=IF(([.C41]-[.C40])&gt;0;[.C41]-[.C40];0)" office:value-type="float" office:value="936936">
            <text:p>936.936</text:p>
          </table:table-cell>
          <table:table-cell table:formula="of:=IF([.C40]=0;[.E40];[.C40])+(IF([.D40]=0;[.E40]-[.E39];[.D40])*(IF([.G40]=0;1;[.G40])))" office:value-type="float" office:value="8706951">
            <text:p>8.706.951</text:p>
          </table:table-cell>
          <table:table-cell table:formula="of:=IF([.D41]=0;0;2000000/[.D41])" office:value-type="float" office:value="2.1346175192329">
            <text:p>2,13462</text:p>
          </table:table-cell>
          <table:table-cell table:formula="of:=IF([.D41]=0;[.G40];[.D40]/[.D41])" office:value-type="float" office:value="1.22222222222222">
            <text:p>1,22222</text:p>
          </table:table-cell>
          <table:table-cell table:formula="of:=[.E41]-[.E40]" office:value-type="float" office:value="-1792043">
            <text:p>-1.792.043</text:p>
          </table:table-cell>
          <table:table-cell table:formula="of:=[.D41]-[.H41]" office:value-type="float" office:value="2728979">
            <text:p>2.728.979</text:p>
          </table:table-cell>
          <table:table-cell table:formula="of:= ([.C41]*100)/68588312" office:value-type="float" office:value="11.8130141473667">
            <text:p>11,81</text:p>
          </table:table-cell>
          <table:table-cell table:formula="of:=[.J41]/[.A41]" office:value-type="float" office:value="2.36260282947334">
            <text:p>2,36</text:p>
          </table:table-cell>
          <table:table-cell table:formula="of:=[.J41]-[.J40]" office:value-type="float" office:value="1.36602866097652">
            <text:p>1,37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08-11-28">
            <text:p>28.11.08</text:p>
          </table:table-cell>
          <table:table-cell office:value-type="float" office:value="0">
            <text:p>0</text:p>
          </table:table-cell>
          <table:table-cell table:formula="of:=IF(([.C42]-[.C41])&gt;0;[.C42]-[.C41];0)" office:value-type="float" office:value="0">
            <text:p>0</text:p>
          </table:table-cell>
          <table:table-cell table:formula="of:=IF([.C41]=0;[.E41];[.C41])+(IF([.D41]=0;[.E41]-[.E40];[.D41])*(IF([.G41]=0;1;[.G41])))" office:value-type="float" office:value="9247491">
            <text:p>9.247.491</text:p>
          </table:table-cell>
          <table:table-cell table:formula="of:=IF([.D42]=0;0;2000000/[.D42])" office:value-type="float" office:value="0">
            <text:p>0,00000</text:p>
          </table:table-cell>
          <table:table-cell table:formula="of:=IF([.D42]=0;[.G41];[.D41]/[.D42])" office:value-type="float" office:value="1.22222222222222">
            <text:p>1,22222</text:p>
          </table:table-cell>
          <table:table-cell table:formula="of:=[.E42]-[.E41]" office:value-type="float" office:value="540540">
            <text:p>540.540</text:p>
          </table:table-cell>
          <table:table-cell table:formula="of:=[.D42]-[.H42]" office:value-type="float" office:value="-540540">
            <text:p>-540.540</text:p>
          </table:table-cell>
          <table:table-cell table:formula="of:= ([.C42]*100)/68588312" office:value-type="float" office:value="0">
            <text:p>0,00</text:p>
          </table:table-cell>
          <table:table-cell table:formula="of:=[.J42]/[.A42]" office:value-type="float" office:value="0">
            <text:p>0</text:p>
          </table:table-cell>
          <table:table-cell table:formula="of:=[.J42]-[.J41]" office:value-type="float" office:value="-11.8130141473667">
            <text:p>-11,81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08-11-29">
            <text:p>29.11.08</text:p>
          </table:table-cell>
          <table:table-cell office:value-type="float" office:value="0">
            <text:p>0</text:p>
          </table:table-cell>
          <table:table-cell table:formula="of:=IF(([.C43]-[.C42])&gt;0;[.C43]-[.C42];0)" office:value-type="float" office:value="0">
            <text:p>0</text:p>
          </table:table-cell>
          <table:table-cell table:formula="of:=IF([.C42]=0;[.E42];[.C42])+(IF([.D42]=0;[.E42]-[.E41];[.D42])*(IF([.G42]=0;1;[.G42])))" office:value-type="float" office:value="9908151">
            <text:p>9.908.151</text:p>
          </table:table-cell>
          <table:table-cell table:formula="of:=IF([.D43]=0;0;2000000/[.D43])" office:value-type="float" office:value="0">
            <text:p>0,00000</text:p>
          </table:table-cell>
          <table:table-cell table:formula="of:=IF([.D43]=0;[.G42];[.D42]/[.D43])" office:value-type="float" office:value="1.22222222222222">
            <text:p>1,22222</text:p>
          </table:table-cell>
          <table:table-cell table:formula="of:=[.E43]-[.E42]" office:value-type="float" office:value="660660">
            <text:p>660.660</text:p>
          </table:table-cell>
          <table:table-cell table:formula="of:=[.D43]-[.H43]" office:value-type="float" office:value="-660660">
            <text:p>-660.660</text:p>
          </table:table-cell>
          <table:table-cell table:formula="of:= ([.C43]*100)/68588312" office:value-type="float" office:value="0">
            <text:p>0,00</text:p>
          </table:table-cell>
          <table:table-cell table:formula="of:=[.J43]/[.A43]" office:value-type="float" office:value="0">
            <text:p>0</text:p>
          </table:table-cell>
          <table:table-cell table:formula="of:=[.J43]-[.J42]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08-11-30">
            <text:p>30.11.08</text:p>
          </table:table-cell>
          <table:table-cell office:value-type="float" office:value="0">
            <text:p>0</text:p>
          </table:table-cell>
          <table:table-cell table:formula="of:=IF(([.C44]-[.C43])&gt;0;[.C44]-[.C43];0)" office:value-type="float" office:value="0">
            <text:p>0</text:p>
          </table:table-cell>
          <table:table-cell table:formula="of:=IF([.C43]=0;[.E43];[.C43])+(IF([.D43]=0;[.E43]-[.E42];[.D43])*(IF([.G43]=0;1;[.G43])))" office:value-type="float" office:value="10715624.3333333">
            <text:p>10.715.624</text:p>
          </table:table-cell>
          <table:table-cell table:formula="of:=IF([.D44]=0;0;2000000/[.D44])" office:value-type="float" office:value="0">
            <text:p>0,00000</text:p>
          </table:table-cell>
          <table:table-cell table:formula="of:=IF([.D44]=0;[.G43];[.D43]/[.D44])" office:value-type="float" office:value="1.22222222222222">
            <text:p>1,22222</text:p>
          </table:table-cell>
          <table:table-cell table:formula="of:=[.E44]-[.E43]" office:value-type="float" office:value="807473.333333334">
            <text:p>807.473</text:p>
          </table:table-cell>
          <table:table-cell table:formula="of:=[.D44]-[.H44]" office:value-type="float" office:value="-807473.333333334">
            <text:p>-807.473</text:p>
          </table:table-cell>
          <table:table-cell table:formula="of:= ([.C44]*100)/68588312" office:value-type="float" office:value="0">
            <text:p>0,00</text:p>
          </table:table-cell>
          <table:table-cell table:formula="of:=[.J44]/[.A44]" office:value-type="float" office:value="0">
            <text:p>0</text:p>
          </table:table-cell>
          <table:table-cell table:formula="of:=[.J44]-[.J43]" office:value-type="float" office:value="0">
            <text:p>0,00</text:p>
          </table:table-cell>
          <table:table-cell table:style-name="ce17"/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08-12-01">
            <text:p>01.12.08</text:p>
          </table:table-cell>
          <table:table-cell office:value-type="float" office:value="0">
            <text:p>0</text:p>
          </table:table-cell>
          <table:table-cell table:formula="of:=IF(([.C45]-[.C44])&gt;0;[.C45]-[.C44];0)" office:value-type="float" office:value="0">
            <text:p>0</text:p>
          </table:table-cell>
          <table:table-cell table:formula="of:=IF([.C44]=0;[.E44];[.C44])+(IF([.D44]=0;[.E44]-[.E43];[.D44])*(IF([.G44]=0;1;[.G44])))" office:value-type="float" office:value="11702536.1851852">
            <text:p>11.702.536</text:p>
          </table:table-cell>
          <table:table-cell table:formula="of:=IF([.D45]=0;0;2000000/[.D45])" office:value-type="float" office:value="0">
            <text:p>0,00000</text:p>
          </table:table-cell>
          <table:table-cell table:formula="of:=IF([.D45]=0;[.G44];[.D44]/[.D45])" office:value-type="float" office:value="1.22222222222222">
            <text:p>1,22222</text:p>
          </table:table-cell>
          <table:table-cell table:formula="of:=[.E45]-[.E44]" office:value-type="float" office:value="986911.851851853">
            <text:p>986.912</text:p>
          </table:table-cell>
          <table:table-cell table:formula="of:=[.D45]-[.H45]" office:value-type="float" office:value="-986911.851851853">
            <text:p>-986.912</text:p>
          </table:table-cell>
          <table:table-cell table:formula="of:= ([.C45]*100)/68588312" office:value-type="float" office:value="0">
            <text:p>0,00</text:p>
          </table:table-cell>
          <table:table-cell table:formula="of:=[.J45]/[.A45]" office:value-type="float" office:value="0">
            <text:p>0</text:p>
          </table:table-cell>
          <table:table-cell table:formula="of:=[.J45]-[.J44]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08-12-02">
            <text:p>02.12.08</text:p>
          </table:table-cell>
          <table:table-cell office:value-type="float" office:value="0">
            <text:p>0</text:p>
          </table:table-cell>
          <table:table-cell table:formula="of:=IF(([.C46]-[.C45])&gt;0;[.C46]-[.C45];0)" office:value-type="float" office:value="0">
            <text:p>0</text:p>
          </table:table-cell>
          <table:table-cell table:formula="of:=IF([.C45]=0;[.E45];[.C45])+(IF([.D45]=0;[.E45]-[.E44];[.D45])*(IF([.G45]=0;1;[.G45])))" office:value-type="float" office:value="12908761.781893">
            <text:p>12.908.762</text:p>
          </table:table-cell>
          <table:table-cell table:formula="of:=IF([.D46]=0;0;2000000/[.D46])" office:value-type="float" office:value="0">
            <text:p>0,00000</text:p>
          </table:table-cell>
          <table:table-cell table:formula="of:=IF([.D46]=0;[.G45];[.D45]/[.D46])" office:value-type="float" office:value="1.22222222222222">
            <text:p>1,22222</text:p>
          </table:table-cell>
          <table:table-cell table:formula="of:=[.E46]-[.E45]" office:value-type="float" office:value="1206225.59670782">
            <text:p>1.206.226</text:p>
          </table:table-cell>
          <table:table-cell table:formula="of:=[.D46]-[.H46]" office:value-type="float" office:value="-1206225.59670782">
            <text:p>-1.206.226</text:p>
          </table:table-cell>
          <table:table-cell table:formula="of:= ([.C46]*100)/68588312" office:value-type="float" office:value="0">
            <text:p>0,00</text:p>
          </table:table-cell>
          <table:table-cell table:formula="of:=[.J46]/[.A46]" office:value-type="float" office:value="0">
            <text:p>0</text:p>
          </table:table-cell>
          <table:table-cell table:formula="of:=[.J46]-[.J45]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08-12-03">
            <text:p>03.12.08</text:p>
          </table:table-cell>
          <table:table-cell office:value-type="float" office:value="0">
            <text:p>0</text:p>
          </table:table-cell>
          <table:table-cell table:formula="of:=IF(([.C47]-[.C46])&gt;0;[.C47]-[.C46];0)" office:value-type="float" office:value="0">
            <text:p>0</text:p>
          </table:table-cell>
          <table:table-cell table:formula="of:=IF([.C46]=0;[.E46];[.C46])+(IF([.D46]=0;[.E46]-[.E45];[.D46])*(IF([.G46]=0;1;[.G46])))" office:value-type="float" office:value="14383037.5112026">
            <text:p>14.383.038</text:p>
          </table:table-cell>
          <table:table-cell table:formula="of:=IF([.D47]=0;0;2000000/[.D47])" office:value-type="float" office:value="0">
            <text:p>0,00000</text:p>
          </table:table-cell>
          <table:table-cell table:formula="of:=IF([.D47]=0;[.G46];[.D46]/[.D47])" office:value-type="float" office:value="1.22222222222222">
            <text:p>1,22222</text:p>
          </table:table-cell>
          <table:table-cell table:formula="of:=[.E47]-[.E46]" office:value-type="float" office:value="1474275.72930956">
            <text:p>1.474.276</text:p>
          </table:table-cell>
          <table:table-cell table:formula="of:=[.D47]-[.H47]" office:value-type="float" office:value="-1474275.72930956">
            <text:p>-1.474.276</text:p>
          </table:table-cell>
          <table:table-cell table:formula="of:= ([.C47]*100)/68588312" office:value-type="float" office:value="0">
            <text:p>0,00</text:p>
          </table:table-cell>
          <table:table-cell table:formula="of:=[.J47]/[.A47]" office:value-type="float" office:value="0">
            <text:p>0</text:p>
          </table:table-cell>
          <table:table-cell table:formula="of:=[.J47]-[.J46]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08-12-04">
            <text:p>04.12.08</text:p>
          </table:table-cell>
          <table:table-cell office:value-type="float" office:value="0">
            <text:p>0</text:p>
          </table:table-cell>
          <table:table-cell table:formula="of:=IF(([.C48]-[.C47])&gt;0;[.C48]-[.C47];0)" office:value-type="float" office:value="0">
            <text:p>0</text:p>
          </table:table-cell>
          <table:table-cell table:formula="of:=IF([.C47]=0;[.E47];[.C47])+(IF([.D47]=0;[.E47]-[.E46];[.D47])*(IF([.G47]=0;1;[.G47])))" office:value-type="float" office:value="16184930.0692476">
            <text:p>16.184.930</text:p>
          </table:table-cell>
          <table:table-cell table:formula="of:=IF([.D48]=0;0;2000000/[.D48])" office:value-type="float" office:value="0">
            <text:p>0,00000</text:p>
          </table:table-cell>
          <table:table-cell table:formula="of:=IF([.D48]=0;[.G47];[.D47]/[.D48])" office:value-type="float" office:value="1.22222222222222">
            <text:p>1,22222</text:p>
          </table:table-cell>
          <table:table-cell table:formula="of:=[.E48]-[.E47]" office:value-type="float" office:value="1801892.55804502">
            <text:p>1.801.893</text:p>
          </table:table-cell>
          <table:table-cell table:formula="of:=[.D48]-[.H48]" office:value-type="float" office:value="-1801892.55804502">
            <text:p>-1.801.893</text:p>
          </table:table-cell>
          <table:table-cell table:formula="of:= ([.C48]*100)/68588312" office:value-type="float" office:value="0">
            <text:p>0,00</text:p>
          </table:table-cell>
          <table:table-cell table:formula="of:=[.J48]/[.A48]" office:value-type="float" office:value="0">
            <text:p>0</text:p>
          </table:table-cell>
          <table:table-cell table:formula="of:=[.J48]-[.J47]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08-12-05">
            <text:p>05.12.08</text:p>
          </table:table-cell>
          <table:table-cell office:value-type="float" office:value="0">
            <text:p>0</text:p>
          </table:table-cell>
          <table:table-cell table:formula="of:=IF(([.C49]-[.C48])&gt;0;[.C49]-[.C48];0)" office:value-type="float" office:value="0">
            <text:p>0</text:p>
          </table:table-cell>
          <table:table-cell table:formula="of:=IF([.C48]=0;[.E48];[.C48])+(IF([.D48]=0;[.E48]-[.E47];[.D48])*(IF([.G48]=0;1;[.G48])))" office:value-type="float" office:value="18387243.195747">
            <text:p>18.387.243</text:p>
          </table:table-cell>
          <table:table-cell table:formula="of:=IF([.D49]=0;0;2000000/[.D49])" office:value-type="float" office:value="0">
            <text:p>0,00000</text:p>
          </table:table-cell>
          <table:table-cell table:formula="of:=IF([.D49]=0;[.G48];[.D48]/[.D49])" office:value-type="float" office:value="1.22222222222222">
            <text:p>1,22222</text:p>
          </table:table-cell>
          <table:table-cell table:formula="of:=[.E49]-[.E48]" office:value-type="float" office:value="2202313.12649946">
            <text:p>2.202.313</text:p>
          </table:table-cell>
          <table:table-cell table:formula="of:=[.D49]-[.H49]" office:value-type="float" office:value="-2202313.12649946">
            <text:p>-2.202.313</text:p>
          </table:table-cell>
          <table:table-cell table:formula="of:= ([.C49]*100)/68588312" office:value-type="float" office:value="0">
            <text:p>0,00</text:p>
          </table:table-cell>
          <table:table-cell table:formula="of:=[.J49]/[.A49]" office:value-type="float" office:value="0">
            <text:p>0</text:p>
          </table:table-cell>
          <table:table-cell table:formula="of:=[.J49]-[.J48]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08-12-06">
            <text:p>06.12.08</text:p>
          </table:table-cell>
          <table:table-cell office:value-type="float" office:value="0">
            <text:p>0</text:p>
          </table:table-cell>
          <table:table-cell table:formula="of:=IF(([.C50]-[.C49])&gt;0;[.C50]-[.C49];0)" office:value-type="float" office:value="0">
            <text:p>0</text:p>
          </table:table-cell>
          <table:table-cell table:formula="of:=IF([.C49]=0;[.E49];[.C49])+(IF([.D49]=0;[.E49]-[.E48];[.D49])*(IF([.G49]=0;1;[.G49])))" office:value-type="float" office:value="21078959.2392464">
            <text:p>21.078.959</text:p>
          </table:table-cell>
          <table:table-cell table:formula="of:=IF([.D50]=0;0;2000000/[.D50])" office:value-type="float" office:value="0">
            <text:p>0,00000</text:p>
          </table:table-cell>
          <table:table-cell table:formula="of:=IF([.D50]=0;[.G49];[.D49]/[.D50])" office:value-type="float" office:value="1.22222222222222">
            <text:p>1,22222</text:p>
          </table:table-cell>
          <table:table-cell table:formula="of:=[.E50]-[.E49]" office:value-type="float" office:value="2691716.04349935">
            <text:p>2.691.716</text:p>
          </table:table-cell>
          <table:table-cell table:formula="of:=[.D50]-[.H50]" office:value-type="float" office:value="-2691716.04349935">
            <text:p>-2.691.716</text:p>
          </table:table-cell>
          <table:table-cell table:formula="of:= ([.C50]*100)/68588312" office:value-type="float" office:value="0">
            <text:p>0,00</text:p>
          </table:table-cell>
          <table:table-cell table:formula="of:=[.J50]/[.A50]" office:value-type="float" office:value="0">
            <text:p>0</text:p>
          </table:table-cell>
          <table:table-cell table:formula="of:=[.J50]-[.J49]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08-12-07">
            <text:p>07.12.08</text:p>
          </table:table-cell>
          <table:table-cell office:value-type="float" office:value="0">
            <text:p>0</text:p>
          </table:table-cell>
          <table:table-cell table:formula="of:=IF(([.C51]-[.C50])&gt;0;[.C51]-[.C50];0)" office:value-type="float" office:value="0">
            <text:p>0</text:p>
          </table:table-cell>
          <table:table-cell table:formula="of:=IF([.C50]=0;[.E50];[.C50])+(IF([.D50]=0;[.E50]-[.E49];[.D50])*(IF([.G50]=0;1;[.G50])))" office:value-type="float" office:value="24368834.4035234">
            <text:p>24.368.834</text:p>
          </table:table-cell>
          <table:table-cell table:formula="of:=IF([.D51]=0;0;2000000/[.D51])" office:value-type="float" office:value="0">
            <text:p>0,00000</text:p>
          </table:table-cell>
          <table:table-cell table:formula="of:=IF([.D51]=0;[.G50];[.D50]/[.D51])" office:value-type="float" office:value="1.22222222222222">
            <text:p>1,22222</text:p>
          </table:table-cell>
          <table:table-cell table:formula="of:=[.E51]-[.E50]" office:value-type="float" office:value="3289875.16427698">
            <text:p>3.289.875</text:p>
          </table:table-cell>
          <table:table-cell table:formula="of:=[.D51]-[.H51]" office:value-type="float" office:value="-3289875.16427698">
            <text:p>-3.289.875</text:p>
          </table:table-cell>
          <table:table-cell table:formula="of:= ([.C51]*100)/68588312" office:value-type="float" office:value="0">
            <text:p>0,00</text:p>
          </table:table-cell>
          <table:table-cell table:formula="of:=[.J51]/[.A51]" office:value-type="float" office:value="0">
            <text:p>0</text:p>
          </table:table-cell>
          <table:table-cell table:formula="of:=[.J51]-[.J50]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08-12-08">
            <text:p>08.12.08</text:p>
          </table:table-cell>
          <table:table-cell office:value-type="float" office:value="0">
            <text:p>0</text:p>
          </table:table-cell>
          <table:table-cell table:formula="of:=IF(([.C52]-[.C51])&gt;0;[.C52]-[.C51];0)" office:value-type="float" office:value="0">
            <text:p>0</text:p>
          </table:table-cell>
          <table:table-cell table:formula="of:=IF([.C51]=0;[.E51];[.C51])+(IF([.D51]=0;[.E51]-[.E50];[.D51])*(IF([.G51]=0;1;[.G51])))" office:value-type="float" office:value="28389792.9376397">
            <text:p>28.389.793</text:p>
          </table:table-cell>
          <table:table-cell table:formula="of:=IF([.D52]=0;0;2000000/[.D52])" office:value-type="float" office:value="0">
            <text:p>0,00000</text:p>
          </table:table-cell>
          <table:table-cell table:formula="of:=IF([.D52]=0;[.G51];[.D51]/[.D52])" office:value-type="float" office:value="1.22222222222222">
            <text:p>1,22222</text:p>
          </table:table-cell>
          <table:table-cell table:formula="of:=[.E52]-[.E51]" office:value-type="float" office:value="4020958.53411631">
            <text:p>4.020.959</text:p>
          </table:table-cell>
          <table:table-cell table:formula="of:=[.D52]-[.H52]" office:value-type="float" office:value="-4020958.53411631">
            <text:p>-4.020.959</text:p>
          </table:table-cell>
          <table:table-cell table:formula="of:= ([.C52]*100)/68588312" office:value-type="float" office:value="0">
            <text:p>0,00</text:p>
          </table:table-cell>
          <table:table-cell table:formula="of:=[.J52]/[.A52]" office:value-type="float" office:value="0">
            <text:p>0</text:p>
          </table:table-cell>
          <table:table-cell table:formula="of:=[.J52]-[.J51]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08-12-09">
            <text:p>09.12.08</text:p>
          </table:table-cell>
          <table:table-cell office:value-type="float" office:value="0">
            <text:p>0</text:p>
          </table:table-cell>
          <table:table-cell table:formula="of:=IF(([.C53]-[.C52])&gt;0;[.C53]-[.C52];0)" office:value-type="float" office:value="0">
            <text:p>0</text:p>
          </table:table-cell>
          <table:table-cell table:formula="of:=IF([.C52]=0;[.E52];[.C52])+(IF([.D52]=0;[.E52]-[.E51];[.D52])*(IF([.G52]=0;1;[.G52])))" office:value-type="float" office:value="33304297.8126707">
            <text:p>33.304.298</text:p>
          </table:table-cell>
          <table:table-cell table:formula="of:=IF([.D53]=0;0;2000000/[.D53])" office:value-type="float" office:value="0">
            <text:p>0,00000</text:p>
          </table:table-cell>
          <table:table-cell table:formula="of:=IF([.D53]=0;[.G52];[.D52]/[.D53])" office:value-type="float" office:value="1.22222222222222">
            <text:p>1,22222</text:p>
          </table:table-cell>
          <table:table-cell table:formula="of:=[.E53]-[.E52]" office:value-type="float" office:value="4914504.87503105">
            <text:p>4.914.505</text:p>
          </table:table-cell>
          <table:table-cell table:formula="of:=[.D53]-[.H53]" office:value-type="float" office:value="-4914504.87503105">
            <text:p>-4.914.505</text:p>
          </table:table-cell>
          <table:table-cell table:formula="of:= ([.C53]*100)/68588312" office:value-type="float" office:value="0">
            <text:p>0,00</text:p>
          </table:table-cell>
          <table:table-cell table:formula="of:=[.J53]/[.A53]" office:value-type="float" office:value="0">
            <text:p>0</text:p>
          </table:table-cell>
          <table:table-cell table:formula="of:=[.J53]-[.J52]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08-12-10">
            <text:p>10.12.08</text:p>
          </table:table-cell>
          <table:table-cell office:value-type="float" office:value="0">
            <text:p>0</text:p>
          </table:table-cell>
          <table:table-cell table:formula="of:=IF(([.C54]-[.C53])&gt;0;[.C54]-[.C53];0)" office:value-type="float" office:value="0">
            <text:p>0</text:p>
          </table:table-cell>
          <table:table-cell table:formula="of:=IF([.C53]=0;[.E53];[.C53])+(IF([.D53]=0;[.E53]-[.E52];[.D53])*(IF([.G53]=0;1;[.G53])))" office:value-type="float" office:value="39310914.8821531">
            <text:p>39.310.915</text:p>
          </table:table-cell>
          <table:table-cell table:formula="of:=IF([.D54]=0;0;2000000/[.D54])" office:value-type="float" office:value="0">
            <text:p>0,00000</text:p>
          </table:table-cell>
          <table:table-cell table:formula="of:=IF([.D54]=0;[.G53];[.D53]/[.D54])" office:value-type="float" office:value="1.22222222222222">
            <text:p>1,22222</text:p>
          </table:table-cell>
          <table:table-cell table:formula="of:=[.E54]-[.E53]" office:value-type="float" office:value="6006617.06948239">
            <text:p>6.006.617</text:p>
          </table:table-cell>
          <table:table-cell table:formula="of:=[.D54]-[.H54]" office:value-type="float" office:value="-6006617.06948239">
            <text:p>-6.006.617</text:p>
          </table:table-cell>
          <table:table-cell table:formula="of:= ([.C54]*100)/68588312" office:value-type="float" office:value="0">
            <text:p>0,00</text:p>
          </table:table-cell>
          <table:table-cell table:formula="of:=[.J54]/[.A54]" office:value-type="float" office:value="0">
            <text:p>0</text:p>
          </table:table-cell>
          <table:table-cell table:formula="of:=[.J54]-[.J53]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08-12-11">
            <text:p>11.12.08</text:p>
          </table:table-cell>
          <table:table-cell office:value-type="float" office:value="0">
            <text:p>0</text:p>
          </table:table-cell>
          <table:table-cell table:formula="of:=IF(([.C55]-[.C54])&gt;0;[.C55]-[.C54];0)" office:value-type="float" office:value="0">
            <text:p>0</text:p>
          </table:table-cell>
          <table:table-cell table:formula="of:=IF([.C54]=0;[.E54];[.C54])+(IF([.D54]=0;[.E54]-[.E53];[.D54])*(IF([.G54]=0;1;[.G54])))" office:value-type="float" office:value="46652335.7448538">
            <text:p>46.652.336</text:p>
          </table:table-cell>
          <table:table-cell table:formula="of:=IF([.D55]=0;0;2000000/[.D55])" office:value-type="float" office:value="0">
            <text:p>0,00000</text:p>
          </table:table-cell>
          <table:table-cell table:formula="of:=IF([.D55]=0;[.G54];[.D54]/[.D55])" office:value-type="float" office:value="1.22222222222222">
            <text:p>1,22222</text:p>
          </table:table-cell>
          <table:table-cell table:formula="of:=[.E55]-[.E54]" office:value-type="float" office:value="7341420.8627007">
            <text:p>7.341.421</text:p>
          </table:table-cell>
          <table:table-cell table:formula="of:=[.D55]-[.H55]" office:value-type="float" office:value="-7341420.8627007">
            <text:p>-7.341.421</text:p>
          </table:table-cell>
          <table:table-cell table:formula="of:= ([.C55]*100)/68588312" office:value-type="float" office:value="0">
            <text:p>0,00</text:p>
          </table:table-cell>
          <table:table-cell table:formula="of:=[.J55]/[.A55]" office:value-type="float" office:value="0">
            <text:p>0</text:p>
          </table:table-cell>
          <table:table-cell table:formula="of:=IF([.J55]-[.J54]&gt;0;[.J55]-[.J54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08-12-12">
            <text:p>12.12.08</text:p>
          </table:table-cell>
          <table:table-cell office:value-type="float" office:value="0">
            <text:p>0</text:p>
          </table:table-cell>
          <table:table-cell table:formula="of:=IF(([.C56]-[.C55])&gt;0;[.C56]-[.C55];0)" office:value-type="float" office:value="0">
            <text:p>0</text:p>
          </table:table-cell>
          <table:table-cell table:formula="of:=IF([.C55]=0;[.E55];[.C55])+(IF([.D55]=0;[.E55]-[.E54];[.D55])*(IF([.G55]=0;1;[.G55])))" office:value-type="float" office:value="55625183.4659325">
            <text:p>55.625.183</text:p>
          </table:table-cell>
          <table:table-cell table:formula="of:=IF([.D56]=0;0;2000000/[.D56])" office:value-type="float" office:value="0">
            <text:p>0,00000</text:p>
          </table:table-cell>
          <table:table-cell table:formula="of:=IF([.D56]=0;[.G55];[.D55]/[.D56])" office:value-type="float" office:value="1.22222222222222">
            <text:p>1,22222</text:p>
          </table:table-cell>
          <table:table-cell table:formula="of:=[.E56]-[.E55]" office:value-type="float" office:value="8972847.72107864">
            <text:p>8.972.848</text:p>
          </table:table-cell>
          <table:table-cell table:formula="of:=[.D56]-[.H56]" office:value-type="float" office:value="-8972847.72107864">
            <text:p>-8.972.848</text:p>
          </table:table-cell>
          <table:table-cell table:formula="of:= ([.C56]*100)/68588312" office:value-type="float" office:value="0">
            <text:p>0,00</text:p>
          </table:table-cell>
          <table:table-cell table:formula="of:=[.J56]/[.A56]" office:value-type="float" office:value="0">
            <text:p>0</text:p>
          </table:table-cell>
          <table:table-cell table:formula="of:=IF([.J56]-[.J55]&gt;0;[.J56]-[.J55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08-12-13">
            <text:p>13.12.08</text:p>
          </table:table-cell>
          <table:table-cell office:value-type="float" office:value="0">
            <text:p>0</text:p>
          </table:table-cell>
          <table:table-cell table:formula="of:=IF(([.C57]-[.C56])&gt;0;[.C57]-[.C56];0)" office:value-type="float" office:value="0">
            <text:p>0</text:p>
          </table:table-cell>
          <table:table-cell table:formula="of:=IF([.C56]=0;[.E56];[.C56])+(IF([.D56]=0;[.E56]-[.E55];[.D56])*(IF([.G56]=0;1;[.G56])))" office:value-type="float" office:value="66591997.3472508">
            <text:p>66.591.997</text:p>
          </table:table-cell>
          <table:table-cell table:formula="of:=IF([.D57]=0;0;2000000/[.D57])" office:value-type="float" office:value="0">
            <text:p>0,00000</text:p>
          </table:table-cell>
          <table:table-cell table:formula="of:=IF([.D57]=0;[.G56];[.D56]/[.D57])" office:value-type="float" office:value="1.22222222222222">
            <text:p>1,22222</text:p>
          </table:table-cell>
          <table:table-cell table:formula="of:=[.E57]-[.E56]" office:value-type="float" office:value="10966813.8813183">
            <text:p>10.966.814</text:p>
          </table:table-cell>
          <table:table-cell table:formula="of:=[.D57]-[.H57]" office:value-type="float" office:value="-10966813.8813183">
            <text:p>-10.966.814</text:p>
          </table:table-cell>
          <table:table-cell table:formula="of:= ([.C57]*100)/68588312" office:value-type="float" office:value="0">
            <text:p>0,00</text:p>
          </table:table-cell>
          <table:table-cell table:formula="of:=[.J57]/[.A57]" office:value-type="float" office:value="0">
            <text:p>0</text:p>
          </table:table-cell>
          <table:table-cell table:formula="of:=IF([.J57]-[.J56]&gt;0;[.J57]-[.J56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08-12-14">
            <text:p>14.12.08</text:p>
          </table:table-cell>
          <table:table-cell office:value-type="float" office:value="0">
            <text:p>0</text:p>
          </table:table-cell>
          <table:table-cell table:formula="of:=IF(([.C58]-[.C57])&gt;0;[.C58]-[.C57];0)" office:value-type="float" office:value="0">
            <text:p>0</text:p>
          </table:table-cell>
          <table:table-cell/>
          <table:table-cell table:formula="of:=IF([.D58]=0;0;2000000/[.D58])" office:value-type="float" office:value="0">
            <text:p>0,00000</text:p>
          </table:table-cell>
          <table:table-cell table:formula="of:=IF([.D58]=0;[.G57];[.D57]/[.D58])" office:value-type="float" office:value="1.22222222222222">
            <text:p>1,22222</text:p>
          </table:table-cell>
          <table:table-cell table:formula="of:=[.E58]-[.E57]" office:value-type="float" office:value="-66591997.3472508">
            <text:p>-66.591.997</text:p>
          </table:table-cell>
          <table:table-cell table:formula="of:=[.D58]-[.H58]" office:value-type="float" office:value="66591997.3472508">
            <text:p>66.591.997</text:p>
          </table:table-cell>
          <table:table-cell table:formula="of:= ([.C58]*100)/68588312" office:value-type="float" office:value="0">
            <text:p>0,00</text:p>
          </table:table-cell>
          <table:table-cell table:formula="of:=[.J58]/[.A58]" office:value-type="float" office:value="0">
            <text:p>0</text:p>
          </table:table-cell>
          <table:table-cell table:formula="of:=IF([.J58]-[.J57]&gt;0;[.J58]-[.J57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08-12-15">
            <text:p>15.12.08</text:p>
          </table:table-cell>
          <table:table-cell office:value-type="float" office:value="0">
            <text:p>0</text:p>
          </table:table-cell>
          <table:table-cell table:formula="of:=IF(([.C59]-[.C58])&gt;0;[.C59]-[.C58];0)" office:value-type="float" office:value="0">
            <text:p>0</text:p>
          </table:table-cell>
          <table:table-cell/>
          <table:table-cell table:formula="of:=IF([.D59]=0;0;2000000/[.D59])" office:value-type="float" office:value="0">
            <text:p>0,00000</text:p>
          </table:table-cell>
          <table:table-cell table:formula="of:=IF([.D59]=0;[.G58];[.D58]/[.D59])" office:value-type="float" office:value="1.22222222222222">
            <text:p>1,22222</text:p>
          </table:table-cell>
          <table:table-cell table:formula="of:=[.E59]-[.E58]" office:value-type="float" office:value="0">
            <text:p>0</text:p>
          </table:table-cell>
          <table:table-cell table:formula="of:=[.D59]-[.H59]" office:value-type="float" office:value="0">
            <text:p>0</text:p>
          </table:table-cell>
          <table:table-cell table:formula="of:= ([.C59]*100)/68588312" office:value-type="float" office:value="0">
            <text:p>0,00</text:p>
          </table:table-cell>
          <table:table-cell table:formula="of:=[.J59]/[.A59]" office:value-type="float" office:value="0">
            <text:p>0</text:p>
          </table:table-cell>
          <table:table-cell table:formula="of:=IF([.J59]-[.J58]&gt;0;[.J59]-[.J58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08-12-16">
            <text:p>16.12.08</text:p>
          </table:table-cell>
          <table:table-cell office:value-type="float" office:value="0">
            <text:p>0</text:p>
          </table:table-cell>
          <table:table-cell table:formula="of:=IF(([.C60]-[.C59])&gt;0;[.C60]-[.C59];0)" office:value-type="float" office:value="0">
            <text:p>0</text:p>
          </table:table-cell>
          <table:table-cell/>
          <table:table-cell table:formula="of:=IF([.D60]=0;0;2000000/[.D60])" office:value-type="float" office:value="0">
            <text:p>0,00000</text:p>
          </table:table-cell>
          <table:table-cell table:formula="of:=IF([.D60]=0;[.G59];[.D59]/[.D60])" office:value-type="float" office:value="1.22222222222222">
            <text:p>1,22222</text:p>
          </table:table-cell>
          <table:table-cell table:formula="of:=[.E60]-[.E59]" office:value-type="float" office:value="0">
            <text:p>0</text:p>
          </table:table-cell>
          <table:table-cell table:formula="of:=[.D60]-[.H60]" office:value-type="float" office:value="0">
            <text:p>0</text:p>
          </table:table-cell>
          <table:table-cell table:formula="of:= ([.C60]*100)/68588312" office:value-type="float" office:value="0">
            <text:p>0,00</text:p>
          </table:table-cell>
          <table:table-cell table:formula="of:=[.J60]/[.A60]" office:value-type="float" office:value="0">
            <text:p>0</text:p>
          </table:table-cell>
          <table:table-cell table:formula="of:=IF([.J60]-[.J59]&gt;0;[.J60]-[.J59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08-12-17">
            <text:p>17.12.08</text:p>
          </table:table-cell>
          <table:table-cell office:value-type="float" office:value="0">
            <text:p>0</text:p>
          </table:table-cell>
          <table:table-cell table:formula="of:=IF(([.C61]-[.C60])&gt;0;[.C61]-[.C60];0)" office:value-type="float" office:value="0">
            <text:p>0</text:p>
          </table:table-cell>
          <table:table-cell/>
          <table:table-cell table:formula="of:=IF([.D61]=0;0;2000000/[.D61])" office:value-type="float" office:value="0">
            <text:p>0,00000</text:p>
          </table:table-cell>
          <table:table-cell table:formula="of:=IF([.D61]=0;[.G60];[.D60]/[.D61])" office:value-type="float" office:value="1.22222222222222">
            <text:p>1,22222</text:p>
          </table:table-cell>
          <table:table-cell table:formula="of:=[.E61]-[.E60]" office:value-type="float" office:value="0">
            <text:p>0</text:p>
          </table:table-cell>
          <table:table-cell table:formula="of:=[.D61]-[.H61]" office:value-type="float" office:value="0">
            <text:p>0</text:p>
          </table:table-cell>
          <table:table-cell table:formula="of:= ([.C61]*100)/68588312" office:value-type="float" office:value="0">
            <text:p>0,00</text:p>
          </table:table-cell>
          <table:table-cell table:formula="of:=[.J61]/[.A61]" office:value-type="float" office:value="0">
            <text:p>0</text:p>
          </table:table-cell>
          <table:table-cell table:formula="of:=IF([.J61]-[.J60]&gt;0;[.J61]-[.J60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08-12-18">
            <text:p>18.12.08</text:p>
          </table:table-cell>
          <table:table-cell office:value-type="float" office:value="0">
            <text:p>0</text:p>
          </table:table-cell>
          <table:table-cell table:formula="of:=IF(([.C62]-[.C61])&gt;0;[.C62]-[.C61];0)" office:value-type="float" office:value="0">
            <text:p>0</text:p>
          </table:table-cell>
          <table:table-cell/>
          <table:table-cell table:formula="of:=IF([.D62]=0;0;2000000/[.D62])" office:value-type="float" office:value="0">
            <text:p>0,00000</text:p>
          </table:table-cell>
          <table:table-cell table:formula="of:=IF([.D62]=0;[.G61];[.D61]/[.D62])" office:value-type="float" office:value="1.22222222222222">
            <text:p>1,22222</text:p>
          </table:table-cell>
          <table:table-cell table:formula="of:=[.E62]-[.E61]" office:value-type="float" office:value="0">
            <text:p>0</text:p>
          </table:table-cell>
          <table:table-cell table:formula="of:=[.D62]-[.H62]" office:value-type="float" office:value="0">
            <text:p>0</text:p>
          </table:table-cell>
          <table:table-cell table:formula="of:= ([.C62]*100)/68588312" office:value-type="float" office:value="0">
            <text:p>0,00</text:p>
          </table:table-cell>
          <table:table-cell table:formula="of:=[.J62]/[.A62]" office:value-type="float" office:value="0">
            <text:p>0</text:p>
          </table:table-cell>
          <table:table-cell table:formula="of:=IF([.J62]-[.J61]&gt;0;[.J62]-[.J61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08-12-19">
            <text:p>19.12.08</text:p>
          </table:table-cell>
          <table:table-cell office:value-type="float" office:value="0">
            <text:p>0</text:p>
          </table:table-cell>
          <table:table-cell table:formula="of:=IF(([.C63]-[.C62])&gt;0;[.C63]-[.C62];0)" office:value-type="float" office:value="0">
            <text:p>0</text:p>
          </table:table-cell>
          <table:table-cell/>
          <table:table-cell table:formula="of:=IF([.D63]=0;0;2000000/[.D63])" office:value-type="float" office:value="0">
            <text:p>0,00000</text:p>
          </table:table-cell>
          <table:table-cell table:formula="of:=IF([.D63]=0;[.G62];[.D62]/[.D63])" office:value-type="float" office:value="1.22222222222222">
            <text:p>1,22222</text:p>
          </table:table-cell>
          <table:table-cell table:formula="of:=[.E63]-[.E62]" office:value-type="float" office:value="0">
            <text:p>0</text:p>
          </table:table-cell>
          <table:table-cell table:formula="of:=[.D63]-[.H63]" office:value-type="float" office:value="0">
            <text:p>0</text:p>
          </table:table-cell>
          <table:table-cell table:formula="of:= ([.C63]*100)/68588312" office:value-type="float" office:value="0">
            <text:p>0,00</text:p>
          </table:table-cell>
          <table:table-cell table:formula="of:=[.J63]/[.A63]" office:value-type="float" office:value="0">
            <text:p>0</text:p>
          </table:table-cell>
          <table:table-cell table:formula="of:=IF([.J63]-[.J62]&gt;0;[.J63]-[.J62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08-12-20">
            <text:p>20.12.08</text:p>
          </table:table-cell>
          <table:table-cell office:value-type="float" office:value="0">
            <text:p>0</text:p>
          </table:table-cell>
          <table:table-cell table:formula="of:=IF(([.C64]-[.C63])&gt;0;[.C64]-[.C63];0)" office:value-type="float" office:value="0">
            <text:p>0</text:p>
          </table:table-cell>
          <table:table-cell/>
          <table:table-cell table:formula="of:=IF([.D64]=0;0;2000000/[.D64])" office:value-type="float" office:value="0">
            <text:p>0,00000</text:p>
          </table:table-cell>
          <table:table-cell table:formula="of:=IF([.D64]=0;[.G63];[.D63]/[.D64])" office:value-type="float" office:value="1.22222222222222">
            <text:p>1,22222</text:p>
          </table:table-cell>
          <table:table-cell table:formula="of:=[.E64]-[.E63]" office:value-type="float" office:value="0">
            <text:p>0</text:p>
          </table:table-cell>
          <table:table-cell table:formula="of:=[.D64]-[.H64]" office:value-type="float" office:value="0">
            <text:p>0</text:p>
          </table:table-cell>
          <table:table-cell table:formula="of:= ([.C64]*100)/68588312" office:value-type="float" office:value="0">
            <text:p>0,00</text:p>
          </table:table-cell>
          <table:table-cell table:formula="of:=[.J64]/[.A64]" office:value-type="float" office:value="0">
            <text:p>0</text:p>
          </table:table-cell>
          <table:table-cell table:formula="of:=IF([.J64]-[.J63]&gt;0;[.J64]-[.J63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08-12-21">
            <text:p>21.12.08</text:p>
          </table:table-cell>
          <table:table-cell office:value-type="float" office:value="0">
            <text:p>0</text:p>
          </table:table-cell>
          <table:table-cell table:formula="of:=IF(([.C65]-[.C64])&gt;0;[.C65]-[.C64];0)" office:value-type="float" office:value="0">
            <text:p>0</text:p>
          </table:table-cell>
          <table:table-cell/>
          <table:table-cell table:formula="of:=IF([.D65]=0;0;2000000/[.D65])" office:value-type="float" office:value="0">
            <text:p>0,00000</text:p>
          </table:table-cell>
          <table:table-cell table:formula="of:=IF([.D65]=0;[.G64];[.D64]/[.D65])" office:value-type="float" office:value="1.22222222222222">
            <text:p>1,22222</text:p>
          </table:table-cell>
          <table:table-cell table:formula="of:=[.E65]-[.E64]" office:value-type="float" office:value="0">
            <text:p>0</text:p>
          </table:table-cell>
          <table:table-cell table:formula="of:=[.D65]-[.H65]" office:value-type="float" office:value="0">
            <text:p>0</text:p>
          </table:table-cell>
          <table:table-cell table:formula="of:= ([.C65]*100)/68588312" office:value-type="float" office:value="0">
            <text:p>0,00</text:p>
          </table:table-cell>
          <table:table-cell table:formula="of:=[.J65]/[.A65]" office:value-type="float" office:value="0">
            <text:p>0</text:p>
          </table:table-cell>
          <table:table-cell table:formula="of:=IF([.J65]-[.J64]&gt;0;[.J65]-[.J64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08-12-22">
            <text:p>22.12.08</text:p>
          </table:table-cell>
          <table:table-cell office:value-type="float" office:value="0">
            <text:p>0</text:p>
          </table:table-cell>
          <table:table-cell table:formula="of:=IF(([.C66]-[.C65])&gt;0;[.C66]-[.C65];0)" office:value-type="float" office:value="0">
            <text:p>0</text:p>
          </table:table-cell>
          <table:table-cell/>
          <table:table-cell table:formula="of:=IF([.D66]=0;0;2000000/[.D66])" office:value-type="float" office:value="0">
            <text:p>0,00000</text:p>
          </table:table-cell>
          <table:table-cell table:formula="of:=IF([.D66]=0;[.G65];[.D65]/[.D66])" office:value-type="float" office:value="1.22222222222222">
            <text:p>1,22222</text:p>
          </table:table-cell>
          <table:table-cell table:formula="of:=[.E66]-[.E65]" office:value-type="float" office:value="0">
            <text:p>0</text:p>
          </table:table-cell>
          <table:table-cell table:formula="of:=[.D66]-[.H66]" office:value-type="float" office:value="0">
            <text:p>0</text:p>
          </table:table-cell>
          <table:table-cell table:formula="of:= ([.C66]*100)/68588312" office:value-type="float" office:value="0">
            <text:p>0,00</text:p>
          </table:table-cell>
          <table:table-cell table:formula="of:=[.J66]/[.A66]" office:value-type="float" office:value="0">
            <text:p>0</text:p>
          </table:table-cell>
          <table:table-cell table:formula="of:=IF([.J66]-[.J65]&gt;0;[.J66]-[.J65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08-12-23">
            <text:p>23.12.08</text:p>
          </table:table-cell>
          <table:table-cell office:value-type="float" office:value="0">
            <text:p>0</text:p>
          </table:table-cell>
          <table:table-cell table:formula="of:=IF(([.C67]-[.C66])&gt;0;[.C67]-[.C66];0)" office:value-type="float" office:value="0">
            <text:p>0</text:p>
          </table:table-cell>
          <table:table-cell/>
          <table:table-cell table:formula="of:=IF([.D67]=0;0;2000000/[.D67])" office:value-type="float" office:value="0">
            <text:p>0,00000</text:p>
          </table:table-cell>
          <table:table-cell table:formula="of:=IF([.D67]=0;[.G66];[.D66]/[.D67])" office:value-type="float" office:value="1.22222222222222">
            <text:p>1,22222</text:p>
          </table:table-cell>
          <table:table-cell table:formula="of:=[.E67]-[.E66]" office:value-type="float" office:value="0">
            <text:p>0</text:p>
          </table:table-cell>
          <table:table-cell table:formula="of:=[.D67]-[.H67]" office:value-type="float" office:value="0">
            <text:p>0</text:p>
          </table:table-cell>
          <table:table-cell table:formula="of:= ([.C67]*100)/68588312" office:value-type="float" office:value="0">
            <text:p>0,00</text:p>
          </table:table-cell>
          <table:table-cell table:formula="of:=[.J67]/[.A67]" office:value-type="float" office:value="0">
            <text:p>0</text:p>
          </table:table-cell>
          <table:table-cell table:formula="of:=IF([.J67]-[.J66]&gt;0;[.J67]-[.J66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08-12-24">
            <text:p>24.12.08</text:p>
          </table:table-cell>
          <table:table-cell office:value-type="float" office:value="0">
            <text:p>0</text:p>
          </table:table-cell>
          <table:table-cell table:formula="of:=IF(([.C68]-[.C67])&gt;0;[.C68]-[.C67];0)" office:value-type="float" office:value="0">
            <text:p>0</text:p>
          </table:table-cell>
          <table:table-cell/>
          <table:table-cell table:formula="of:=IF([.D68]=0;0;2000000/[.D68])" office:value-type="float" office:value="0">
            <text:p>0,00000</text:p>
          </table:table-cell>
          <table:table-cell table:formula="of:=IF([.D68]=0;[.G67];[.D67]/[.D68])" office:value-type="float" office:value="1.22222222222222">
            <text:p>1,22222</text:p>
          </table:table-cell>
          <table:table-cell table:formula="of:=[.E68]-[.E67]" office:value-type="float" office:value="0">
            <text:p>0</text:p>
          </table:table-cell>
          <table:table-cell table:formula="of:=[.D68]-[.H68]" office:value-type="float" office:value="0">
            <text:p>0</text:p>
          </table:table-cell>
          <table:table-cell table:formula="of:= ([.C68]*100)/68588312" office:value-type="float" office:value="0">
            <text:p>0,00</text:p>
          </table:table-cell>
          <table:table-cell table:formula="of:=[.J68]/[.A68]" office:value-type="float" office:value="0">
            <text:p>0</text:p>
          </table:table-cell>
          <table:table-cell table:formula="of:=IF([.J68]-[.J67]&gt;0;[.J68]-[.J67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08-12-25">
            <text:p>25.12.08</text:p>
          </table:table-cell>
          <table:table-cell office:value-type="float" office:value="0">
            <text:p>0</text:p>
          </table:table-cell>
          <table:table-cell table:formula="of:=IF(([.C69]-[.C68])&gt;0;[.C69]-[.C68];0)" office:value-type="float" office:value="0">
            <text:p>0</text:p>
          </table:table-cell>
          <table:table-cell/>
          <table:table-cell table:formula="of:=IF([.D69]=0;0;2000000/[.D69])" office:value-type="float" office:value="0">
            <text:p>0,00000</text:p>
          </table:table-cell>
          <table:table-cell table:formula="of:=IF([.D69]=0;[.G68];[.D68]/[.D69])" office:value-type="float" office:value="1.22222222222222">
            <text:p>1,22222</text:p>
          </table:table-cell>
          <table:table-cell table:formula="of:=[.E69]-[.E68]" office:value-type="float" office:value="0">
            <text:p>0</text:p>
          </table:table-cell>
          <table:table-cell table:formula="of:=[.D69]-[.H69]" office:value-type="float" office:value="0">
            <text:p>0</text:p>
          </table:table-cell>
          <table:table-cell table:formula="of:= ([.C69]*100)/68588312" office:value-type="float" office:value="0">
            <text:p>0,00</text:p>
          </table:table-cell>
          <table:table-cell table:formula="of:=[.J69]/[.A69]" office:value-type="float" office:value="0">
            <text:p>0</text:p>
          </table:table-cell>
          <table:table-cell table:formula="of:=IF([.J69]-[.J68]&gt;0;[.J69]-[.J68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08-12-26">
            <text:p>26.12.08</text:p>
          </table:table-cell>
          <table:table-cell office:value-type="float" office:value="0">
            <text:p>0</text:p>
          </table:table-cell>
          <table:table-cell table:formula="of:=IF(([.C70]-[.C69])&gt;0;[.C70]-[.C69];0)" office:value-type="float" office:value="0">
            <text:p>0</text:p>
          </table:table-cell>
          <table:table-cell table:formula="of:=[.C69]+([.D69]*(IF([.G69]=0;1;[.G69])))" office:value-type="float" office:value="0">
            <text:p>0</text:p>
          </table:table-cell>
          <table:table-cell table:formula="of:=IF([.D70]=0;0;2000000/[.D70])" office:value-type="float" office:value="0">
            <text:p>0,00000</text:p>
          </table:table-cell>
          <table:table-cell table:formula="of:=IF([.D70]=0;[.G69];[.D69]/[.D70])" office:value-type="float" office:value="1.22222222222222">
            <text:p>1,22222</text:p>
          </table:table-cell>
          <table:table-cell table:formula="of:=[.E70]-[.E69]" office:value-type="float" office:value="0">
            <text:p>0</text:p>
          </table:table-cell>
          <table:table-cell table:formula="of:=[.D70]-[.H70]" office:value-type="float" office:value="0">
            <text:p>0</text:p>
          </table:table-cell>
          <table:table-cell table:formula="of:= ([.C70]*100)/68588312" office:value-type="float" office:value="0">
            <text:p>0,00</text:p>
          </table:table-cell>
          <table:table-cell table:formula="of:=[.J70]/[.A70]" office:value-type="float" office:value="0">
            <text:p>0</text:p>
          </table:table-cell>
          <table:table-cell table:formula="of:=IF([.J70]-[.J69]&gt;0;[.J70]-[.J69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08-12-27">
            <text:p>27.12.08</text:p>
          </table:table-cell>
          <table:table-cell office:value-type="float" office:value="0">
            <text:p>0</text:p>
          </table:table-cell>
          <table:table-cell table:formula="of:=IF(([.C71]-[.C70])&gt;0;[.C71]-[.C70];0)" office:value-type="float" office:value="0">
            <text:p>0</text:p>
          </table:table-cell>
          <table:table-cell table:formula="of:=[.C70]+([.D70]*(IF([.G70]=0;1;[.G70])))" office:value-type="float" office:value="0">
            <text:p>0</text:p>
          </table:table-cell>
          <table:table-cell table:formula="of:=IF([.D71]=0;0;2000000/[.D71])" office:value-type="float" office:value="0">
            <text:p>0,00000</text:p>
          </table:table-cell>
          <table:table-cell table:formula="of:=IF([.D71]=0;[.G70];[.D70]/[.D71])" office:value-type="float" office:value="1.22222222222222">
            <text:p>1,22222</text:p>
          </table:table-cell>
          <table:table-cell table:formula="of:=[.E71]-[.E70]" office:value-type="float" office:value="0">
            <text:p>0</text:p>
          </table:table-cell>
          <table:table-cell table:formula="of:=[.D71]-[.H71]" office:value-type="float" office:value="0">
            <text:p>0</text:p>
          </table:table-cell>
          <table:table-cell table:formula="of:= ([.C71]*100)/68588312" office:value-type="float" office:value="0">
            <text:p>0,00</text:p>
          </table:table-cell>
          <table:table-cell table:formula="of:=[.J71]/[.A71]" office:value-type="float" office:value="0">
            <text:p>0</text:p>
          </table:table-cell>
          <table:table-cell table:formula="of:=IF([.J71]-[.J70]&gt;0;[.J71]-[.J70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08-12-28">
            <text:p>28.12.08</text:p>
          </table:table-cell>
          <table:table-cell office:value-type="float" office:value="0">
            <text:p>0</text:p>
          </table:table-cell>
          <table:table-cell table:formula="of:=IF(([.C72]-[.C71])&gt;0;[.C72]-[.C71];0)" office:value-type="float" office:value="0">
            <text:p>0</text:p>
          </table:table-cell>
          <table:table-cell table:formula="of:=[.C71]+([.D71]*(IF([.G71]=0;1;[.G71])))" office:value-type="float" office:value="0">
            <text:p>0</text:p>
          </table:table-cell>
          <table:table-cell table:formula="of:=IF([.D72]=0;0;2000000/[.D72])" office:value-type="float" office:value="0">
            <text:p>0,00000</text:p>
          </table:table-cell>
          <table:table-cell table:formula="of:=IF([.D72]=0;[.G71];[.D71]/[.D72])" office:value-type="float" office:value="1.22222222222222">
            <text:p>1,22222</text:p>
          </table:table-cell>
          <table:table-cell table:formula="of:=[.E72]-[.E71]" office:value-type="float" office:value="0">
            <text:p>0</text:p>
          </table:table-cell>
          <table:table-cell table:formula="of:=[.D72]-[.H72]" office:value-type="float" office:value="0">
            <text:p>0</text:p>
          </table:table-cell>
          <table:table-cell table:formula="of:= ([.C72]*100)/68588312" office:value-type="float" office:value="0">
            <text:p>0,00</text:p>
          </table:table-cell>
          <table:table-cell table:formula="of:=[.J72]/[.A72]" office:value-type="float" office:value="0">
            <text:p>0</text:p>
          </table:table-cell>
          <table:table-cell table:formula="of:=IF([.J72]-[.J71]&gt;0;[.J72]-[.J71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08-12-29">
            <text:p>29.12.08</text:p>
          </table:table-cell>
          <table:table-cell office:value-type="float" office:value="0">
            <text:p>0</text:p>
          </table:table-cell>
          <table:table-cell table:formula="of:=IF(([.C73]-[.C72])&gt;0;[.C73]-[.C72];0)" office:value-type="float" office:value="0">
            <text:p>0</text:p>
          </table:table-cell>
          <table:table-cell table:formula="of:=[.C72]+([.D72]*(IF([.G72]=0;1;[.G72])))" office:value-type="float" office:value="0">
            <text:p>0</text:p>
          </table:table-cell>
          <table:table-cell table:formula="of:=IF([.D73]=0;0;2000000/[.D73])" office:value-type="float" office:value="0">
            <text:p>0,00000</text:p>
          </table:table-cell>
          <table:table-cell table:formula="of:=IF([.D73]=0;[.G72];[.D72]/[.D73])" office:value-type="float" office:value="1.22222222222222">
            <text:p>1,22222</text:p>
          </table:table-cell>
          <table:table-cell table:formula="of:=[.E73]-[.E72]" office:value-type="float" office:value="0">
            <text:p>0</text:p>
          </table:table-cell>
          <table:table-cell table:formula="of:=[.D73]-[.H73]" office:value-type="float" office:value="0">
            <text:p>0</text:p>
          </table:table-cell>
          <table:table-cell table:formula="of:= ([.C73]*100)/68588312" office:value-type="float" office:value="0">
            <text:p>0,00</text:p>
          </table:table-cell>
          <table:table-cell table:formula="of:=[.J73]/[.A73]" office:value-type="float" office:value="0">
            <text:p>0</text:p>
          </table:table-cell>
          <table:table-cell table:formula="of:=IF([.J73]-[.J72]&gt;0;[.J73]-[.J72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08-12-30">
            <text:p>30.12.08</text:p>
          </table:table-cell>
          <table:table-cell office:value-type="float" office:value="0">
            <text:p>0</text:p>
          </table:table-cell>
          <table:table-cell table:formula="of:=IF(([.C74]-[.C73])&gt;0;[.C74]-[.C73];0)" office:value-type="float" office:value="0">
            <text:p>0</text:p>
          </table:table-cell>
          <table:table-cell table:formula="of:=[.C73]+([.D73]*(IF([.G73]=0;1;[.G73])))" office:value-type="float" office:value="0">
            <text:p>0</text:p>
          </table:table-cell>
          <table:table-cell table:formula="of:=IF([.D74]=0;0;2000000/[.D74])" office:value-type="float" office:value="0">
            <text:p>0,00000</text:p>
          </table:table-cell>
          <table:table-cell/>
          <table:table-cell table:formula="of:=[.E74]-[.E73]" office:value-type="float" office:value="0">
            <text:p>0</text:p>
          </table:table-cell>
          <table:table-cell table:formula="of:=[.D74]-[.H74]" office:value-type="float" office:value="0">
            <text:p>0</text:p>
          </table:table-cell>
          <table:table-cell table:formula="of:= ([.C74]*100)/68588312" office:value-type="float" office:value="0">
            <text:p>0,00</text:p>
          </table:table-cell>
          <table:table-cell table:formula="of:=[.J74]/[.A74]" office:value-type="float" office:value="0">
            <text:p>0</text:p>
          </table:table-cell>
          <table:table-cell table:formula="of:=IF([.J74]-[.J73]&gt;0;[.J74]-[.J73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08-12-31">
            <text:p>31.12.08</text:p>
          </table:table-cell>
          <table:table-cell office:value-type="float" office:value="0">
            <text:p>0</text:p>
          </table:table-cell>
          <table:table-cell table:formula="of:=IF(([.C75]-[.C74])&gt;0;[.C75]-[.C74];0)" office:value-type="float" office:value="0">
            <text:p>0</text:p>
          </table:table-cell>
          <table:table-cell table:formula="of:=[.C74]+([.D74]*[.F74])" office:value-type="float" office:value="0">
            <text:p>0</text:p>
          </table:table-cell>
          <table:table-cell table:formula="of:=IF([.D75]=0;0;2000000/[.D75])" office:value-type="float" office:value="0">
            <text:p>0,00000</text:p>
          </table:table-cell>
          <table:table-cell/>
          <table:table-cell table:formula="of:=[.E75]-[.E74]" office:value-type="float" office:value="0">
            <text:p>0</text:p>
          </table:table-cell>
          <table:table-cell table:formula="of:=[.D75]-[.H75]" office:value-type="float" office:value="0">
            <text:p>0</text:p>
          </table:table-cell>
          <table:table-cell table:formula="of:= ([.C75]*100)/68588312" office:value-type="float" office:value="0">
            <text:p>0,00</text:p>
          </table:table-cell>
          <table:table-cell table:formula="of:=[.J75]/[.A75]" office:value-type="float" office:value="0">
            <text:p>0</text:p>
          </table:table-cell>
          <table:table-cell table:formula="of:=IF([.J75]-[.J74]&gt;0;[.J75]-[.J74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09-01-01">
            <text:p>01.01.09</text:p>
          </table:table-cell>
          <table:table-cell office:value-type="float" office:value="0">
            <text:p>0</text:p>
          </table:table-cell>
          <table:table-cell table:formula="of:=IF(([.C76]-[.C75])&gt;0;[.C76]-[.C75];0)" office:value-type="float" office:value="0">
            <text:p>0</text:p>
          </table:table-cell>
          <table:table-cell table:formula="of:=[.C75]+([.D75]*[.F75])" office:value-type="float" office:value="0">
            <text:p>0</text:p>
          </table:table-cell>
          <table:table-cell table:formula="of:=IF([.D76]=0;0;2000000/[.D76])" office:value-type="float" office:value="0">
            <text:p>0,00000</text:p>
          </table:table-cell>
          <table:table-cell/>
          <table:table-cell table:formula="of:=[.E76]-[.E75]" office:value-type="float" office:value="0">
            <text:p>0</text:p>
          </table:table-cell>
          <table:table-cell table:formula="of:=[.D76]-[.H76]" office:value-type="float" office:value="0">
            <text:p>0</text:p>
          </table:table-cell>
          <table:table-cell table:formula="of:= ([.C76]*100)/68588312" office:value-type="float" office:value="0">
            <text:p>0,00</text:p>
          </table:table-cell>
          <table:table-cell table:formula="of:=[.J76]/[.A76]" office:value-type="float" office:value="0">
            <text:p>0</text:p>
          </table:table-cell>
          <table:table-cell table:formula="of:=IF([.J76]-[.J75]&gt;0;[.J76]-[.J75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09-01-02">
            <text:p>02.01.09</text:p>
          </table:table-cell>
          <table:table-cell office:value-type="float" office:value="0">
            <text:p>0</text:p>
          </table:table-cell>
          <table:table-cell table:formula="of:=IF(([.C77]-[.C76])&gt;0;[.C77]-[.C76];0)" office:value-type="float" office:value="0">
            <text:p>0</text:p>
          </table:table-cell>
          <table:table-cell table:formula="of:=(IF( [.C76]&gt;0;[.C76];[.E76]))+(IF([.D76]&gt;0;[.D76];[.H76])/([.D76]/[.D77]))" office:value-type="float" office:value="0">
            <text:p>#DIV/0!</text:p>
          </table:table-cell>
          <table:table-cell table:formula="of:=IF([.D77]=0;0;2000000/[.D77])" office:value-type="float" office:value="0">
            <text:p>0,00000</text:p>
          </table:table-cell>
          <table:table-cell/>
          <table:table-cell table:formula="of:=[.E77]-[.E76]" office:value-type="float" office:value="0">
            <text:p>#DIV/0!</text:p>
          </table:table-cell>
          <table:table-cell table:formula="of:=[.D77]-[.H77]" office:value-type="float" office:value="0">
            <text:p>#DIV/0!</text:p>
          </table:table-cell>
          <table:table-cell table:formula="of:= ([.C77]*100)/68588312" office:value-type="float" office:value="0">
            <text:p>0,00</text:p>
          </table:table-cell>
          <table:table-cell table:formula="of:=[.J77]/[.A77]" office:value-type="float" office:value="0">
            <text:p>0</text:p>
          </table:table-cell>
          <table:table-cell table:formula="of:=IF([.J77]-[.J76]&gt;0;[.J77]-[.J76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09-01-03">
            <text:p>03.01.09</text:p>
          </table:table-cell>
          <table:table-cell office:value-type="float" office:value="0">
            <text:p>0</text:p>
          </table:table-cell>
          <table:table-cell table:formula="of:=IF(([.C78]-[.C77])&gt;0;[.C78]-[.C77];0)" office:value-type="float" office:value="0">
            <text:p>0</text:p>
          </table:table-cell>
          <table:table-cell table:formula="of:=(IF( [.C77]&gt;0;[.C77];[.E77]))+(IF([.D77]&gt;0;[.D77];[.H77])/([.D77]/[.D78]))" office:value-type="float" office:value="0">
            <text:p>#DIV/0!</text:p>
          </table:table-cell>
          <table:table-cell table:formula="of:=IF([.D78]=0;0;2000000/[.D78])" office:value-type="float" office:value="0">
            <text:p>0,00000</text:p>
          </table:table-cell>
          <table:table-cell/>
          <table:table-cell table:formula="of:=[.E78]-[.E77]" office:value-type="float" office:value="0">
            <text:p>#DIV/0!</text:p>
          </table:table-cell>
          <table:table-cell table:formula="of:=[.D78]-[.H78]" office:value-type="float" office:value="0">
            <text:p>#DIV/0!</text:p>
          </table:table-cell>
          <table:table-cell table:formula="of:= ([.C78]*100)/68588312" office:value-type="float" office:value="0">
            <text:p>0,00</text:p>
          </table:table-cell>
          <table:table-cell table:formula="of:=[.J78]/[.A78]" office:value-type="float" office:value="0">
            <text:p>0</text:p>
          </table:table-cell>
          <table:table-cell table:formula="of:=IF([.J78]-[.J77]&gt;0;[.J78]-[.J77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09-01-04">
            <text:p>04.01.09</text:p>
          </table:table-cell>
          <table:table-cell office:value-type="float" office:value="0">
            <text:p>0</text:p>
          </table:table-cell>
          <table:table-cell table:formula="of:=IF(([.C79]-[.C78])&gt;0;[.C79]-[.C78];0)" office:value-type="float" office:value="0">
            <text:p>0</text:p>
          </table:table-cell>
          <table:table-cell table:formula="of:=(IF( [.C78]&gt;0;[.C78];[.E78]))+(IF([.D78]&gt;0;[.D78];[.H78])/([.D78]/[.D79]))" office:value-type="float" office:value="0">
            <text:p>#DIV/0!</text:p>
          </table:table-cell>
          <table:table-cell table:formula="of:=IF([.D79]=0;0;2000000/[.D79])" office:value-type="float" office:value="0">
            <text:p>0,00000</text:p>
          </table:table-cell>
          <table:table-cell/>
          <table:table-cell table:formula="of:=[.E79]-[.E78]" office:value-type="float" office:value="0">
            <text:p>#DIV/0!</text:p>
          </table:table-cell>
          <table:table-cell table:formula="of:=[.D79]-[.H79]" office:value-type="float" office:value="0">
            <text:p>#DIV/0!</text:p>
          </table:table-cell>
          <table:table-cell table:formula="of:= ([.C79]*100)/68588312" office:value-type="float" office:value="0">
            <text:p>0,00</text:p>
          </table:table-cell>
          <table:table-cell table:formula="of:=[.J79]/[.A79]" office:value-type="float" office:value="0">
            <text:p>0</text:p>
          </table:table-cell>
          <table:table-cell table:formula="of:=IF([.J79]-[.J78]&gt;0;[.J79]-[.J78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09-01-05">
            <text:p>05.01.09</text:p>
          </table:table-cell>
          <table:table-cell office:value-type="float" office:value="0">
            <text:p>0</text:p>
          </table:table-cell>
          <table:table-cell table:formula="of:=IF(([.C80]-[.C79])&gt;0;[.C80]-[.C79];0)" office:value-type="float" office:value="0">
            <text:p>0</text:p>
          </table:table-cell>
          <table:table-cell table:formula="of:=(IF( [.C79]&gt;0;[.C79];[.E79]))+(IF([.D79]&gt;0;[.D79];[.H79])/([.D79]/[.D80]))" office:value-type="float" office:value="0">
            <text:p>#DIV/0!</text:p>
          </table:table-cell>
          <table:table-cell table:formula="of:=IF([.D80]=0;0;2000000/[.D80])" office:value-type="float" office:value="0">
            <text:p>0,00000</text:p>
          </table:table-cell>
          <table:table-cell/>
          <table:table-cell table:formula="of:=[.E80]-[.E79]" office:value-type="float" office:value="0">
            <text:p>#DIV/0!</text:p>
          </table:table-cell>
          <table:table-cell table:formula="of:=[.D80]-[.H80]" office:value-type="float" office:value="0">
            <text:p>#DIV/0!</text:p>
          </table:table-cell>
          <table:table-cell table:formula="of:= ([.C80]*100)/68588312" office:value-type="float" office:value="0">
            <text:p>0,00</text:p>
          </table:table-cell>
          <table:table-cell table:formula="of:=[.J80]/[.A80]" office:value-type="float" office:value="0">
            <text:p>0</text:p>
          </table:table-cell>
          <table:table-cell table:formula="of:=IF([.J80]-[.J79]&gt;0;[.J80]-[.J79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09-01-06">
            <text:p>06.01.09</text:p>
          </table:table-cell>
          <table:table-cell office:value-type="float" office:value="0">
            <text:p>0</text:p>
          </table:table-cell>
          <table:table-cell table:formula="of:=IF(([.C81]-[.C80])&gt;0;[.C81]-[.C80];0)" office:value-type="float" office:value="0">
            <text:p>0</text:p>
          </table:table-cell>
          <table:table-cell table:formula="of:=(IF( [.C80]&gt;0;[.C80];[.E80]))+(IF([.D80]&gt;0;[.D80];[.H80])/([.D80]/[.D81]))" office:value-type="float" office:value="0">
            <text:p>#DIV/0!</text:p>
          </table:table-cell>
          <table:table-cell table:formula="of:=IF([.D81]=0;0;2000000/[.D81])" office:value-type="float" office:value="0">
            <text:p>0,00000</text:p>
          </table:table-cell>
          <table:table-cell/>
          <table:table-cell table:formula="of:=[.E81]-[.E80]" office:value-type="float" office:value="0">
            <text:p>#DIV/0!</text:p>
          </table:table-cell>
          <table:table-cell table:formula="of:=[.D81]-[.H81]" office:value-type="float" office:value="0">
            <text:p>#DIV/0!</text:p>
          </table:table-cell>
          <table:table-cell table:formula="of:= ([.C81]*100)/68588312" office:value-type="float" office:value="0">
            <text:p>0,00</text:p>
          </table:table-cell>
          <table:table-cell table:formula="of:=[.J81]/[.A81]" office:value-type="float" office:value="0">
            <text:p>0</text:p>
          </table:table-cell>
          <table:table-cell table:formula="of:=IF([.J81]-[.J80]&gt;0;[.J81]-[.J80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09-01-07">
            <text:p>07.01.09</text:p>
          </table:table-cell>
          <table:table-cell office:value-type="float" office:value="0">
            <text:p>0</text:p>
          </table:table-cell>
          <table:table-cell table:formula="of:=IF(([.C82]-[.C81])&gt;0;[.C82]-[.C81];0)" office:value-type="float" office:value="0">
            <text:p>0</text:p>
          </table:table-cell>
          <table:table-cell table:formula="of:=(IF( [.C81]&gt;0;[.C81];[.E81]))+(IF([.D81]&gt;0;[.D81];[.H81])/([.D81]/[.D82]))" office:value-type="float" office:value="0">
            <text:p>#DIV/0!</text:p>
          </table:table-cell>
          <table:table-cell table:formula="of:=IF([.D82]=0;0;2000000/[.D82])" office:value-type="float" office:value="0">
            <text:p>0,00000</text:p>
          </table:table-cell>
          <table:table-cell/>
          <table:table-cell table:formula="of:=[.E82]-[.E81]" office:value-type="float" office:value="0">
            <text:p>#DIV/0!</text:p>
          </table:table-cell>
          <table:table-cell table:formula="of:=[.D82]-[.H82]" office:value-type="float" office:value="0">
            <text:p>#DIV/0!</text:p>
          </table:table-cell>
          <table:table-cell table:formula="of:= ([.C82]*100)/68588312" office:value-type="float" office:value="0">
            <text:p>0,00</text:p>
          </table:table-cell>
          <table:table-cell table:formula="of:=[.J82]/[.A82]" office:value-type="float" office:value="0">
            <text:p>0</text:p>
          </table:table-cell>
          <table:table-cell table:formula="of:=IF([.J82]-[.J81]&gt;0;[.J82]-[.J81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09-01-08">
            <text:p>08.01.09</text:p>
          </table:table-cell>
          <table:table-cell office:value-type="float" office:value="0">
            <text:p>0</text:p>
          </table:table-cell>
          <table:table-cell table:formula="of:=IF(([.C83]-[.C82])&gt;0;[.C83]-[.C82];0)" office:value-type="float" office:value="0">
            <text:p>0</text:p>
          </table:table-cell>
          <table:table-cell table:formula="of:=(IF( [.C82]&gt;0;[.C82];[.E82]))+(IF([.D82]&gt;0;[.D82];[.H82])/([.D82]/[.D83]))" office:value-type="float" office:value="0">
            <text:p>#DIV/0!</text:p>
          </table:table-cell>
          <table:table-cell table:formula="of:=IF([.D83]=0;0;2000000/[.D83])" office:value-type="float" office:value="0">
            <text:p>0,00000</text:p>
          </table:table-cell>
          <table:table-cell/>
          <table:table-cell table:formula="of:=[.E83]-[.E82]" office:value-type="float" office:value="0">
            <text:p>#DIV/0!</text:p>
          </table:table-cell>
          <table:table-cell table:formula="of:=[.D83]-[.H83]" office:value-type="float" office:value="0">
            <text:p>#DIV/0!</text:p>
          </table:table-cell>
          <table:table-cell table:formula="of:= ([.C83]*100)/68588312" office:value-type="float" office:value="0">
            <text:p>0,00</text:p>
          </table:table-cell>
          <table:table-cell table:formula="of:=[.J83]/[.A83]" office:value-type="float" office:value="0">
            <text:p>0</text:p>
          </table:table-cell>
          <table:table-cell table:formula="of:=IF([.J83]-[.J82]&gt;0;[.J83]-[.J82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09-01-09">
            <text:p>09.01.09</text:p>
          </table:table-cell>
          <table:table-cell office:value-type="float" office:value="0">
            <text:p>0</text:p>
          </table:table-cell>
          <table:table-cell table:formula="of:=IF(([.C84]-[.C83])&gt;0;[.C84]-[.C83];0)" office:value-type="float" office:value="0">
            <text:p>0</text:p>
          </table:table-cell>
          <table:table-cell table:formula="of:=(IF( [.C83]&gt;0;[.C83];[.E83]))+(IF([.D83]&gt;0;[.D83];[.H83])/([.D83]/[.D84]))" office:value-type="float" office:value="0">
            <text:p>#DIV/0!</text:p>
          </table:table-cell>
          <table:table-cell table:formula="of:=IF([.D84]=0;0;2000000/[.D84])" office:value-type="float" office:value="0">
            <text:p>0,00000</text:p>
          </table:table-cell>
          <table:table-cell/>
          <table:table-cell table:formula="of:=[.E84]-[.E83]" office:value-type="float" office:value="0">
            <text:p>#DIV/0!</text:p>
          </table:table-cell>
          <table:table-cell table:formula="of:=[.D84]-[.H84]" office:value-type="float" office:value="0">
            <text:p>#DIV/0!</text:p>
          </table:table-cell>
          <table:table-cell table:formula="of:= ([.C84]*100)/68588312" office:value-type="float" office:value="0">
            <text:p>0,00</text:p>
          </table:table-cell>
          <table:table-cell table:formula="of:=[.J84]/[.A84]" office:value-type="float" office:value="0">
            <text:p>0</text:p>
          </table:table-cell>
          <table:table-cell table:formula="of:=IF([.J84]-[.J83]&gt;0;[.J84]-[.J83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09-01-10">
            <text:p>10.01.09</text:p>
          </table:table-cell>
          <table:table-cell office:value-type="float" office:value="0">
            <text:p>0</text:p>
          </table:table-cell>
          <table:table-cell table:formula="of:=IF(([.C85]-[.C84])&gt;0;[.C85]-[.C84];0)" office:value-type="float" office:value="0">
            <text:p>0</text:p>
          </table:table-cell>
          <table:table-cell table:formula="of:=(IF( [.C84]&gt;0;[.C84];[.E84]))+(IF([.D84]&gt;0;[.D84];[.H84])/([.D84]/[.D85]))" office:value-type="float" office:value="0">
            <text:p>#DIV/0!</text:p>
          </table:table-cell>
          <table:table-cell table:formula="of:=IF([.D85]=0;0;2000000/[.D85])" office:value-type="float" office:value="0">
            <text:p>0,00000</text:p>
          </table:table-cell>
          <table:table-cell/>
          <table:table-cell table:formula="of:=[.E85]-[.E84]" office:value-type="float" office:value="0">
            <text:p>#DIV/0!</text:p>
          </table:table-cell>
          <table:table-cell table:formula="of:=[.D85]-[.H85]" office:value-type="float" office:value="0">
            <text:p>#DIV/0!</text:p>
          </table:table-cell>
          <table:table-cell table:formula="of:= ([.C85]*100)/68588312" office:value-type="float" office:value="0">
            <text:p>0,00</text:p>
          </table:table-cell>
          <table:table-cell table:formula="of:=[.J85]/[.A85]" office:value-type="float" office:value="0">
            <text:p>0</text:p>
          </table:table-cell>
          <table:table-cell table:formula="of:=IF([.J85]-[.J84]&gt;0;[.J85]-[.J84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08-12-07">
            <text:p>07.12.08</text:p>
          </table:table-cell>
          <table:table-cell office:value-type="float" office:value="0">
            <text:p>0</text:p>
          </table:table-cell>
          <table:table-cell table:formula="of:=IF(([.C86]-[.C85])&gt;0;[.C86]-[.C85];0)" office:value-type="float" office:value="0">
            <text:p>0</text:p>
          </table:table-cell>
          <table:table-cell table:formula="of:=(IF( [.C85]&gt;0;[.C85];[.E85]))+(IF([.D85]&gt;0;[.D85];[.H85])/([.D85]/[.D86]))" office:value-type="float" office:value="0">
            <text:p>#DIV/0!</text:p>
          </table:table-cell>
          <table:table-cell table:formula="of:=IF([.D86]=0;0;2000000/[.D86])" office:value-type="float" office:value="0">
            <text:p>0,00000</text:p>
          </table:table-cell>
          <table:table-cell/>
          <table:table-cell table:formula="of:=[.E86]-[.E85]" office:value-type="float" office:value="0">
            <text:p>#DIV/0!</text:p>
          </table:table-cell>
          <table:table-cell table:formula="of:=[.D86]-[.H86]" office:value-type="float" office:value="0">
            <text:p>#DIV/0!</text:p>
          </table:table-cell>
          <table:table-cell table:formula="of:= ([.C86]*100)/68588312" office:value-type="float" office:value="0">
            <text:p>0,00</text:p>
          </table:table-cell>
          <table:table-cell table:formula="of:=[.J86]/[.A86]" office:value-type="float" office:value="0">
            <text:p>0</text:p>
          </table:table-cell>
          <table:table-cell table:formula="of:=IF([.J86]-[.J85]&gt;0;[.J86]-[.J85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08-12-08">
            <text:p>08.12.08</text:p>
          </table:table-cell>
          <table:table-cell office:value-type="float" office:value="0">
            <text:p>0</text:p>
          </table:table-cell>
          <table:table-cell table:formula="of:=IF(([.C87]-[.C86])&gt;0;[.C87]-[.C86];0)" office:value-type="float" office:value="0">
            <text:p>0</text:p>
          </table:table-cell>
          <table:table-cell table:formula="of:=(IF( [.C86]&gt;0;[.C86];[.E86]))+(IF([.D86]&gt;0;[.D86];[.H86])/([.D86]/[.D87]))" office:value-type="float" office:value="0">
            <text:p>#DIV/0!</text:p>
          </table:table-cell>
          <table:table-cell table:formula="of:=IF([.D87]=0;0;2000000/[.D87])" office:value-type="float" office:value="0">
            <text:p>0,00000</text:p>
          </table:table-cell>
          <table:table-cell/>
          <table:table-cell table:formula="of:=[.E87]-[.E86]" office:value-type="float" office:value="0">
            <text:p>#DIV/0!</text:p>
          </table:table-cell>
          <table:table-cell table:formula="of:=[.D87]-[.H87]" office:value-type="float" office:value="0">
            <text:p>#DIV/0!</text:p>
          </table:table-cell>
          <table:table-cell table:formula="of:= ([.C87]*100)/68588312" office:value-type="float" office:value="0">
            <text:p>0,00</text:p>
          </table:table-cell>
          <table:table-cell table:formula="of:=[.J87]/[.A87]" office:value-type="float" office:value="0">
            <text:p>0</text:p>
          </table:table-cell>
          <table:table-cell table:formula="of:=IF([.J87]-[.J86]&gt;0;[.J87]-[.J86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08-12-09">
            <text:p>09.12.08</text:p>
          </table:table-cell>
          <table:table-cell office:value-type="float" office:value="0">
            <text:p>0</text:p>
          </table:table-cell>
          <table:table-cell table:formula="of:=IF(([.C88]-[.C87])&gt;0;[.C88]-[.C87];0)" office:value-type="float" office:value="0">
            <text:p>0</text:p>
          </table:table-cell>
          <table:table-cell table:formula="of:=(IF( [.C87]&gt;0;[.C87];[.E87]))+(IF([.D87]&gt;0;[.D87];[.H87])/([.D87]/[.D88]))" office:value-type="float" office:value="0">
            <text:p>#DIV/0!</text:p>
          </table:table-cell>
          <table:table-cell table:formula="of:=IF([.D88]=0;0;2000000/[.D88])" office:value-type="float" office:value="0">
            <text:p>0,00000</text:p>
          </table:table-cell>
          <table:table-cell/>
          <table:table-cell table:formula="of:=[.E88]-[.E87]" office:value-type="float" office:value="0">
            <text:p>#DIV/0!</text:p>
          </table:table-cell>
          <table:table-cell table:formula="of:=[.D88]-[.H88]" office:value-type="float" office:value="0">
            <text:p>#DIV/0!</text:p>
          </table:table-cell>
          <table:table-cell table:formula="of:= ([.C88]*100)/68588312" office:value-type="float" office:value="0">
            <text:p>0,00</text:p>
          </table:table-cell>
          <table:table-cell table:formula="of:=[.J88]/[.A88]" office:value-type="float" office:value="0">
            <text:p>0</text:p>
          </table:table-cell>
          <table:table-cell table:formula="of:=IF([.J88]-[.J87]&gt;0;[.J88]-[.J87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08-12-10">
            <text:p>10.12.08</text:p>
          </table:table-cell>
          <table:table-cell office:value-type="float" office:value="0">
            <text:p>0</text:p>
          </table:table-cell>
          <table:table-cell table:formula="of:=IF(([.C89]-[.C88])&gt;0;[.C89]-[.C88];0)" office:value-type="float" office:value="0">
            <text:p>0</text:p>
          </table:table-cell>
          <table:table-cell table:formula="of:=(IF( [.C88]&gt;0;[.C88];[.E88]))+(IF([.D88]&gt;0;[.D88];[.H88])/([.D88]/[.D89]))" office:value-type="float" office:value="0">
            <text:p>#DIV/0!</text:p>
          </table:table-cell>
          <table:table-cell table:formula="of:=IF([.D89]=0;0;2000000/[.D89])" office:value-type="float" office:value="0">
            <text:p>0,00000</text:p>
          </table:table-cell>
          <table:table-cell/>
          <table:table-cell table:formula="of:=[.E89]-[.E88]" office:value-type="float" office:value="0">
            <text:p>#DIV/0!</text:p>
          </table:table-cell>
          <table:table-cell table:formula="of:=[.D89]-[.H89]" office:value-type="float" office:value="0">
            <text:p>#DIV/0!</text:p>
          </table:table-cell>
          <table:table-cell table:formula="of:= ([.C89]*100)/68588312" office:value-type="float" office:value="0">
            <text:p>0,00</text:p>
          </table:table-cell>
          <table:table-cell table:formula="of:=[.J89]/[.A89]" office:value-type="float" office:value="0">
            <text:p>0</text:p>
          </table:table-cell>
          <table:table-cell table:formula="of:=IF([.J89]-[.J88]&gt;0;[.J89]-[.J88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08-12-11">
            <text:p>11.12.08</text:p>
          </table:table-cell>
          <table:table-cell office:value-type="float" office:value="0">
            <text:p>0</text:p>
          </table:table-cell>
          <table:table-cell table:formula="of:=IF(([.C90]-[.C89])&gt;0;[.C90]-[.C89];0)" office:value-type="float" office:value="0">
            <text:p>0</text:p>
          </table:table-cell>
          <table:table-cell table:formula="of:=(IF( [.C89]&gt;0;[.C89];[.E89]))+(IF([.D89]&gt;0;[.D89];[.H89])/([.D89]/[.D90]))" office:value-type="float" office:value="0">
            <text:p>#DIV/0!</text:p>
          </table:table-cell>
          <table:table-cell table:formula="of:=IF([.D90]=0;0;2000000/[.D90])" office:value-type="float" office:value="0">
            <text:p>0,00000</text:p>
          </table:table-cell>
          <table:table-cell/>
          <table:table-cell table:formula="of:=[.E90]-[.E89]" office:value-type="float" office:value="0">
            <text:p>#DIV/0!</text:p>
          </table:table-cell>
          <table:table-cell table:formula="of:=[.D90]-[.H90]" office:value-type="float" office:value="0">
            <text:p>#DIV/0!</text:p>
          </table:table-cell>
          <table:table-cell table:formula="of:= ([.C90]*100)/68588312" office:value-type="float" office:value="0">
            <text:p>0,00</text:p>
          </table:table-cell>
          <table:table-cell table:formula="of:=[.J90]/[.A90]" office:value-type="float" office:value="0">
            <text:p>0</text:p>
          </table:table-cell>
          <table:table-cell table:formula="of:=IF([.J90]-[.J89]&gt;0;[.J90]-[.J89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08-12-12">
            <text:p>12.12.08</text:p>
          </table:table-cell>
          <table:table-cell office:value-type="float" office:value="0">
            <text:p>0</text:p>
          </table:table-cell>
          <table:table-cell table:formula="of:=IF(([.C91]-[.C90])&gt;0;[.C91]-[.C90];0)" office:value-type="float" office:value="0">
            <text:p>0</text:p>
          </table:table-cell>
          <table:table-cell table:formula="of:=(IF( [.C90]&gt;0;[.C90];[.E90]))+(IF([.D90]&gt;0;[.D90];[.H90])/([.D90]/[.D91]))" office:value-type="float" office:value="0">
            <text:p>#DIV/0!</text:p>
          </table:table-cell>
          <table:table-cell table:formula="of:=IF([.D91]=0;0;2000000/[.D91])" office:value-type="float" office:value="0">
            <text:p>0,00000</text:p>
          </table:table-cell>
          <table:table-cell/>
          <table:table-cell table:formula="of:=[.E91]-[.E90]" office:value-type="float" office:value="0">
            <text:p>#DIV/0!</text:p>
          </table:table-cell>
          <table:table-cell table:formula="of:=[.D91]-[.H91]" office:value-type="float" office:value="0">
            <text:p>#DIV/0!</text:p>
          </table:table-cell>
          <table:table-cell table:formula="of:= ([.C91]*100)/68588312" office:value-type="float" office:value="0">
            <text:p>0,00</text:p>
          </table:table-cell>
          <table:table-cell table:formula="of:=[.J91]/[.A91]" office:value-type="float" office:value="0">
            <text:p>0</text:p>
          </table:table-cell>
          <table:table-cell table:formula="of:=IF([.J91]-[.J90]&gt;0;[.J91]-[.J90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08-12-13">
            <text:p>13.12.08</text:p>
          </table:table-cell>
          <table:table-cell office:value-type="float" office:value="0">
            <text:p>0</text:p>
          </table:table-cell>
          <table:table-cell table:formula="of:=IF(([.C92]-[.C91])&gt;0;[.C92]-[.C91];0)" office:value-type="float" office:value="0">
            <text:p>0</text:p>
          </table:table-cell>
          <table:table-cell table:formula="of:=(IF( [.C91]&gt;0;[.C91];[.E91]))+(IF([.D91]&gt;0;[.D91];[.H91])/([.D91]/[.D92]))" office:value-type="float" office:value="0">
            <text:p>#DIV/0!</text:p>
          </table:table-cell>
          <table:table-cell table:formula="of:=IF([.D92]=0;0;2000000/[.D92])" office:value-type="float" office:value="0">
            <text:p>0,00000</text:p>
          </table:table-cell>
          <table:table-cell/>
          <table:table-cell table:formula="of:=[.E92]-[.E91]" office:value-type="float" office:value="0">
            <text:p>#DIV/0!</text:p>
          </table:table-cell>
          <table:table-cell table:formula="of:=[.D92]-[.H92]" office:value-type="float" office:value="0">
            <text:p>#DIV/0!</text:p>
          </table:table-cell>
          <table:table-cell table:formula="of:= ([.C92]*100)/68588312" office:value-type="float" office:value="0">
            <text:p>0,00</text:p>
          </table:table-cell>
          <table:table-cell table:formula="of:=[.J92]/[.A92]" office:value-type="float" office:value="0">
            <text:p>0</text:p>
          </table:table-cell>
          <table:table-cell table:formula="of:=IF([.J92]-[.J91]&gt;0;[.J92]-[.J91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08-12-14">
            <text:p>14.12.08</text:p>
          </table:table-cell>
          <table:table-cell office:value-type="float" office:value="0">
            <text:p>0</text:p>
          </table:table-cell>
          <table:table-cell table:formula="of:=IF(([.C93]-[.C92])&gt;0;[.C93]-[.C92];0)" office:value-type="float" office:value="0">
            <text:p>0</text:p>
          </table:table-cell>
          <table:table-cell table:formula="of:=(IF( [.C92]&gt;0;[.C92];[.E92]))+(IF([.D92]&gt;0;[.D92];[.H92])/([.D92]/[.D93]))" office:value-type="float" office:value="0">
            <text:p>#DIV/0!</text:p>
          </table:table-cell>
          <table:table-cell table:formula="of:=IF([.D93]=0;0;2000000/[.D93])" office:value-type="float" office:value="0">
            <text:p>0,00000</text:p>
          </table:table-cell>
          <table:table-cell/>
          <table:table-cell table:formula="of:=[.E93]-[.E92]" office:value-type="float" office:value="0">
            <text:p>#DIV/0!</text:p>
          </table:table-cell>
          <table:table-cell table:formula="of:=[.D93]-[.H93]" office:value-type="float" office:value="0">
            <text:p>#DIV/0!</text:p>
          </table:table-cell>
          <table:table-cell table:formula="of:= ([.C93]*100)/68588312" office:value-type="float" office:value="0">
            <text:p>0,00</text:p>
          </table:table-cell>
          <table:table-cell table:formula="of:=[.J93]/[.A93]" office:value-type="float" office:value="0">
            <text:p>0</text:p>
          </table:table-cell>
          <table:table-cell table:formula="of:=IF([.J93]-[.J92]&gt;0;[.J93]-[.J92];0)" office:value-type="float" office:value="0">
            <text:p>0,00</text:p>
          </table:table-cell>
          <table:table-cell office:value-type="string">
            <text:p>man pcsd</text:p>
          </table:table-cell>
          <table:table-cell table:number-columns-repeated="11"/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08-12-15">
            <text:p>15.12.08</text:p>
          </table:table-cell>
          <table:table-cell office:value-type="float" office:value="0">
            <text:p>0</text:p>
          </table:table-cell>
          <table:table-cell table:formula="of:=IF(([.C94]-[.C93])&gt;0;[.C94]-[.C93];0)" office:value-type="float" office:value="0">
            <text:p>0</text:p>
          </table:table-cell>
          <table:table-cell table:formula="of:=(IF( [.C93]&gt;0;[.C93];[.E93]))+(IF([.D93]&gt;0;[.D93];[.H93])/([.D93]/[.D94]))" office:value-type="float" office:value="0">
            <text:p>#DIV/0!</text:p>
          </table:table-cell>
          <table:table-cell table:formula="of:=IF([.D94]=0;0;2000000/[.D94])" office:value-type="float" office:value="0">
            <text:p>0,00000</text:p>
          </table:table-cell>
          <table:table-cell/>
          <table:table-cell table:formula="of:=[.E94]-[.E93]" office:value-type="float" office:value="0">
            <text:p>#DIV/0!</text:p>
          </table:table-cell>
          <table:table-cell table:formula="of:=[.D94]-[.H94]" office:value-type="float" office:value="0">
            <text:p>#DIV/0!</text:p>
          </table:table-cell>
          <table:table-cell table:formula="of:= ([.C94]*100)/68588312" office:value-type="float" office:value="0">
            <text:p>0,00</text:p>
          </table:table-cell>
          <table:table-cell table:formula="of:=[.J94]/[.A94]" office:value-type="float" office:value="0">
            <text:p>0</text:p>
          </table:table-cell>
          <table:table-cell table:formula="of:=IF([.J94]-[.J93]&gt;0;[.J94]-[.J93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08-12-16">
            <text:p>16.12.08</text:p>
          </table:table-cell>
          <table:table-cell office:value-type="float" office:value="0">
            <text:p>0</text:p>
          </table:table-cell>
          <table:table-cell table:formula="of:=IF(([.C95]-[.C94])&gt;0;[.C95]-[.C94];0)" office:value-type="float" office:value="0">
            <text:p>0</text:p>
          </table:table-cell>
          <table:table-cell table:formula="of:=(IF( [.C94]&gt;0;[.C94];[.E94]))+(IF([.D94]&gt;0;[.D94];[.H94])/([.D94]/[.D95]))" office:value-type="float" office:value="0">
            <text:p>#DIV/0!</text:p>
          </table:table-cell>
          <table:table-cell table:formula="of:=IF([.D95]=0;0;2000000/[.D95])" office:value-type="float" office:value="0">
            <text:p>0,00000</text:p>
          </table:table-cell>
          <table:table-cell/>
          <table:table-cell table:formula="of:=[.E95]-[.E94]" office:value-type="float" office:value="0">
            <text:p>#DIV/0!</text:p>
          </table:table-cell>
          <table:table-cell table:formula="of:=[.D95]-[.H95]" office:value-type="float" office:value="0">
            <text:p>#DIV/0!</text:p>
          </table:table-cell>
          <table:table-cell table:formula="of:= ([.C95]*100)/68588312" office:value-type="float" office:value="0">
            <text:p>0,00</text:p>
          </table:table-cell>
          <table:table-cell table:formula="of:=[.J95]/[.A95]" office:value-type="float" office:value="0">
            <text:p>0</text:p>
          </table:table-cell>
          <table:table-cell table:formula="of:=IF([.J95]-[.J94]&gt;0;[.J95]-[.J94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08-12-17">
            <text:p>17.12.08</text:p>
          </table:table-cell>
          <table:table-cell office:value-type="float" office:value="0">
            <text:p>0</text:p>
          </table:table-cell>
          <table:table-cell table:formula="of:=IF(([.C96]-[.C95])&gt;0;[.C96]-[.C95];0)" office:value-type="float" office:value="0">
            <text:p>0</text:p>
          </table:table-cell>
          <table:table-cell table:formula="of:=(IF( [.C95]&gt;0;[.C95];[.E95]))+(IF([.D95]&gt;0;[.D95];[.H95])/([.D95]/[.D96]))" office:value-type="float" office:value="0">
            <text:p>#DIV/0!</text:p>
          </table:table-cell>
          <table:table-cell table:formula="of:=IF([.D96]=0;0;2000000/[.D96])" office:value-type="float" office:value="0">
            <text:p>0,00000</text:p>
          </table:table-cell>
          <table:table-cell/>
          <table:table-cell table:formula="of:=[.E96]-[.E95]" office:value-type="float" office:value="0">
            <text:p>#DIV/0!</text:p>
          </table:table-cell>
          <table:table-cell table:formula="of:=[.D96]-[.H96]" office:value-type="float" office:value="0">
            <text:p>#DIV/0!</text:p>
          </table:table-cell>
          <table:table-cell table:formula="of:= ([.C96]*100)/68588312" office:value-type="float" office:value="0">
            <text:p>0,00</text:p>
          </table:table-cell>
          <table:table-cell table:formula="of:=[.J96]/[.A96]" office:value-type="float" office:value="0">
            <text:p>0</text:p>
          </table:table-cell>
          <table:table-cell table:formula="of:=IF([.J96]-[.J95]&gt;0;[.J96]-[.J95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08-12-18">
            <text:p>18.12.08</text:p>
          </table:table-cell>
          <table:table-cell office:value-type="float" office:value="0">
            <text:p>0</text:p>
          </table:table-cell>
          <table:table-cell table:formula="of:=IF(([.C97]-[.C96])&gt;0;[.C97]-[.C96];0)" office:value-type="float" office:value="0">
            <text:p>0</text:p>
          </table:table-cell>
          <table:table-cell table:formula="of:=(IF( [.C96]&gt;0;[.C96];[.E96]))+(IF([.D96]&gt;0;[.D96];[.H96])/([.D96]/[.D97]))" office:value-type="float" office:value="0">
            <text:p>#DIV/0!</text:p>
          </table:table-cell>
          <table:table-cell table:formula="of:=IF([.D97]=0;0;2000000/[.D97])" office:value-type="float" office:value="0">
            <text:p>0,00000</text:p>
          </table:table-cell>
          <table:table-cell/>
          <table:table-cell table:formula="of:=[.E97]-[.E96]" office:value-type="float" office:value="0">
            <text:p>#DIV/0!</text:p>
          </table:table-cell>
          <table:table-cell table:formula="of:=[.D97]-[.H97]" office:value-type="float" office:value="0">
            <text:p>#DIV/0!</text:p>
          </table:table-cell>
          <table:table-cell table:formula="of:= ([.C97]*100)/68588312" office:value-type="float" office:value="0">
            <text:p>0,00</text:p>
          </table:table-cell>
          <table:table-cell table:formula="of:=[.J97]/[.A97]" office:value-type="float" office:value="0">
            <text:p>0</text:p>
          </table:table-cell>
          <table:table-cell table:formula="of:=IF([.J97]-[.J96]&gt;0;[.J97]-[.J96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08-12-19">
            <text:p>19.12.08</text:p>
          </table:table-cell>
          <table:table-cell office:value-type="float" office:value="0">
            <text:p>0</text:p>
          </table:table-cell>
          <table:table-cell table:formula="of:=IF(([.C98]-[.C97])&gt;0;[.C98]-[.C97];0)" office:value-type="float" office:value="0">
            <text:p>0</text:p>
          </table:table-cell>
          <table:table-cell table:formula="of:=(IF( [.C97]&gt;0;[.C97];[.E97]))+(IF([.D97]&gt;0;[.D97];[.H97])/([.D97]/[.D98]))" office:value-type="float" office:value="0">
            <text:p>#DIV/0!</text:p>
          </table:table-cell>
          <table:table-cell table:formula="of:=IF([.D98]=0;0;2000000/[.D98])" office:value-type="float" office:value="0">
            <text:p>0,00000</text:p>
          </table:table-cell>
          <table:table-cell/>
          <table:table-cell table:formula="of:=[.E98]-[.E97]" office:value-type="float" office:value="0">
            <text:p>#DIV/0!</text:p>
          </table:table-cell>
          <table:table-cell table:formula="of:=[.D98]-[.H98]" office:value-type="float" office:value="0">
            <text:p>#DIV/0!</text:p>
          </table:table-cell>
          <table:table-cell table:formula="of:= ([.C98]*100)/68588312" office:value-type="float" office:value="0">
            <text:p>0,00</text:p>
          </table:table-cell>
          <table:table-cell table:formula="of:=[.J98]/[.A98]" office:value-type="float" office:value="0">
            <text:p>0</text:p>
          </table:table-cell>
          <table:table-cell table:formula="of:=IF([.J98]-[.J97]&gt;0;[.J98]-[.J97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08-12-20">
            <text:p>20.12.08</text:p>
          </table:table-cell>
          <table:table-cell office:value-type="float" office:value="0">
            <text:p>0</text:p>
          </table:table-cell>
          <table:table-cell table:formula="of:=IF(([.C99]-[.C98])&gt;0;[.C99]-[.C98];0)" office:value-type="float" office:value="0">
            <text:p>0</text:p>
          </table:table-cell>
          <table:table-cell table:formula="of:=(IF( [.C98]&gt;0;[.C98];[.E98]))+(IF([.D98]&gt;0;[.D98];[.H98])/([.D98]/[.D99]))" office:value-type="float" office:value="0">
            <text:p>#DIV/0!</text:p>
          </table:table-cell>
          <table:table-cell table:formula="of:=IF([.D99]=0;0;2000000/[.D99])" office:value-type="float" office:value="0">
            <text:p>0,00000</text:p>
          </table:table-cell>
          <table:table-cell/>
          <table:table-cell table:formula="of:=[.E99]-[.E98]" office:value-type="float" office:value="0">
            <text:p>#DIV/0!</text:p>
          </table:table-cell>
          <table:table-cell table:formula="of:=[.D99]-[.H99]" office:value-type="float" office:value="0">
            <text:p>#DIV/0!</text:p>
          </table:table-cell>
          <table:table-cell table:formula="of:= ([.C99]*100)/68588312" office:value-type="float" office:value="0">
            <text:p>0,00</text:p>
          </table:table-cell>
          <table:table-cell table:formula="of:=[.J99]/[.A99]" office:value-type="float" office:value="0">
            <text:p>0</text:p>
          </table:table-cell>
          <table:table-cell table:formula="of:=IF([.J99]-[.J98]&gt;0;[.J99]-[.J98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08-12-21">
            <text:p>21.12.08</text:p>
          </table:table-cell>
          <table:table-cell table:style-name="Default"/>
          <table:table-cell table:formula="of:=IF(([.C100]-[.C99])&gt;0;[.C100]-[.C99];0)" office:value-type="float" office:value="0">
            <text:p>0</text:p>
          </table:table-cell>
          <table:table-cell table:formula="of:=(IF( [.C99]&gt;0;[.C99];[.E99]))+(IF([.D99]&gt;0;[.D99];[.H99])/([.D99]/[.D100]))" office:value-type="float" office:value="0">
            <text:p>#DIV/0!</text:p>
          </table:table-cell>
          <table:table-cell table:formula="of:=IF([.D100]=0;0;2000000/[.D100])" office:value-type="float" office:value="0">
            <text:p>0,00000</text:p>
          </table:table-cell>
          <table:table-cell/>
          <table:table-cell table:formula="of:=[.E100]-[.E99]" office:value-type="float" office:value="0">
            <text:p>#DIV/0!</text:p>
          </table:table-cell>
          <table:table-cell table:formula="of:=[.D100]-[.H100]" office:value-type="float" office:value="0">
            <text:p>#DIV/0!</text:p>
          </table:table-cell>
          <table:table-cell table:formula="of:= ([.C100]*100)/68588312" office:value-type="float" office:value="0">
            <text:p>0,00</text:p>
          </table:table-cell>
          <table:table-cell table:formula="of:=[.J100]/[.A100]" office:value-type="float" office:value="0">
            <text:p>0</text:p>
          </table:table-cell>
          <table:table-cell table:formula="of:=IF([.J100]-[.J99]&gt;0;[.J100]-[.J99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08-12-22">
            <text:p>22.12.08</text:p>
          </table:table-cell>
          <table:table-cell table:style-name="Default"/>
          <table:table-cell table:formula="of:=IF(([.C101]-[.C100])&gt;0;[.C101]-[.C100];0)" office:value-type="float" office:value="0">
            <text:p>0</text:p>
          </table:table-cell>
          <table:table-cell table:formula="of:=IF([.C100]&gt;0;[.C100];MAX([.$C$37:.C134]))" office:value-type="float" office:value="8102347">
            <text:p>8.102.347</text:p>
          </table:table-cell>
          <table:table-cell table:formula="of:=IF([.D101]=0;0;2000000/[.D101])" office:value-type="float" office:value="0">
            <text:p>0,00000</text:p>
          </table:table-cell>
          <table:table-cell/>
          <table:table-cell table:formula="of:=[.E101]-[.E100]" office:value-type="float" office:value="0">
            <text:p>#DIV/0!</text:p>
          </table:table-cell>
          <table:table-cell table:formula="of:=[.D101]-[.H101]" office:value-type="float" office:value="0">
            <text:p>#DIV/0!</text:p>
          </table:table-cell>
          <table:table-cell table:formula="of:= ([.C101]*100)/68588312" office:value-type="float" office:value="0">
            <text:p>0,00</text:p>
          </table:table-cell>
          <table:table-cell table:formula="of:=[.J101]/[.A101]" office:value-type="float" office:value="0">
            <text:p>0</text:p>
          </table:table-cell>
          <table:table-cell table:formula="of:=IF([.J101]-[.J100]&gt;0;[.J101]-[.J100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08-12-23">
            <text:p>23.12.08</text:p>
          </table:table-cell>
          <table:table-cell table:style-name="Default"/>
          <table:table-cell table:formula="of:=IF(([.C102]-[.C101])&gt;0;[.C102]-[.C101];0)" office:value-type="float" office:value="0">
            <text:p>0</text:p>
          </table:table-cell>
          <table:table-cell table:formula="of:=IF([.C101]&gt;0;[.C101];MAX([.$C$37:.C135]))" office:value-type="float" office:value="8102347">
            <text:p>8.102.347</text:p>
          </table:table-cell>
          <table:table-cell table:formula="of:=IF([.D102]=0;0;2000000/[.D102])" office:value-type="float" office:value="0">
            <text:p>0,00000</text:p>
          </table:table-cell>
          <table:table-cell/>
          <table:table-cell table:formula="of:=[.E102]-[.E101]" office:value-type="float" office:value="0">
            <text:p>0</text:p>
          </table:table-cell>
          <table:table-cell table:formula="of:=[.D102]-[.H102]" office:value-type="float" office:value="0">
            <text:p>0</text:p>
          </table:table-cell>
          <table:table-cell table:formula="of:= ([.C102]*100)/68588312" office:value-type="float" office:value="0">
            <text:p>0,00</text:p>
          </table:table-cell>
          <table:table-cell table:formula="of:=[.J102]/[.A102]" office:value-type="float" office:value="0">
            <text:p>0</text:p>
          </table:table-cell>
          <table:table-cell table:formula="of:=IF([.J102]-[.J101]&gt;0;[.J102]-[.J101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08-12-24">
            <text:p>24.12.08</text:p>
          </table:table-cell>
          <table:table-cell table:style-name="Default"/>
          <table:table-cell table:formula="of:=IF(([.C103]-[.C102])&gt;0;[.C103]-[.C102];0)" office:value-type="float" office:value="0">
            <text:p>0</text:p>
          </table:table-cell>
          <table:table-cell table:formula="of:=IF([.C102]&gt;0;[.C102];MAX([.$C$37:.C136]))" office:value-type="float" office:value="8102347">
            <text:p>8.102.347</text:p>
          </table:table-cell>
          <table:table-cell table:formula="of:=IF([.D103]=0;0;2000000/[.D103])" office:value-type="float" office:value="0">
            <text:p>0,00000</text:p>
          </table:table-cell>
          <table:table-cell/>
          <table:table-cell table:formula="of:=[.E103]-[.E102]" office:value-type="float" office:value="0">
            <text:p>0</text:p>
          </table:table-cell>
          <table:table-cell table:formula="of:=[.D103]-[.H103]" office:value-type="float" office:value="0">
            <text:p>0</text:p>
          </table:table-cell>
          <table:table-cell table:formula="of:= ([.C103]*100)/68588312" office:value-type="float" office:value="0">
            <text:p>0,00</text:p>
          </table:table-cell>
          <table:table-cell table:formula="of:=[.J103]/[.A103]" office:value-type="float" office:value="0">
            <text:p>0</text:p>
          </table:table-cell>
          <table:table-cell table:formula="of:=IF([.J103]-[.J102]&gt;0;[.J103]-[.J102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08-12-25">
            <text:p>25.12.08</text:p>
          </table:table-cell>
          <table:table-cell table:style-name="Default"/>
          <table:table-cell table:formula="of:=IF(([.C104]-[.C103])&gt;0;[.C104]-[.C103];0)" office:value-type="float" office:value="0">
            <text:p>0</text:p>
          </table:table-cell>
          <table:table-cell table:formula="of:=IF([.C103]&gt;0;[.C103];MAX([.$C$37:.C137]))" office:value-type="float" office:value="8102347">
            <text:p>8.102.347</text:p>
          </table:table-cell>
          <table:table-cell table:formula="of:=IF([.D104]=0;0;2000000/[.D104])" office:value-type="float" office:value="0">
            <text:p>0,00000</text:p>
          </table:table-cell>
          <table:table-cell/>
          <table:table-cell table:formula="of:=[.E104]-[.E103]" office:value-type="float" office:value="0">
            <text:p>0</text:p>
          </table:table-cell>
          <table:table-cell table:formula="of:=[.D104]-[.H104]" office:value-type="float" office:value="0">
            <text:p>0</text:p>
          </table:table-cell>
          <table:table-cell table:formula="of:= ([.C104]*100)/68588312" office:value-type="float" office:value="0">
            <text:p>0,00</text:p>
          </table:table-cell>
          <table:table-cell table:formula="of:=[.J104]/[.A104]" office:value-type="float" office:value="0">
            <text:p>0</text:p>
          </table:table-cell>
          <table:table-cell table:formula="of:=IF([.J104]-[.J103]&gt;0;[.J104]-[.J103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08-12-26">
            <text:p>26.12.08</text:p>
          </table:table-cell>
          <table:table-cell table:style-name="Default"/>
          <table:table-cell table:formula="of:=IF(([.C105]-[.C104])&gt;0;[.C105]-[.C104];0)" office:value-type="float" office:value="0">
            <text:p>0</text:p>
          </table:table-cell>
          <table:table-cell table:formula="of:=IF([.C104]&gt;0;[.C104];MAX([.$C$37:.C138]))" office:value-type="float" office:value="8102347">
            <text:p>8.102.347</text:p>
          </table:table-cell>
          <table:table-cell table:formula="of:=IF([.D105]=0;0;2000000/[.D105])" office:value-type="float" office:value="0">
            <text:p>0,00000</text:p>
          </table:table-cell>
          <table:table-cell/>
          <table:table-cell table:formula="of:=[.E105]-[.E104]" office:value-type="float" office:value="0">
            <text:p>0</text:p>
          </table:table-cell>
          <table:table-cell table:formula="of:=[.D105]-[.H105]" office:value-type="float" office:value="0">
            <text:p>0</text:p>
          </table:table-cell>
          <table:table-cell table:formula="of:= ([.C105]*100)/68588312" office:value-type="float" office:value="0">
            <text:p>0,00</text:p>
          </table:table-cell>
          <table:table-cell table:formula="of:=[.J105]/[.A105]" office:value-type="float" office:value="0">
            <text:p>0</text:p>
          </table:table-cell>
          <table:table-cell table:formula="of:=IF([.J105]-[.J104]&gt;0;[.J105]-[.J104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08-12-27">
            <text:p>27.12.08</text:p>
          </table:table-cell>
          <table:table-cell table:style-name="Default"/>
          <table:table-cell table:formula="of:=IF(([.C106]-[.C105])&gt;0;[.C106]-[.C105];0)" office:value-type="float" office:value="0">
            <text:p>0</text:p>
          </table:table-cell>
          <table:table-cell table:formula="of:=IF([.C105]&gt;0;[.C105];MAX([.$C$37:.C139]))" office:value-type="float" office:value="8102347">
            <text:p>8.102.347</text:p>
          </table:table-cell>
          <table:table-cell table:formula="of:=IF([.D106]=0;0;2000000/[.D106])" office:value-type="float" office:value="0">
            <text:p>0,00000</text:p>
          </table:table-cell>
          <table:table-cell/>
          <table:table-cell table:formula="of:=[.E106]-[.E105]" office:value-type="float" office:value="0">
            <text:p>0</text:p>
          </table:table-cell>
          <table:table-cell table:formula="of:=[.D106]-[.H106]" office:value-type="float" office:value="0">
            <text:p>0</text:p>
          </table:table-cell>
          <table:table-cell table:formula="of:= ([.C106]*100)/68588312" office:value-type="float" office:value="0">
            <text:p>0,00</text:p>
          </table:table-cell>
          <table:table-cell table:formula="of:=[.J106]/[.A106]" office:value-type="float" office:value="0">
            <text:p>0</text:p>
          </table:table-cell>
          <table:table-cell table:formula="of:=IF([.J106]-[.J105]&gt;0;[.J106]-[.J105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08-12-28">
            <text:p>28.12.08</text:p>
          </table:table-cell>
          <table:table-cell table:style-name="Default"/>
          <table:table-cell table:formula="of:=IF(([.C107]-[.C106])&gt;0;[.C107]-[.C106];0)" office:value-type="float" office:value="0">
            <text:p>0</text:p>
          </table:table-cell>
          <table:table-cell table:formula="of:=IF([.C106]&gt;0;[.C106];MAX([.$C$37:.C140]))" office:value-type="float" office:value="8102347">
            <text:p>8.102.347</text:p>
          </table:table-cell>
          <table:table-cell table:formula="of:=IF([.D107]=0;0;2000000/[.D107])" office:value-type="float" office:value="0">
            <text:p>0,00000</text:p>
          </table:table-cell>
          <table:table-cell/>
          <table:table-cell table:formula="of:=[.E107]-[.E106]" office:value-type="float" office:value="0">
            <text:p>0</text:p>
          </table:table-cell>
          <table:table-cell table:formula="of:=[.D107]-[.H107]" office:value-type="float" office:value="0">
            <text:p>0</text:p>
          </table:table-cell>
          <table:table-cell table:formula="of:= ([.C107]*100)/68588312" office:value-type="float" office:value="0">
            <text:p>0,00</text:p>
          </table:table-cell>
          <table:table-cell table:formula="of:=[.J107]/[.A107]" office:value-type="float" office:value="0">
            <text:p>0</text:p>
          </table:table-cell>
          <table:table-cell table:formula="of:=IF([.J107]-[.J106]&gt;0;[.J107]-[.J106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08-12-29">
            <text:p>29.12.08</text:p>
          </table:table-cell>
          <table:table-cell table:style-name="Default"/>
          <table:table-cell table:formula="of:=IF(([.C108]-[.C107])&gt;0;[.C108]-[.C107];0)" office:value-type="float" office:value="0">
            <text:p>0</text:p>
          </table:table-cell>
          <table:table-cell table:formula="of:=IF([.C107]&gt;0;[.C107];MAX([.$C$37:.C141]))" office:value-type="float" office:value="8102347">
            <text:p>8.102.347</text:p>
          </table:table-cell>
          <table:table-cell table:formula="of:=IF([.D108]=0;0;2000000/[.D108])" office:value-type="float" office:value="0">
            <text:p>0,00000</text:p>
          </table:table-cell>
          <table:table-cell/>
          <table:table-cell table:formula="of:=[.E108]-[.E107]" office:value-type="float" office:value="0">
            <text:p>0</text:p>
          </table:table-cell>
          <table:table-cell table:formula="of:=[.D108]-[.H108]" office:value-type="float" office:value="0">
            <text:p>0</text:p>
          </table:table-cell>
          <table:table-cell table:formula="of:= ([.C108]*100)/68588312" office:value-type="float" office:value="0">
            <text:p>0,00</text:p>
          </table:table-cell>
          <table:table-cell table:formula="of:=[.J108]/[.A108]" office:value-type="float" office:value="0">
            <text:p>0</text:p>
          </table:table-cell>
          <table:table-cell table:formula="of:=IF([.J108]-[.J107]&gt;0;[.J108]-[.J107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08-12-30">
            <text:p>30.12.08</text:p>
          </table:table-cell>
          <table:table-cell table:style-name="Default"/>
          <table:table-cell table:formula="of:=IF(([.C109]-[.C108])&gt;0;[.C109]-[.C108];0)" office:value-type="float" office:value="0">
            <text:p>0</text:p>
          </table:table-cell>
          <table:table-cell table:formula="of:=IF([.C108]&gt;0;[.C108];MAX([.$C$37:.C142]))" office:value-type="float" office:value="8102347">
            <text:p>8.102.347</text:p>
          </table:table-cell>
          <table:table-cell table:formula="of:=IF([.D109]=0;0;2000000/[.D109])" office:value-type="float" office:value="0">
            <text:p>0,00000</text:p>
          </table:table-cell>
          <table:table-cell/>
          <table:table-cell table:formula="of:=[.E109]-[.E108]" office:value-type="float" office:value="0">
            <text:p>0</text:p>
          </table:table-cell>
          <table:table-cell table:formula="of:=[.D109]-[.H109]" office:value-type="float" office:value="0">
            <text:p>0</text:p>
          </table:table-cell>
          <table:table-cell table:formula="of:= ([.C109]*100)/68588312" office:value-type="float" office:value="0">
            <text:p>0,00</text:p>
          </table:table-cell>
          <table:table-cell table:formula="of:=[.J109]/[.A109]" office:value-type="float" office:value="0">
            <text:p>0</text:p>
          </table:table-cell>
          <table:table-cell table:formula="of:=IF([.J109]-[.J108]&gt;0;[.J109]-[.J108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08-12-31">
            <text:p>31.12.08</text:p>
          </table:table-cell>
          <table:table-cell table:style-name="Default"/>
          <table:table-cell table:formula="of:=IF(([.C110]-[.C109])&gt;0;[.C110]-[.C109];0)" office:value-type="float" office:value="0">
            <text:p>0</text:p>
          </table:table-cell>
          <table:table-cell table:formula="of:=IF([.C109]&gt;0;[.C109];MAX([.$C$37:.C143]))" office:value-type="float" office:value="8102347">
            <text:p>8.102.347</text:p>
          </table:table-cell>
          <table:table-cell table:formula="of:=IF([.D110]=0;0;2000000/[.D110])" office:value-type="float" office:value="0">
            <text:p>0,00000</text:p>
          </table:table-cell>
          <table:table-cell/>
          <table:table-cell table:formula="of:=[.E110]-[.E109]" office:value-type="float" office:value="0">
            <text:p>0</text:p>
          </table:table-cell>
          <table:table-cell table:formula="of:=[.D110]-[.H110]" office:value-type="float" office:value="0">
            <text:p>0</text:p>
          </table:table-cell>
          <table:table-cell table:formula="of:= ([.C110]*100)/68588312" office:value-type="float" office:value="0">
            <text:p>0,00</text:p>
          </table:table-cell>
          <table:table-cell table:formula="of:=[.J110]/[.A110]" office:value-type="float" office:value="0">
            <text:p>0</text:p>
          </table:table-cell>
          <table:table-cell table:formula="of:=IF([.J110]-[.J109]&gt;0;[.J110]-[.J109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09-01-01">
            <text:p>01.01.09</text:p>
          </table:table-cell>
          <table:table-cell table:style-name="Default"/>
          <table:table-cell table:formula="of:=IF(([.C111]-[.C110])&gt;0;[.C111]-[.C110];0)" office:value-type="float" office:value="0">
            <text:p>0</text:p>
          </table:table-cell>
          <table:table-cell table:formula="of:=IF([.C110]&gt;0;[.C110];MAX([.$C$37:.C144]))" office:value-type="float" office:value="8102347">
            <text:p>8.102.347</text:p>
          </table:table-cell>
          <table:table-cell table:formula="of:=IF([.D111]=0;0;2000000/[.D111])" office:value-type="float" office:value="0">
            <text:p>0,00000</text:p>
          </table:table-cell>
          <table:table-cell/>
          <table:table-cell table:formula="of:=[.E111]-[.E110]" office:value-type="float" office:value="0">
            <text:p>0</text:p>
          </table:table-cell>
          <table:table-cell table:formula="of:=[.D111]-[.H111]" office:value-type="float" office:value="0">
            <text:p>0</text:p>
          </table:table-cell>
          <table:table-cell table:formula="of:= ([.C111]*100)/68588312" office:value-type="float" office:value="0">
            <text:p>0,00</text:p>
          </table:table-cell>
          <table:table-cell table:formula="of:=[.J111]/[.A111]" office:value-type="float" office:value="0">
            <text:p>0</text:p>
          </table:table-cell>
          <table:table-cell table:formula="of:=IF([.J111]-[.J110]&gt;0;[.J111]-[.J110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09-01-02">
            <text:p>02.01.09</text:p>
          </table:table-cell>
          <table:table-cell table:style-name="Default"/>
          <table:table-cell table:formula="of:=IF(([.C112]-[.C111])&gt;0;[.C112]-[.C111];0)" office:value-type="float" office:value="0">
            <text:p>0</text:p>
          </table:table-cell>
          <table:table-cell table:formula="of:=IF([.C111]&gt;0;[.C111];MAX([.$C$37:.C145]))" office:value-type="float" office:value="8102347">
            <text:p>8.102.347</text:p>
          </table:table-cell>
          <table:table-cell table:formula="of:=IF([.D112]=0;0;2000000/[.D112])" office:value-type="float" office:value="0">
            <text:p>0,00000</text:p>
          </table:table-cell>
          <table:table-cell/>
          <table:table-cell table:formula="of:=[.E112]-[.E111]" office:value-type="float" office:value="0">
            <text:p>0</text:p>
          </table:table-cell>
          <table:table-cell table:formula="of:=[.D112]-[.H112]" office:value-type="float" office:value="0">
            <text:p>0</text:p>
          </table:table-cell>
          <table:table-cell table:formula="of:= ([.C112]*100)/68588312" office:value-type="float" office:value="0">
            <text:p>0,00</text:p>
          </table:table-cell>
          <table:table-cell table:formula="of:=[.J112]/[.A112]" office:value-type="float" office:value="0">
            <text:p>0</text:p>
          </table:table-cell>
          <table:table-cell table:formula="of:=IF([.J112]-[.J111]&gt;0;[.J112]-[.J111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09-01-03">
            <text:p>03.01.09</text:p>
          </table:table-cell>
          <table:table-cell table:style-name="Default"/>
          <table:table-cell table:formula="of:=IF(([.C113]-[.C112])&gt;0;[.C113]-[.C112];0)" office:value-type="float" office:value="0">
            <text:p>0</text:p>
          </table:table-cell>
          <table:table-cell table:formula="of:=IF([.C112]&gt;0;[.C112];MAX([.$C$37:.C146]))" office:value-type="float" office:value="8102347">
            <text:p>8.102.347</text:p>
          </table:table-cell>
          <table:table-cell table:formula="of:=IF([.D113]=0;0;2000000/[.D113])" office:value-type="float" office:value="0">
            <text:p>0,00000</text:p>
          </table:table-cell>
          <table:table-cell/>
          <table:table-cell table:formula="of:=[.E113]-[.E112]" office:value-type="float" office:value="0">
            <text:p>0</text:p>
          </table:table-cell>
          <table:table-cell table:formula="of:=[.D113]-[.H113]" office:value-type="float" office:value="0">
            <text:p>0</text:p>
          </table:table-cell>
          <table:table-cell table:formula="of:= ([.C113]*100)/68588312" office:value-type="float" office:value="0">
            <text:p>0,00</text:p>
          </table:table-cell>
          <table:table-cell table:formula="of:=[.J113]/[.A113]" office:value-type="float" office:value="0">
            <text:p>0</text:p>
          </table:table-cell>
          <table:table-cell table:formula="of:=IF([.J113]-[.J112]&gt;0;[.J113]-[.J112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09-01-04">
            <text:p>04.01.09</text:p>
          </table:table-cell>
          <table:table-cell table:style-name="Default"/>
          <table:table-cell table:formula="of:=IF(([.C114]-[.C113])&gt;0;[.C114]-[.C113];0)" office:value-type="float" office:value="0">
            <text:p>0</text:p>
          </table:table-cell>
          <table:table-cell table:formula="of:=IF([.C113]&gt;0;[.C113];MAX([.$C$37:.C147]))" office:value-type="float" office:value="8102347">
            <text:p>8.102.347</text:p>
          </table:table-cell>
          <table:table-cell table:formula="of:=IF([.D114]=0;0;2000000/[.D114])" office:value-type="float" office:value="0">
            <text:p>0,00000</text:p>
          </table:table-cell>
          <table:table-cell/>
          <table:table-cell table:formula="of:=[.E114]-[.E113]" office:value-type="float" office:value="0">
            <text:p>0</text:p>
          </table:table-cell>
          <table:table-cell table:formula="of:=[.D114]-[.H114]" office:value-type="float" office:value="0">
            <text:p>0</text:p>
          </table:table-cell>
          <table:table-cell table:formula="of:= ([.C114]*100)/68588312" office:value-type="float" office:value="0">
            <text:p>0,00</text:p>
          </table:table-cell>
          <table:table-cell table:formula="of:=[.J114]/[.A114]" office:value-type="float" office:value="0">
            <text:p>0</text:p>
          </table:table-cell>
          <table:table-cell table:formula="of:=IF([.J114]-[.J113]&gt;0;[.J114]-[.J113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09-01-05">
            <text:p>05.01.09</text:p>
          </table:table-cell>
          <table:table-cell table:style-name="Default"/>
          <table:table-cell table:formula="of:=IF(([.C115]-[.C114])&gt;0;[.C115]-[.C114];0)" office:value-type="float" office:value="0">
            <text:p>0</text:p>
          </table:table-cell>
          <table:table-cell table:formula="of:=IF([.C114]&gt;0;[.C114];MAX([.$C$37:.C148]))" office:value-type="float" office:value="8102347">
            <text:p>8.102.347</text:p>
          </table:table-cell>
          <table:table-cell table:formula="of:=IF([.D115]=0;0;2000000/[.D115])" office:value-type="float" office:value="0">
            <text:p>0,00000</text:p>
          </table:table-cell>
          <table:table-cell/>
          <table:table-cell table:formula="of:=[.E115]-[.E114]" office:value-type="float" office:value="0">
            <text:p>0</text:p>
          </table:table-cell>
          <table:table-cell table:formula="of:=[.D115]-[.H115]" office:value-type="float" office:value="0">
            <text:p>0</text:p>
          </table:table-cell>
          <table:table-cell table:formula="of:= ([.C115]*100)/68588312" office:value-type="float" office:value="0">
            <text:p>0,00</text:p>
          </table:table-cell>
          <table:table-cell table:formula="of:=[.J115]/[.A115]" office:value-type="float" office:value="0">
            <text:p>0</text:p>
          </table:table-cell>
          <table:table-cell table:formula="of:=IF([.J115]-[.J114]&gt;0;[.J115]-[.J114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09-01-06">
            <text:p>06.01.09</text:p>
          </table:table-cell>
          <table:table-cell table:style-name="Default"/>
          <table:table-cell table:formula="of:=IF(([.C116]-[.C115])&gt;0;[.C116]-[.C115];0)" office:value-type="float" office:value="0">
            <text:p>0</text:p>
          </table:table-cell>
          <table:table-cell table:formula="of:=IF([.C115]&gt;0;[.C115];MAX([.$C$37:.C149]))" office:value-type="float" office:value="8102347">
            <text:p>8.102.347</text:p>
          </table:table-cell>
          <table:table-cell table:formula="of:=IF([.D116]=0;0;2000000/[.D116])" office:value-type="float" office:value="0">
            <text:p>0,00000</text:p>
          </table:table-cell>
          <table:table-cell/>
          <table:table-cell table:formula="of:=[.E116]-[.E115]" office:value-type="float" office:value="0">
            <text:p>0</text:p>
          </table:table-cell>
          <table:table-cell table:formula="of:=[.D116]-[.H116]" office:value-type="float" office:value="0">
            <text:p>0</text:p>
          </table:table-cell>
          <table:table-cell table:formula="of:= ([.C116]*100)/68588312" office:value-type="float" office:value="0">
            <text:p>0,00</text:p>
          </table:table-cell>
          <table:table-cell table:formula="of:=[.J116]/[.A116]" office:value-type="float" office:value="0">
            <text:p>0</text:p>
          </table:table-cell>
          <table:table-cell table:formula="of:=IF([.J116]-[.J115]&gt;0;[.J116]-[.J115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09-01-07">
            <text:p>07.01.09</text:p>
          </table:table-cell>
          <table:table-cell table:style-name="Default"/>
          <table:table-cell table:formula="of:=IF(([.C117]-[.C116])&gt;0;[.C117]-[.C116];0)" office:value-type="float" office:value="0">
            <text:p>0</text:p>
          </table:table-cell>
          <table:table-cell table:formula="of:=(IF( [.C116]&gt;0;[.C116];[.E116]))+(IF([.D116]&gt;0;[.D116];[.H116])/MAX([.$F$38:.$F149]))" office:value-type="float" office:value="8102347">
            <text:p>8.102.347</text:p>
          </table:table-cell>
          <table:table-cell table:formula="of:=IF([.D117]=0;0;2000000/[.D117])" office:value-type="float" office:value="0">
            <text:p>0,00000</text:p>
          </table:table-cell>
          <table:table-cell/>
          <table:table-cell table:formula="of:=[.E117]-[.E116]" office:value-type="float" office:value="0">
            <text:p>0</text:p>
          </table:table-cell>
          <table:table-cell table:formula="of:=[.D117]-[.H117]" office:value-type="float" office:value="0">
            <text:p>0</text:p>
          </table:table-cell>
          <table:table-cell table:formula="of:= ([.C117]*100)/68588312" office:value-type="float" office:value="0">
            <text:p>0,00</text:p>
          </table:table-cell>
          <table:table-cell table:formula="of:=[.J117]/[.A117]" office:value-type="float" office:value="0">
            <text:p>0</text:p>
          </table:table-cell>
          <table:table-cell table:formula="of:=IF([.J117]-[.J116]&gt;0;[.J117]-[.J116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09-01-08">
            <text:p>08.01.09</text:p>
          </table:table-cell>
          <table:table-cell table:style-name="Default"/>
          <table:table-cell table:formula="of:=IF(([.C118]-[.C117])&gt;0;[.C118]-[.C117];0)" office:value-type="float" office:value="0">
            <text:p>0</text:p>
          </table:table-cell>
          <table:table-cell table:formula="of:=(IF( [.C117]&gt;0;[.C117];[.E117]))+(IF([.D117]&gt;0;[.D117];[.H117])/MAX([.$F$38:.$F150]))" office:value-type="float" office:value="8102347">
            <text:p>8.102.347</text:p>
          </table:table-cell>
          <table:table-cell table:formula="of:=IF([.D118]=0;0;2000000/[.D118])" office:value-type="float" office:value="0">
            <text:p>0,00000</text:p>
          </table:table-cell>
          <table:table-cell/>
          <table:table-cell table:formula="of:=[.E118]-[.E117]" office:value-type="float" office:value="0">
            <text:p>0</text:p>
          </table:table-cell>
          <table:table-cell table:formula="of:=[.D118]-[.H118]" office:value-type="float" office:value="0">
            <text:p>0</text:p>
          </table:table-cell>
          <table:table-cell table:formula="of:= ([.C118]*100)/68588312" office:value-type="float" office:value="0">
            <text:p>0,00</text:p>
          </table:table-cell>
          <table:table-cell table:formula="of:=[.J118]/[.A118]" office:value-type="float" office:value="0">
            <text:p>0</text:p>
          </table:table-cell>
          <table:table-cell table:formula="of:=IF([.J118]-[.J117]&gt;0;[.J118]-[.J117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09-01-09">
            <text:p>09.01.09</text:p>
          </table:table-cell>
          <table:table-cell table:style-name="Default"/>
          <table:table-cell table:formula="of:=IF(([.C119]-[.C118])&gt;0;[.C119]-[.C118];0)" office:value-type="float" office:value="0">
            <text:p>0</text:p>
          </table:table-cell>
          <table:table-cell table:formula="of:=(IF( [.C118]&gt;0;[.C118];[.E118]))+(IF([.D118]&gt;0;[.D118];[.H118])/MAX([.$F$38:.$F151]))" office:value-type="float" office:value="8102347">
            <text:p>8.102.347</text:p>
          </table:table-cell>
          <table:table-cell table:formula="of:=IF([.D119]=0;0;2000000/[.D119])" office:value-type="float" office:value="0">
            <text:p>0,00000</text:p>
          </table:table-cell>
          <table:table-cell/>
          <table:table-cell table:formula="of:=[.E119]-[.E118]" office:value-type="float" office:value="0">
            <text:p>0</text:p>
          </table:table-cell>
          <table:table-cell table:formula="of:=[.D119]-[.H119]" office:value-type="float" office:value="0">
            <text:p>0</text:p>
          </table:table-cell>
          <table:table-cell table:formula="of:= ([.C119]*100)/68588312" office:value-type="float" office:value="0">
            <text:p>0,00</text:p>
          </table:table-cell>
          <table:table-cell table:formula="of:=[.J119]/[.A119]" office:value-type="float" office:value="0">
            <text:p>0</text:p>
          </table:table-cell>
          <table:table-cell table:formula="of:=IF([.J119]-[.J118]&gt;0;[.J119]-[.J118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09-01-10">
            <text:p>10.01.09</text:p>
          </table:table-cell>
          <table:table-cell table:style-name="Default"/>
          <table:table-cell table:formula="of:=IF(([.C120]-[.C119])&gt;0;[.C120]-[.C119];0)" office:value-type="float" office:value="0">
            <text:p>0</text:p>
          </table:table-cell>
          <table:table-cell table:formula="of:=(IF( [.C119]&gt;0;[.C119];[.E119]))+(IF([.D119]&gt;0;[.D119];[.H119])/MAX([.$F$38:.$F152]))" office:value-type="float" office:value="8102347">
            <text:p>8.102.347</text:p>
          </table:table-cell>
          <table:table-cell table:formula="of:=IF([.D120]=0;0;2000000/[.D120])" office:value-type="float" office:value="0">
            <text:p>0,00000</text:p>
          </table:table-cell>
          <table:table-cell/>
          <table:table-cell table:formula="of:=[.E120]-[.E119]" office:value-type="float" office:value="0">
            <text:p>0</text:p>
          </table:table-cell>
          <table:table-cell table:formula="of:=[.D120]-[.H120]" office:value-type="float" office:value="0">
            <text:p>0</text:p>
          </table:table-cell>
          <table:table-cell table:formula="of:= ([.C120]*100)/68588312" office:value-type="float" office:value="0">
            <text:p>0,00</text:p>
          </table:table-cell>
          <table:table-cell table:formula="of:=[.J120]/[.A120]" office:value-type="float" office:value="0">
            <text:p>0</text:p>
          </table:table-cell>
          <table:table-cell table:formula="of:=IF([.J120]-[.J119]&gt;0;[.J120]-[.J119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09-01-11">
            <text:p>11.01.09</text:p>
          </table:table-cell>
          <table:table-cell table:style-name="Default"/>
          <table:table-cell table:formula="of:=IF(([.C121]-[.C120])&gt;0;[.C121]-[.C120];0)" office:value-type="float" office:value="0">
            <text:p>0</text:p>
          </table:table-cell>
          <table:table-cell table:formula="of:=(IF( [.C120]&gt;0;[.C120];[.E120]))+(IF([.D120]&gt;0;[.D120];[.H120])/MAX([.$F$38:.$F153]))" office:value-type="float" office:value="8102347">
            <text:p>8.102.347</text:p>
          </table:table-cell>
          <table:table-cell table:formula="of:=IF([.D121]=0;0;2000000/[.D121])" office:value-type="float" office:value="0">
            <text:p>0,00000</text:p>
          </table:table-cell>
          <table:table-cell/>
          <table:table-cell table:formula="of:=[.E121]-[.E120]" office:value-type="float" office:value="0">
            <text:p>0</text:p>
          </table:table-cell>
          <table:table-cell table:formula="of:=[.D121]-[.H121]" office:value-type="float" office:value="0">
            <text:p>0</text:p>
          </table:table-cell>
          <table:table-cell table:formula="of:= ([.C121]*100)/68588312" office:value-type="float" office:value="0">
            <text:p>0,00</text:p>
          </table:table-cell>
          <table:table-cell table:formula="of:=[.J121]/[.A121]" office:value-type="float" office:value="0">
            <text:p>0</text:p>
          </table:table-cell>
          <table:table-cell table:formula="of:=IF([.J121]-[.J120]&gt;0;[.J121]-[.J120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09-01-12">
            <text:p>12.01.09</text:p>
          </table:table-cell>
          <table:table-cell table:style-name="Default"/>
          <table:table-cell table:formula="of:=IF(([.C122]-[.C121])&gt;0;[.C122]-[.C121];0)" office:value-type="float" office:value="0">
            <text:p>0</text:p>
          </table:table-cell>
          <table:table-cell table:formula="of:=(IF( [.C121]&gt;0;[.C121];[.E121]))+(IF([.D121]&gt;0;[.D121];[.H121])/MAX([.$F$38:.$F154]))" office:value-type="float" office:value="8102347">
            <text:p>8.102.347</text:p>
          </table:table-cell>
          <table:table-cell table:formula="of:=IF([.D122]=0;0;2000000/[.D122])" office:value-type="float" office:value="0">
            <text:p>0,00000</text:p>
          </table:table-cell>
          <table:table-cell/>
          <table:table-cell table:formula="of:=[.E122]-[.E121]" office:value-type="float" office:value="0">
            <text:p>0</text:p>
          </table:table-cell>
          <table:table-cell table:formula="of:=[.D122]-[.H122]" office:value-type="float" office:value="0">
            <text:p>0</text:p>
          </table:table-cell>
          <table:table-cell table:formula="of:= ([.C122]*100)/68588312" office:value-type="float" office:value="0">
            <text:p>0,00</text:p>
          </table:table-cell>
          <table:table-cell table:formula="of:=[.J122]/[.A122]" office:value-type="float" office:value="0">
            <text:p>0</text:p>
          </table:table-cell>
          <table:table-cell table:formula="of:=IF([.J122]-[.J121]&gt;0;[.J122]-[.J121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09-01-13">
            <text:p>13.01.09</text:p>
          </table:table-cell>
          <table:table-cell table:style-name="Default"/>
          <table:table-cell table:formula="of:=IF(([.C123]-[.C122])&gt;0;[.C123]-[.C122];0)" office:value-type="float" office:value="0">
            <text:p>0</text:p>
          </table:table-cell>
          <table:table-cell table:formula="of:=(IF( [.C122]&gt;0;[.C122];[.E122]))+(IF([.D122]&gt;0;[.D122];[.H122])/MAX([.$F$38:.$F155]))" office:value-type="float" office:value="8102347">
            <text:p>8.102.347</text:p>
          </table:table-cell>
          <table:table-cell table:formula="of:=IF([.D123]=0;0;2000000/[.D123])" office:value-type="float" office:value="0">
            <text:p>0,00000</text:p>
          </table:table-cell>
          <table:table-cell/>
          <table:table-cell table:formula="of:=[.E123]-[.E122]" office:value-type="float" office:value="0">
            <text:p>0</text:p>
          </table:table-cell>
          <table:table-cell table:formula="of:=[.D123]-[.H123]" office:value-type="float" office:value="0">
            <text:p>0</text:p>
          </table:table-cell>
          <table:table-cell table:formula="of:= ([.C123]*100)/68588312" office:value-type="float" office:value="0">
            <text:p>0,00</text:p>
          </table:table-cell>
          <table:table-cell table:formula="of:=[.J123]/[.A123]" office:value-type="float" office:value="0">
            <text:p>0</text:p>
          </table:table-cell>
          <table:table-cell table:formula="of:=IF([.J123]-[.J122]&gt;0;[.J123]-[.J122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09-01-14">
            <text:p>14.01.09</text:p>
          </table:table-cell>
          <table:table-cell table:style-name="Default"/>
          <table:table-cell table:formula="of:=IF(([.C124]-[.C123])&gt;0;[.C124]-[.C123];0)" office:value-type="float" office:value="0">
            <text:p>0</text:p>
          </table:table-cell>
          <table:table-cell table:formula="of:=(IF( [.C123]&gt;0;[.C123];[.E123]))+(IF([.D123]&gt;0;[.D123];[.H123])/MAX([.$F$38:.$F156]))" office:value-type="float" office:value="8102347">
            <text:p>8.102.347</text:p>
          </table:table-cell>
          <table:table-cell table:formula="of:=IF([.D124]=0;0;2000000/[.D124])" office:value-type="float" office:value="0">
            <text:p>0,00000</text:p>
          </table:table-cell>
          <table:table-cell/>
          <table:table-cell table:formula="of:=[.E124]-[.E123]" office:value-type="float" office:value="0">
            <text:p>0</text:p>
          </table:table-cell>
          <table:table-cell table:formula="of:=[.D124]-[.H124]" office:value-type="float" office:value="0">
            <text:p>0</text:p>
          </table:table-cell>
          <table:table-cell table:formula="of:= ([.C124]*100)/68588312" office:value-type="float" office:value="0">
            <text:p>0,00</text:p>
          </table:table-cell>
          <table:table-cell table:formula="of:=[.J124]/[.A124]" office:value-type="float" office:value="0">
            <text:p>0</text:p>
          </table:table-cell>
          <table:table-cell table:formula="of:=IF([.J124]-[.J123]&gt;0;[.J124]-[.J123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09-01-15">
            <text:p>15.01.09</text:p>
          </table:table-cell>
          <table:table-cell table:style-name="Default"/>
          <table:table-cell table:formula="of:=IF(([.C125]-[.C124])&gt;0;[.C125]-[.C124];0)" office:value-type="float" office:value="0">
            <text:p>0</text:p>
          </table:table-cell>
          <table:table-cell table:formula="of:=(IF( [.C124]&gt;0;[.C124];[.E124]))+(IF([.D124]&gt;0;[.D124];[.H124])/MAX([.$F$38:.$F157]))" office:value-type="float" office:value="8102347">
            <text:p>8.102.347</text:p>
          </table:table-cell>
          <table:table-cell table:formula="of:=IF([.D125]=0;0;2000000/[.D125])" office:value-type="float" office:value="0">
            <text:p>0,00000</text:p>
          </table:table-cell>
          <table:table-cell/>
          <table:table-cell table:formula="of:=[.E125]-[.E124]" office:value-type="float" office:value="0">
            <text:p>0</text:p>
          </table:table-cell>
          <table:table-cell table:formula="of:=[.D125]-[.H125]" office:value-type="float" office:value="0">
            <text:p>0</text:p>
          </table:table-cell>
          <table:table-cell table:formula="of:= ([.C125]*100)/68588312" office:value-type="float" office:value="0">
            <text:p>0,00</text:p>
          </table:table-cell>
          <table:table-cell table:formula="of:=[.J125]/[.A125]" office:value-type="float" office:value="0">
            <text:p>0</text:p>
          </table:table-cell>
          <table:table-cell table:formula="of:=IF([.J125]-[.J124]&gt;0;[.J125]-[.J124];0)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09-01-16">
            <text:p>16.01.09</text:p>
          </table:table-cell>
          <table:table-cell table:style-name="Default"/>
          <table:table-cell table:formula="of:=IF(([.C126]-[.C125])&gt;0;[.C126]-[.C125];0)" office:value-type="float" office:value="0">
            <text:p>0</text:p>
          </table:table-cell>
          <table:table-cell table:formula="of:=(IF( [.C125]&gt;0;[.C125];[.E125]))+(IF([.D125]&gt;0;[.D125];[.H125])/MAX([.$F$38:.$F158]))" office:value-type="float" office:value="8102347">
            <text:p>8.102.347</text:p>
          </table:table-cell>
          <table:table-cell table:formula="of:=IF([.D126]=0;0;2000000/[.D126])" office:value-type="float" office:value="0">
            <text:p>0,00000</text:p>
          </table:table-cell>
          <table:table-cell/>
          <table:table-cell table:formula="of:=[.E126]-[.E125]" office:value-type="float" office:value="0">
            <text:p>0</text:p>
          </table:table-cell>
          <table:table-cell table:formula="of:=[.D126]-[.H126]" office:value-type="float" office:value="0">
            <text:p>0</text:p>
          </table:table-cell>
          <table:table-cell table:formula="of:= ([.C126]*100)/68588312" office:value-type="float" office:value="0">
            <text:p>0,00</text:p>
          </table:table-cell>
          <table:table-cell table:formula="of:=[.J126]/[.A126]" office:value-type="float" office:value="0">
            <text:p>0</text:p>
          </table:table-cell>
          <table:table-cell table:formula="of:=[.L60]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09-01-17">
            <text:p>17.01.09</text:p>
          </table:table-cell>
          <table:table-cell table:style-name="Default"/>
          <table:table-cell table:formula="of:=IF(([.C127]-[.C126])&gt;0;[.C127]-[.C126];0)" office:value-type="float" office:value="0">
            <text:p>0</text:p>
          </table:table-cell>
          <table:table-cell table:formula="of:=(IF( [.C126]&gt;0;[.C126];[.E126]))+(IF([.D126]&gt;0;[.D126];[.H126])/MAX([.$F$38:.$F159]))" office:value-type="float" office:value="8102347">
            <text:p>8.102.347</text:p>
          </table:table-cell>
          <table:table-cell table:formula="of:=IF([.D127]=0;0;2000000/[.D127])" office:value-type="float" office:value="0">
            <text:p>0,00000</text:p>
          </table:table-cell>
          <table:table-cell/>
          <table:table-cell table:formula="of:=[.E127]-[.E126]" office:value-type="float" office:value="0">
            <text:p>0</text:p>
          </table:table-cell>
          <table:table-cell table:formula="of:=[.D127]-[.H127]" office:value-type="float" office:value="0">
            <text:p>0</text:p>
          </table:table-cell>
          <table:table-cell table:formula="of:= ([.C127]*100)/68588312" office:value-type="float" office:value="0">
            <text:p>0,00</text:p>
          </table:table-cell>
          <table:table-cell table:formula="of:=[.J127]/[.A127]" office:value-type="float" office:value="0">
            <text:p>0</text:p>
          </table:table-cell>
          <table:table-cell table:formula="of:=[.J127]-[.J126]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09-01-18">
            <text:p>18.01.09</text:p>
          </table:table-cell>
          <table:table-cell table:style-name="Default"/>
          <table:table-cell table:formula="of:=IF(([.C128]-[.C127])&gt;0;[.C128]-[.C127];0)" office:value-type="float" office:value="0">
            <text:p>0</text:p>
          </table:table-cell>
          <table:table-cell table:formula="of:=(IF( [.C127]&gt;0;[.C127];[.E127]))+(IF([.D127]&gt;0;[.D127];[.H127])/MAX([.$F$38:.$F160]))" office:value-type="float" office:value="8102347">
            <text:p>8.102.347</text:p>
          </table:table-cell>
          <table:table-cell table:formula="of:=IF([.D128]=0;0;2000000/[.D128])" office:value-type="float" office:value="0">
            <text:p>0,00000</text:p>
          </table:table-cell>
          <table:table-cell/>
          <table:table-cell table:formula="of:=[.E128]-[.E127]" office:value-type="float" office:value="0">
            <text:p>0</text:p>
          </table:table-cell>
          <table:table-cell table:formula="of:=[.D128]-[.H128]" office:value-type="float" office:value="0">
            <text:p>0</text:p>
          </table:table-cell>
          <table:table-cell table:formula="of:= ([.C128]*100)/68588312" office:value-type="float" office:value="0">
            <text:p>0,00</text:p>
          </table:table-cell>
          <table:table-cell table:formula="of:=[.J128]/[.A128]" office:value-type="float" office:value="0">
            <text:p>0</text:p>
          </table:table-cell>
          <table:table-cell table:formula="of:=[.J128]-[.J127]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09-01-19">
            <text:p>19.01.09</text:p>
          </table:table-cell>
          <table:table-cell table:style-name="Default"/>
          <table:table-cell table:formula="of:=IF(([.C129]-[.C128])&gt;0;[.C129]-[.C128];0)" office:value-type="float" office:value="0">
            <text:p>0</text:p>
          </table:table-cell>
          <table:table-cell table:formula="of:=(IF( [.C128]&gt;0;[.C128];[.E128]))+(IF([.D128]&gt;0;[.D128];[.H128])/MAX([.$F$38:.$F161]))" office:value-type="float" office:value="8102347">
            <text:p>8.102.347</text:p>
          </table:table-cell>
          <table:table-cell table:formula="of:=IF([.D129]=0;0;2000000/[.D129])" office:value-type="float" office:value="0">
            <text:p>0,00000</text:p>
          </table:table-cell>
          <table:table-cell/>
          <table:table-cell table:formula="of:=[.E129]-[.E128]" office:value-type="float" office:value="0">
            <text:p>0</text:p>
          </table:table-cell>
          <table:table-cell table:formula="of:=[.D129]-[.H129]" office:value-type="float" office:value="0">
            <text:p>0</text:p>
          </table:table-cell>
          <table:table-cell table:formula="of:= ([.C129]*100)/68588312" office:value-type="float" office:value="0">
            <text:p>0,00</text:p>
          </table:table-cell>
          <table:table-cell table:formula="of:=[.J129]/[.A129]" office:value-type="float" office:value="0">
            <text:p>0</text:p>
          </table:table-cell>
          <table:table-cell table:formula="of:=[.J129]-[.J128]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09-01-20">
            <text:p>20.01.09</text:p>
          </table:table-cell>
          <table:table-cell table:style-name="Default"/>
          <table:table-cell table:formula="of:=IF(([.C130]-[.C129])&gt;0;[.C130]-[.C129];0)" office:value-type="float" office:value="0">
            <text:p>0</text:p>
          </table:table-cell>
          <table:table-cell table:formula="of:=(IF( [.C129]&gt;0;[.C129];[.E129]))+(IF([.D129]&gt;0;[.D129];[.H129])/MAX([.$F$38:.$F162]))" office:value-type="float" office:value="8102347">
            <text:p>8.102.347</text:p>
          </table:table-cell>
          <table:table-cell table:formula="of:=IF([.D130]=0;0;2000000/[.D130])" office:value-type="float" office:value="0">
            <text:p>0,00000</text:p>
          </table:table-cell>
          <table:table-cell/>
          <table:table-cell table:formula="of:=[.E130]-[.E129]" office:value-type="float" office:value="0">
            <text:p>0</text:p>
          </table:table-cell>
          <table:table-cell table:formula="of:=[.D130]-[.H130]" office:value-type="float" office:value="0">
            <text:p>0</text:p>
          </table:table-cell>
          <table:table-cell table:formula="of:= ([.C130]*100)/68588312" office:value-type="float" office:value="0">
            <text:p>0,00</text:p>
          </table:table-cell>
          <table:table-cell table:formula="of:=[.J130]/[.A130]" office:value-type="float" office:value="0">
            <text:p>0</text:p>
          </table:table-cell>
          <table:table-cell table:formula="of:=[.J130]-[.J129]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09-01-21">
            <text:p>21.01.09</text:p>
          </table:table-cell>
          <table:table-cell table:style-name="Default"/>
          <table:table-cell table:formula="of:=IF(([.C131]-[.C130])&gt;0;[.C131]-[.C130];0)" office:value-type="float" office:value="0">
            <text:p>0</text:p>
          </table:table-cell>
          <table:table-cell table:formula="of:=(IF( [.C130]&gt;0;[.C130];[.E130]))+(IF([.D130]&gt;0;[.D130];[.H130])/MAX([.$F$38:.$F163]))" office:value-type="float" office:value="8102347">
            <text:p>8.102.347</text:p>
          </table:table-cell>
          <table:table-cell table:formula="of:=IF([.D131]=0;0;2000000/[.D131])" office:value-type="float" office:value="0">
            <text:p>0,00000</text:p>
          </table:table-cell>
          <table:table-cell/>
          <table:table-cell table:formula="of:=[.E131]-[.E130]" office:value-type="float" office:value="0">
            <text:p>0</text:p>
          </table:table-cell>
          <table:table-cell table:formula="of:=[.D131]-[.H131]" office:value-type="float" office:value="0">
            <text:p>0</text:p>
          </table:table-cell>
          <table:table-cell table:formula="of:= ([.C131]*100)/68588312" office:value-type="float" office:value="0">
            <text:p>0,00</text:p>
          </table:table-cell>
          <table:table-cell table:formula="of:=[.J131]/[.A131]" office:value-type="float" office:value="0">
            <text:p>0</text:p>
          </table:table-cell>
          <table:table-cell table:formula="of:=[.J131]-[.J130]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09-01-22">
            <text:p>22.01.09</text:p>
          </table:table-cell>
          <table:table-cell table:style-name="Default"/>
          <table:table-cell table:formula="of:=IF(([.C132]-[.C131])&gt;0;[.C132]-[.C131];0)" office:value-type="float" office:value="0">
            <text:p>0</text:p>
          </table:table-cell>
          <table:table-cell table:formula="of:=(IF( [.C131]&gt;0;[.C131];[.E131]))+(IF([.D131]&gt;0;[.D131];[.H131])/MAX([.$F$38:.$F164]))" office:value-type="float" office:value="8102347">
            <text:p>8.102.347</text:p>
          </table:table-cell>
          <table:table-cell table:formula="of:=IF([.D132]=0;0;2000000/[.D132])" office:value-type="float" office:value="0">
            <text:p>0,00000</text:p>
          </table:table-cell>
          <table:table-cell/>
          <table:table-cell table:formula="of:=[.E132]-[.E131]" office:value-type="float" office:value="0">
            <text:p>0</text:p>
          </table:table-cell>
          <table:table-cell table:formula="of:=[.D132]-[.H132]" office:value-type="float" office:value="0">
            <text:p>0</text:p>
          </table:table-cell>
          <table:table-cell table:formula="of:= ([.C132]*100)/68588312" office:value-type="float" office:value="0">
            <text:p>0,00</text:p>
          </table:table-cell>
          <table:table-cell table:formula="of:=[.J132]/[.A132]" office:value-type="float" office:value="0">
            <text:p>0</text:p>
          </table:table-cell>
          <table:table-cell table:formula="of:=[.J132]-[.J131]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09-01-23">
            <text:p>23.01.09</text:p>
          </table:table-cell>
          <table:table-cell table:style-name="Default"/>
          <table:table-cell table:formula="of:=IF(([.C133]-[.C132])&gt;0;[.C133]-[.C132];0)" office:value-type="float" office:value="0">
            <text:p>0</text:p>
          </table:table-cell>
          <table:table-cell table:formula="of:=(IF( [.C132]&gt;0;[.C132];[.E132]))+(IF([.D132]&gt;0;[.D132];[.H132])/MAX([.$F$38:.$F165]))" office:value-type="float" office:value="8102347">
            <text:p>8.102.347</text:p>
          </table:table-cell>
          <table:table-cell table:formula="of:=IF([.D133]=0;0;2000000/[.D133])" office:value-type="float" office:value="0">
            <text:p>0,00000</text:p>
          </table:table-cell>
          <table:table-cell/>
          <table:table-cell table:formula="of:=[.E133]-[.E132]" office:value-type="float" office:value="0">
            <text:p>0</text:p>
          </table:table-cell>
          <table:table-cell table:formula="of:=[.D133]-[.H133]" office:value-type="float" office:value="0">
            <text:p>0</text:p>
          </table:table-cell>
          <table:table-cell table:formula="of:= ([.C133]*100)/68588312" office:value-type="float" office:value="0">
            <text:p>0,00</text:p>
          </table:table-cell>
          <table:table-cell table:formula="of:=[.J133]/[.A133]" office:value-type="float" office:value="0">
            <text:p>0</text:p>
          </table:table-cell>
          <table:table-cell table:formula="of:=[.J133]-[.J132]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09-01-24">
            <text:p>24.01.09</text:p>
          </table:table-cell>
          <table:table-cell table:style-name="Default"/>
          <table:table-cell table:formula="of:=IF(([.C134]-[.C133])&gt;0;[.C134]-[.C133];0)" office:value-type="float" office:value="0">
            <text:p>0</text:p>
          </table:table-cell>
          <table:table-cell table:formula="of:=(IF( [.C133]&gt;0;[.C133];[.E133]))+(IF([.D133]&gt;0;[.D133];[.H133])/MAX([.$F$38:.$F166]))" office:value-type="float" office:value="8102347">
            <text:p>8.102.347</text:p>
          </table:table-cell>
          <table:table-cell table:formula="of:=IF([.D134]=0;0;2000000/[.D134])" office:value-type="float" office:value="0">
            <text:p>0,00000</text:p>
          </table:table-cell>
          <table:table-cell/>
          <table:table-cell table:formula="of:=[.E134]-[.E133]" office:value-type="float" office:value="0">
            <text:p>0</text:p>
          </table:table-cell>
          <table:table-cell table:formula="of:=[.D134]-[.H134]" office:value-type="float" office:value="0">
            <text:p>0</text:p>
          </table:table-cell>
          <table:table-cell table:formula="of:= ([.C134]*100)/68588312" office:value-type="float" office:value="0">
            <text:p>0,00</text:p>
          </table:table-cell>
          <table:table-cell table:formula="of:=[.J134]/[.A134]" office:value-type="float" office:value="0">
            <text:p>0</text:p>
          </table:table-cell>
          <table:table-cell table:formula="of:=[.J134]-[.J133]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09-01-25">
            <text:p>25.01.09</text:p>
          </table:table-cell>
          <table:table-cell table:style-name="Default"/>
          <table:table-cell table:formula="of:=IF(([.C135]-[.C134])&gt;0;[.C135]-[.C134];0)" office:value-type="float" office:value="0">
            <text:p>0</text:p>
          </table:table-cell>
          <table:table-cell table:formula="of:=(IF( [.C134]&gt;0;[.C134];[.E134]))+(IF([.D134]&gt;0;[.D134];[.H134])/MAX([.$F$38:.$F167]))" office:value-type="float" office:value="8102347">
            <text:p>8.102.347</text:p>
          </table:table-cell>
          <table:table-cell table:formula="of:=IF([.D135]=0;0;2000000/[.D135])" office:value-type="float" office:value="0">
            <text:p>0,00000</text:p>
          </table:table-cell>
          <table:table-cell/>
          <table:table-cell table:formula="of:=[.E135]-[.E134]" office:value-type="float" office:value="0">
            <text:p>0</text:p>
          </table:table-cell>
          <table:table-cell table:formula="of:=[.D135]-[.H135]" office:value-type="float" office:value="0">
            <text:p>0</text:p>
          </table:table-cell>
          <table:table-cell table:formula="of:= ([.C135]*100)/68588312" office:value-type="float" office:value="0">
            <text:p>0,00</text:p>
          </table:table-cell>
          <table:table-cell table:formula="of:=[.J135]/[.A135]" office:value-type="float" office:value="0">
            <text:p>0</text:p>
          </table:table-cell>
          <table:table-cell table:formula="of:=[.J135]-[.J134]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09-01-26">
            <text:p>26.01.09</text:p>
          </table:table-cell>
          <table:table-cell table:style-name="Default"/>
          <table:table-cell table:formula="of:=IF(([.C136]-[.C135]&gt;0);[.C136]-[.C135];0)" office:value-type="float" office:value="0">
            <text:p>0</text:p>
          </table:table-cell>
          <table:table-cell table:formula="of:=(IF( [.C135]&gt;0;[.C135];[.E135]))+(IF([.D135]&gt;0;[.D135];[.H135])/MAX([.$F$38:.$F168]))" office:value-type="float" office:value="8102347">
            <text:p>8.102.347</text:p>
          </table:table-cell>
          <table:table-cell table:formula="of:=IF([.D136]=0;0;2000000/[.D136])" office:value-type="float" office:value="0">
            <text:p>0,00000</text:p>
          </table:table-cell>
          <table:table-cell/>
          <table:table-cell table:formula="of:=[.E136]-[.E135]" office:value-type="float" office:value="0">
            <text:p>0</text:p>
          </table:table-cell>
          <table:table-cell table:formula="of:=[.D136]-[.H136]" office:value-type="float" office:value="0">
            <text:p>0</text:p>
          </table:table-cell>
          <table:table-cell table:formula="of:= ([.C136]*100)/68588312" office:value-type="float" office:value="0">
            <text:p>0,00</text:p>
          </table:table-cell>
          <table:table-cell table:formula="of:=[.J136]/[.A136]" office:value-type="float" office:value="0">
            <text:p>0</text:p>
          </table:table-cell>
          <table:table-cell table:formula="of:=[.J136]-[.J135]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09-01-27">
            <text:p>27.01.09</text:p>
          </table:table-cell>
          <table:table-cell table:style-name="Default"/>
          <table:table-cell table:formula="of:=IF(([.C137]-[.C136]&gt;0);[.C137]-[.C136];0)" office:value-type="float" office:value="0">
            <text:p>0</text:p>
          </table:table-cell>
          <table:table-cell table:formula="of:=(IF( [.C136]&gt;0;[.C136];[.E136]))+(IF([.D136]&gt;0;[.D136];[.H136])/MAX([.$F$38:.$F169]))" office:value-type="float" office:value="8102347">
            <text:p>8.102.347</text:p>
          </table:table-cell>
          <table:table-cell table:formula="of:=IF([.D137]=0;0;2000000/[.D137])" office:value-type="float" office:value="0">
            <text:p>0,00000</text:p>
          </table:table-cell>
          <table:table-cell/>
          <table:table-cell table:formula="of:=[.E137]-[.E136]" office:value-type="float" office:value="0">
            <text:p>0</text:p>
          </table:table-cell>
          <table:table-cell table:formula="of:=[.D137]-[.H137]" office:value-type="float" office:value="0">
            <text:p>0</text:p>
          </table:table-cell>
          <table:table-cell table:formula="of:= ([.C137]*100)/68588312" office:value-type="float" office:value="0">
            <text:p>0,00</text:p>
          </table:table-cell>
          <table:table-cell table:formula="of:=[.J137]/[.A137]" office:value-type="float" office:value="0">
            <text:p>0</text:p>
          </table:table-cell>
          <table:table-cell table:formula="of:=[.J137]-[.J136]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09-01-28">
            <text:p>28.01.09</text:p>
          </table:table-cell>
          <table:table-cell table:style-name="Default"/>
          <table:table-cell table:formula="of:=IF(([.C138]-[.C137]&gt;0);[.C138]-[.C137];0)" office:value-type="float" office:value="0">
            <text:p>0</text:p>
          </table:table-cell>
          <table:table-cell table:formula="of:=(IF( [.C137]&gt;0;[.C137];[.E137]))+(IF([.D137]&gt;0;[.D137];[.H137])/MAX([.$F$38:.$F170]))" office:value-type="float" office:value="8102347">
            <text:p>8.102.347</text:p>
          </table:table-cell>
          <table:table-cell table:formula="of:=IF([.D138]=0;0;2000000/[.D138])" office:value-type="float" office:value="0">
            <text:p>0,00000</text:p>
          </table:table-cell>
          <table:table-cell/>
          <table:table-cell table:formula="of:=[.E138]-[.E137]" office:value-type="float" office:value="0">
            <text:p>0</text:p>
          </table:table-cell>
          <table:table-cell table:formula="of:=[.D138]-[.H138]" office:value-type="float" office:value="0">
            <text:p>0</text:p>
          </table:table-cell>
          <table:table-cell table:formula="of:= ([.C138]*100)/68588312" office:value-type="float" office:value="0">
            <text:p>0,00</text:p>
          </table:table-cell>
          <table:table-cell table:formula="of:=[.J138]/[.A138]" office:value-type="float" office:value="0">
            <text:p>0</text:p>
          </table:table-cell>
          <table:table-cell table:formula="of:=[.J138]-[.J137]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09-01-29">
            <text:p>29.01.09</text:p>
          </table:table-cell>
          <table:table-cell table:style-name="Default"/>
          <table:table-cell table:formula="of:=IF(([.C139]-[.C138]&gt;0);[.C139]-[.C138];0)" office:value-type="float" office:value="0">
            <text:p>0</text:p>
          </table:table-cell>
          <table:table-cell table:formula="of:=(IF( [.C138]&gt;0;[.C138];[.E138]))+(IF([.D138]&gt;0;[.D138];[.H138])/MAX([.$F$38:.$F171]))" office:value-type="float" office:value="8102347">
            <text:p>8.102.347</text:p>
          </table:table-cell>
          <table:table-cell table:formula="of:=IF([.D139]=0;0;2000000/[.D139])" office:value-type="float" office:value="0">
            <text:p>0,00000</text:p>
          </table:table-cell>
          <table:table-cell/>
          <table:table-cell table:formula="of:=[.E139]-[.E138]" office:value-type="float" office:value="0">
            <text:p>0</text:p>
          </table:table-cell>
          <table:table-cell table:formula="of:=[.D139]-[.H139]" office:value-type="float" office:value="0">
            <text:p>0</text:p>
          </table:table-cell>
          <table:table-cell table:formula="of:= ([.C139]*100)/68588312" office:value-type="float" office:value="0">
            <text:p>0,00</text:p>
          </table:table-cell>
          <table:table-cell table:formula="of:=[.J139]/[.A139]" office:value-type="float" office:value="0">
            <text:p>0</text:p>
          </table:table-cell>
          <table:table-cell table:formula="of:=[.J139]-[.J138]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09-01-30">
            <text:p>30.01.09</text:p>
          </table:table-cell>
          <table:table-cell table:style-name="Default"/>
          <table:table-cell table:formula="of:=IF(([.C140]-[.C139]&gt;0);[.C140]-[.C139];0)" office:value-type="float" office:value="0">
            <text:p>0</text:p>
          </table:table-cell>
          <table:table-cell table:formula="of:=(IF( [.C139]&gt;0;[.C139];[.E139]))+(IF([.D139]&gt;0;[.D139];[.H139])/MAX([.$F$38:.$F172]))" office:value-type="float" office:value="8102347">
            <text:p>8.102.347</text:p>
          </table:table-cell>
          <table:table-cell table:formula="of:=IF([.D140]=0;0;2000000/[.D140])" office:value-type="float" office:value="0">
            <text:p>0,00000</text:p>
          </table:table-cell>
          <table:table-cell/>
          <table:table-cell table:formula="of:=[.E140]-[.E139]" office:value-type="float" office:value="0">
            <text:p>0</text:p>
          </table:table-cell>
          <table:table-cell table:formula="of:=[.D140]-[.H140]" office:value-type="float" office:value="0">
            <text:p>0</text:p>
          </table:table-cell>
          <table:table-cell table:formula="of:= ([.C140]*100)/68588312" office:value-type="float" office:value="0">
            <text:p>0,00</text:p>
          </table:table-cell>
          <table:table-cell table:formula="of:=[.J140]/[.A140]" office:value-type="float" office:value="0">
            <text:p>0</text:p>
          </table:table-cell>
          <table:table-cell table:formula="of:=[.J140]-[.J139]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09-01-31">
            <text:p>31.01.09</text:p>
          </table:table-cell>
          <table:table-cell table:style-name="Default"/>
          <table:table-cell table:formula="of:=IF(([.C141]-[.C140]&gt;0);[.C141]-[.C140];0)" office:value-type="float" office:value="0">
            <text:p>0</text:p>
          </table:table-cell>
          <table:table-cell table:formula="of:=(IF( [.C140]&gt;0;[.C140];[.E140]))+(IF([.D140]&gt;0;[.D140];[.H140])/MAX([.$F$38:.$F173]))" office:value-type="float" office:value="8102347">
            <text:p>8.102.347</text:p>
          </table:table-cell>
          <table:table-cell table:formula="of:=IF([.D141]=0;0;2000000/[.D141])" office:value-type="float" office:value="0">
            <text:p>0,00000</text:p>
          </table:table-cell>
          <table:table-cell/>
          <table:table-cell table:formula="of:=[.E141]-[.E140]" office:value-type="float" office:value="0">
            <text:p>0</text:p>
          </table:table-cell>
          <table:table-cell table:formula="of:=[.D141]-[.H141]" office:value-type="float" office:value="0">
            <text:p>0</text:p>
          </table:table-cell>
          <table:table-cell table:formula="of:= ([.C141]*100)/68588312" office:value-type="float" office:value="0">
            <text:p>0,00</text:p>
          </table:table-cell>
          <table:table-cell table:formula="of:=[.J141]/[.A141]" office:value-type="float" office:value="0">
            <text:p>0</text:p>
          </table:table-cell>
          <table:table-cell table:formula="of:=[.J141]-[.J140]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09-02-01">
            <text:p>01.02.09</text:p>
          </table:table-cell>
          <table:table-cell table:style-name="Default"/>
          <table:table-cell table:formula="of:=IF(([.C142]-[.C141]&gt;0);[.C142]-[.C141];0)" office:value-type="float" office:value="0">
            <text:p>0</text:p>
          </table:table-cell>
          <table:table-cell table:formula="of:=(IF( [.C141]&gt;0;[.C141];[.E141]))+(IF([.D141]&gt;0;[.D141];[.H141])/MAX([.$F$38:.$F174]))" office:value-type="float" office:value="8102347">
            <text:p>8.102.347</text:p>
          </table:table-cell>
          <table:table-cell table:formula="of:=IF([.D142]=0;0;2000000/[.D142])" office:value-type="float" office:value="0">
            <text:p>0,00000</text:p>
          </table:table-cell>
          <table:table-cell/>
          <table:table-cell table:formula="of:=[.E142]-[.E141]" office:value-type="float" office:value="0">
            <text:p>0</text:p>
          </table:table-cell>
          <table:table-cell table:formula="of:=[.D142]-[.H142]" office:value-type="float" office:value="0">
            <text:p>0</text:p>
          </table:table-cell>
          <table:table-cell table:formula="of:= ([.C142]*100)/68588312" office:value-type="float" office:value="0">
            <text:p>0,00</text:p>
          </table:table-cell>
          <table:table-cell table:formula="of:=[.J142]/[.A142]" office:value-type="float" office:value="0">
            <text:p>0</text:p>
          </table:table-cell>
          <table:table-cell table:formula="of:=[.J142]-[.J141]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09-02-02">
            <text:p>02.02.09</text:p>
          </table:table-cell>
          <table:table-cell table:style-name="Default"/>
          <table:table-cell table:formula="of:=IF(([.C143]-[.C142]&gt;0);[.C143]-[.C142];0)" office:value-type="float" office:value="0">
            <text:p>0</text:p>
          </table:table-cell>
          <table:table-cell table:formula="of:=(IF( [.C142]&gt;0;[.C142];[.E142]))+(IF([.D142]&gt;0;[.D142];[.H142])/MAX([.$F$38:.$F175]))" office:value-type="float" office:value="8102347">
            <text:p>8.102.347</text:p>
          </table:table-cell>
          <table:table-cell table:formula="of:=IF([.D143]=0;0;2000000/[.D143])" office:value-type="float" office:value="0">
            <text:p>0,00000</text:p>
          </table:table-cell>
          <table:table-cell/>
          <table:table-cell table:formula="of:=[.E143]-[.E142]" office:value-type="float" office:value="0">
            <text:p>0</text:p>
          </table:table-cell>
          <table:table-cell table:formula="of:=[.D143]-[.H143]" office:value-type="float" office:value="0">
            <text:p>0</text:p>
          </table:table-cell>
          <table:table-cell table:formula="of:= ([.C143]*100)/68588312" office:value-type="float" office:value="0">
            <text:p>0,00</text:p>
          </table:table-cell>
          <table:table-cell table:formula="of:=[.J143]/[.A143]" office:value-type="float" office:value="0">
            <text:p>0</text:p>
          </table:table-cell>
          <table:table-cell table:formula="of:=[.J143]-[.J142]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09-02-03">
            <text:p>03.02.09</text:p>
          </table:table-cell>
          <table:table-cell table:style-name="Default"/>
          <table:table-cell table:formula="of:=IF(([.C144]-[.C143]&gt;0);[.C144]-[.C143];0)" office:value-type="float" office:value="0">
            <text:p>0</text:p>
          </table:table-cell>
          <table:table-cell table:formula="of:=(IF( [.C143]&gt;0;[.C143];[.E143]))+(IF([.D143]&gt;0;[.D143];[.H143])/MAX([.$F$38:.$F176]))" office:value-type="float" office:value="8102347">
            <text:p>8.102.347</text:p>
          </table:table-cell>
          <table:table-cell table:formula="of:=IF([.D144]=0;0;2000000/[.D144])" office:value-type="float" office:value="0">
            <text:p>0,00000</text:p>
          </table:table-cell>
          <table:table-cell/>
          <table:table-cell table:formula="of:=[.E144]-[.E143]" office:value-type="float" office:value="0">
            <text:p>0</text:p>
          </table:table-cell>
          <table:table-cell table:formula="of:=[.D144]-[.H144]" office:value-type="float" office:value="0">
            <text:p>0</text:p>
          </table:table-cell>
          <table:table-cell table:formula="of:= ([.C144]*100)/68588312" office:value-type="float" office:value="0">
            <text:p>0,00</text:p>
          </table:table-cell>
          <table:table-cell table:formula="of:=[.J144]/[.A144]" office:value-type="float" office:value="0">
            <text:p>0</text:p>
          </table:table-cell>
          <table:table-cell table:formula="of:=[.J144]-[.J143]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09-02-04">
            <text:p>04.02.09</text:p>
          </table:table-cell>
          <table:table-cell table:style-name="Default"/>
          <table:table-cell table:formula="of:=IF(([.C145]-[.C144]&gt;0);[.C145]-[.C144];0)" office:value-type="float" office:value="0">
            <text:p>0</text:p>
          </table:table-cell>
          <table:table-cell table:formula="of:=(IF( [.C144]&gt;0;[.C144];[.E144]))+(IF([.D144]&gt;0;[.D144];[.H144])/MAX([.$F$38:.$F177]))" office:value-type="float" office:value="8102347">
            <text:p>8.102.347</text:p>
          </table:table-cell>
          <table:table-cell table:formula="of:=IF([.D145]=0;0;2000000/[.D145])" office:value-type="float" office:value="0">
            <text:p>0,00000</text:p>
          </table:table-cell>
          <table:table-cell/>
          <table:table-cell table:formula="of:=[.E145]-[.E144]" office:value-type="float" office:value="0">
            <text:p>0</text:p>
          </table:table-cell>
          <table:table-cell table:formula="of:=[.D145]-[.H145]" office:value-type="float" office:value="0">
            <text:p>0</text:p>
          </table:table-cell>
          <table:table-cell table:formula="of:= ([.C145]*100)/68588312" office:value-type="float" office:value="0">
            <text:p>0,00</text:p>
          </table:table-cell>
          <table:table-cell table:formula="of:=[.J145]/[.A145]" office:value-type="float" office:value="0">
            <text:p>0</text:p>
          </table:table-cell>
          <table:table-cell table:formula="of:=[.J145]-[.J144]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09-02-05">
            <text:p>05.02.09</text:p>
          </table:table-cell>
          <table:table-cell table:style-name="Default"/>
          <table:table-cell table:formula="of:=IF(([.C146]-[.C145]&gt;0);[.C146]-[.C145];0)" office:value-type="float" office:value="0">
            <text:p>0</text:p>
          </table:table-cell>
          <table:table-cell table:formula="of:=(IF( [.C145]&gt;0;[.C145];[.E145]))+(IF([.D145]&gt;0;[.D145];[.H145])/MAX([.$F$38:.$F178]))" office:value-type="float" office:value="8102347">
            <text:p>8.102.347</text:p>
          </table:table-cell>
          <table:table-cell table:formula="of:=IF([.D146]=0;0;2000000/[.D146])" office:value-type="float" office:value="0">
            <text:p>0,00000</text:p>
          </table:table-cell>
          <table:table-cell/>
          <table:table-cell table:formula="of:=[.E146]-[.E145]" office:value-type="float" office:value="0">
            <text:p>0</text:p>
          </table:table-cell>
          <table:table-cell table:formula="of:=[.D146]-[.H146]" office:value-type="float" office:value="0">
            <text:p>0</text:p>
          </table:table-cell>
          <table:table-cell table:formula="of:= ([.C146]*100)/68588312" office:value-type="float" office:value="0">
            <text:p>0,00</text:p>
          </table:table-cell>
          <table:table-cell table:formula="of:=[.J146]/[.A146]" office:value-type="float" office:value="0">
            <text:p>0</text:p>
          </table:table-cell>
          <table:table-cell table:formula="of:=[.J146]-[.J145]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09-02-06">
            <text:p>06.02.09</text:p>
          </table:table-cell>
          <table:table-cell table:style-name="Default"/>
          <table:table-cell table:formula="of:=IF(([.C147]-[.C146]&gt;0);[.C147]-[.C146];0)" office:value-type="float" office:value="0">
            <text:p>0</text:p>
          </table:table-cell>
          <table:table-cell table:formula="of:=(IF( [.C146]&gt;0;[.C146];[.E146]))+(IF([.D146]&gt;0;[.D146];[.H146])/MAX([.$F$38:.$F179]))" office:value-type="float" office:value="8102347">
            <text:p>8.102.347</text:p>
          </table:table-cell>
          <table:table-cell table:formula="of:=IF([.D147]=0;0;2000000/[.D147])" office:value-type="float" office:value="0">
            <text:p>0,00000</text:p>
          </table:table-cell>
          <table:table-cell/>
          <table:table-cell table:formula="of:=[.E147]-[.E146]" office:value-type="float" office:value="0">
            <text:p>0</text:p>
          </table:table-cell>
          <table:table-cell table:formula="of:=[.D147]-[.H147]" office:value-type="float" office:value="0">
            <text:p>0</text:p>
          </table:table-cell>
          <table:table-cell table:formula="of:= ([.C147]*100)/68588312" office:value-type="float" office:value="0">
            <text:p>0,00</text:p>
          </table:table-cell>
          <table:table-cell table:formula="of:=[.J147]/[.A147]" office:value-type="float" office:value="0">
            <text:p>0</text:p>
          </table:table-cell>
          <table:table-cell table:formula="of:=[.J147]-[.J146]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09-02-07">
            <text:p>07.02.09</text:p>
          </table:table-cell>
          <table:table-cell table:style-name="Default"/>
          <table:table-cell table:formula="of:=IF(([.C148]-[.C147]&gt;0);[.C148]-[.C147];0)" office:value-type="float" office:value="0">
            <text:p>0</text:p>
          </table:table-cell>
          <table:table-cell table:formula="of:=(IF( [.C147]&gt;0;[.C147];[.E147]))+(IF([.D147]&gt;0;[.D147];[.H147])/MAX([.$F$38:.$F180]))" office:value-type="float" office:value="8102347">
            <text:p>8.102.347</text:p>
          </table:table-cell>
          <table:table-cell table:formula="of:=IF([.D148]=0;0;2000000/[.D148])" office:value-type="float" office:value="0">
            <text:p>0,00000</text:p>
          </table:table-cell>
          <table:table-cell/>
          <table:table-cell table:formula="of:=[.E148]-[.E147]" office:value-type="float" office:value="0">
            <text:p>0</text:p>
          </table:table-cell>
          <table:table-cell table:formula="of:=[.D148]-[.H148]" office:value-type="float" office:value="0">
            <text:p>0</text:p>
          </table:table-cell>
          <table:table-cell table:formula="of:= ([.C148]*100)/68588312" office:value-type="float" office:value="0">
            <text:p>0,00</text:p>
          </table:table-cell>
          <table:table-cell table:formula="of:=[.J148]/[.A148]" office:value-type="float" office:value="0">
            <text:p>0</text:p>
          </table:table-cell>
          <table:table-cell table:formula="of:=[.J148]-[.J147]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09-02-08">
            <text:p>08.02.09</text:p>
          </table:table-cell>
          <table:table-cell table:style-name="Default"/>
          <table:table-cell table:formula="of:=IF(([.C149]-[.C148]&gt;0);[.C149]-[.C148];0)" office:value-type="float" office:value="0">
            <text:p>0</text:p>
          </table:table-cell>
          <table:table-cell table:formula="of:=(IF( [.C148]&gt;0;[.C148];[.E148]))+(IF([.D148]&gt;0;[.D148];[.H148])/MAX([.$F$38:.$F181]))" office:value-type="float" office:value="8102347">
            <text:p>8.102.347</text:p>
          </table:table-cell>
          <table:table-cell table:formula="of:=IF([.D149]=0;0;2000000/[.D149])" office:value-type="float" office:value="0">
            <text:p>0,00000</text:p>
          </table:table-cell>
          <table:table-cell/>
          <table:table-cell table:formula="of:=[.E149]-[.E148]" office:value-type="float" office:value="0">
            <text:p>0</text:p>
          </table:table-cell>
          <table:table-cell table:formula="of:=[.D149]-[.H149]" office:value-type="float" office:value="0">
            <text:p>0</text:p>
          </table:table-cell>
          <table:table-cell table:formula="of:= ([.C149]*100)/68588312" office:value-type="float" office:value="0">
            <text:p>0,00</text:p>
          </table:table-cell>
          <table:table-cell table:formula="of:=[.J149]/[.A149]" office:value-type="float" office:value="0">
            <text:p>0</text:p>
          </table:table-cell>
          <table:table-cell table:formula="of:=[.J149]-[.J148]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09-02-09">
            <text:p>09.02.09</text:p>
          </table:table-cell>
          <table:table-cell table:style-name="Default"/>
          <table:table-cell table:formula="of:=IF(([.C150]-[.C149]&gt;0);[.C150]-[.C149];0)" office:value-type="float" office:value="0">
            <text:p>0</text:p>
          </table:table-cell>
          <table:table-cell table:formula="of:=(IF( [.C149]&gt;0;[.C149];[.E149]))+(IF([.D149]&gt;0;[.D149];[.H149])/MAX([.$F$38:.$F182]))" office:value-type="float" office:value="8102347">
            <text:p>8.102.347</text:p>
          </table:table-cell>
          <table:table-cell table:formula="of:=IF([.D150]=0;0;2000000/[.D150])" office:value-type="float" office:value="0">
            <text:p>0,00000</text:p>
          </table:table-cell>
          <table:table-cell/>
          <table:table-cell table:formula="of:=[.E150]-[.E149]" office:value-type="float" office:value="0">
            <text:p>0</text:p>
          </table:table-cell>
          <table:table-cell table:formula="of:=[.D150]-[.H150]" office:value-type="float" office:value="0">
            <text:p>0</text:p>
          </table:table-cell>
          <table:table-cell table:formula="of:= ([.C150]*100)/68588312" office:value-type="float" office:value="0">
            <text:p>0,00</text:p>
          </table:table-cell>
          <table:table-cell table:formula="of:=[.J150]/[.A150]" office:value-type="float" office:value="0">
            <text:p>0</text:p>
          </table:table-cell>
          <table:table-cell table:formula="of:=[.J150]-[.J149]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09-02-10">
            <text:p>10.02.09</text:p>
          </table:table-cell>
          <table:table-cell table:style-name="Default"/>
          <table:table-cell table:formula="of:=IF(([.C151]-[.C150]&gt;0);[.C151]-[.C150];0)" office:value-type="float" office:value="0">
            <text:p>0</text:p>
          </table:table-cell>
          <table:table-cell table:formula="of:=(IF( [.C150]&gt;0;[.C150];[.E150]))+(IF([.D150]&gt;0;[.D150];[.H150])/MAX([.$F$38:.$F183]))" office:value-type="float" office:value="8102347">
            <text:p>8.102.347</text:p>
          </table:table-cell>
          <table:table-cell table:formula="of:=IF([.D151]=0;0;2000000/[.D151])" office:value-type="float" office:value="0">
            <text:p>0,00000</text:p>
          </table:table-cell>
          <table:table-cell/>
          <table:table-cell table:formula="of:=[.E151]-[.E150]" office:value-type="float" office:value="0">
            <text:p>0</text:p>
          </table:table-cell>
          <table:table-cell table:formula="of:=[.D151]-[.H151]" office:value-type="float" office:value="0">
            <text:p>0</text:p>
          </table:table-cell>
          <table:table-cell table:formula="of:= ([.C151]*100)/68588312" office:value-type="float" office:value="0">
            <text:p>0,00</text:p>
          </table:table-cell>
          <table:table-cell table:formula="of:=[.J151]/[.A151]" office:value-type="float" office:value="0">
            <text:p>0</text:p>
          </table:table-cell>
          <table:table-cell table:formula="of:=[.J151]-[.J150]" office:value-type="float" office:value="0">
            <text:p>0,00</text:p>
          </table:table-cell>
          <table:table-cell table:number-columns-repeated="12"/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09-02-11">
            <text:p>11.02.09</text:p>
          </table:table-cell>
          <table:table-cell table:style-name="Default"/>
          <table:table-cell table:formula="of:=IF(([.C152]-[.C151]&gt;0);[.C152]-[.C151];0)" office:value-type="float" office:value="0">
            <text:p>0</text:p>
          </table:table-cell>
          <table:table-cell table:formula="of:=(IF( [.C151]&gt;0;[.C151];[.E151]))+(IF([.D151]&gt;0;[.D151];[.H151])/MAX([.$F$38:.$F184]))" office:value-type="float" office:value="8102347">
            <text:p>8.102.347</text:p>
          </table:table-cell>
          <table:table-cell table:formula="of:=IF([.D152]=0;0;2000000/[.D152])" office:value-type="float" office:value="0">
            <text:p>0,00000</text:p>
          </table:table-cell>
          <table:table-cell/>
          <table:table-cell table:formula="of:=[.E152]-[.E151]" office:value-type="float" office:value="0">
            <text:p>0</text:p>
          </table:table-cell>
          <table:table-cell table:formula="of:=[.D152]-[.H152]" office:value-type="float" office:value="0">
            <text:p>0</text:p>
          </table:table-cell>
          <table:table-cell table:formula="of:= ([.C152]*100)/68588312" office:value-type="float" office:value="0">
            <text:p>0,00</text:p>
          </table:table-cell>
          <table:table-cell table:formula="of:=[.J152]/[.A152]" office:value-type="float" office:value="0">
            <text:p>0</text:p>
          </table:table-cell>
          <table:table-cell table:formula="of:=[.J152]-[.J151]" office:value-type="float" office:value="0">
            <text:p>0,00</text:p>
          </table:table-cell>
          <table:table-cell table:number-columns-repeated="12"/>
        </table:table-row>
        <table:table-row table:style-name="ro1" table:number-rows-repeated="8"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5" office:value-type="string">
            <text:p>Datum</text:p>
          </table:table-cell>
          <table:table-cell table:style-name="ce5" office:value-type="string">
            <text:p>Anzahl erreicht</text:p>
          </table:table-cell>
          <table:table-cell table:style-name="ce5" office:value-type="string">
            <text:p>Letzte Differenz</text:p>
          </table:table-cell>
          <table:table-cell table:style-name="ce5" office:value-type="string">
            <text:p>Hochrechnung</text:p>
          </table:table-cell>
          <table:table-cell table:style-name="ce5" office:value-type="string">
            <text:p>Zu 2 Mio</text:p>
          </table:table-cell>
          <table:table-cell table:style-name="ce5"/>
          <table:table-cell table:style-name="Default" table:number-columns-repeated="3"/>
          <table:table-cell/>
          <table:table-cell table:style-name="Default"/>
          <table:table-cell/>
          <table:table-cell table:style-name="ce5" office:value-type="string">
            <text:p>Datum</text:p>
          </table:table-cell>
          <table:table-cell table:style-name="ce5" office:value-type="string">
            <text:p>Anzahl erreicht</text:p>
          </table:table-cell>
          <table:table-cell table:style-name="ce5" office:value-type="string">
            <text:p>Berechnet</text:p>
          </table:table-cell>
          <table:table-cell table:style-name="ce5" office:value-type="string">
            <text:p>Hochrechnung f.n.T.</text:p>
          </table:table-cell>
          <table:table-cell table:style-name="ce5" office:value-type="string">
            <text:p>Zu 2 Mio</text:p>
          </table:table-cell>
          <table:table-cell table:style-name="ce5" office:value-type="string">
            <text:p>Diff Vort</text:p>
          </table:table-cell>
          <table:table-cell table:style-name="ce5" office:value-type="string">
            <text:p>Diff. HR Vortag</text:p>
          </table:table-cell>
          <table:table-cell table:style-name="ce5" office:value-type="string">
            <text:p>Abw. HR</text:p>
          </table:table-cell>
          <table:table-cell table:style-name="ce5" office:value-type="string">
            <text:p>% erreicht</text:p>
          </table:table-cell>
          <table:table-cell table:style-name="ce5" office:value-type="string">
            <text:p>%/Tag (ges.)</text:p>
          </table:table-cell>
          <table:table-cell table:style-name="ce5" office:value-type="string">
            <text:p>%/Ta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08-04-27">
            <text:p>27.04.08</text:p>
          </table:table-cell>
          <table:table-cell table:number-columns-repeated="2" office:value-type="float" office:value="4406655">
            <text:p>4.406.655</text:p>
          </table:table-cell>
          <table:table-cell table:style-name="Default"/>
          <table:table-cell table:formula="of:=2000000/[.D162]" office:value-type="float" office:value="0.453858992818816">
            <text:p>0,45386</text:p>
          </table:table-cell>
          <table:table-cell/>
          <table:table-cell table:style-name="Default" table:number-columns-repeated="3"/>
          <table:table-cell/>
          <table:table-cell table:style-name="Default"/>
          <table:table-cell office:value-type="float" office:value="1">
            <text:p>1</text:p>
          </table:table-cell>
          <table:table-cell table:style-name="ce6" office:value-type="date" office:date-value="2008-06-19">
            <text:p>19.06.08</text:p>
          </table:table-cell>
          <table:table-cell table:number-columns-repeated="2" table:style-name="ce11" office:value-type="float" office:value="7605851">
            <text:p>7.605.851</text:p>
          </table:table-cell>
          <table:table-cell table:style-name="ce11" office:value-type="float" office:value="0">
            <text:p>0</text:p>
          </table:table-cell>
          <table:table-cell table:style-name="ce13" table:formula="of:=2000000/[.P162]" office:value-type="float" office:value="0.262955453636943">
            <text:p>0,26296</text:p>
          </table:table-cell>
          <table:table-cell table:style-name="ce13" office:value-type="float" office:value="0">
            <text:p>0,00000</text:p>
          </table:table-cell>
          <table:table-cell table:number-columns-repeated="2"/>
          <table:table-cell table:style-name="ce15" table:formula="of:= ([.O162]*100)/68588312" office:value-type="float" office:value="11.0891357116355">
            <text:p>11,09</text:p>
          </table:table-cell>
          <table:table-cell table:formula="of:=[.V162]/[.M162]" office:value-type="float" office:value="11.0891357116355">
            <text:p>11,09</text:p>
          </table:table-cell>
          <table:table-cell office:value-type="float" office:value="2.04">
            <text:p>2,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08-04-28">
            <text:p>28.04.08</text:p>
          </table:table-cell>
          <table:table-cell office:value-type="float" office:value="9902299">
            <text:p>9.902.299</text:p>
          </table:table-cell>
          <table:table-cell table:formula="of:=IF(([.C163]-[.C162]&gt;0);[.C163]-[.C162];0)" office:value-type="float" office:value="5495644">
            <text:p>5.495.644</text:p>
          </table:table-cell>
          <table:table-cell table:formula="of:=[.C162]+([.D162]/MAX([.F148:.F163]))" office:value-type="float" office:value="14115959.1445125">
            <text:p>14.115.959</text:p>
          </table:table-cell>
          <table:table-cell table:formula="of:=2000000/[.D163]" office:value-type="float" office:value="0.363924591913159">
            <text:p>0,36392</text:p>
          </table:table-cell>
          <table:table-cell/>
          <table:table-cell table:formula="of:=[.E163]-[.E162]" office:value-type="float" office:value="14115959.1445125">
            <text:p>14.115.959</text:p>
          </table:table-cell>
          <table:table-cell table:formula="of:=[.D163]-[.H163]" office:value-type="float" office:value="-8620315.1445125">
            <text:p>-8.620.315</text:p>
          </table:table-cell>
          <table:table-cell table:style-name="Default"/>
          <table:table-cell/>
          <table:table-cell table:style-name="Default"/>
          <table:table-cell office:value-type="float" office:value="2">
            <text:p>2</text:p>
          </table:table-cell>
          <table:table-cell table:style-name="ce6" office:value-type="date" office:date-value="2008-06-20">
            <text:p>20.06.08</text:p>
          </table:table-cell>
          <table:table-cell table:style-name="ce11" office:value-type="float" office:value="12319714">
            <text:p>12.319.714</text:p>
          </table:table-cell>
          <table:table-cell table:style-name="ce11" table:formula="of:=IF(([.O163]-[.O162])&gt;0;[.O163]-[.O162];0)" office:value-type="float" office:value="4713863">
            <text:p>4.713.863</text:p>
          </table:table-cell>
          <table:table-cell table:style-name="ce11" table:formula="of:=[.O162]+([.P162]*(IF([.S162]=0;1;[.S162])))" office:value-type="float" office:value="15211702">
            <text:p>15.211.702</text:p>
          </table:table-cell>
          <table:table-cell table:style-name="ce13" table:formula="of:=2000000/[.P163]" office:value-type="float" office:value="0.424280468057727">
            <text:p>0,42428</text:p>
          </table:table-cell>
          <table:table-cell table:style-name="ce13" table:formula="of:=IF([.P163]=0;[.S162];[.P162]/[.P163])" office:value-type="float" office:value="1.61350701112866">
            <text:p>1,61351</text:p>
          </table:table-cell>
          <table:table-cell table:style-name="ce11" table:formula="of:=[.Q163]-[.Q162]" office:value-type="float" office:value="15211702">
            <text:p>15.211.702</text:p>
          </table:table-cell>
          <table:table-cell table:style-name="ce14" table:formula="of:=[.P163]-[.T163]" office:value-type="float" office:value="-10497839">
            <text:p>-10.497.839</text:p>
          </table:table-cell>
          <table:table-cell table:style-name="ce15" table:formula="of:= ([.O163]*100)/68588312" office:value-type="float" office:value="17.9618270821419">
            <text:p>17,96</text:p>
          </table:table-cell>
          <table:table-cell table:formula="of:=[.V163]/[.M163]" office:value-type="float" office:value="8.98091354107096">
            <text:p>8,98</text:p>
          </table:table-cell>
          <table:table-cell table:style-name="ce15" table:formula="of:=[.V163]-[.V162]" office:value-type="float" office:value="6.87269137050639">
            <text:p>6,8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08-04-29">
            <text:p>29.04.08</text:p>
          </table:table-cell>
          <table:table-cell office:value-type="float" office:value="14037430">
            <text:p>14.037.430</text:p>
          </table:table-cell>
          <table:table-cell table:formula="of:=IF(([.C164]-[.C163]&gt;0);[.C164]-[.C163];0)" office:value-type="float" office:value="4135131">
            <text:p>4.135.131</text:p>
          </table:table-cell>
          <table:table-cell table:formula="of:=[.C163]+([.D163]/MAX([.F149:.F164]))" office:value-type="float" office:value="21264902.934682">
            <text:p>21.264.903</text:p>
          </table:table-cell>
          <table:table-cell table:formula="of:=2000000/[.D164]" office:value-type="float" office:value="0.483660614379569">
            <text:p>0,48366</text:p>
          </table:table-cell>
          <table:table-cell/>
          <table:table-cell table:formula="of:=[.E164]-[.E163]" office:value-type="float" office:value="7148943.7901695">
            <text:p>7.148.944</text:p>
          </table:table-cell>
          <table:table-cell table:formula="of:=[.D164]-[.H164]" office:value-type="float" office:value="-3013812.7901695">
            <text:p>-3.013.813</text:p>
          </table:table-cell>
          <table:table-cell table:style-name="Default"/>
          <table:table-cell/>
          <table:table-cell table:style-name="Default"/>
          <table:table-cell office:value-type="float" office:value="3">
            <text:p>3</text:p>
          </table:table-cell>
          <table:table-cell table:style-name="ce6" office:value-type="date" office:date-value="2008-06-21">
            <text:p>21.06.08</text:p>
          </table:table-cell>
          <table:table-cell table:style-name="ce11" office:value-type="float" office:value="16391782">
            <text:p>16.391.782</text:p>
          </table:table-cell>
          <table:table-cell table:style-name="ce11" table:formula="of:=IF(([.O164]-[.O163])&gt;0;[.O164]-[.O163];0)" office:value-type="float" office:value="4072068">
            <text:p>4.072.068</text:p>
          </table:table-cell>
          <table:table-cell table:style-name="ce11" table:formula="of:=[.O163]+([.P163]*(IF([.S163]=0;1;[.S163])))" office:value-type="float" office:value="19925565">
            <text:p>19.925.565</text:p>
          </table:table-cell>
          <table:table-cell table:style-name="ce13" table:formula="of:=IF([.P164]=0;0;2000000/[.P164])" office:value-type="float" office:value="0.49115093362881">
            <text:p>0,49115</text:p>
          </table:table-cell>
          <table:table-cell table:style-name="ce13" table:formula="of:=IF([.P164]=0;[.S163];[.P163]/[.P164])" office:value-type="float" office:value="1.15760910672415">
            <text:p>1,15761</text:p>
          </table:table-cell>
          <table:table-cell table:style-name="ce11" table:formula="of:=[.Q164]-[.Q163]" office:value-type="float" office:value="4713863">
            <text:p>4.713.863</text:p>
          </table:table-cell>
          <table:table-cell table:style-name="ce14" table:formula="of:=[.P164]-[.T164]" office:value-type="float" office:value="-641795">
            <text:p>-641.795</text:p>
          </table:table-cell>
          <table:table-cell table:style-name="ce15" table:formula="of:= ([.O164]*100)/68588312" office:value-type="float" office:value="23.8987978010014">
            <text:p>23,90</text:p>
          </table:table-cell>
          <table:table-cell table:formula="of:=[.V164]/[.M164]" office:value-type="float" office:value="7.96626593366714">
            <text:p>7,97</text:p>
          </table:table-cell>
          <table:table-cell table:style-name="ce15" table:formula="of:=[.V164]-[.V163]" office:value-type="float" office:value="5.9369707188595">
            <text:p>5,9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08-04-30">
            <text:p>30.04.08</text:p>
          </table:table-cell>
          <table:table-cell office:value-type="float" office:value="17716105">
            <text:p>17.716.105</text:p>
          </table:table-cell>
          <table:table-cell table:formula="of:=IF(([.C165]-[.C164]&gt;0);[.C165]-[.C164];0)" office:value-type="float" office:value="3678675">
            <text:p>3.678.675</text:p>
          </table:table-cell>
          <table:table-cell table:formula="of:=[.C164]+([.D164]/MAX([.F150:.F165]))" office:value-type="float" office:value="21643331.5157125">
            <text:p>21.643.332</text:p>
          </table:table-cell>
          <table:table-cell table:formula="of:=2000000/[.D165]" office:value-type="float" office:value="0.543674013061768">
            <text:p>0,54367</text:p>
          </table:table-cell>
          <table:table-cell/>
          <table:table-cell table:formula="of:=[.E165]-[.E164]" office:value-type="float" office:value="378428.581030499">
            <text:p>378.429</text:p>
          </table:table-cell>
          <table:table-cell table:formula="of:=[.D165]-[.H165]" office:value-type="float" office:value="3300246.4189695">
            <text:p>3.300.246</text:p>
          </table:table-cell>
          <table:table-cell table:style-name="Default"/>
          <table:table-cell/>
          <table:table-cell table:style-name="Default"/>
          <table:table-cell office:value-type="float" office:value="4">
            <text:p>4</text:p>
          </table:table-cell>
          <table:table-cell table:style-name="ce6" office:value-type="date" office:date-value="2008-06-22">
            <text:p>22.06.08</text:p>
          </table:table-cell>
          <table:table-cell table:style-name="ce11" office:value-type="float" office:value="20019406">
            <text:p>20.019.406</text:p>
          </table:table-cell>
          <table:table-cell table:style-name="ce11" table:formula="of:=IF(([.O165]-[.O164])&gt;0;[.O165]-[.O164];0)" office:value-type="float" office:value="3627624">
            <text:p>3.627.624</text:p>
          </table:table-cell>
          <table:table-cell table:style-name="ce11" table:formula="of:=[.O164]+([.P164]*(IF([.S164]=0;1;[.S164])))" office:value-type="float" office:value="21105645">
            <text:p>21.105.645</text:p>
          </table:table-cell>
          <table:table-cell table:style-name="ce13" table:formula="of:=IF([.P165]=0;0;2000000/[.P165])" office:value-type="float" office:value="0.551325054636313">
            <text:p>0,55133</text:p>
          </table:table-cell>
          <table:table-cell table:style-name="ce13" table:formula="of:=IF([.P165]=0;[.S164];[.P164]/[.P165])" office:value-type="float" office:value="1.12251655629139">
            <text:p>1,12252</text:p>
          </table:table-cell>
          <table:table-cell table:style-name="ce11" table:formula="of:=[.Q165]-[.Q164]" office:value-type="float" office:value="1180080">
            <text:p>1.180.080</text:p>
          </table:table-cell>
          <table:table-cell table:style-name="ce14" table:formula="of:=[.P165]-[.T165]" office:value-type="float" office:value="2447544">
            <text:p>2.447.544</text:p>
          </table:table-cell>
          <table:table-cell table:style-name="ce15" table:formula="of:= ([.O165]*100)/68588312" office:value-type="float" office:value="29.1877805652951">
            <text:p>29,19</text:p>
          </table:table-cell>
          <table:table-cell table:formula="of:=[.V165]/[.M165]" office:value-type="float" office:value="7.29694514132379">
            <text:p>7,3</text:p>
          </table:table-cell>
          <table:table-cell table:style-name="ce15" table:formula="of:=[.V165]-[.V164]" office:value-type="float" office:value="5.28898276429372">
            <text:p>5,2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08-05-01">
            <text:p>01.05.08</text:p>
          </table:table-cell>
          <table:table-cell office:value-type="float" office:value="20974360">
            <text:p>20.974.360</text:p>
          </table:table-cell>
          <table:table-cell table:formula="of:=IF(([.C166]-[.C165]&gt;0);[.C166]-[.C165];0)" office:value-type="float" office:value="3258255">
            <text:p>3.258.255</text:p>
          </table:table-cell>
          <table:table-cell table:formula="of:=[.C165]+([.D165]/MAX([.F151:.F166]))" office:value-type="float" office:value="23709135.6060625">
            <text:p>23.709.136</text:p>
          </table:table-cell>
          <table:table-cell table:formula="of:=2000000/[.D166]" office:value-type="float" office:value="0.613825498618125">
            <text:p>0,61383</text:p>
          </table:table-cell>
          <table:table-cell/>
          <table:table-cell table:formula="of:=[.E166]-[.E165]" office:value-type="float" office:value="2065804.09035">
            <text:p>2.065.804</text:p>
          </table:table-cell>
          <table:table-cell table:formula="of:=[.D166]-[.H166]" office:value-type="float" office:value="1192450.90965">
            <text:p>1.192.451</text:p>
          </table:table-cell>
          <table:table-cell table:style-name="Default"/>
          <table:table-cell/>
          <table:table-cell table:style-name="Default"/>
          <table:table-cell office:value-type="float" office:value="5">
            <text:p>5</text:p>
          </table:table-cell>
          <table:table-cell table:style-name="ce6" office:value-type="date" office:date-value="2008-06-23">
            <text:p>23.06.08</text:p>
          </table:table-cell>
          <table:table-cell table:style-name="ce11" office:value-type="float" office:value="23334718">
            <text:p>23.334.718</text:p>
          </table:table-cell>
          <table:table-cell table:style-name="ce11" table:formula="of:=IF(([.O166]-[.O165])&gt;0;[.O166]-[.O165];0)" office:value-type="float" office:value="3315312">
            <text:p>3.315.312</text:p>
          </table:table-cell>
          <table:table-cell table:style-name="ce11" table:formula="of:=[.O165]+([.P165]*(IF([.S165]=0;1;[.S165])))" office:value-type="float" office:value="24091474">
            <text:p>24.091.474</text:p>
          </table:table-cell>
          <table:table-cell table:style-name="ce13" table:formula="of:=IF([.P166]=0;0;2000000/[.P166])" office:value-type="float" office:value="0.60326147282669">
            <text:p>0,60326</text:p>
          </table:table-cell>
          <table:table-cell table:style-name="ce13" table:formula="of:=IF([.P166]=0;[.S165];[.P165]/[.P166])" office:value-type="float" office:value="1.09420289855072">
            <text:p>1,09420</text:p>
          </table:table-cell>
          <table:table-cell table:style-name="ce11" table:formula="of:=[.Q166]-[.Q165]" office:value-type="float" office:value="2985829">
            <text:p>2.985.829</text:p>
          </table:table-cell>
          <table:table-cell table:style-name="ce14" table:formula="of:=[.P166]-[.T166]" office:value-type="float" office:value="329483">
            <text:p>329.483</text:p>
          </table:table-cell>
          <table:table-cell table:style-name="ce15" table:formula="of:= ([.O166]*100)/68588312" office:value-type="float" office:value="34.0214204425967">
            <text:p>34,02</text:p>
          </table:table-cell>
          <table:table-cell table:formula="of:=[.V166]/[.M166]" office:value-type="float" office:value="6.80428408851934">
            <text:p>6,8</text:p>
          </table:table-cell>
          <table:table-cell table:style-name="ce15" table:formula="of:=[.V166]-[.V165]" office:value-type="float" office:value="4.83363987730154">
            <text:p>4,8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08-05-02">
            <text:p>02.05.08</text:p>
          </table:table-cell>
          <table:table-cell office:value-type="float" office:value="23977360">
            <text:p>23.977.360</text:p>
          </table:table-cell>
          <table:table-cell table:formula="of:=IF(([.C167]-[.C166]&gt;0);[.C167]-[.C166];0)" office:value-type="float" office:value="3003000">
            <text:p>3.003.000</text:p>
          </table:table-cell>
          <table:table-cell table:formula="of:=[.C166]+([.D166]/MAX([.F152:.F167]))" office:value-type="float" office:value="25866629.8825">
            <text:p>25.866.630</text:p>
          </table:table-cell>
          <table:table-cell table:formula="of:=2000000/[.D167]" office:value-type="float" office:value="0.666000666000666">
            <text:p>0,66600</text:p>
          </table:table-cell>
          <table:table-cell/>
          <table:table-cell table:formula="of:=[.E167]-[.E166]" office:value-type="float" office:value="2157494.2764375">
            <text:p>2.157.494</text:p>
          </table:table-cell>
          <table:table-cell table:formula="of:=[.D167]-[.H167]" office:value-type="float" office:value="845505.723562501">
            <text:p>845.506</text:p>
          </table:table-cell>
          <table:table-cell table:style-name="Default"/>
          <table:table-cell/>
          <table:table-cell table:style-name="Default"/>
          <table:table-cell office:value-type="float" office:value="6">
            <text:p>6</text:p>
          </table:table-cell>
          <table:table-cell table:style-name="ce6" office:value-type="date" office:date-value="2008-06-24">
            <text:p>24.06.08</text:p>
          </table:table-cell>
          <table:table-cell table:style-name="ce11" office:value-type="float" office:value="26418799">
            <text:p>26.418.799</text:p>
          </table:table-cell>
          <table:table-cell table:style-name="ce11" table:formula="of:=IF(([.O167]-[.O166])&gt;0;[.O167]-[.O166];0)" office:value-type="float" office:value="3084081">
            <text:p>3.084.081</text:p>
          </table:table-cell>
          <table:table-cell table:style-name="ce11" table:formula="of:=[.O166]+([.P166]*(IF([.S166]=0;1;[.S166])))" office:value-type="float" office:value="26962342">
            <text:p>26.962.342</text:p>
          </table:table-cell>
          <table:table-cell table:style-name="ce13" table:formula="of:=IF([.P167]=0;0;2000000/[.P167])" office:value-type="float" office:value="0.648491398247971">
            <text:p>0,64849</text:p>
          </table:table-cell>
          <table:table-cell table:style-name="ce13" table:formula="of:=IF([.P167]=0;[.S166];[.P166]/[.P167])" office:value-type="float" office:value="1.07497565725414">
            <text:p>1,07498</text:p>
          </table:table-cell>
          <table:table-cell table:style-name="ce11" table:formula="of:=[.Q167]-[.Q166]" office:value-type="float" office:value="2870868">
            <text:p>2.870.868</text:p>
          </table:table-cell>
          <table:table-cell table:style-name="ce14" table:formula="of:=[.P167]-[.T167]" office:value-type="float" office:value="213213">
            <text:p>213.213</text:p>
          </table:table-cell>
          <table:table-cell table:style-name="ce15" table:formula="of:= ([.O167]*100)/68588312" office:value-type="float" office:value="38.5179314516444">
            <text:p>38,52</text:p>
          </table:table-cell>
          <table:table-cell table:formula="of:=[.V167]/[.M167]" office:value-type="float" office:value="6.41965524194074">
            <text:p>6,42</text:p>
          </table:table-cell>
          <table:table-cell table:style-name="ce15" table:formula="of:=[.V167]-[.V166]" office:value-type="float" office:value="4.49651100904772">
            <text:p>4,5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7" office:value-type="date" office:date-value="2008-05-03">
            <text:p>03.05.08</text:p>
          </table:table-cell>
          <table:table-cell office:value-type="float" office:value="26878258">
            <text:p>26.878.258</text:p>
          </table:table-cell>
          <table:table-cell table:formula="of:=IF(([.C168]-[.C167]&gt;0);[.C168]-[.C167];0)" office:value-type="float" office:value="2900898">
            <text:p>2.900.898</text:p>
          </table:table-cell>
          <table:table-cell table:formula="of:=[.C167]+([.D167]/MAX([.F153:.F168]))" office:value-type="float" office:value="28333058.347">
            <text:p>28.333.058</text:p>
          </table:table-cell>
          <table:table-cell table:formula="of:=2000000/[.D168]" office:value-type="float" office:value="0.689441683230503">
            <text:p>0,68944</text:p>
          </table:table-cell>
          <table:table-cell/>
          <table:table-cell table:formula="of:=[.E168]-[.E167]" office:value-type="float" office:value="2466428.4645">
            <text:p>2.466.428</text:p>
          </table:table-cell>
          <table:table-cell table:formula="of:=[.D168]-[.H168]" office:value-type="float" office:value="434469.535500001">
            <text:p>434.470</text:p>
          </table:table-cell>
          <table:table-cell table:style-name="Default"/>
          <table:table-cell/>
          <table:table-cell table:style-name="Default"/>
          <table:table-cell office:value-type="float" office:value="7">
            <text:p>7</text:p>
          </table:table-cell>
          <table:table-cell table:style-name="ce6" office:value-type="date" office:date-value="2008-06-25">
            <text:p>25.06.08</text:p>
          </table:table-cell>
          <table:table-cell table:style-name="ce11" office:value-type="float" office:value="29202041">
            <text:p>29.202.041</text:p>
          </table:table-cell>
          <table:table-cell table:style-name="ce11" table:formula="of:=IF(([.O168]-[.O167])&gt;0;[.O168]-[.O167];0)" office:value-type="float" office:value="2783242">
            <text:p>2.783.242</text:p>
          </table:table-cell>
          <table:table-cell table:style-name="ce11" table:formula="of:=IF([.O167]=0;[.Q167];[.O167])+([.P167]*(IF([.S167]=0;1;[.S167])))" office:value-type="float" office:value="29734111">
            <text:p>29.734.111</text:p>
          </table:table-cell>
          <table:table-cell table:style-name="ce13" table:formula="of:=IF([.P168]=0;0;2000000/[.P168])" office:value-type="float" office:value="0.718586454214186">
            <text:p>0,71859</text:p>
          </table:table-cell>
          <table:table-cell table:style-name="ce13" table:formula="of:=IF([.P168]=0;[.S167];[.P167]/[.P168])" office:value-type="float" office:value="1.10808941514967">
            <text:p>1,10809</text:p>
          </table:table-cell>
          <table:table-cell table:style-name="ce11" table:formula="of:=[.Q168]-[.Q167]" office:value-type="float" office:value="2771769">
            <text:p>2.771.769</text:p>
          </table:table-cell>
          <table:table-cell table:style-name="ce14" table:formula="of:=[.P168]-[.T168]" office:value-type="float" office:value="11473">
            <text:p>11.473</text:p>
          </table:table-cell>
          <table:table-cell table:style-name="ce15" table:formula="of:= ([.O168]*100)/68588312" office:value-type="float" office:value="42.5758269134835">
            <text:p>42,58</text:p>
          </table:table-cell>
          <table:table-cell table:formula="of:=[.V168]/[.M168]" office:value-type="float" office:value="6.08226098764049">
            <text:p>6,08</text:p>
          </table:table-cell>
          <table:table-cell table:style-name="ce15" table:formula="of:=[.V168]-[.V167]" office:value-type="float" office:value="4.05789546183904">
            <text:p>4,0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date" office:date-value="2008-05-04">
            <text:p>04.05.08</text:p>
          </table:table-cell>
          <table:table-cell office:value-type="float" office:value="29646485">
            <text:p>29.646.485</text:p>
          </table:table-cell>
          <table:table-cell table:formula="of:=IF(([.C169]-[.C168]&gt;0);[.C169]-[.C168];0)" office:value-type="float" office:value="2768227">
            <text:p>2.768.227</text:p>
          </table:table-cell>
          <table:table-cell table:formula="of:=[.C168]+([.D168]/MAX([.F154:.F169]))" office:value-type="float" office:value="30893430.083923">
            <text:p>30.893.430</text:p>
          </table:table-cell>
          <table:table-cell table:formula="of:=2000000/[.D169]" office:value-type="float" office:value="0.722484102640427">
            <text:p>0,72248</text:p>
          </table:table-cell>
          <table:table-cell/>
          <table:table-cell table:formula="of:=[.E169]-[.E168]" office:value-type="float" office:value="2560371.736923">
            <text:p>2.560.372</text:p>
          </table:table-cell>
          <table:table-cell table:formula="of:=[.D169]-[.H169]" office:value-type="float" office:value="207855.263076998">
            <text:p>207.855</text:p>
          </table:table-cell>
          <table:table-cell table:style-name="Default"/>
          <table:table-cell/>
          <table:table-cell table:style-name="Default"/>
          <table:table-cell office:value-type="float" office:value="8">
            <text:p>8</text:p>
          </table:table-cell>
          <table:table-cell table:style-name="ce6" office:value-type="date" office:date-value="2008-06-26">
            <text:p>26.06.08</text:p>
          </table:table-cell>
          <table:table-cell table:style-name="ce11" office:value-type="float" office:value="31652489">
            <text:p>31.652.489</text:p>
          </table:table-cell>
          <table:table-cell table:style-name="ce11" table:formula="of:=IF(([.O169]-[.O168])&gt;0;[.O169]-[.O168];0)" office:value-type="float" office:value="2450448">
            <text:p>2.450.448</text:p>
          </table:table-cell>
          <table:table-cell table:style-name="ce11" table:formula="of:=IF([.O168]=0;[.Q168];[.O168])+(IF([.P168]=0;[.Q168]-[.Q167];[.P168])*(IF([.S168]=0;1;[.S168])))" office:value-type="float" office:value="32286122">
            <text:p>32.286.122</text:p>
          </table:table-cell>
          <table:table-cell table:style-name="ce13" table:formula="of:=IF([.P169]=0;0;2000000/[.P169])" office:value-type="float" office:value="0.816177286765522">
            <text:p>0,81618</text:p>
          </table:table-cell>
          <table:table-cell table:style-name="ce13" table:formula="of:=IF([.P169]=0;[.S168];[.P168]/[.P169])" office:value-type="float" office:value="1.13580945198592">
            <text:p>1,13581</text:p>
          </table:table-cell>
          <table:table-cell table:style-name="ce11" table:formula="of:=[.Q169]-[.Q168]" office:value-type="float" office:value="2552011">
            <text:p>2.552.011</text:p>
          </table:table-cell>
          <table:table-cell table:style-name="ce14" table:formula="of:=[.P169]-[.T169]" office:value-type="float" office:value="-101563">
            <text:p>-101.563</text:p>
          </table:table-cell>
          <table:table-cell table:style-name="ce15" table:formula="of:= ([.O169]*100)/68588312" office:value-type="float" office:value="46.1485172575759">
            <text:p>46,15</text:p>
          </table:table-cell>
          <table:table-cell table:formula="of:=[.V169]/[.M169]" office:value-type="float" office:value="5.76856465719699">
            <text:p>5,77</text:p>
          </table:table-cell>
          <table:table-cell table:style-name="ce15" table:formula="of:=[.V169]-[.V168]" office:value-type="float" office:value="3.57269034409244">
            <text:p>3,5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08-05-05">
            <text:p>05.05.08</text:p>
          </table:table-cell>
          <table:table-cell office:value-type="float" office:value="32116953">
            <text:p>32.116.953</text:p>
          </table:table-cell>
          <table:table-cell table:formula="of:=IF(([.C170]-[.C169]&gt;0);[.C170]-[.C169];0)" office:value-type="float" office:value="2470468">
            <text:p>2.470.468</text:p>
          </table:table-cell>
          <table:table-cell table:formula="of:=[.C169]+([.D169]/MAX([.F155:.F170]))" office:value-type="float" office:value="33065893.110118">
            <text:p>33.065.893</text:p>
          </table:table-cell>
          <table:table-cell table:formula="of:=2000000/[.D170]" office:value-type="float" office:value="0.809563208266612">
            <text:p>0,80956</text:p>
          </table:table-cell>
          <table:table-cell/>
          <table:table-cell table:formula="of:=[.E170]-[.E169]" office:value-type="float" office:value="2172463.026195">
            <text:p>2.172.463</text:p>
          </table:table-cell>
          <table:table-cell table:formula="of:=[.D170]-[.H170]" office:value-type="float" office:value="298004.973804999">
            <text:p>298.005</text:p>
          </table:table-cell>
          <table:table-cell table:style-name="Default"/>
          <table:table-cell/>
          <table:table-cell table:style-name="Default"/>
          <table:table-cell office:value-type="float" office:value="9">
            <text:p>9</text:p>
          </table:table-cell>
          <table:table-cell table:style-name="ce6" office:value-type="date" office:date-value="2008-06-27">
            <text:p>27.06.08</text:p>
          </table:table-cell>
          <table:table-cell table:style-name="ce11" office:value-type="float" office:value="33928763">
            <text:p>33.928.763</text:p>
          </table:table-cell>
          <table:table-cell table:style-name="ce11" table:formula="of:=IF(([.O170]-[.O169])&gt;0;[.O170]-[.O169];0)" office:value-type="float" office:value="2276274">
            <text:p>2.276.274</text:p>
          </table:table-cell>
          <table:table-cell table:style-name="ce11" table:formula="of:=IF([.O169]=0;[.Q169];[.O169])+(IF([.P169]=0;[.Q169]-[.Q168];[.P169])*(IF([.S169]=0;1;[.S169])))" office:value-type="float" office:value="34435731">
            <text:p>34.435.731</text:p>
          </table:table-cell>
          <table:table-cell table:style-name="ce13" table:formula="of:=IF([.P170]=0;0;2000000/[.P170])" office:value-type="float" office:value="0.878628846966578">
            <text:p>0,87863</text:p>
          </table:table-cell>
          <table:table-cell table:style-name="ce13" table:formula="of:=IF([.P170]=0;[.S169];[.P169]/[.P170])" office:value-type="float" office:value="1.07651715039578">
            <text:p>1,07652</text:p>
          </table:table-cell>
          <table:table-cell table:style-name="ce11" table:formula="of:=[.Q170]-[.Q169]" office:value-type="float" office:value="2149609">
            <text:p>2.149.609</text:p>
          </table:table-cell>
          <table:table-cell table:style-name="ce14" table:formula="of:=[.P170]-[.T170]" office:value-type="float" office:value="126665">
            <text:p>126.665</text:p>
          </table:table-cell>
          <table:table-cell table:style-name="ce15" table:formula="of:= ([.O170]*100)/68588312" office:value-type="float" office:value="49.4672663762304">
            <text:p>49,47</text:p>
          </table:table-cell>
          <table:table-cell table:formula="of:=[.V170]/[.M170]" office:value-type="float" office:value="5.49636293069227">
            <text:p>5,5</text:p>
          </table:table-cell>
          <table:table-cell table:style-name="ce15" table:formula="of:=[.V170]-[.V169]" office:value-type="float" office:value="3.3187491186545">
            <text:p>3,3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08-05-06">
            <text:p>06.05.08</text:p>
          </table:table-cell>
          <table:table-cell office:value-type="float" office:value="34419253">
            <text:p>34.419.253</text:p>
          </table:table-cell>
          <table:table-cell table:formula="of:=IF(([.C171]-[.C170]&gt;0);[.C171]-[.C170];0)" office:value-type="float" office:value="2302300">
            <text:p>2.302.300</text:p>
          </table:table-cell>
          <table:table-cell table:formula="of:=[.C170]+([.D170]/MAX([.F156:.F171]))" office:value-type="float" office:value="34960832.2382">
            <text:p>34.960.832</text:p>
          </table:table-cell>
          <table:table-cell table:formula="of:=2000000/[.D171]" office:value-type="float" office:value="0.868696520870434">
            <text:p>0,86870</text:p>
          </table:table-cell>
          <table:table-cell/>
          <table:table-cell table:formula="of:=[.E171]-[.E170]" office:value-type="float" office:value="1894939.128082">
            <text:p>1.894.939</text:p>
          </table:table-cell>
          <table:table-cell table:formula="of:=[.D171]-[.H171]" office:value-type="float" office:value="407360.871918">
            <text:p>407.361</text:p>
          </table:table-cell>
          <table:table-cell table:style-name="Default"/>
          <table:table-cell/>
          <table:table-cell table:style-name="Default"/>
          <table:table-cell office:value-type="float" office:value="10">
            <text:p>10</text:p>
          </table:table-cell>
          <table:table-cell table:style-name="ce6" office:value-type="date" office:date-value="2008-06-28">
            <text:p>28.06.08</text:p>
          </table:table-cell>
          <table:table-cell table:style-name="ce11" office:value-type="float" office:value="36092925">
            <text:p>36.092.925</text:p>
          </table:table-cell>
          <table:table-cell table:style-name="ce11" table:formula="of:=IF(([.O171]-[.O170])&gt;0;[.O171]-[.O170];0)" office:value-type="float" office:value="2164162">
            <text:p>2.164.162</text:p>
          </table:table-cell>
          <table:table-cell table:style-name="ce11" table:formula="of:=IF([.O170]=0;[.Q170];[.O170])+(IF([.P170]=0;[.Q170]-[.Q169];[.P170])*(IF([.S170]=0;1;[.S170])))" office:value-type="float" office:value="36379211">
            <text:p>36.379.211</text:p>
          </table:table-cell>
          <table:table-cell table:style-name="ce13" table:formula="of:=IF([.P171]=0;0;2000000/[.P171])" office:value-type="float" office:value="0.924145234968547">
            <text:p>0,92415</text:p>
          </table:table-cell>
          <table:table-cell table:style-name="ce13" table:formula="of:=IF([.P171]=0;[.S170];[.P170]/[.P171])" office:value-type="float" office:value="1.0518038852914">
            <text:p>1,05180</text:p>
          </table:table-cell>
          <table:table-cell table:style-name="ce11" table:formula="of:=[.Q171]-[.Q170]" office:value-type="float" office:value="1943480">
            <text:p>1.943.480</text:p>
          </table:table-cell>
          <table:table-cell table:style-name="ce14" table:formula="of:=[.P171]-[.T171]" office:value-type="float" office:value="220682">
            <text:p>220.682</text:p>
          </table:table-cell>
          <table:table-cell table:style-name="ce15" table:formula="of:= ([.O171]*100)/68588312" office:value-type="float" office:value="52.6225590739134">
            <text:p>52,62</text:p>
          </table:table-cell>
          <table:table-cell table:formula="of:=[.V171]/[.M171]" office:value-type="float" office:value="5.26225590739134">
            <text:p>5,26</text:p>
          </table:table-cell>
          <table:table-cell table:style-name="ce15" table:formula="of:=[.V171]-[.V170]" office:value-type="float" office:value="3.15529269768295">
            <text:p>3,1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08-05-07">
            <text:p>07.05.08</text:p>
          </table:table-cell>
          <table:table-cell office:value-type="float" office:value="36607439">
            <text:p>36.607.439</text:p>
          </table:table-cell>
          <table:table-cell table:formula="of:=IF(([.C172]-[.C171]&gt;0);[.C172]-[.C171];0)" office:value-type="float" office:value="2188186">
            <text:p>2.188.186</text:p>
          </table:table-cell>
          <table:table-cell table:formula="of:=[.C171]+([.D171]/MAX([.F157:.F172]))" office:value-type="float" office:value="36938183.3139">
            <text:p>36.938.183</text:p>
          </table:table-cell>
          <table:table-cell table:formula="of:=2000000/[.D172]" office:value-type="float" office:value="0.913999084172918">
            <text:p>0,91400</text:p>
          </table:table-cell>
          <table:table-cell/>
          <table:table-cell table:formula="of:=[.E172]-[.E171]" office:value-type="float" office:value="1977351.0757">
            <text:p>1.977.351</text:p>
          </table:table-cell>
          <table:table-cell table:formula="of:=[.D172]-[.H172]" office:value-type="float" office:value="210834.9243">
            <text:p>210.835</text:p>
          </table:table-cell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08-05-08">
            <text:p>08.05.08</text:p>
          </table:table-cell>
          <table:table-cell office:value-type="float" office:value="38755585">
            <text:p>38.755.585</text:p>
          </table:table-cell>
          <table:table-cell table:formula="of:=IF(([.C173]-[.C172]&gt;0);[.C173]-[.C172];0)" office:value-type="float" office:value="2148146">
            <text:p>2.148.146</text:p>
          </table:table-cell>
          <table:table-cell table:formula="of:=[.C172]+([.D172]/MAX([.F158:.F173]))" office:value-type="float" office:value="38957710.501578">
            <text:p>38.957.711</text:p>
          </table:table-cell>
          <table:table-cell table:formula="of:=2000000/[.D173]" office:value-type="float" office:value="0.931035413794035">
            <text:p>0,93104</text:p>
          </table:table-cell>
          <table:table-cell/>
          <table:table-cell table:formula="of:=[.E173]-[.E172]" office:value-type="float" office:value="2019527.187678">
            <text:p>2.019.527</text:p>
          </table:table-cell>
          <table:table-cell table:formula="of:=[.D173]-[.H173]" office:value-type="float" office:value="128618.812321998">
            <text:p>128.619</text:p>
          </table:table-cell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08-05-09">
            <text:p>09.05.08</text:p>
          </table:table-cell>
          <table:table-cell office:value-type="float" office:value="40787615">
            <text:p>40.787.615</text:p>
          </table:table-cell>
          <table:table-cell table:formula="of:=IF(([.C174]-[.C173]&gt;0);[.C174]-[.C173];0)" office:value-type="float" office:value="2032030">
            <text:p>2.032.030</text:p>
          </table:table-cell>
          <table:table-cell table:formula="of:=[.C173]+([.D173]/MAX([.F159:.F174]))" office:value-type="float" office:value="40938133.55819">
            <text:p>40.938.134</text:p>
          </table:table-cell>
          <table:table-cell table:formula="of:=2000000/[.D174]" office:value-type="float" office:value="0.984237437439408">
            <text:p>0,98424</text:p>
          </table:table-cell>
          <table:table-cell/>
          <table:table-cell table:formula="of:=[.E174]-[.E173]" office:value-type="float" office:value="1980423.056612">
            <text:p>1.980.423</text:p>
          </table:table-cell>
          <table:table-cell table:formula="of:=[.D174]-[.H174]" office:value-type="float" office:value="51606.9433880001">
            <text:p>51.607</text:p>
          </table:table-cell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table:style-name="ce7" office:value-type="date" office:date-value="2008-05-10">
            <text:p>10.05.08</text:p>
          </table:table-cell>
          <table:table-cell office:value-type="float" office:value="42769595">
            <text:p>42.769.595</text:p>
          </table:table-cell>
          <table:table-cell table:formula="of:=IF(([.C175]-[.C174]&gt;0);[.C175]-[.C174];0)" office:value-type="float" office:value="1981980">
            <text:p>1.981.980</text:p>
          </table:table-cell>
          <table:table-cell table:formula="of:=[.C174]+([.D174]/MAX([.F160:.F175]))" office:value-type="float" office:value="42801336.4097">
            <text:p>42.801.336</text:p>
          </table:table-cell>
          <table:table-cell table:formula="of:=2000000/[.D175]" office:value-type="float" office:value="1.00909191818283">
            <text:p>1,00909</text:p>
          </table:table-cell>
          <table:table-cell/>
          <table:table-cell table:formula="of:=[.E175]-[.E174]" office:value-type="float" office:value="1863202.85151">
            <text:p>1.863.203</text:p>
          </table:table-cell>
          <table:table-cell table:formula="of:=[.D175]-[.H175]" office:value-type="float" office:value="118777.148490004">
            <text:p>118.777</text:p>
          </table:table-cell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table:style-name="ce7" office:value-type="date" office:date-value="2008-05-11">
            <text:p>11.05.08</text:p>
          </table:table-cell>
          <table:table-cell office:value-type="float" office:value="44689513">
            <text:p>44.689.513</text:p>
          </table:table-cell>
          <table:table-cell table:formula="of:=IF(([.C176]-[.C175]&gt;0);[.C176]-[.C175];0)" office:value-type="float" office:value="1919918">
            <text:p>1.919.918</text:p>
          </table:table-cell>
          <table:table-cell table:formula="of:=[.C175]+([.D175]/MAX([.F161:.F176]))" office:value-type="float" office:value="44672214.53882">
            <text:p>44.672.215</text:p>
          </table:table-cell>
          <table:table-cell table:formula="of:=2000000/[.D176]" office:value-type="float" office:value="1.04171115641397">
            <text:p>1,04171</text:p>
          </table:table-cell>
          <table:table-cell/>
          <table:table-cell table:formula="of:=[.E176]-[.E175]" office:value-type="float" office:value="1870878.12912">
            <text:p>1.870.878</text:p>
          </table:table-cell>
          <table:table-cell table:formula="of:=[.D176]-[.H176]" office:value-type="float" office:value="49039.8708800003">
            <text:p>49.040</text:p>
          </table:table-cell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08-05-12">
            <text:p>12.05.08</text:p>
          </table:table-cell>
          <table:table-cell office:value-type="float" office:value="46553375">
            <text:p>46.553.375</text:p>
          </table:table-cell>
          <table:table-cell table:formula="of:=IF(([.C177]-[.C176]&gt;0);[.C177]-[.C176];0)" office:value-type="float" office:value="1863862">
            <text:p>1.863.862</text:p>
          </table:table-cell>
          <table:table-cell table:formula="of:=[.C176]+([.D176]/MAX([.F162:.F177]))" office:value-type="float" office:value="46478744.101658">
            <text:p>46.478.744</text:p>
          </table:table-cell>
          <table:table-cell table:formula="of:=IF([.D177]=0;0;2000000/[.D177])" office:value-type="float" office:value="1.07304081525349">
            <text:p>1,07304</text:p>
          </table:table-cell>
          <table:table-cell/>
          <table:table-cell table:formula="of:=[.E177]-[.E176]" office:value-type="float" office:value="1806529.562838">
            <text:p>1.806.530</text:p>
          </table:table-cell>
          <table:table-cell table:formula="of:=[.D177]-[.H177]" office:value-type="float" office:value="57332.437161997">
            <text:p>57.332</text:p>
          </table:table-cell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08-05-13">
            <text:p>13.05.08</text:p>
          </table:table-cell>
          <table:table-cell office:value-type="float" office:value="48369189">
            <text:p>48.369.189</text:p>
          </table:table-cell>
          <table:table-cell table:formula="of:=IF(([.C178]-[.C177]&gt;0);[.C178]-[.C177];0)" office:value-type="float" office:value="1815814">
            <text:p>1.815.814</text:p>
          </table:table-cell>
          <table:table-cell table:formula="of:=[.E177]+([.D176]/[.F176])" office:value-type="float" office:value="48321786.66502">
            <text:p>48.321.787</text:p>
          </table:table-cell>
          <table:table-cell table:formula="of:=IF([.D178]=0;0;2000000/[.D178])" office:value-type="float" office:value="1.10143439801654">
            <text:p>1,10143</text:p>
          </table:table-cell>
          <table:table-cell/>
          <table:table-cell table:formula="of:=[.E178]-[.E177]" office:value-type="float" office:value="1843042.563362">
            <text:p>1.843.043</text:p>
          </table:table-cell>
          <table:table-cell table:formula="of:=[.D178]-[.H178]" office:value-type="float" office:value="-27228.5633620024">
            <text:p>-27.229</text:p>
          </table:table-cell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08-05-14">
            <text:p>14.05.08</text:p>
          </table:table-cell>
          <table:table-cell office:value-type="float" office:value="50126945">
            <text:p>50.126.945</text:p>
          </table:table-cell>
          <table:table-cell table:formula="of:=IF(([.C179]-[.C178]&gt;0);[.C179]-[.C178];0)" office:value-type="float" office:value="1757756">
            <text:p>1.757.756</text:p>
          </table:table-cell>
          <table:table-cell table:formula="of:=[.E178]+(([.E178]-[.E177])/MAX([.$F$37:.$F$71]))" office:value-type="float" office:value="49185193.1285931">
            <text:p>49.185.193</text:p>
          </table:table-cell>
          <table:table-cell table:formula="of:=IF([.D179]=0;0;2000000/[.D179])" office:value-type="float" office:value="1.13781434965945">
            <text:p>1,13781</text:p>
          </table:table-cell>
          <table:table-cell/>
          <table:table-cell table:formula="of:=[.E179]-[.E178]" office:value-type="float" office:value="863406.463573068">
            <text:p>863.406</text:p>
          </table:table-cell>
          <table:table-cell table:formula="of:=[.D179]-[.H179]" office:value-type="float" office:value="894349.536426932">
            <text:p>894.350</text:p>
          </table:table-cell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 table:number-columns-repeated="3"/>
          <table:table-cell table:formula="of:=[.E179]+(([.E179]-[.E178])/MAX([.$F$37:.$F$71]))" office:value-type="float" office:value="49589671.4277702">
            <text:p>49.589.671</text:p>
          </table:table-cell>
          <table:table-cell table:style-name="Default" table:number-columns-repeated="5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 table:number-columns-repeated="3"/>
          <table:table-cell table:formula="of:=[.E180]+(([.E180]-[.E179])/MAX([.$F$37:.$F$71]))" office:value-type="float" office:value="49779156.5676291">
            <text:p>49.779.157</text:p>
          </table:table-cell>
          <table:table-cell table:style-name="Default" table:number-columns-repeated="5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 table:number-columns-repeated="3"/>
          <table:table-cell table:formula="of:=[.E181]+(([.E181]-[.E180])/MAX([.$F$37:.$F$71]))" office:value-type="float" office:value="49867924.2921286">
            <text:p>49.867.924</text:p>
          </table:table-cell>
          <table:table-cell table:style-name="Default" table:number-columns-repeated="5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 table:number-columns-repeated="3"/>
          <table:table-cell table:formula="of:=[.E182]+(([.E182]-[.E181])/MAX([.$F$37:.$F$71]))" office:value-type="float" office:value="49909509.1304894">
            <text:p>49.909.509</text:p>
          </table:table-cell>
          <table:table-cell table:style-name="Default" table:number-columns-repeated="5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 table:number-columns-repeated="3"/>
          <table:table-cell table:formula="of:=[.E183]+(([.E183]-[.E182])/MAX([.$F$37:.$F$71]))" office:value-type="float" office:value="49928990.2965466">
            <text:p>49.928.990</text:p>
          </table:table-cell>
          <table:table-cell table:style-name="Default" table:number-columns-repeated="5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 table:number-columns-repeated="3"/>
          <table:table-cell table:formula="of:=[.E184]+(([.E184]-[.E183])/MAX([.$F$37:.$F$71]))" office:value-type="float" office:value="49938116.5994471">
            <text:p>49.938.117</text:p>
          </table:table-cell>
          <table:table-cell table:style-name="Default" table:number-columns-repeated="5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 table:number-columns-repeated="3"/>
          <table:table-cell table:formula="of:=[.E185]+(([.E185]-[.E184])/MAX([.$F$37:.$F$71]))" office:value-type="float" office:value="49942391.9803142">
            <text:p>49.942.392</text:p>
          </table:table-cell>
          <table:table-cell table:style-name="Default" table:number-columns-repeated="5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 table:number-columns-repeated="3"/>
          <table:table-cell table:formula="of:=[.E186]+(([.E186]-[.E185])/MAX([.$F$37:.$F$71]))" office:value-type="float" office:value="49944394.8594383">
            <text:p>49.944.395</text:p>
          </table:table-cell>
          <table:table-cell table:style-name="Default" table:number-columns-repeated="5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 table:number-columns-repeated="3"/>
          <table:table-cell table:formula="of:=[.E187]+(([.E187]-[.E186])/MAX([.$F$37:.$F$71]))" office:value-type="float" office:value="49945333.1442158">
            <text:p>49.945.333</text:p>
          </table:table-cell>
          <table:table-cell table:style-name="Default" table:number-columns-repeated="5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 table:number-columns-repeated="3"/>
          <table:table-cell table:formula="of:=[.E188]+(([.E188]-[.E187])/MAX([.$F$37:.$F$71]))" office:value-type="float" office:value="49945772.700609">
            <text:p>49.945.773</text:p>
          </table:table-cell>
          <table:table-cell table:style-name="Default" table:number-columns-repeated="5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 table:number-columns-repeated="3"/>
          <table:table-cell table:formula="of:=[.E189]+(([.E189]-[.E188])/MAX([.$F$37:.$F$71]))" office:value-type="float" office:value="49945978.6187134">
            <text:p>49.945.979</text:p>
          </table:table-cell>
          <table:table-cell table:style-name="Default" table:number-columns-repeated="5"/>
          <table:table-cell/>
          <table:table-cell table:style-name="Default"/>
          <table:table-cell table:number-columns-repeated="12"/>
        </table:table-row>
        <table:table-row table:style-name="ro1" table:number-rows-repeated="5">
          <table:table-cell/>
          <table:table-cell table:style-name="Default" table:number-columns-repeated="9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5" office:value-type="string">
            <text:p>Datum</text:p>
          </table:table-cell>
          <table:table-cell table:style-name="ce5" office:value-type="string">
            <text:p>Anzahl erreicht</text:p>
          </table:table-cell>
          <table:table-cell table:style-name="ce5" office:value-type="string">
            <text:p>Berechnet</text:p>
          </table:table-cell>
          <table:table-cell table:style-name="ce5" office:value-type="string">
            <text:p>Hochrechnung</text:p>
          </table:table-cell>
          <table:table-cell table:style-name="ce5" office:value-type="string">
            <text:p>Zu 2 Mio</text:p>
          </table:table-cell>
          <table:table-cell table:style-name="ce5" office:value-type="string">
            <text:p>Diff Vort</text:p>
          </table:table-cell>
          <table:table-cell table:style-name="ce5" office:value-type="string">
            <text:p>Diff. HR Vortag</text:p>
          </table:table-cell>
          <table:table-cell table:style-name="ce5" office:value-type="string">
            <text:p>Abw. HR</text:p>
          </table:table-cell>
          <table:table-cell table:style-name="ce5" office:value-type="string">
            <text:p>% erreicht</text:p>
          </table:table-cell>
          <table:table-cell table:style-name="ce5" office:value-type="string">
            <text:p>%/Tag (ges.)</text:p>
          </table:table-cell>
          <table:table-cell table:style-name="ce5" office:value-type="string">
            <text:p>%/Tag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08-05-15">
            <text:p>15.05.08</text:p>
          </table:table-cell>
          <table:table-cell table:number-columns-repeated="2" office:value-type="float" office:value="1398111">
            <text:p>1.398.111</text:p>
          </table:table-cell>
          <table:table-cell table:formula="of:=[.C197]+([.D197]/MAX([.$F$38:.$F229]))" office:value-type="float" office:value="2053081.263948">
            <text:p>2.053.081</text:p>
          </table:table-cell>
          <table:table-cell table:formula="of:=2000000/[.D197]" office:value-type="float" office:value="1.43050158392288">
            <text:p>1,43050</text:p>
          </table:table-cell>
          <table:table-cell office:value-type="float" office:value="0">
            <text:p>0,00000</text:p>
          </table:table-cell>
          <table:table-cell table:style-name="Default" table:number-columns-repeated="2"/>
          <table:table-cell table:formula="of:= ([.C197]*100)/68588312" office:value-type="float" office:value="2.03840998448832">
            <text:p>2,04</text:p>
          </table:table-cell>
          <table:table-cell table:formula="of:=[.J197]/[.A197]" office:value-type="float" office:value="2.03840998448832">
            <text:p>2,04</text:p>
          </table:table-cell>
          <table:table-cell table:style-name="Default" office:value-type="float" office:value="2.04">
            <text:p>2,04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08-05-16">
            <text:p>16.05.08</text:p>
          </table:table-cell>
          <table:table-cell office:value-type="float" office:value="8863261">
            <text:p>8.863.261</text:p>
          </table:table-cell>
          <table:table-cell table:formula="of:=IF(([.C198]-[.C197])&gt;0;[.C198]-[.C197];0)" office:value-type="float" office:value="7465150">
            <text:p>7.465.150</text:p>
          </table:table-cell>
          <table:table-cell table:formula="of:=[.C198]+([.D198]/MAX([.$F$38:.$F230]))" office:value-type="float" office:value="12360444.8902">
            <text:p>12.360.445</text:p>
          </table:table-cell>
          <table:table-cell table:formula="of:=2000000/[.D198]" office:value-type="float" office:value="0.267911562393254">
            <text:p>0,26791</text:p>
          </table:table-cell>
          <table:table-cell table:formula="of:=[.D197]/[.D198]" office:value-type="float" office:value="0.187285051204597">
            <text:p>0,18729</text:p>
          </table:table-cell>
          <table:table-cell table:formula="of:=[.E198]-[.E197]" office:value-type="float" office:value="10307363.626252">
            <text:p>10.307.364</text:p>
          </table:table-cell>
          <table:table-cell table:formula="of:=[.D198]-[.H198]" office:value-type="float" office:value="-2842213.626252">
            <text:p>-2.842.214</text:p>
          </table:table-cell>
          <table:table-cell table:formula="of:= ([.C198]*100)/68588312" office:value-type="float" office:value="12.9224072462958">
            <text:p>12,92</text:p>
          </table:table-cell>
          <table:table-cell table:formula="of:=[.J198]/[.A198]" office:value-type="float" office:value="6.46120362314792">
            <text:p>6,46</text:p>
          </table:table-cell>
          <table:table-cell table:formula="of:=[.J198]-[.J197]" office:value-type="float" office:value="10.8839972618075">
            <text:p>10,88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08-05-17">
            <text:p>17.05.08</text:p>
          </table:table-cell>
          <table:table-cell office:value-type="float" office:value="13617010">
            <text:p>13.617.010</text:p>
          </table:table-cell>
          <table:table-cell table:formula="of:=IF(([.C199]-[.C198])&gt;0;[.C199]-[.C198];0)" office:value-type="float" office:value="4753749">
            <text:p>4.753.749</text:p>
          </table:table-cell>
          <table:table-cell table:formula="of:=[.C199]+([.D199]/MAX([.$F$38:.$F231]))" office:value-type="float" office:value="15843989.286532">
            <text:p>15.843.989</text:p>
          </table:table-cell>
          <table:table-cell table:formula="of:=2000000/[.D199]" office:value-type="float" office:value="0.420720572331438">
            <text:p>0,42072</text:p>
          </table:table-cell>
          <table:table-cell table:formula="of:=[.D198]/[.D199]" office:value-type="float" office:value="1.57037109027002">
            <text:p>1,57037</text:p>
          </table:table-cell>
          <table:table-cell table:formula="of:=[.E199]-[.E198]" office:value-type="float" office:value="3483544.396332">
            <text:p>3.483.544</text:p>
          </table:table-cell>
          <table:table-cell table:formula="of:=[.D199]-[.H199]" office:value-type="float" office:value="1270204.603668">
            <text:p>1.270.205</text:p>
          </table:table-cell>
          <table:table-cell table:formula="of:= ([.C199]*100)/68588312" office:value-type="float" office:value="19.8532513819556">
            <text:p>19,85</text:p>
          </table:table-cell>
          <table:table-cell table:formula="of:=[.J199]/[.A199]" office:value-type="float" office:value="6.61775046065186">
            <text:p>6,62</text:p>
          </table:table-cell>
          <table:table-cell table:formula="of:=[.J199]-[.J198]" office:value-type="float" office:value="6.93084413565973">
            <text:p>6,93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08-05-18">
            <text:p>18.05.08</text:p>
          </table:table-cell>
          <table:table-cell office:value-type="float" office:value="17761150">
            <text:p>17.761.150</text:p>
          </table:table-cell>
          <table:table-cell table:formula="of:=IF(([.C200]-[.C199])&gt;0;[.C200]-[.C199];0)" office:value-type="float" office:value="4144140">
            <text:p>4.144.140</text:p>
          </table:table-cell>
          <table:table-cell table:formula="of:=[.C200]+([.D200]/MAX([.$F$38:.$F232]))" office:value-type="float" office:value="19702546.97752">
            <text:p>19.702.547</text:p>
          </table:table-cell>
          <table:table-cell table:formula="of:=IF([.D200]=0;0;2000000/[.D200])" office:value-type="float" office:value="0.482609178261352">
            <text:p>0,48261</text:p>
          </table:table-cell>
          <table:table-cell table:formula="of:=[.D199]/[.D200]" office:value-type="float" office:value="1.14710144927536">
            <text:p>1,14710</text:p>
          </table:table-cell>
          <table:table-cell table:formula="of:=[.E200]-[.E199]" office:value-type="float" office:value="3858557.690988">
            <text:p>3.858.558</text:p>
          </table:table-cell>
          <table:table-cell table:formula="of:=[.D200]-[.H200]" office:value-type="float" office:value="285582.309011999">
            <text:p>285.582</text:p>
          </table:table-cell>
          <table:table-cell table:formula="of:= ([.C200]*100)/68588312" office:value-type="float" office:value="25.8953012285825">
            <text:p>25,90</text:p>
          </table:table-cell>
          <table:table-cell table:formula="of:=[.J200]/[.A200]" office:value-type="float" office:value="6.47382530714563">
            <text:p>6,47</text:p>
          </table:table-cell>
          <table:table-cell table:formula="of:=[.J200]-[.J199]" office:value-type="float" office:value="6.04204984662693">
            <text:p>6,04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08-05-19">
            <text:p>19.05.08</text:p>
          </table:table-cell>
          <table:table-cell office:value-type="float" office:value="21391777">
            <text:p>21.391.777</text:p>
          </table:table-cell>
          <table:table-cell table:formula="of:=IF(([.C201]-[.C200])&gt;0;[.C201]-[.C200];0)" office:value-type="float" office:value="3630627">
            <text:p>3.630.627</text:p>
          </table:table-cell>
          <table:table-cell table:formula="of:=[.C201]+([.D201]/MAX([.$F$38:.$F233]))" office:value-type="float" office:value="23092609.569436">
            <text:p>23.092.610</text:p>
          </table:table-cell>
          <table:table-cell table:formula="of:=IF([.D201]=0;0;2000000/[.D201])" office:value-type="float" office:value="0.550869037221395">
            <text:p>0,55087</text:p>
          </table:table-cell>
          <table:table-cell table:formula="of:=[.D200]/[.D201]" office:value-type="float" office:value="1.14143920595533">
            <text:p>1,14144</text:p>
          </table:table-cell>
          <table:table-cell table:formula="of:=[.E201]-[.E200]" office:value-type="float" office:value="3390062.591916">
            <text:p>3.390.063</text:p>
          </table:table-cell>
          <table:table-cell table:formula="of:=[.D201]-[.H201]" office:value-type="float" office:value="240564.408084001">
            <text:p>240.564</text:p>
          </table:table-cell>
          <table:table-cell table:formula="of:= ([.C201]*100)/68588312" office:value-type="float" office:value="31.1886622898665">
            <text:p>31,19</text:p>
          </table:table-cell>
          <table:table-cell table:formula="of:=[.J201]/[.A201]" office:value-type="float" office:value="6.23773245797331">
            <text:p>6,24</text:p>
          </table:table-cell>
          <table:table-cell table:formula="of:=[.J201]-[.J200]" office:value-type="float" office:value="5.29336106128403">
            <text:p>5,29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08-05-20">
            <text:p>20.05.08</text:p>
          </table:table-cell>
          <table:table-cell office:value-type="float" office:value="24472855">
            <text:p>24.472.855</text:p>
          </table:table-cell>
          <table:table-cell table:formula="of:=IF(([.C202]-[.C201])&gt;0;[.C202]-[.C201];0)" office:value-type="float" office:value="3081078">
            <text:p>3.081.078</text:p>
          </table:table-cell>
          <table:table-cell table:formula="of:=[.C202]+([.D202]/MAX([.$F$38:.$F234]))" office:value-type="float" office:value="25916241.448504">
            <text:p>25.916.241</text:p>
          </table:table-cell>
          <table:table-cell table:formula="of:=IF([.D202]=0;0;2000000/[.D202])" office:value-type="float" office:value="0.649123456141">
            <text:p>0,64912</text:p>
          </table:table-cell>
          <table:table-cell table:formula="of:=[.D201]/[.D202]" office:value-type="float" office:value="1.17836257309942">
            <text:p>1,17836</text:p>
          </table:table-cell>
          <table:table-cell table:formula="of:=[.E202]-[.E201]" office:value-type="float" office:value="2823631.879068">
            <text:p>2.823.632</text:p>
          </table:table-cell>
          <table:table-cell table:formula="of:=[.D202]-[.H202]" office:value-type="float" office:value="257446.120931998">
            <text:p>257.446</text:p>
          </table:table-cell>
          <table:table-cell table:formula="of:= ([.C202]*100)/68588312" office:value-type="float" office:value="35.6807950019239">
            <text:p>35,68</text:p>
          </table:table-cell>
          <table:table-cell table:formula="of:=[.J202]/[.A202]" office:value-type="float" office:value="5.94679916698732">
            <text:p>5,95</text:p>
          </table:table-cell>
          <table:table-cell table:formula="of:=[.J202]-[.J201]" office:value-type="float" office:value="4.49213271205741">
            <text:p>4,49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08-05-21">
            <text:p>21.05.08</text:p>
          </table:table-cell>
          <table:table-cell office:value-type="float" office:value="27307687">
            <text:p>27.307.687</text:p>
          </table:table-cell>
          <table:table-cell table:formula="of:=IF(([.C203]-[.C202])&gt;0;[.C203]-[.C202];0)" office:value-type="float" office:value="2834832">
            <text:p>2.834.832</text:p>
          </table:table-cell>
          <table:table-cell table:formula="of:=[.C203]+([.D203]/MAX([.$F$38:.$F235]))" office:value-type="float" office:value="28635715.077376">
            <text:p>28.635.715</text:p>
          </table:table-cell>
          <table:table-cell table:formula="of:=IF([.D203]=0;0;2000000/[.D203])" office:value-type="float" office:value="0.705509180085451">
            <text:p>0,70551</text:p>
          </table:table-cell>
          <table:table-cell table:formula="of:=[.D202]/[.D203]" office:value-type="float" office:value="1.08686440677966">
            <text:p>1,08686</text:p>
          </table:table-cell>
          <table:table-cell table:formula="of:=[.E203]-[.E202]" office:value-type="float" office:value="2719473.628872">
            <text:p>2.719.474</text:p>
          </table:table-cell>
          <table:table-cell table:formula="of:=[.D203]-[.H203]" office:value-type="float" office:value="115358.371128">
            <text:p>115.358</text:p>
          </table:table-cell>
          <table:table-cell table:formula="of:= ([.C203]*100)/68588312" office:value-type="float" office:value="39.813907360776">
            <text:p>39,81</text:p>
          </table:table-cell>
          <table:table-cell table:formula="of:=[.J203]/[.A203]" office:value-type="float" office:value="5.68770105153943">
            <text:p>5,69</text:p>
          </table:table-cell>
          <table:table-cell table:formula="of:=[.J203]-[.J202]" office:value-type="float" office:value="4.13311235885205">
            <text:p>4,13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08-05-22">
            <text:p>22.05.08</text:p>
          </table:table-cell>
          <table:table-cell office:value-type="float" office:value="29744583">
            <text:p>29.744.583</text:p>
          </table:table-cell>
          <table:table-cell table:formula="of:=IF(([.C204]-[.C203])&gt;0;[.C204]-[.C203];0)" office:value-type="float" office:value="2436896">
            <text:p>2.436.896</text:p>
          </table:table-cell>
          <table:table-cell table:formula="of:=[.C204]+([.D204]/MAX([.$F$38:.$F236]))" office:value-type="float" office:value="30886190.795328">
            <text:p>30.886.191</text:p>
          </table:table-cell>
          <table:table-cell table:formula="of:=IF([.D204]=0;0;2000000/[.D204])" office:value-type="float" office:value="0.820716189775846">
            <text:p>0,82072</text:p>
          </table:table-cell>
          <table:table-cell table:formula="of:=[.D203]/[.D204]" office:value-type="float" office:value="1.16329625884732">
            <text:p>1,16330</text:p>
          </table:table-cell>
          <table:table-cell table:formula="of:=[.E204]-[.E203]" office:value-type="float" office:value="2250475.717952">
            <text:p>2.250.476</text:p>
          </table:table-cell>
          <table:table-cell table:formula="of:=[.D204]-[.H204]" office:value-type="float" office:value="186420.282048002">
            <text:p>186.420</text:p>
          </table:table-cell>
          <table:table-cell table:formula="of:= ([.C204]*100)/68588312" office:value-type="float" office:value="43.3668392363993">
            <text:p>43,37</text:p>
          </table:table-cell>
          <table:table-cell table:formula="of:=[.J204]/[.A204]" office:value-type="float" office:value="5.42085490454992">
            <text:p>5,42</text:p>
          </table:table-cell>
          <table:table-cell table:formula="of:=[.J204]-[.J203]" office:value-type="float" office:value="3.55293187562336">
            <text:p>3,55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08-05-23">
            <text:p>23.05.08</text:p>
          </table:table-cell>
          <table:table-cell office:value-type="float" office:value="31968805">
            <text:p>31.968.805</text:p>
          </table:table-cell>
          <table:table-cell table:formula="of:=IF(([.C205]-[.C204])&gt;0;[.C205]-[.C204];0)" office:value-type="float" office:value="2224222">
            <text:p>2.224.222</text:p>
          </table:table-cell>
          <table:table-cell table:formula="of:=[.C205]+([.D205]/MAX([.$F$38:.$F237]))" office:value-type="float" office:value="33010781.831896">
            <text:p>33.010.782</text:p>
          </table:table-cell>
          <table:table-cell table:formula="of:=IF([.D205]=0;0;2000000/[.D205])" office:value-type="float" office:value="0.899190818182717">
            <text:p>0,89919</text:p>
          </table:table-cell>
          <table:table-cell table:formula="of:=[.D204]/[.D205]" office:value-type="float" office:value="1.0956172540331">
            <text:p>1,09562</text:p>
          </table:table-cell>
          <table:table-cell table:formula="of:=[.E205]-[.E204]" office:value-type="float" office:value="2124591.036568">
            <text:p>2.124.591</text:p>
          </table:table-cell>
          <table:table-cell table:formula="of:=[.D205]-[.H205]" office:value-type="float" office:value="99630.9634319991">
            <text:p>99.631</text:p>
          </table:table-cell>
          <table:table-cell table:formula="of:= ([.C205]*100)/68588312" office:value-type="float" office:value="46.6096978738885">
            <text:p>46,61</text:p>
          </table:table-cell>
          <table:table-cell table:formula="of:=[.J205]/[.A205]" office:value-type="float" office:value="5.17885531932094">
            <text:p>5,18</text:p>
          </table:table-cell>
          <table:table-cell table:formula="of:=[.J205]-[.J204]" office:value-type="float" office:value="3.24285863748914">
            <text:p>3,24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08-05-24">
            <text:p>24.05.08</text:p>
          </table:table-cell>
          <table:table-cell office:value-type="float" office:value="34142977">
            <text:p>34.142.977</text:p>
          </table:table-cell>
          <table:table-cell table:formula="of:=IF(([.C206]-[.C205])&gt;0;[.C206]-[.C205];0)" office:value-type="float" office:value="2174172">
            <text:p>2.174.172</text:p>
          </table:table-cell>
          <table:table-cell table:formula="of:=[.C206]+([.D206]/MAX([.$F$38:.$F238]))" office:value-type="float" office:value="35161507.008496">
            <text:p>35.161.507</text:p>
          </table:table-cell>
          <table:table-cell table:formula="of:=IF([.D206]=0;0;2000000/[.D206])" office:value-type="float" office:value="0.919890422652854">
            <text:p>0,91989</text:p>
          </table:table-cell>
          <table:table-cell table:formula="of:=[.D205]/[.D206]" office:value-type="float" office:value="1.02302025782689">
            <text:p>1,02302</text:p>
          </table:table-cell>
          <table:table-cell table:formula="of:=[.E206]-[.E205]" office:value-type="float" office:value="2150725.1766">
            <text:p>2.150.725</text:p>
          </table:table-cell>
          <table:table-cell table:formula="of:=[.D206]-[.H206]" office:value-type="float" office:value="23446.8233999982">
            <text:p>23.447</text:p>
          </table:table-cell>
          <table:table-cell table:formula="of:= ([.C206]*100)/68588312" office:value-type="float" office:value="49.7795848948725">
            <text:p>49,78</text:p>
          </table:table-cell>
          <table:table-cell table:formula="of:=[.J206]/[.A206]" office:value-type="float" office:value="4.97795848948725">
            <text:p>4,98</text:p>
          </table:table-cell>
          <table:table-cell table:formula="of:=[.J206]-[.J205]" office:value-type="float" office:value="3.16988702098398">
            <text:p>3,17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08-05-25">
            <text:p>25.05.08</text:p>
          </table:table-cell>
          <table:table-cell office:value-type="float" office:value="36211043">
            <text:p>36.211.043</text:p>
          </table:table-cell>
          <table:table-cell table:formula="of:=IF(([.C207]-[.C206])&gt;0;[.C207]-[.C206];0)" office:value-type="float" office:value="2068066">
            <text:p>2.068.066</text:p>
          </table:table-cell>
          <table:table-cell table:formula="of:=[.C207]+([.D207]/MAX([.$F$38:.$F239]))" office:value-type="float" office:value="37179865.742888">
            <text:p>37.179.866</text:p>
          </table:table-cell>
          <table:table-cell table:formula="of:=IF([.D207]=0;0;2000000/[.D207])" office:value-type="float" office:value="0.967087123911906">
            <text:p>0,96709</text:p>
          </table:table-cell>
          <table:table-cell table:formula="of:=[.D206]/[.D207]" office:value-type="float" office:value="1.0513068731849">
            <text:p>1,05131</text:p>
          </table:table-cell>
          <table:table-cell table:formula="of:=[.E207]-[.E206]" office:value-type="float" office:value="2018358.734392">
            <text:p>2.018.359</text:p>
          </table:table-cell>
          <table:table-cell table:formula="of:=[.D207]-[.H207]" office:value-type="float" office:value="49707.2656079978">
            <text:p>49.707</text:p>
          </table:table-cell>
          <table:table-cell table:formula="of:= ([.C207]*100)/68588312" office:value-type="float" office:value="52.7947720888655">
            <text:p>52,79</text:p>
          </table:table-cell>
          <table:table-cell table:formula="of:=[.J207]/[.A207]" office:value-type="float" office:value="4.79952473535141">
            <text:p>4,8</text:p>
          </table:table-cell>
          <table:table-cell table:formula="of:=[.J207]-[.J206]" office:value-type="float" office:value="3.01518719399306">
            <text:p>3,02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08-05-26">
            <text:p>26.05.08</text:p>
          </table:table-cell>
          <table:table-cell office:value-type="float" office:value="38239069">
            <text:p>38.239.069</text:p>
          </table:table-cell>
          <table:table-cell table:formula="of:=IF(([.C208]-[.C207])&gt;0;[.C208]-[.C207];0)" office:value-type="float" office:value="2028026">
            <text:p>2.028.026</text:p>
          </table:table-cell>
          <table:table-cell table:formula="of:=[.C208]+([.D208]/MAX([.$F$38:.$F240]))" office:value-type="float" office:value="39189134.284168">
            <text:p>39.189.134</text:p>
          </table:table-cell>
          <table:table-cell table:formula="of:=IF([.D208]=0;0;2000000/[.D208])" office:value-type="float" office:value="0.986180650543928">
            <text:p>0,98618</text:p>
          </table:table-cell>
          <table:table-cell table:formula="of:=[.D207]/[.D208]" office:value-type="float" office:value="1.01974333662389">
            <text:p>1,01974</text:p>
          </table:table-cell>
          <table:table-cell table:formula="of:=[.E208]-[.E207]" office:value-type="float" office:value="2009268.54127999">
            <text:p>2.009.269</text:p>
          </table:table-cell>
          <table:table-cell table:formula="of:=[.D208]-[.H208]" office:value-type="float" office:value="18757.458720006">
            <text:p>18.757</text:p>
          </table:table-cell>
          <table:table-cell table:formula="of:= ([.C208]*100)/68588312" office:value-type="float" office:value="55.7515819896545">
            <text:p>55,75</text:p>
          </table:table-cell>
          <table:table-cell table:formula="of:=[.J208]/[.A208]" office:value-type="float" office:value="4.64596516580454">
            <text:p>4,65</text:p>
          </table:table-cell>
          <table:table-cell table:formula="of:=[.J208]-[.J207]" office:value-type="float" office:value="2.95680990078893">
            <text:p>2,96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08-05-27">
            <text:p>27.05.08</text:p>
          </table:table-cell>
          <table:table-cell office:value-type="float" office:value="40162991">
            <text:p>40.162.991</text:p>
          </table:table-cell>
          <table:table-cell table:formula="of:=IF(([.C209]-[.C208])&gt;0;[.C209]-[.C208];0)" office:value-type="float" office:value="1923922">
            <text:p>1.923.922</text:p>
          </table:table-cell>
          <table:table-cell table:formula="of:=[.C209]+([.D209]/MAX([.$F$38:.$F241]))" office:value-type="float" office:value="41064286.891496">
            <text:p>41.064.287</text:p>
          </table:table-cell>
          <table:table-cell table:formula="of:=IF([.D209]=0;0;2000000/[.D209])" office:value-type="float" office:value="1.0395431831436">
            <text:p>1,03954</text:p>
          </table:table-cell>
          <table:table-cell table:formula="of:=[.D208]/[.D209]" office:value-type="float" office:value="1.05411030176899">
            <text:p>1,05411</text:p>
          </table:table-cell>
          <table:table-cell table:formula="of:=[.E209]-[.E208]" office:value-type="float" office:value="1875152.60732801">
            <text:p>1.875.153</text:p>
          </table:table-cell>
          <table:table-cell table:formula="of:=[.D209]-[.H209]" office:value-type="float" office:value="48769.3926719949">
            <text:p>48.769</text:p>
          </table:table-cell>
          <table:table-cell table:formula="of:= ([.C209]*100)/68588312" office:value-type="float" office:value="58.5566109281127">
            <text:p>58,56</text:p>
          </table:table-cell>
          <table:table-cell table:formula="of:=[.J209]/[.A209]" office:value-type="float" office:value="4.5043546867779">
            <text:p>4,5</text:p>
          </table:table-cell>
          <table:table-cell table:formula="of:=[.J209]-[.J208]" office:value-type="float" office:value="2.8050289384582">
            <text:p>2,81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08-05-28">
            <text:p>28.05.08</text:p>
          </table:table-cell>
          <table:table-cell office:value-type="float" office:value="42042869">
            <text:p>42.042.869</text:p>
          </table:table-cell>
          <table:table-cell table:formula="of:=IF(([.C210]-[.C209])&gt;0;[.C210]-[.C209];0)" office:value-type="float" office:value="1879878">
            <text:p>1.879.878</text:p>
          </table:table-cell>
          <table:table-cell table:formula="of:=[.C210]+([.D210]/MAX([.$F$38:.$F242]))" office:value-type="float" office:value="42923531.686904">
            <text:p>42.923.532</text:p>
          </table:table-cell>
          <table:table-cell table:formula="of:=IF([.D210]=0;0;2000000/[.D210])" office:value-type="float" office:value="1.0638988274771">
            <text:p>1,06390</text:p>
          </table:table-cell>
          <table:table-cell table:formula="of:=[.D209]/[.D210]" office:value-type="float" office:value="1.0234291799787">
            <text:p>1,02343</text:p>
          </table:table-cell>
          <table:table-cell table:formula="of:=[.E210]-[.E209]" office:value-type="float" office:value="1859244.795408">
            <text:p>1.859.245</text:p>
          </table:table-cell>
          <table:table-cell table:formula="of:=[.D210]-[.H210]" office:value-type="float" office:value="20633.2045920044">
            <text:p>20.633</text:p>
          </table:table-cell>
          <table:table-cell table:formula="of:= ([.C210]*100)/68588312" office:value-type="float" office:value="61.2974248440463">
            <text:p>61,30</text:p>
          </table:table-cell>
          <table:table-cell table:formula="of:=[.J210]/[.A210]" office:value-type="float" office:value="4.37838748886045">
            <text:p>4,38</text:p>
          </table:table-cell>
          <table:table-cell table:formula="of:=[.J210]-[.J209]" office:value-type="float" office:value="2.74081391593367">
            <text:p>2,74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08-05-29">
            <text:p>29.05.08</text:p>
          </table:table-cell>
          <table:table-cell office:value-type="float" office:value="43870695">
            <text:p>43.870.695</text:p>
          </table:table-cell>
          <table:table-cell table:formula="of:=IF(([.C211]-[.C210])&gt;0;[.C211]-[.C210];0)" office:value-type="float" office:value="1827826">
            <text:p>1.827.826</text:p>
          </table:table-cell>
          <table:table-cell table:formula="of:=[.C211]+([.D211]/MAX([.$F$38:.$F243]))" office:value-type="float" office:value="44726972.990568">
            <text:p>44.726.973</text:p>
          </table:table-cell>
          <table:table-cell table:formula="of:=IF([.D211]=0;0;2000000/[.D211])" office:value-type="float" office:value="1.0941960558609">
            <text:p>1,09420</text:p>
          </table:table-cell>
          <table:table-cell table:formula="of:=[.D210]/[.D211]" office:value-type="float" office:value="1.02847754654984">
            <text:p>1,02848</text:p>
          </table:table-cell>
          <table:table-cell table:formula="of:=[.E211]-[.E210]" office:value-type="float" office:value="1803441.303664">
            <text:p>1.803.441</text:p>
          </table:table-cell>
          <table:table-cell table:formula="of:=[.D211]-[.H211]" office:value-type="float" office:value="24384.6963360012">
            <text:p>24.385</text:p>
          </table:table-cell>
          <table:table-cell table:formula="of:= ([.C211]*100)/68588312" office:value-type="float" office:value="63.9623482788146">
            <text:p>63,96</text:p>
          </table:table-cell>
          <table:table-cell table:formula="of:=[.J211]/[.A211]" office:value-type="float" office:value="4.26415655192097">
            <text:p>4,26</text:p>
          </table:table-cell>
          <table:table-cell table:formula="of:=[.J211]-[.J210]" office:value-type="float" office:value="2.6649234347683">
            <text:p>2,66</text:p>
          </table:table-cell>
          <table:table-cell table:number-columns-repeated="12"/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08-05-30">
            <text:p>30.05.08</text:p>
          </table:table-cell>
          <table:table-cell office:value-type="float" office:value="45696519">
            <text:p>45.696.519</text:p>
          </table:table-cell>
          <table:table-cell table:formula="of:=IF(([.C212]-[.C211])&gt;0;[.C212]-[.C211];0)" office:value-type="float" office:value="1825824">
            <text:p>1.825.824</text:p>
          </table:table-cell>
          <table:table-cell table:formula="of:=[.C212]+([.D212]/MAX([.$F$38:.$F244]))" office:value-type="float" office:value="46551859.117632">
            <text:p>46.551.859</text:p>
          </table:table-cell>
          <table:table-cell table:formula="of:=IF([.D212]=0;0;2000000/[.D212])" office:value-type="float" office:value="1.09539583223794">
            <text:p>1,09540</text:p>
          </table:table-cell>
          <table:table-cell table:formula="of:=[.D211]/[.D212]" office:value-type="float" office:value="1.00109649122807">
            <text:p>1,00110</text:p>
          </table:table-cell>
          <table:table-cell table:formula="of:=[.E212]-[.E211]" office:value-type="float" office:value="1824886.127064">
            <text:p>1.824.886</text:p>
          </table:table-cell>
          <table:table-cell table:formula="of:=[.D212]-[.H212]" office:value-type="float" office:value="937.87293599546">
            <text:p>938</text:p>
          </table:table-cell>
          <table:table-cell table:formula="of:= ([.C212]*100)/68588312" office:value-type="float" office:value="66.6243528489227">
            <text:p>66,62</text:p>
          </table:table-cell>
          <table:table-cell table:formula="of:=[.J212]/[.A212]" office:value-type="float" office:value="4.16402205305767">
            <text:p>4,16</text:p>
          </table:table-cell>
          <table:table-cell table:formula="of:=[.J212]-[.J211]" office:value-type="float" office:value="2.6620045701081">
            <text:p>2,66</text:p>
          </table:table-cell>
          <table:table-cell table:number-columns-repeated="12"/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08-05-31">
            <text:p>31.05.08</text:p>
          </table:table-cell>
          <table:table-cell office:value-type="float" office:value="47412233">
            <text:p>47.412.233</text:p>
          </table:table-cell>
          <table:table-cell table:formula="of:=IF(([.C213]-[.C212])&gt;0;[.C213]-[.C212];0)" office:value-type="float" office:value="1715714">
            <text:p>1.715.714</text:p>
          </table:table-cell>
          <table:table-cell table:formula="of:=[.C213]+([.D213]/MAX([.$F$38:.$F245]))" office:value-type="float" office:value="48215990.106152">
            <text:p>48.215.990</text:p>
          </table:table-cell>
          <table:table-cell table:formula="of:=IF([.D213]=0;0;2000000/[.D213])" office:value-type="float" office:value="1.16569544807584">
            <text:p>1,16570</text:p>
          </table:table-cell>
          <table:table-cell table:formula="of:=[.D212]/[.D213]" office:value-type="float" office:value="1.06417736289382">
            <text:p>1,06418</text:p>
          </table:table-cell>
          <table:table-cell table:formula="of:=[.E213]-[.E212]" office:value-type="float" office:value="1664130.98852">
            <text:p>1.664.131</text:p>
          </table:table-cell>
          <table:table-cell table:formula="of:=[.D213]-[.H213]" office:value-type="float" office:value="51583.0114800036">
            <text:p>51.583</text:p>
          </table:table-cell>
          <table:table-cell table:formula="of:= ([.C213]*100)/68588312" office:value-type="float" office:value="69.1258198627195">
            <text:p>69,13</text:p>
          </table:table-cell>
          <table:table-cell table:formula="of:=[.J213]/[.A213]" office:value-type="float" office:value="4.06622469780703">
            <text:p>4,07</text:p>
          </table:table-cell>
          <table:table-cell table:formula="of:=[.J213]-[.J212]" office:value-type="float" office:value="2.50146701379676">
            <text:p>2,50</text:p>
          </table:table-cell>
          <table:table-cell table:number-columns-repeated="12"/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08-06-01">
            <text:p>01.06.08</text:p>
          </table:table-cell>
          <table:table-cell office:value-type="float" office:value="49093913">
            <text:p>49.093.913</text:p>
          </table:table-cell>
          <table:table-cell table:formula="of:=IF(([.C214]-[.C213])&gt;0;[.C214]-[.C213];0)" office:value-type="float" office:value="1681680">
            <text:p>1.681.680</text:p>
          </table:table-cell>
          <table:table-cell table:formula="of:=[.C214]+([.D214]/MAX([.$F$38:.$F246]))" office:value-type="float" office:value="49881726.26624">
            <text:p>49.881.726</text:p>
          </table:table-cell>
          <table:table-cell table:formula="of:=IF([.D214]=0;0;2000000/[.D214])" office:value-type="float" office:value="1.18928690357262">
            <text:p>1,18929</text:p>
          </table:table-cell>
          <table:table-cell table:formula="of:=[.D213]/[.D214]" office:value-type="float" office:value="1.0202380952381">
            <text:p>1,02024</text:p>
          </table:table-cell>
          <table:table-cell table:formula="of:=[.E214]-[.E213]" office:value-type="float" office:value="1665736.160088">
            <text:p>1.665.736</text:p>
          </table:table-cell>
          <table:table-cell table:formula="of:=[.D214]-[.H214]" office:value-type="float" office:value="15943.8399119973">
            <text:p>15.944</text:p>
          </table:table-cell>
          <table:table-cell table:formula="of:= ([.C214]*100)/68588312" office:value-type="float" office:value="71.5776661772927">
            <text:p>71,58</text:p>
          </table:table-cell>
          <table:table-cell table:formula="of:=[.J214]/[.A214]" office:value-type="float" office:value="3.9765370098496">
            <text:p>3,98</text:p>
          </table:table-cell>
          <table:table-cell table:formula="of:=[.J214]-[.J213]" office:value-type="float" office:value="2.45184631457325">
            <text:p>2,45</text:p>
          </table:table-cell>
          <table:table-cell table:number-columns-repeated="12"/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08-06-02">
            <text:p>02.06.08</text:p>
          </table:table-cell>
          <table:table-cell office:value-type="float" office:value="50739557">
            <text:p>50.739.557</text:p>
          </table:table-cell>
          <table:table-cell table:formula="of:=IF(([.C215]-[.C214])&gt;0;[.C215]-[.C214];0)" office:value-type="float" office:value="1645644">
            <text:p>1.645.644</text:p>
          </table:table-cell>
          <table:table-cell table:formula="of:=[.C215]+([.D215]/MAX([.$F$38:.$F247]))" office:value-type="float" office:value="51510488.553392">
            <text:p>51.510.489</text:p>
          </table:table-cell>
          <table:table-cell table:formula="of:=IF([.D215]=0;0;2000000/[.D215])" office:value-type="float" office:value="1.21532968248297">
            <text:p>1,21533</text:p>
          </table:table-cell>
          <table:table-cell table:formula="of:=[.D214]/[.D215]" office:value-type="float" office:value="1.02189781021898">
            <text:p>1,02190</text:p>
          </table:table-cell>
          <table:table-cell table:formula="of:=[.E215]-[.E214]" office:value-type="float" office:value="1628762.287152">
            <text:p>1.628.762</text:p>
          </table:table-cell>
          <table:table-cell table:formula="of:=[.D215]-[.H215]" office:value-type="float" office:value="16881.7128480002">
            <text:p>16.882</text:p>
          </table:table-cell>
          <table:table-cell table:formula="of:= ([.C215]*100)/68588312" office:value-type="float" office:value="73.9769729279823">
            <text:p>73,98</text:p>
          </table:table-cell>
          <table:table-cell table:formula="of:=[.J215]/[.A215]" office:value-type="float" office:value="3.89352489094643">
            <text:p>3,89</text:p>
          </table:table-cell>
          <table:table-cell table:formula="of:=IF([.J215]-[.J214]&gt;0;[.J215]-[.J214];0)" office:value-type="float" office:value="2.39930675068953">
            <text:p>2,40</text:p>
          </table:table-cell>
          <table:table-cell table:number-columns-repeated="12"/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08-06-03">
            <text:p>03.06.08</text:p>
          </table:table-cell>
          <table:table-cell office:value-type="float" office:value="52361177">
            <text:p>52.361.177</text:p>
          </table:table-cell>
          <table:table-cell table:formula="of:=IF(([.C216]-[.C215])&gt;0;[.C216]-[.C215];0)" office:value-type="float" office:value="1621620">
            <text:p>1.621.620</text:p>
          </table:table-cell>
          <table:table-cell table:formula="of:=[.C216]+([.D216]/MAX([.$F$38:.$F248]))" office:value-type="float" office:value="53120854.07816">
            <text:p>53.120.854</text:p>
          </table:table-cell>
          <table:table-cell table:formula="of:=IF([.D216]=0;0;2000000/[.D216])" office:value-type="float" office:value="1.2333345666679">
            <text:p>1,23333</text:p>
          </table:table-cell>
          <table:table-cell table:formula="of:=[.D215]/[.D216]" office:value-type="float" office:value="1.01481481481481">
            <text:p>1,01481</text:p>
          </table:table-cell>
          <table:table-cell table:formula="of:=[.E216]-[.E215]" office:value-type="float" office:value="1610365.524768">
            <text:p>1.610.366</text:p>
          </table:table-cell>
          <table:table-cell table:formula="of:=[.D216]-[.H216]" office:value-type="float" office:value="11254.4752319977">
            <text:p>11.254</text:p>
          </table:table-cell>
          <table:table-cell table:formula="of:= ([.C216]*100)/68588312" office:value-type="float" office:value="76.3412533027493">
            <text:p>76,34</text:p>
          </table:table-cell>
          <table:table-cell table:formula="of:=[.J216]/[.A216]" office:value-type="float" office:value="3.81706266513747">
            <text:p>3,82</text:p>
          </table:table-cell>
          <table:table-cell table:formula="of:=IF([.J216]-[.J215]&gt;0;[.J216]-[.J215];0)" office:value-type="float" office:value="2.36428037476706">
            <text:p>2,36</text:p>
          </table:table-cell>
          <table:table-cell table:number-columns-repeated="12"/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08-06-04">
            <text:p>04.06.08</text:p>
          </table:table-cell>
          <table:table-cell office:value-type="float" office:value="53960775">
            <text:p>53.960.775</text:p>
          </table:table-cell>
          <table:table-cell table:formula="of:=IF(([.C217]-[.C216])&gt;0;[.C217]-[.C216];0)" office:value-type="float" office:value="1599598">
            <text:p>1.599.598</text:p>
          </table:table-cell>
          <table:table-cell table:formula="of:=[.C217]+([.D217]/MAX([.$F$38:.$F249]))" office:value-type="float" office:value="54710135.475864">
            <text:p>54.710.135</text:p>
          </table:table-cell>
          <table:table-cell table:formula="of:=IF([.D217]=0;0;2000000/[.D217])" office:value-type="float" office:value="1.25031414142803">
            <text:p>1,25031</text:p>
          </table:table-cell>
          <table:table-cell table:formula="of:=[.D216]/[.D217]" office:value-type="float" office:value="1.01376720901126">
            <text:p>1,01377</text:p>
          </table:table-cell>
          <table:table-cell table:formula="of:=[.E217]-[.E216]" office:value-type="float" office:value="1589281.397704">
            <text:p>1.589.281</text:p>
          </table:table-cell>
          <table:table-cell table:formula="of:=[.D217]-[.H217]" office:value-type="float" office:value="10316.6022960022">
            <text:p>10.317</text:p>
          </table:table-cell>
          <table:table-cell table:formula="of:= ([.C217]*100)/68588312" office:value-type="float" office:value="78.6734261662541">
            <text:p>78,67</text:p>
          </table:table-cell>
          <table:table-cell table:formula="of:=[.J217]/[.A217]" office:value-type="float" office:value="3.74635362696448">
            <text:p>3,75</text:p>
          </table:table-cell>
          <table:table-cell table:formula="of:=IF([.J217]-[.J216]&gt;0;[.J217]-[.J216];0)" office:value-type="float" office:value="2.33217286350479">
            <text:p>2,33</text:p>
          </table:table-cell>
          <table:table-cell table:number-columns-repeated="12"/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08-06-05">
            <text:p>05.06.08</text:p>
          </table:table-cell>
          <table:table-cell office:value-type="float" office:value="55518331">
            <text:p>55.518.331</text:p>
          </table:table-cell>
          <table:table-cell table:formula="of:=IF(([.C218]-[.C217])&gt;0;[.C218]-[.C217];0)" office:value-type="float" office:value="1557556">
            <text:p>1.557.556</text:p>
          </table:table-cell>
          <table:table-cell table:formula="of:=[.C218]+([.D218]/MAX([.$F$38:.$F250]))" office:value-type="float" office:value="56247996.144208">
            <text:p>56.247.996</text:p>
          </table:table-cell>
          <table:table-cell table:formula="of:=IF([.D218]=0;0;2000000/[.D218])" office:value-type="float" office:value="1.28406298072108">
            <text:p>1,28406</text:p>
          </table:table-cell>
          <table:table-cell table:formula="of:=[.D217]/[.D218]" office:value-type="float" office:value="1.02699228791774">
            <text:p>1,02699</text:p>
          </table:table-cell>
          <table:table-cell table:formula="of:=[.E218]-[.E217]" office:value-type="float" office:value="1537860.668344">
            <text:p>1.537.861</text:p>
          </table:table-cell>
          <table:table-cell table:formula="of:=[.D218]-[.H218]" office:value-type="float" office:value="19695.3316560015">
            <text:p>19.695</text:p>
          </table:table-cell>
          <table:table-cell table:formula="of:= ([.C218]*100)/68588312" office:value-type="float" office:value="80.9443028718946">
            <text:p>80,94</text:p>
          </table:table-cell>
          <table:table-cell table:formula="of:=[.J218]/[.A218]" office:value-type="float" office:value="3.67928649417703">
            <text:p>3,68</text:p>
          </table:table-cell>
          <table:table-cell table:formula="of:=IF([.J218]-[.J217]&gt;0;[.J218]-[.J217];0)" office:value-type="float" office:value="2.27087670564046">
            <text:p>2,27</text:p>
          </table:table-cell>
          <table:table-cell table:number-columns-repeated="12"/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08-06-06">
            <text:p>06.06.08</text:p>
          </table:table-cell>
          <table:table-cell office:value-type="float" office:value="57031843">
            <text:p>57.031.843</text:p>
          </table:table-cell>
          <table:table-cell table:formula="of:=IF(([.C219]-[.C218])&gt;0;[.C219]-[.C218];0)" office:value-type="float" office:value="1513512">
            <text:p>1.513.512</text:p>
          </table:table-cell>
          <table:table-cell table:formula="of:=[.C219]+([.D219]/MAX([.$F$38:.$F251]))" office:value-type="float" office:value="57740874.939616">
            <text:p>57.740.875</text:p>
          </table:table-cell>
          <table:table-cell table:formula="of:=IF([.D219]=0;0;2000000/[.D219])" office:value-type="float" office:value="1.32142989285846">
            <text:p>1,32143</text:p>
          </table:table-cell>
          <table:table-cell table:formula="of:=[.D218]/[.D219]" office:value-type="float" office:value="1.02910052910053">
            <text:p>1,02910</text:p>
          </table:table-cell>
          <table:table-cell table:formula="of:=[.E219]-[.E218]" office:value-type="float" office:value="1492878.795408">
            <text:p>1.492.879</text:p>
          </table:table-cell>
          <table:table-cell table:formula="of:=[.D219]-[.H219]" office:value-type="float" office:value="20633.204591997">
            <text:p>20.633</text:p>
          </table:table-cell>
          <table:table-cell table:formula="of:= ([.C219]*100)/68588312" office:value-type="float" office:value="83.1509645550105">
            <text:p>83,15</text:p>
          </table:table-cell>
          <table:table-cell table:formula="of:=[.J219]/[.A219]" office:value-type="float" office:value="3.61525932847872">
            <text:p>3,62</text:p>
          </table:table-cell>
          <table:table-cell table:formula="of:=IF([.J219]-[.J218]&gt;0;[.J219]-[.J218];0)" office:value-type="float" office:value="2.20666168311591">
            <text:p>2,21</text:p>
          </table:table-cell>
          <table:table-cell table:number-columns-repeated="12"/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08-06-07">
            <text:p>07.06.08</text:p>
          </table:table-cell>
          <table:table-cell office:value-type="float" office:value="58515325">
            <text:p>58.515.325</text:p>
          </table:table-cell>
          <table:table-cell table:formula="of:=IF(([.C220]-[.C219])&gt;0;[.C220]-[.C219];0)" office:value-type="float" office:value="1483482">
            <text:p>1.483.482</text:p>
          </table:table-cell>
          <table:table-cell table:formula="of:=[.C220]+([.D220]/MAX([.$F$38:.$F252]))" office:value-type="float" office:value="59210288.845576">
            <text:p>59.210.289</text:p>
          </table:table-cell>
          <table:table-cell table:formula="of:=IF([.D220]=0;0;2000000/[.D220])" office:value-type="float" office:value="1.34817948583131">
            <text:p>1,34818</text:p>
          </table:table-cell>
          <table:table-cell table:formula="of:=[.D219]/[.D220]" office:value-type="float" office:value="1.02024291497976">
            <text:p>1,02024</text:p>
          </table:table-cell>
          <table:table-cell table:formula="of:=[.E220]-[.E219]" office:value-type="float" office:value="1469413.90596">
            <text:p>1.469.414</text:p>
          </table:table-cell>
          <table:table-cell table:formula="of:=[.D220]-[.H220]" office:value-type="float" office:value="14068.0940399989">
            <text:p>14.068</text:p>
          </table:table-cell>
          <table:table-cell table:formula="of:= ([.C220]*100)/68588312" office:value-type="float" office:value="85.3138432682233">
            <text:p>85,31</text:p>
          </table:table-cell>
          <table:table-cell table:formula="of:=[.J220]/[.A220]" office:value-type="float" office:value="3.5547434695093">
            <text:p>3,55</text:p>
          </table:table-cell>
          <table:table-cell table:formula="of:=IF([.J220]-[.J219]&gt;0;[.J220]-[.J219];0)" office:value-type="float" office:value="2.16287871321283">
            <text:p>2,16</text:p>
          </table:table-cell>
          <table:table-cell table:number-columns-repeated="12"/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08-06-08">
            <text:p>08.06.08</text:p>
          </table:table-cell>
          <table:table-cell office:value-type="float" office:value="59978787">
            <text:p>59.978.787</text:p>
          </table:table-cell>
          <table:table-cell table:formula="of:=IF(([.C221]-[.C220])&gt;0;[.C221]-[.C220];0)" office:value-type="float" office:value="1463462">
            <text:p>1.463.462</text:p>
          </table:table-cell>
          <table:table-cell table:formula="of:=[.C221]+([.D221]/MAX([.$F$38:.$F253]))" office:value-type="float" office:value="60664372.116216">
            <text:p>60.664.372</text:p>
          </table:table-cell>
          <table:table-cell table:formula="of:=IF([.D221]=0;0;2000000/[.D221])" office:value-type="float" office:value="1.3666224336539">
            <text:p>1,36662</text:p>
          </table:table-cell>
          <table:table-cell table:formula="of:=[.D220]/[.D221]" office:value-type="float" office:value="1.01367989056088">
            <text:p>1,01368</text:p>
          </table:table-cell>
          <table:table-cell table:formula="of:=[.E221]-[.E220]" office:value-type="float" office:value="1454083.27063999">
            <text:p>1.454.083</text:p>
          </table:table-cell>
          <table:table-cell table:formula="of:=[.D221]-[.H221]" office:value-type="float" office:value="9378.72936000675">
            <text:p>9.379</text:p>
          </table:table-cell>
          <table:table-cell table:formula="of:= ([.C221]*100)/68588312" office:value-type="float" office:value="87.4475333348341">
            <text:p>87,45</text:p>
          </table:table-cell>
          <table:table-cell table:formula="of:=[.J221]/[.A221]" office:value-type="float" office:value="3.49790133339336">
            <text:p>3,5</text:p>
          </table:table-cell>
          <table:table-cell table:formula="of:=IF([.J221]-[.J220]&gt;0;[.J221]-[.J220];0)" office:value-type="float" office:value="2.13369006661077">
            <text:p>2,13</text:p>
          </table:table-cell>
          <table:table-cell table:number-columns-repeated="12"/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08-06-09">
            <text:p>09.06.08</text:p>
          </table:table-cell>
          <table:table-cell office:value-type="float" office:value="61420227">
            <text:p>61.420.227</text:p>
          </table:table-cell>
          <table:table-cell table:formula="of:=IF(([.C222]-[.C221])&gt;0;[.C222]-[.C221];0)" office:value-type="float" office:value="1441440">
            <text:p>1.441.440</text:p>
          </table:table-cell>
          <table:table-cell table:formula="of:=[.C222]+([.D222]/MAX([.$F$38:.$F254]))" office:value-type="float" office:value="62095495.51392">
            <text:p>62.095.496</text:p>
          </table:table-cell>
          <table:table-cell table:formula="of:=IF([.D222]=0;0;2000000/[.D222])" office:value-type="float" office:value="1.38750138750139">
            <text:p>1,38750</text:p>
          </table:table-cell>
          <table:table-cell table:formula="of:=[.D221]/[.D222]" office:value-type="float" office:value="1.01527777777778">
            <text:p>1,01528</text:p>
          </table:table-cell>
          <table:table-cell table:formula="of:=[.E222]-[.E221]" office:value-type="float" office:value="1431123.39770401">
            <text:p>1.431.123</text:p>
          </table:table-cell>
          <table:table-cell table:formula="of:=[.D222]-[.H222]" office:value-type="float" office:value="10316.6022959948">
            <text:p>10.317</text:p>
          </table:table-cell>
          <table:table-cell table:formula="of:= ([.C222]*100)/68588312" office:value-type="float" office:value="89.5491158901826">
            <text:p>89,55</text:p>
          </table:table-cell>
          <table:table-cell table:formula="of:=[.J222]/[.A222]" office:value-type="float" office:value="3.44419676500702">
            <text:p>3,44</text:p>
          </table:table-cell>
          <table:table-cell table:formula="of:=IF([.J222]-[.J221]&gt;0;[.J222]-[.J221];0)" office:value-type="float" office:value="2.1015825553485">
            <text:p>2,10</text:p>
          </table:table-cell>
          <table:table-cell table:number-columns-repeated="12"/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08-06-10">
            <text:p>10.06.08</text:p>
          </table:table-cell>
          <table:table-cell office:value-type="float" office:value="62839645">
            <text:p>62.839.645</text:p>
          </table:table-cell>
          <table:table-cell table:formula="of:=IF(([.C223]-[.C222])&gt;0;[.C223]-[.C222];0)" office:value-type="float" office:value="1419418">
            <text:p>1.419.418</text:p>
          </table:table-cell>
          <table:table-cell table:formula="of:=[.C223]+([.D223]/MAX([.$F$38:.$F255]))" office:value-type="float" office:value="63504596.911624">
            <text:p>63.504.597</text:p>
          </table:table-cell>
          <table:table-cell table:formula="of:=IF([.D223]=0;0;2000000/[.D223])" office:value-type="float" office:value="1.40902820733568">
            <text:p>1,40903</text:p>
          </table:table-cell>
          <table:table-cell table:formula="of:=[.D222]/[.D223]" office:value-type="float" office:value="1.01551480959097">
            <text:p>1,01551</text:p>
          </table:table-cell>
          <table:table-cell table:formula="of:=[.E223]-[.E222]" office:value-type="float" office:value="1409101.397704">
            <text:p>1.409.101</text:p>
          </table:table-cell>
          <table:table-cell table:formula="of:=[.D223]-[.H223]" office:value-type="float" office:value="10316.6022960022">
            <text:p>10.317</text:p>
          </table:table-cell>
          <table:table-cell table:formula="of:= ([.C223]*100)/68588312" office:value-type="float" office:value="91.6185909342688">
            <text:p>91,62</text:p>
          </table:table-cell>
          <table:table-cell table:formula="of:=[.J223]/[.A223]" office:value-type="float" office:value="3.39328114571366">
            <text:p>3,39</text:p>
          </table:table-cell>
          <table:table-cell table:formula="of:=IF([.J223]-[.J222]&gt;0;[.J223]-[.J222];0)" office:value-type="float" office:value="2.06947504408622">
            <text:p>2,07</text:p>
          </table:table-cell>
          <table:table-cell table:number-columns-repeated="12"/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08-06-11">
            <text:p>11.06.08</text:p>
          </table:table-cell>
          <table:table-cell office:value-type="float" office:value="64237041">
            <text:p>64.237.041</text:p>
          </table:table-cell>
          <table:table-cell table:formula="of:=IF(([.C224]-[.C223])&gt;0;[.C224]-[.C223];0)" office:value-type="float" office:value="1397396">
            <text:p>1.397.396</text:p>
          </table:table-cell>
          <table:table-cell table:formula="of:=[.C224]+([.D224]/MAX([.$F$38:.$F256]))" office:value-type="float" office:value="64891676.309328">
            <text:p>64.891.676</text:p>
          </table:table-cell>
          <table:table-cell table:formula="of:=IF([.D224]=0;0;2000000/[.D224])" office:value-type="float" office:value="1.43123352292407">
            <text:p>1,43123</text:p>
          </table:table-cell>
          <table:table-cell table:formula="of:=[.D223]/[.D224]" office:value-type="float" office:value="1.01575931232092">
            <text:p>1,01576</text:p>
          </table:table-cell>
          <table:table-cell table:formula="of:=[.E224]-[.E223]" office:value-type="float" office:value="1387079.397704">
            <text:p>1.387.079</text:p>
          </table:table-cell>
          <table:table-cell table:formula="of:=[.D224]-[.H224]" office:value-type="float" office:value="10316.6022960022">
            <text:p>10.317</text:p>
          </table:table-cell>
          <table:table-cell table:formula="of:= ([.C224]*100)/68588312" office:value-type="float" office:value="93.6559584670928">
            <text:p>93,66</text:p>
          </table:table-cell>
          <table:table-cell table:formula="of:=[.J224]/[.A224]" office:value-type="float" office:value="3.34485565953903">
            <text:p>3,34</text:p>
          </table:table-cell>
          <table:table-cell table:formula="of:=IF([.J224]-[.J223]&gt;0;[.J224]-[.J223];0)" office:value-type="float" office:value="2.03736753282396">
            <text:p>2,04</text:p>
          </table:table-cell>
          <table:table-cell table:number-columns-repeated="12"/>
        </table:table-row>
        <table:table-row table:style-name="ro1" table:number-rows-repeated="6">
          <table:table-cell/>
          <table:table-cell table:style-name="Default" table:number-columns-repeated="9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 office:value-type="string">
            <text:p>Prüfzeit: 04:15:45</text:p>
          </table:table-cell>
          <table:table-cell table:style-name="Default" table:number-columns-repeated="8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 table:number-columns-repeated="9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5" office:value-type="string">
            <text:p>Datum</text:p>
          </table:table-cell>
          <table:table-cell table:style-name="ce5" office:value-type="string">
            <text:p>Anzahl erreicht</text:p>
          </table:table-cell>
          <table:table-cell table:style-name="ce5" office:value-type="string">
            <text:p>Berechnet</text:p>
          </table:table-cell>
          <table:table-cell table:style-name="ce5" office:value-type="string">
            <text:p>Hochrechnung f.n.T.</text:p>
          </table:table-cell>
          <table:table-cell table:style-name="ce5" office:value-type="string">
            <text:p>Zu 2 Mio</text:p>
          </table:table-cell>
          <table:table-cell table:style-name="ce5" office:value-type="string">
            <text:p>Diff Vort</text:p>
          </table:table-cell>
          <table:table-cell table:style-name="ce5" office:value-type="string">
            <text:p>Diff. HR Vortag</text:p>
          </table:table-cell>
          <table:table-cell table:style-name="ce5" office:value-type="string">
            <text:p>Abw. HR</text:p>
          </table:table-cell>
          <table:table-cell table:style-name="ce5" office:value-type="string">
            <text:p>% erreicht</text:p>
          </table:table-cell>
          <table:table-cell table:style-name="ce5" office:value-type="string">
            <text:p>%/Tag (ges.)</text:p>
          </table:table-cell>
          <table:table-cell table:style-name="ce5" office:value-type="string">
            <text:p>%/Tag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08-06-30">
            <text:p>30.06.08</text:p>
          </table:table-cell>
          <table:table-cell table:number-columns-repeated="2" office:value-type="float" office:value="7633879">
            <text:p>7.633.879</text:p>
          </table:table-cell>
          <table:table-cell office:value-type="float" office:value="0">
            <text:p>0</text:p>
          </table:table-cell>
          <table:table-cell table:formula="of:=2000000/[.D234]" office:value-type="float" office:value="0.261990005343286">
            <text:p>0,26199</text:p>
          </table:table-cell>
          <table:table-cell office:value-type="float" office:value="0">
            <text:p>0,00000</text:p>
          </table:table-cell>
          <table:table-cell table:style-name="Default" table:number-columns-repeated="2"/>
          <table:table-cell table:formula="of:= ([.C234]*100)/68588312" office:value-type="float" office:value="11.1299998168784">
            <text:p>11,13</text:p>
          </table:table-cell>
          <table:table-cell table:formula="of:=[.J234]/[.A234]" office:value-type="float" office:value="11.1299998168784">
            <text:p>11,13</text:p>
          </table:table-cell>
          <table:table-cell table:style-name="Default" office:value-type="float" office:value="2.04">
            <text:p>2,04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08-07-01">
            <text:p>01.07.08</text:p>
          </table:table-cell>
          <table:table-cell office:value-type="float" office:value="12262657">
            <text:p>12.262.657</text:p>
          </table:table-cell>
          <table:table-cell table:formula="of:=IF(([.C235]-[.C234])&gt;0;[.C235]-[.C234];0)" office:value-type="float" office:value="4628778">
            <text:p>4.628.778</text:p>
          </table:table-cell>
          <table:table-cell table:formula="of:=IF([.C234]=0;[.E234];[.C234])+(IF([.D234]=0;[.E234]-[.E233];[.D234])*(IF([.G234]=0;1;[.G234])))" office:value-type="float" office:value="15267758">
            <text:p>15.267.758</text:p>
          </table:table-cell>
          <table:table-cell table:formula="of:=2000000/[.D235]" office:value-type="float" office:value="0.432079481884852">
            <text:p>0,43208</text:p>
          </table:table-cell>
          <table:table-cell table:formula="of:=IF([.D235]=0;[.G234];[.D234]/[.D235])" office:value-type="float" office:value="1.64922124154583">
            <text:p>1,64922</text:p>
          </table:table-cell>
          <table:table-cell table:formula="of:=[.E235]-[.E234]" office:value-type="float" office:value="15267758">
            <text:p>15.267.758</text:p>
          </table:table-cell>
          <table:table-cell table:formula="of:=[.D235]-[.H235]" office:value-type="float" office:value="-10638980">
            <text:p>-10.638.980</text:p>
          </table:table-cell>
          <table:table-cell table:formula="of:= ([.C235]*100)/68588312" office:value-type="float" office:value="17.878639439326">
            <text:p>17,88</text:p>
          </table:table-cell>
          <table:table-cell table:formula="of:=[.J235]/[.A235]" office:value-type="float" office:value="8.93931971966302">
            <text:p>8,94</text:p>
          </table:table-cell>
          <table:table-cell table:formula="of:=[.J235]-[.J234]" office:value-type="float" office:value="6.74863962244763">
            <text:p>6,75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08-07-02">
            <text:p>02.07.08</text:p>
          </table:table-cell>
          <table:table-cell office:value-type="float" office:value="16223614">
            <text:p>16.223.614</text:p>
          </table:table-cell>
          <table:table-cell table:formula="of:=IF(([.C236]-[.C235])&gt;0;[.C236]-[.C235];0)" office:value-type="float" office:value="3960957">
            <text:p>3.960.957</text:p>
          </table:table-cell>
          <table:table-cell table:formula="of:=IF([.C235]=0;[.E235];[.C235])+(IF([.D235]=0;[.E235]-[.E234];[.D235])*(IF([.G235]=0;1;[.G235])))" office:value-type="float" office:value="19896536">
            <text:p>19.896.536</text:p>
          </table:table-cell>
          <table:table-cell table:formula="of:=IF([.D236]=0;0;2000000/[.D236])" office:value-type="float" office:value="0.504928480667677">
            <text:p>0,50493</text:p>
          </table:table-cell>
          <table:table-cell table:formula="of:=IF([.D236]=0;[.G235];[.D235]/[.D236])" office:value-type="float" office:value="1.16860092144398">
            <text:p>1,16860</text:p>
          </table:table-cell>
          <table:table-cell table:formula="of:=[.E236]-[.E235]" office:value-type="float" office:value="4628778">
            <text:p>4.628.778</text:p>
          </table:table-cell>
          <table:table-cell table:formula="of:=[.D236]-[.H236]" office:value-type="float" office:value="-667821">
            <text:p>-667.821</text:p>
          </table:table-cell>
          <table:table-cell table:formula="of:= ([.C236]*100)/68588312" office:value-type="float" office:value="23.6536131695441">
            <text:p>23,65</text:p>
          </table:table-cell>
          <table:table-cell table:formula="of:=[.J236]/[.A236]" office:value-type="float" office:value="7.88453772318137">
            <text:p>7,88</text:p>
          </table:table-cell>
          <table:table-cell table:formula="of:=[.J236]-[.J235]" office:value-type="float" office:value="5.77497373021806">
            <text:p>5,77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08-07-03">
            <text:p>03.07.08</text:p>
          </table:table-cell>
          <table:table-cell office:value-type="float" office:value="19842229">
            <text:p>19.842.229</text:p>
          </table:table-cell>
          <table:table-cell table:formula="of:=IF(([.C237]-[.C236])&gt;0;[.C237]-[.C236];0)" office:value-type="float" office:value="3618615">
            <text:p>3.618.615</text:p>
          </table:table-cell>
          <table:table-cell table:formula="of:=IF([.C236]=0;[.E236];[.C236])+(IF([.D236]=0;[.E236]-[.E235];[.D236])*(IF([.G236]=0;1;[.G236])))" office:value-type="float" office:value="20852392">
            <text:p>20.852.392</text:p>
          </table:table-cell>
          <table:table-cell table:formula="of:=IF([.D237]=0;0;2000000/[.D237])" office:value-type="float" office:value="0.552697648133333">
            <text:p>0,55270</text:p>
          </table:table-cell>
          <table:table-cell table:formula="of:=IF([.D237]=0;[.G236];[.D236]/[.D237])" office:value-type="float" office:value="1.09460580912863">
            <text:p>1,09461</text:p>
          </table:table-cell>
          <table:table-cell table:formula="of:=[.E237]-[.E236]" office:value-type="float" office:value="955856">
            <text:p>955.856</text:p>
          </table:table-cell>
          <table:table-cell table:formula="of:=[.D237]-[.H237]" office:value-type="float" office:value="2662759">
            <text:p>2.662.759</text:p>
          </table:table-cell>
          <table:table-cell table:formula="of:= ([.C237]*100)/68588312" office:value-type="float" office:value="28.9294610428669">
            <text:p>28,93</text:p>
          </table:table-cell>
          <table:table-cell table:formula="of:=[.J237]/[.A237]" office:value-type="float" office:value="7.23236526071672">
            <text:p>7,23</text:p>
          </table:table-cell>
          <table:table-cell table:formula="of:=[.J237]-[.J236]" office:value-type="float" office:value="5.27584787332279">
            <text:p>5,28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08-07-04">
            <text:p>04.07.08</text:p>
          </table:table-cell>
          <table:table-cell office:value-type="float" office:value="23142526">
            <text:p>23.142.526</text:p>
          </table:table-cell>
          <table:table-cell table:formula="of:=IF(([.C238]-[.C237])&gt;0;[.C238]-[.C237];0)" office:value-type="float" office:value="3300297">
            <text:p>3.300.297</text:p>
          </table:table-cell>
          <table:table-cell table:formula="of:=IF([.C237]=0;[.E237];[.C237])+(IF([.D237]=0;[.E237]-[.E236];[.D237])*(IF([.G237]=0;1;[.G237])))" office:value-type="float" office:value="23803186">
            <text:p>23.803.186</text:p>
          </table:table-cell>
          <table:table-cell table:formula="of:=IF([.D238]=0;0;2000000/[.D238])" office:value-type="float" office:value="0.60600606551471">
            <text:p>0,60601</text:p>
          </table:table-cell>
          <table:table-cell table:formula="of:=IF([.D238]=0;[.G237];[.D237]/[.D238])" office:value-type="float" office:value="1.09645131938126">
            <text:p>1,09645</text:p>
          </table:table-cell>
          <table:table-cell table:formula="of:=[.E238]-[.E237]" office:value-type="float" office:value="2950794">
            <text:p>2.950.794</text:p>
          </table:table-cell>
          <table:table-cell table:formula="of:=[.D238]-[.H238]" office:value-type="float" office:value="349503">
            <text:p>349.503</text:p>
          </table:table-cell>
          <table:table-cell table:formula="of:= ([.C238]*100)/68588312" office:value-type="float" office:value="33.7412094352169">
            <text:p>33,74</text:p>
          </table:table-cell>
          <table:table-cell table:formula="of:=[.J238]/[.A238]" office:value-type="float" office:value="6.74824188704338">
            <text:p>6,75</text:p>
          </table:table-cell>
          <table:table-cell table:formula="of:=[.J238]-[.J237]" office:value-type="float" office:value="4.81174839235">
            <text:p>4,81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08-07-05">
            <text:p>05.07.08</text:p>
          </table:table-cell>
          <table:table-cell office:value-type="float" office:value="26217598">
            <text:p>26.217.598</text:p>
          </table:table-cell>
          <table:table-cell table:formula="of:=IF(([.C239]-[.C238])&gt;0;[.C239]-[.C238];0)" office:value-type="float" office:value="3075072">
            <text:p>3.075.072</text:p>
          </table:table-cell>
          <table:table-cell table:formula="of:=IF([.C238]=0;[.E238];[.C238])+(IF([.D238]=0;[.E238]-[.E237];[.D238])*(IF([.G238]=0;1;[.G238])))" office:value-type="float" office:value="26761141">
            <text:p>26.761.141</text:p>
          </table:table-cell>
          <table:table-cell table:formula="of:=IF([.D239]=0;0;2000000/[.D239])" office:value-type="float" office:value="0.650391275391275">
            <text:p>0,65039</text:p>
          </table:table-cell>
          <table:table-cell table:formula="of:=IF([.D239]=0;[.G238];[.D238]/[.D239])" office:value-type="float" office:value="1.0732421875">
            <text:p>1,07324</text:p>
          </table:table-cell>
          <table:table-cell table:formula="of:=[.E239]-[.E238]" office:value-type="float" office:value="2957955">
            <text:p>2.957.955</text:p>
          </table:table-cell>
          <table:table-cell table:formula="of:=[.D239]-[.H239]" office:value-type="float" office:value="117117">
            <text:p>117.117</text:p>
          </table:table-cell>
          <table:table-cell table:formula="of:= ([.C239]*100)/68588312" office:value-type="float" office:value="38.2245855532937">
            <text:p>38,22</text:p>
          </table:table-cell>
          <table:table-cell table:formula="of:=[.J239]/[.A239]" office:value-type="float" office:value="6.37076425888228">
            <text:p>6,37</text:p>
          </table:table-cell>
          <table:table-cell table:formula="of:=[.J239]-[.J238]" office:value-type="float" office:value="4.48337611807679">
            <text:p>4,48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08-07-06">
            <text:p>06.07.08</text:p>
          </table:table-cell>
          <table:table-cell office:value-type="float" office:value="28993833">
            <text:p>28.993.833</text:p>
          </table:table-cell>
          <table:table-cell table:formula="of:=IF(([.C240]-[.C239])&gt;0;[.C240]-[.C239];0)" office:value-type="float" office:value="2776235">
            <text:p>2.776.235</text:p>
          </table:table-cell>
          <table:table-cell table:formula="of:=IF([.C239]=0;[.E239];[.C239])+(IF([.D239]=0;[.E239]-[.E238];[.D239])*(IF([.G239]=0;1;[.G239])))" office:value-type="float" office:value="29517895">
            <text:p>29.517.895</text:p>
          </table:table-cell>
          <table:table-cell table:formula="of:=IF([.D240]=0;0;2000000/[.D240])" office:value-type="float" office:value="0.720400110221217">
            <text:p>0,72040</text:p>
          </table:table-cell>
          <table:table-cell table:formula="of:=IF([.D240]=0;[.G239];[.D239]/[.D240])" office:value-type="float" office:value="1.10764110386909">
            <text:p>1,10764</text:p>
          </table:table-cell>
          <table:table-cell table:formula="of:=[.E240]-[.E239]" office:value-type="float" office:value="2756754">
            <text:p>2.756.754</text:p>
          </table:table-cell>
          <table:table-cell table:formula="of:=[.D240]-[.H240]" office:value-type="float" office:value="19481">
            <text:p>19.481</text:p>
          </table:table-cell>
          <table:table-cell table:formula="of:= ([.C240]*100)/68588312" office:value-type="float" office:value="42.272264988822">
            <text:p>42,27</text:p>
          </table:table-cell>
          <table:table-cell table:formula="of:=[.J240]/[.A240]" office:value-type="float" office:value="6.03889499840314">
            <text:p>6,04</text:p>
          </table:table-cell>
          <table:table-cell table:formula="of:=[.J240]-[.J239]" office:value-type="float" office:value="4.04767943552832">
            <text:p>4,05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08-07-07">
            <text:p>07.07.08</text:p>
          </table:table-cell>
          <table:table-cell office:value-type="float" office:value="31418255">
            <text:p>31.418.255</text:p>
          </table:table-cell>
          <table:table-cell table:formula="of:=IF(([.C241]-[.C240])&gt;0;[.C241]-[.C240];0)" office:value-type="float" office:value="2424422">
            <text:p>2.424.422</text:p>
          </table:table-cell>
          <table:table-cell table:formula="of:=IF([.C240]=0;[.E240];[.C240])+(IF([.D240]=0;[.E240]-[.E239];[.D240])*(IF([.G240]=0;1;[.G240])))" office:value-type="float" office:value="32068905">
            <text:p>32.068.905</text:p>
          </table:table-cell>
          <table:table-cell table:formula="of:=IF([.D241]=0;0;2000000/[.D241])" office:value-type="float" office:value="0.824938892651527">
            <text:p>0,82494</text:p>
          </table:table-cell>
          <table:table-cell table:formula="of:=IF([.D241]=0;[.G240];[.D240]/[.D241])" office:value-type="float" office:value="1.14511211332021">
            <text:p>1,14511</text:p>
          </table:table-cell>
          <table:table-cell table:formula="of:=[.E241]-[.E240]" office:value-type="float" office:value="2551010">
            <text:p>2.551.010</text:p>
          </table:table-cell>
          <table:table-cell table:formula="of:=[.D241]-[.H241]" office:value-type="float" office:value="-126588">
            <text:p>-126.588</text:p>
          </table:table-cell>
          <table:table-cell table:formula="of:= ([.C241]*100)/68588312" office:value-type="float" office:value="45.8070100923318">
            <text:p>45,81</text:p>
          </table:table-cell>
          <table:table-cell table:formula="of:=[.J241]/[.A241]" office:value-type="float" office:value="5.72587626154147">
            <text:p>5,73</text:p>
          </table:table-cell>
          <table:table-cell table:formula="of:=[.J241]-[.J240]" office:value-type="float" office:value="3.53474510350976">
            <text:p>3,53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08-07-08">
            <text:p>08.07.08</text:p>
          </table:table-cell>
          <table:table-cell office:value-type="float" office:value="33696531">
            <text:p>33.696.531</text:p>
          </table:table-cell>
          <table:table-cell table:formula="of:=IF(([.C242]-[.C241])&gt;0;[.C242]-[.C241];0)" office:value-type="float" office:value="2278276">
            <text:p>2.278.276</text:p>
          </table:table-cell>
          <table:table-cell table:formula="of:=IF([.C241]=0;[.E241];[.C241])+(IF([.D241]=0;[.E241]-[.E240];[.D241])*(IF([.G241]=0;1;[.G241])))" office:value-type="float" office:value="34194490">
            <text:p>34.194.490</text:p>
          </table:table-cell>
          <table:table-cell table:formula="of:=IF([.D242]=0;0;2000000/[.D242])" office:value-type="float" office:value="0.877856765378734">
            <text:p>0,87786</text:p>
          </table:table-cell>
          <table:table-cell table:formula="of:=IF([.D242]=0;[.G241];[.D241]/[.D242])" office:value-type="float" office:value="1.06414762741652">
            <text:p>1,06415</text:p>
          </table:table-cell>
          <table:table-cell table:formula="of:=[.E242]-[.E241]" office:value-type="float" office:value="2125585">
            <text:p>2.125.585</text:p>
          </table:table-cell>
          <table:table-cell table:formula="of:=[.D242]-[.H242]" office:value-type="float" office:value="152691">
            <text:p>152.691</text:p>
          </table:table-cell>
          <table:table-cell table:formula="of:= ([.C242]*100)/68588312" office:value-type="float" office:value="49.1286780756465">
            <text:p>49,13</text:p>
          </table:table-cell>
          <table:table-cell table:formula="of:=[.J242]/[.A242]" office:value-type="float" office:value="5.45874200840516">
            <text:p>5,46</text:p>
          </table:table-cell>
          <table:table-cell table:formula="of:=[.J242]-[.J241]" office:value-type="float" office:value="3.32166798331471">
            <text:p>3,32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08-07-09">
            <text:p>09.07.08</text:p>
          </table:table-cell>
          <table:table-cell office:value-type="float" office:value="35872705">
            <text:p>35.872.705</text:p>
          </table:table-cell>
          <table:table-cell table:formula="of:=IF(([.C243]-[.C242])&gt;0;[.C243]-[.C242];0)" office:value-type="float" office:value="2176174">
            <text:p>2.176.174</text:p>
          </table:table-cell>
          <table:table-cell table:formula="of:=IF([.C242]=0;[.E242];[.C242])+(IF([.D242]=0;[.E242]-[.E241];[.D242])*(IF([.G242]=0;1;[.G242])))" office:value-type="float" office:value="36120953">
            <text:p>36.120.953</text:p>
          </table:table-cell>
          <table:table-cell table:formula="of:=IF([.D243]=0;0;2000000/[.D243])" office:value-type="float" office:value="0.919044157314626">
            <text:p>0,91904</text:p>
          </table:table-cell>
          <table:table-cell table:formula="of:=IF([.D243]=0;[.G242];[.D242]/[.D243])" office:value-type="float" office:value="1.04691812327507">
            <text:p>1,04692</text:p>
          </table:table-cell>
          <table:table-cell table:formula="of:=[.E243]-[.E242]" office:value-type="float" office:value="1926463">
            <text:p>1.926.463</text:p>
          </table:table-cell>
          <table:table-cell table:formula="of:=[.D243]-[.H243]" office:value-type="float" office:value="249711">
            <text:p>249.711</text:p>
          </table:table-cell>
          <table:table-cell table:formula="of:= ([.C243]*100)/68588312" office:value-type="float" office:value="52.3014839612907">
            <text:p>52,30</text:p>
          </table:table-cell>
          <table:table-cell table:formula="of:=[.J243]/[.A243]" office:value-type="float" office:value="5.23014839612907">
            <text:p>5,23</text:p>
          </table:table-cell>
          <table:table-cell table:formula="of:=[.J243]-[.J242]" office:value-type="float" office:value="3.17280588564419">
            <text:p>3,17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08-07-10">
            <text:p>10.07.08</text:p>
          </table:table-cell>
          <table:table-cell office:value-type="float" office:value="37960791">
            <text:p>37.960.791</text:p>
          </table:table-cell>
          <table:table-cell table:formula="of:=IF(([.C244]-[.C243])&gt;0;[.C244]-[.C243];0)" office:value-type="float" office:value="2088086">
            <text:p>2.088.086</text:p>
          </table:table-cell>
          <table:table-cell table:formula="of:=IF([.C243]=0;[.E243];[.C243])+(IF([.D243]=0;[.E243]-[.E242];[.D243])*(IF([.G243]=0;1;[.G243])))" office:value-type="float" office:value="38150981">
            <text:p>38.150.981</text:p>
          </table:table-cell>
          <table:table-cell table:formula="of:=IF([.D244]=0;0;2000000/[.D244])" office:value-type="float" office:value="0.95781495589741">
            <text:p>0,95781</text:p>
          </table:table-cell>
          <table:table-cell table:formula="of:=IF([.D244]=0;[.G243];[.D243]/[.D244])" office:value-type="float" office:value="1.04218600191755">
            <text:p>1,04219</text:p>
          </table:table-cell>
          <table:table-cell table:formula="of:=[.E244]-[.E243]" office:value-type="float" office:value="2030028">
            <text:p>2.030.028</text:p>
          </table:table-cell>
          <table:table-cell table:formula="of:=[.D244]-[.H244]" office:value-type="float" office:value="58058">
            <text:p>58.058</text:p>
          </table:table-cell>
          <table:table-cell table:formula="of:= ([.C244]*100)/68588312" office:value-type="float" office:value="55.3458598018858">
            <text:p>55,35</text:p>
          </table:table-cell>
          <table:table-cell table:formula="of:=[.J244]/[.A244]" office:value-type="float" office:value="5.03144180017144">
            <text:p>5,03</text:p>
          </table:table-cell>
          <table:table-cell table:formula="of:=[.J244]-[.J243]" office:value-type="float" office:value="3.04437584059512">
            <text:p>3,04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08-07-11">
            <text:p>11.07.08</text:p>
          </table:table-cell>
          <table:table-cell office:value-type="float" office:value="39984813">
            <text:p>39.984.813</text:p>
          </table:table-cell>
          <table:table-cell table:formula="of:=IF(([.C245]-[.C244])&gt;0;[.C245]-[.C244];0)" office:value-type="float" office:value="2024022">
            <text:p>2.024.022</text:p>
          </table:table-cell>
          <table:table-cell table:formula="of:=IF([.C244]=0;[.E244];[.C244])+(IF([.D244]=0;[.E244]-[.E243];[.D244])*(IF([.G244]=0;1;[.G244])))" office:value-type="float" office:value="40136965">
            <text:p>40.136.965</text:p>
          </table:table-cell>
          <table:table-cell table:formula="of:=IF([.D245]=0;0;2000000/[.D245])" office:value-type="float" office:value="0.988131551929772">
            <text:p>0,98813</text:p>
          </table:table-cell>
          <table:table-cell table:formula="of:=IF([.D245]=0;[.G244];[.D244]/[.D245])" office:value-type="float" office:value="1.03165182987141">
            <text:p>1,03165</text:p>
          </table:table-cell>
          <table:table-cell table:formula="of:=[.E245]-[.E244]" office:value-type="float" office:value="1985984">
            <text:p>1.985.984</text:p>
          </table:table-cell>
          <table:table-cell table:formula="of:=[.D245]-[.H245]" office:value-type="float" office:value="38038">
            <text:p>38.038</text:p>
          </table:table-cell>
          <table:table-cell table:formula="of:= ([.C245]*100)/68588312" office:value-type="float" office:value="58.2968319733543">
            <text:p>58,30</text:p>
          </table:table-cell>
          <table:table-cell table:formula="of:=[.J245]/[.A245]" office:value-type="float" office:value="4.85806933111286">
            <text:p>4,86</text:p>
          </table:table-cell>
          <table:table-cell table:formula="of:=[.J245]-[.J244]" office:value-type="float" office:value="2.95097217146851">
            <text:p>2,95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08-07-12">
            <text:p>12.07.08</text:p>
          </table:table-cell>
          <table:table-cell office:value-type="float" office:value="41896723">
            <text:p>41.896.723</text:p>
          </table:table-cell>
          <table:table-cell table:formula="of:=IF(([.C246]-[.C245])&gt;0;[.C246]-[.C245];0)" office:value-type="float" office:value="1911910">
            <text:p>1.911.910</text:p>
          </table:table-cell>
          <table:table-cell table:formula="of:=IF([.C245]=0;[.E245];[.C245])+(IF([.D245]=0;[.E245]-[.E244];[.D245])*(IF([.G245]=0;1;[.G245])))" office:value-type="float" office:value="42072899">
            <text:p>42.072.899</text:p>
          </table:table-cell>
          <table:table-cell table:formula="of:=IF([.D246]=0;0;2000000/[.D246])" office:value-type="float" office:value="1.04607434450366">
            <text:p>1,04607</text:p>
          </table:table-cell>
          <table:table-cell table:formula="of:=IF([.D246]=0;[.G245];[.D245]/[.D246])" office:value-type="float" office:value="1.0586387434555">
            <text:p>1,05864</text:p>
          </table:table-cell>
          <table:table-cell table:formula="of:=[.E246]-[.E245]" office:value-type="float" office:value="1935934">
            <text:p>1.935.934</text:p>
          </table:table-cell>
          <table:table-cell table:formula="of:=[.D246]-[.H246]" office:value-type="float" office:value="-24024">
            <text:p>-24.024</text:p>
          </table:table-cell>
          <table:table-cell table:formula="of:= ([.C246]*100)/68588312" office:value-type="float" office:value="61.0843477238513">
            <text:p>61,08</text:p>
          </table:table-cell>
          <table:table-cell table:formula="of:=[.J246]/[.A246]" office:value-type="float" office:value="4.69879597875779">
            <text:p>4,7</text:p>
          </table:table-cell>
          <table:table-cell table:formula="of:=[.J246]-[.J245]" office:value-type="float" office:value="2.78751575049696">
            <text:p>2,79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08-07-13">
            <text:p>13.07.08</text:p>
          </table:table-cell>
          <table:table-cell office:value-type="float" office:value="43748573">
            <text:p>43.748.573</text:p>
          </table:table-cell>
          <table:table-cell table:formula="of:=IF(([.C247]-[.C246])&gt;0;[.C247]-[.C246];0)" office:value-type="float" office:value="1851850">
            <text:p>1.851.850</text:p>
          </table:table-cell>
          <table:table-cell table:formula="of:=IF([.C246]=0;[.E246];[.C246])+(IF([.D246]=0;[.E246]-[.E245];[.D246])*(IF([.G246]=0;1;[.G246])))" office:value-type="float" office:value="43920745">
            <text:p>43.920.745</text:p>
          </table:table-cell>
          <table:table-cell table:formula="of:=IF([.D247]=0;0;2000000/[.D247])" office:value-type="float" office:value="1.08000108000108">
            <text:p>1,08000</text:p>
          </table:table-cell>
          <table:table-cell table:formula="of:=IF([.D247]=0;[.G246];[.D246]/[.D247])" office:value-type="float" office:value="1.03243243243243">
            <text:p>1,03243</text:p>
          </table:table-cell>
          <table:table-cell table:formula="of:=[.E247]-[.E246]" office:value-type="float" office:value="1847846">
            <text:p>1.847.846</text:p>
          </table:table-cell>
          <table:table-cell table:formula="of:=[.D247]-[.H247]" office:value-type="float" office:value="4004">
            <text:p>4.004</text:p>
          </table:table-cell>
          <table:table-cell table:formula="of:= ([.C247]*100)/68588312" office:value-type="float" office:value="63.784297534542">
            <text:p>63,78</text:p>
          </table:table-cell>
          <table:table-cell table:formula="of:=[.J247]/[.A247]" office:value-type="float" office:value="4.55602125246729">
            <text:p>4,56</text:p>
          </table:table-cell>
          <table:table-cell table:formula="of:=[.J247]-[.J246]" office:value-type="float" office:value="2.69994981069077">
            <text:p>2,70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08-07-14">
            <text:p>14.07.08</text:p>
          </table:table-cell>
          <table:table-cell office:value-type="float" office:value="45558381">
            <text:p>45.558.381</text:p>
          </table:table-cell>
          <table:table-cell table:formula="of:=IF(([.C248]-[.C247])&gt;0;[.C248]-[.C247];0)" office:value-type="float" office:value="1809808">
            <text:p>1.809.808</text:p>
          </table:table-cell>
          <table:table-cell table:formula="of:=IF([.C247]=0;[.E247];[.C247])+(IF([.D247]=0;[.E247]-[.E246];[.D247])*(IF([.G247]=0;1;[.G247])))" office:value-type="float" office:value="45660483">
            <text:p>45.660.483</text:p>
          </table:table-cell>
          <table:table-cell table:formula="of:=IF([.D248]=0;0;2000000/[.D248])" office:value-type="float" office:value="1.10508960066482">
            <text:p>1,10509</text:p>
          </table:table-cell>
          <table:table-cell table:formula="of:=IF([.D248]=0;[.G247];[.D247]/[.D248])" office:value-type="float" office:value="1.02323008849558">
            <text:p>1,02323</text:p>
          </table:table-cell>
          <table:table-cell table:formula="of:=[.E248]-[.E247]" office:value-type="float" office:value="1739738">
            <text:p>1.739.738</text:p>
          </table:table-cell>
          <table:table-cell table:formula="of:=[.D248]-[.H248]" office:value-type="float" office:value="70070">
            <text:p>70.070</text:p>
          </table:table-cell>
          <table:table-cell table:formula="of:= ([.C248]*100)/68588312" office:value-type="float" office:value="66.4229511873685">
            <text:p>66,42</text:p>
          </table:table-cell>
          <table:table-cell table:formula="of:=[.J248]/[.A248]" office:value-type="float" office:value="4.42819674582457">
            <text:p>4,43</text:p>
          </table:table-cell>
          <table:table-cell table:formula="of:=[.J248]-[.J247]" office:value-type="float" office:value="2.63865365282645">
            <text:p>2,64</text:p>
          </table:table-cell>
          <table:table-cell table:number-columns-repeated="12"/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08-07-15">
            <text:p>15.07.08</text:p>
          </table:table-cell>
          <table:table-cell office:value-type="float" office:value="47346167">
            <text:p>47.346.167</text:p>
          </table:table-cell>
          <table:table-cell table:formula="of:=IF(([.C249]-[.C248])&gt;0;[.C249]-[.C248];0)" office:value-type="float" office:value="1787786">
            <text:p>1.787.786</text:p>
          </table:table-cell>
          <table:table-cell table:formula="of:=IF([.C248]=0;[.E248];[.C248])+(IF([.D248]=0;[.E248]-[.E247];[.D248])*(IF([.G248]=0;1;[.G248])))" office:value-type="float" office:value="47410231">
            <text:p>47.410.231</text:p>
          </table:table-cell>
          <table:table-cell table:formula="of:=IF([.D249]=0;0;2000000/[.D249])" office:value-type="float" office:value="1.11870212654087">
            <text:p>1,11870</text:p>
          </table:table-cell>
          <table:table-cell table:formula="of:=IF([.D249]=0;[.G248];[.D248]/[.D249])" office:value-type="float" office:value="1.01231802911534">
            <text:p>1,01232</text:p>
          </table:table-cell>
          <table:table-cell table:formula="of:=[.E249]-[.E248]" office:value-type="float" office:value="1749748">
            <text:p>1.749.748</text:p>
          </table:table-cell>
          <table:table-cell table:formula="of:=[.D249]-[.H249]" office:value-type="float" office:value="38038">
            <text:p>38.038</text:p>
          </table:table-cell>
          <table:table-cell table:formula="of:= ([.C249]*100)/68588312" office:value-type="float" office:value="69.0294973289327">
            <text:p>69,03</text:p>
          </table:table-cell>
          <table:table-cell table:formula="of:=[.J249]/[.A249]" office:value-type="float" office:value="4.31434358305829">
            <text:p>4,31</text:p>
          </table:table-cell>
          <table:table-cell table:formula="of:=[.J249]-[.J248]" office:value-type="float" office:value="2.60654614156418">
            <text:p>2,61</text:p>
          </table:table-cell>
          <table:table-cell table:number-columns-repeated="12"/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08-07-16">
            <text:p>16.07.08</text:p>
          </table:table-cell>
          <table:table-cell office:value-type="float" office:value="49097917">
            <text:p>49.097.917</text:p>
          </table:table-cell>
          <table:table-cell table:formula="of:=IF(([.C250]-[.C249])&gt;0;[.C250]-[.C249];0)" office:value-type="float" office:value="1751750">
            <text:p>1.751.750</text:p>
          </table:table-cell>
          <table:table-cell table:formula="of:=IF([.C249]=0;[.E249];[.C249])+(IF([.D249]=0;[.E249]-[.E248];[.D249])*(IF([.G249]=0;1;[.G249])))" office:value-type="float" office:value="49155975">
            <text:p>49.155.975</text:p>
          </table:table-cell>
          <table:table-cell table:formula="of:=IF([.D250]=0;0;2000000/[.D250])" office:value-type="float" office:value="1.14171542742971">
            <text:p>1,14172</text:p>
          </table:table-cell>
          <table:table-cell table:formula="of:=IF([.D250]=0;[.G249];[.D249]/[.D250])" office:value-type="float" office:value="1.02057142857143">
            <text:p>1,02057</text:p>
          </table:table-cell>
          <table:table-cell table:formula="of:=[.E250]-[.E249]" office:value-type="float" office:value="1745744">
            <text:p>1.745.744</text:p>
          </table:table-cell>
          <table:table-cell table:formula="of:=[.D250]-[.H250]" office:value-type="float" office:value="6006">
            <text:p>6.006</text:p>
          </table:table-cell>
          <table:table-cell table:formula="of:= ([.C250]*100)/68588312" office:value-type="float" office:value="71.5835039066131">
            <text:p>71,58</text:p>
          </table:table-cell>
          <table:table-cell table:formula="of:=[.J250]/[.A250]" office:value-type="float" office:value="4.21079434744783">
            <text:p>4,21</text:p>
          </table:table-cell>
          <table:table-cell table:formula="of:=[.J250]-[.J249]" office:value-type="float" office:value="2.55400657768047">
            <text:p>2,55</text:p>
          </table:table-cell>
          <table:table-cell table:number-columns-repeated="12"/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08-07-17">
            <text:p>17.07.08</text:p>
          </table:table-cell>
          <table:table-cell office:value-type="float" office:value="50789607">
            <text:p>50.789.607</text:p>
          </table:table-cell>
          <table:table-cell table:formula="of:=IF(([.C251]-[.C250])&gt;0;[.C251]-[.C250];0)" office:value-type="float" office:value="1691690">
            <text:p>1.691.690</text:p>
          </table:table-cell>
          <table:table-cell table:formula="of:=IF([.C250]=0;[.E250];[.C250])+(IF([.D250]=0;[.E250]-[.E249];[.D250])*(IF([.G250]=0;1;[.G250])))" office:value-type="float" office:value="50885703">
            <text:p>50.885.703</text:p>
          </table:table-cell>
          <table:table-cell table:formula="of:=IF([.D251]=0;0;2000000/[.D251])" office:value-type="float" office:value="1.18224970295976">
            <text:p>1,18225</text:p>
          </table:table-cell>
          <table:table-cell table:formula="of:=IF([.D251]=0;[.G250];[.D250]/[.D251])" office:value-type="float" office:value="1.03550295857988">
            <text:p>1,03550</text:p>
          </table:table-cell>
          <table:table-cell table:formula="of:=[.E251]-[.E250]" office:value-type="float" office:value="1729728">
            <text:p>1.729.728</text:p>
          </table:table-cell>
          <table:table-cell table:formula="of:=[.D251]-[.H251]" office:value-type="float" office:value="-38038">
            <text:p>-38.038</text:p>
          </table:table-cell>
          <table:table-cell table:formula="of:= ([.C251]*100)/68588312" office:value-type="float" office:value="74.0499445444874">
            <text:p>74,05</text:p>
          </table:table-cell>
          <table:table-cell table:formula="of:=[.J251]/[.A251]" office:value-type="float" office:value="4.11388580802708">
            <text:p>4,11</text:p>
          </table:table-cell>
          <table:table-cell table:formula="of:=[.J251]-[.J250]" office:value-type="float" office:value="2.46644063787427">
            <text:p>2,47</text:p>
          </table:table-cell>
          <table:table-cell table:number-columns-repeated="12"/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08-07-18">
            <text:p>18.07.08</text:p>
          </table:table-cell>
          <table:table-cell office:value-type="float" office:value="52415231">
            <text:p>52.415.231</text:p>
          </table:table-cell>
          <table:table-cell table:formula="of:=IF(([.C252]-[.C251])&gt;0;[.C252]-[.C251];0)" office:value-type="float" office:value="1625624">
            <text:p>1.625.624</text:p>
          </table:table-cell>
          <table:table-cell table:formula="of:=IF([.C251]=0;[.E251];[.C251])+(IF([.D251]=0;[.E251]-[.E250];[.D251])*(IF([.G251]=0;1;[.G251])))" office:value-type="float" office:value="52541357">
            <text:p>52.541.357</text:p>
          </table:table-cell>
          <table:table-cell table:formula="of:=IF([.D252]=0;0;2000000/[.D252])" office:value-type="float" office:value="1.23029679679926">
            <text:p>1,23030</text:p>
          </table:table-cell>
          <table:table-cell table:formula="of:=IF([.D252]=0;[.G251];[.D251]/[.D252])" office:value-type="float" office:value="1.04064039408867">
            <text:p>1,04064</text:p>
          </table:table-cell>
          <table:table-cell table:formula="of:=[.E252]-[.E251]" office:value-type="float" office:value="1655654">
            <text:p>1.655.654</text:p>
          </table:table-cell>
          <table:table-cell table:formula="of:=[.D252]-[.H252]" office:value-type="float" office:value="-30030">
            <text:p>-30.030</text:p>
          </table:table-cell>
          <table:table-cell table:formula="of:= ([.C252]*100)/68588312" office:value-type="float" office:value="76.4200626485749">
            <text:p>76,42</text:p>
          </table:table-cell>
          <table:table-cell table:formula="of:=[.J252]/[.A252]" office:value-type="float" office:value="4.02210856045131">
            <text:p>4,02</text:p>
          </table:table-cell>
          <table:table-cell table:formula="of:=IF([.J252]-[.J251]&gt;0;[.J252]-[.J251];0)" office:value-type="float" office:value="2.37011810408747">
            <text:p>2,37</text:p>
          </table:table-cell>
          <table:table-cell table:number-columns-repeated="12"/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08-07-19">
            <text:p>19.07.08</text:p>
          </table:table-cell>
          <table:table-cell office:value-type="float" office:value="54004819">
            <text:p>54.004.819</text:p>
          </table:table-cell>
          <table:table-cell table:formula="of:=IF(([.C253]-[.C252])&gt;0;[.C253]-[.C252];0)" office:value-type="float" office:value="1589588">
            <text:p>1.589.588</text:p>
          </table:table-cell>
          <table:table-cell table:formula="of:=IF([.C252]=0;[.E252];[.C252])+(IF([.D252]=0;[.E252]-[.E251];[.D252])*(IF([.G252]=0;1;[.G252])))" office:value-type="float" office:value="54106921">
            <text:p>54.106.921</text:p>
          </table:table-cell>
          <table:table-cell table:formula="of:=IF([.D253]=0;0;2000000/[.D253])" office:value-type="float" office:value="1.25818765617254">
            <text:p>1,25819</text:p>
          </table:table-cell>
          <table:table-cell table:formula="of:=IF([.D253]=0;[.G252];[.D252]/[.D253])" office:value-type="float" office:value="1.02267002518892">
            <text:p>1,02267</text:p>
          </table:table-cell>
          <table:table-cell table:formula="of:=[.E253]-[.E252]" office:value-type="float" office:value="1565564">
            <text:p>1.565.564</text:p>
          </table:table-cell>
          <table:table-cell table:formula="of:=[.D253]-[.H253]" office:value-type="float" office:value="24024">
            <text:p>24.024</text:p>
          </table:table-cell>
          <table:table-cell table:formula="of:= ([.C253]*100)/68588312" office:value-type="float" office:value="78.7376411887786">
            <text:p>78,74</text:p>
          </table:table-cell>
          <table:table-cell table:formula="of:=[.J253]/[.A253]" office:value-type="float" office:value="3.93688205943893">
            <text:p>3,94</text:p>
          </table:table-cell>
          <table:table-cell table:formula="of:=IF([.J253]-[.J252]&gt;0;[.J253]-[.J252];0)" office:value-type="float" office:value="2.31757854020377">
            <text:p>2,32</text:p>
          </table:table-cell>
          <table:table-cell table:number-columns-repeated="12"/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08-07-20">
            <text:p>20.07.08</text:p>
          </table:table-cell>
          <table:table-cell office:value-type="float" office:value="55590403">
            <text:p>55.590.403</text:p>
          </table:table-cell>
          <table:table-cell table:formula="of:=IF(([.C254]-[.C253])&gt;0;[.C254]-[.C253];0)" office:value-type="float" office:value="1585584">
            <text:p>1.585.584</text:p>
          </table:table-cell>
          <table:table-cell table:formula="of:=IF([.C253]=0;[.E253];[.C253])+(IF([.D253]=0;[.E253]-[.E252];[.D253])*(IF([.G253]=0;1;[.G253])))" office:value-type="float" office:value="55630443">
            <text:p>55.630.443</text:p>
          </table:table-cell>
          <table:table-cell table:formula="of:=IF([.D254]=0;0;2000000/[.D254])" office:value-type="float" office:value="1.26136489772853">
            <text:p>1,26136</text:p>
          </table:table-cell>
          <table:table-cell table:formula="of:=IF([.D254]=0;[.G253];[.D253]/[.D254])" office:value-type="float" office:value="1.00252525252525">
            <text:p>1,00253</text:p>
          </table:table-cell>
          <table:table-cell table:formula="of:=[.E254]-[.E253]" office:value-type="float" office:value="1523522">
            <text:p>1.523.522</text:p>
          </table:table-cell>
          <table:table-cell table:formula="of:=[.D254]-[.H254]" office:value-type="float" office:value="62062">
            <text:p>62.062</text:p>
          </table:table-cell>
          <table:table-cell table:formula="of:= ([.C254]*100)/68588312" office:value-type="float" office:value="81.049381999662">
            <text:p>81,05</text:p>
          </table:table-cell>
          <table:table-cell table:formula="of:=[.J254]/[.A254]" office:value-type="float" office:value="3.85949438093629">
            <text:p>3,86</text:p>
          </table:table-cell>
          <table:table-cell table:formula="of:=IF([.J254]-[.J253]&gt;0;[.J254]-[.J253];0)" office:value-type="float" office:value="2.31174081088335">
            <text:p>2,31</text:p>
          </table:table-cell>
          <table:table-cell table:number-columns-repeated="12"/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08-07-21">
            <text:p>21.07.08</text:p>
          </table:table-cell>
          <table:table-cell office:value-type="float" office:value="57115927">
            <text:p>57.115.927</text:p>
          </table:table-cell>
          <table:table-cell table:formula="of:=IF(([.C255]-[.C254])&gt;0;[.C255]-[.C254];0)" office:value-type="float" office:value="1525524">
            <text:p>1.525.524</text:p>
          </table:table-cell>
          <table:table-cell table:formula="of:=IF([.C254]=0;[.E254];[.C254])+(IF([.D254]=0;[.E254]-[.E253];[.D254])*(IF([.G254]=0;1;[.G254])))" office:value-type="float" office:value="57179991">
            <text:p>57.179.991</text:p>
          </table:table-cell>
          <table:table-cell table:formula="of:=IF([.D255]=0;0;2000000/[.D255])" office:value-type="float" office:value="1.31102493307218">
            <text:p>1,31102</text:p>
          </table:table-cell>
          <table:table-cell table:formula="of:=IF([.D255]=0;[.G254];[.D254]/[.D255])" office:value-type="float" office:value="1.03937007874016">
            <text:p>1,03937</text:p>
          </table:table-cell>
          <table:table-cell table:formula="of:=[.E255]-[.E254]" office:value-type="float" office:value="1549548">
            <text:p>1.549.548</text:p>
          </table:table-cell>
          <table:table-cell table:formula="of:=[.D255]-[.H255]" office:value-type="float" office:value="-24024">
            <text:p>-24.024</text:p>
          </table:table-cell>
          <table:table-cell table:formula="of:= ([.C255]*100)/68588312" office:value-type="float" office:value="83.2735568707392">
            <text:p>83,27</text:p>
          </table:table-cell>
          <table:table-cell table:formula="of:=[.J255]/[.A255]" office:value-type="float" office:value="3.78516167594269">
            <text:p>3,79</text:p>
          </table:table-cell>
          <table:table-cell table:formula="of:=IF([.J255]-[.J254]&gt;0;[.J255]-[.J254];0)" office:value-type="float" office:value="2.22417487107715">
            <text:p>2,22</text:p>
          </table:table-cell>
          <table:table-cell table:number-columns-repeated="12"/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08-07-22">
            <text:p>22.07.08</text:p>
          </table:table-cell>
          <table:table-cell office:value-type="float" office:value="58629439">
            <text:p>58.629.439</text:p>
          </table:table-cell>
          <table:table-cell table:formula="of:=IF(([.C256]-[.C255])&gt;0;[.C256]-[.C255];0)" office:value-type="float" office:value="1513512">
            <text:p>1.513.512</text:p>
          </table:table-cell>
          <table:table-cell table:formula="of:=IF([.C255]=0;[.E255];[.C255])+(IF([.D255]=0;[.E255]-[.E254];[.D255])*(IF([.G255]=0;1;[.G255])))" office:value-type="float" office:value="58701511">
            <text:p>58.701.511</text:p>
          </table:table-cell>
          <table:table-cell table:formula="of:=IF([.D256]=0;0;2000000/[.D256])" office:value-type="float" office:value="1.32142989285846">
            <text:p>1,32143</text:p>
          </table:table-cell>
          <table:table-cell table:formula="of:=IF([.D256]=0;[.G255];[.D255]/[.D256])" office:value-type="float" office:value="1.00793650793651">
            <text:p>1,00794</text:p>
          </table:table-cell>
          <table:table-cell table:formula="of:=[.E256]-[.E255]" office:value-type="float" office:value="1521520">
            <text:p>1.521.520</text:p>
          </table:table-cell>
          <table:table-cell table:formula="of:=[.D256]-[.H256]" office:value-type="float" office:value="-8008">
            <text:p>-8.008</text:p>
          </table:table-cell>
          <table:table-cell table:formula="of:= ([.C256]*100)/68588312" office:value-type="float" office:value="85.4802185538551">
            <text:p>85,48</text:p>
          </table:table-cell>
          <table:table-cell table:formula="of:=[.J256]/[.A256]" office:value-type="float" office:value="3.71653124147196">
            <text:p>3,72</text:p>
          </table:table-cell>
          <table:table-cell table:formula="of:=IF([.J256]-[.J255]&gt;0;[.J256]-[.J255];0)" office:value-type="float" office:value="2.20666168311593">
            <text:p>2,21</text:p>
          </table:table-cell>
          <table:table-cell table:number-columns-repeated="12"/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08-07-23">
            <text:p>23.07.08</text:p>
          </table:table-cell>
          <table:table-cell office:value-type="float" office:value="60112921">
            <text:p>60.112.921</text:p>
          </table:table-cell>
          <table:table-cell table:formula="of:=IF(([.C257]-[.C256])&gt;0;[.C257]-[.C256];0)" office:value-type="float" office:value="1483482">
            <text:p>1.483.482</text:p>
          </table:table-cell>
          <table:table-cell table:formula="of:=IF([.C256]=0;[.E256];[.C256])+(IF([.D256]=0;[.E256]-[.E255];[.D256])*(IF([.G256]=0;1;[.G256])))" office:value-type="float" office:value="60154963">
            <text:p>60.154.963</text:p>
          </table:table-cell>
          <table:table-cell table:formula="of:=IF([.D257]=0;0;2000000/[.D257])" office:value-type="float" office:value="1.34817948583131">
            <text:p>1,34818</text:p>
          </table:table-cell>
          <table:table-cell table:formula="of:=IF([.D257]=0;[.G256];[.D256]/[.D257])" office:value-type="float" office:value="1.02024291497976">
            <text:p>1,02024</text:p>
          </table:table-cell>
          <table:table-cell table:formula="of:=[.E257]-[.E256]" office:value-type="float" office:value="1453452">
            <text:p>1.453.452</text:p>
          </table:table-cell>
          <table:table-cell table:formula="of:=[.D257]-[.H257]" office:value-type="float" office:value="30030">
            <text:p>30.030</text:p>
          </table:table-cell>
          <table:table-cell table:formula="of:= ([.C257]*100)/68588312" office:value-type="float" office:value="87.6430972670679">
            <text:p>87,64</text:p>
          </table:table-cell>
          <table:table-cell table:formula="of:=[.J257]/[.A257]" office:value-type="float" office:value="3.65179571946116">
            <text:p>3,65</text:p>
          </table:table-cell>
          <table:table-cell table:formula="of:=IF([.J257]-[.J256]&gt;0;[.J257]-[.J256];0)" office:value-type="float" office:value="2.16287871321282">
            <text:p>2,16</text:p>
          </table:table-cell>
          <table:table-cell table:number-columns-repeated="12"/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08-07-24">
            <text:p>24.07.08</text:p>
          </table:table-cell>
          <table:table-cell office:value-type="float" office:value="61574381">
            <text:p>61.574.381</text:p>
          </table:table-cell>
          <table:table-cell table:formula="of:=IF(([.C258]-[.C257])&gt;0;[.C258]-[.C257];0)" office:value-type="float" office:value="1461460">
            <text:p>1.461.460</text:p>
          </table:table-cell>
          <table:table-cell table:formula="of:=IF([.C257]=0;[.E257];[.C257])+(IF([.D257]=0;[.E257]-[.E256];[.D257])*(IF([.G257]=0;1;[.G257])))" office:value-type="float" office:value="61626433">
            <text:p>61.626.433</text:p>
          </table:table-cell>
          <table:table-cell table:formula="of:=IF([.D258]=0;0;2000000/[.D258])" office:value-type="float" office:value="1.36849451917945">
            <text:p>1,36849</text:p>
          </table:table-cell>
          <table:table-cell table:formula="of:=IF([.D258]=0;[.G257];[.D257]/[.D258])" office:value-type="float" office:value="1.01506849315069">
            <text:p>1,01507</text:p>
          </table:table-cell>
          <table:table-cell table:formula="of:=[.E258]-[.E257]" office:value-type="float" office:value="1471470">
            <text:p>1.471.470</text:p>
          </table:table-cell>
          <table:table-cell table:formula="of:=[.D258]-[.H258]" office:value-type="float" office:value="-10010">
            <text:p>-10.010</text:p>
          </table:table-cell>
          <table:table-cell table:formula="of:= ([.C258]*100)/68588312" office:value-type="float" office:value="89.7738684690185">
            <text:p>89,77</text:p>
          </table:table-cell>
          <table:table-cell table:formula="of:=[.J258]/[.A258]" office:value-type="float" office:value="3.59095473876074">
            <text:p>3,59</text:p>
          </table:table-cell>
          <table:table-cell table:formula="of:=IF([.J258]-[.J257]&gt;0;[.J258]-[.J257];0)" office:value-type="float" office:value="2.13077120195057">
            <text:p>2,13</text:p>
          </table:table-cell>
          <table:table-cell table:number-columns-repeated="12"/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08-07-25">
            <text:p>25.07.08</text:p>
          </table:table-cell>
          <table:table-cell office:value-type="float" office:value="63013819">
            <text:p>63.013.819</text:p>
          </table:table-cell>
          <table:table-cell table:formula="of:=IF(([.C259]-[.C258])&gt;0;[.C259]-[.C258];0)" office:value-type="float" office:value="1439438">
            <text:p>1.439.438</text:p>
          </table:table-cell>
          <table:table-cell table:formula="of:=IF([.C258]=0;[.E258];[.C258])+(IF([.D258]=0;[.E258]-[.E257];[.D258])*(IF([.G258]=0;1;[.G258])))" office:value-type="float" office:value="63057863">
            <text:p>63.057.863</text:p>
          </table:table-cell>
          <table:table-cell table:formula="of:=IF([.D259]=0;0;2000000/[.D259])" office:value-type="float" office:value="1.38943115299165">
            <text:p>1,38943</text:p>
          </table:table-cell>
          <table:table-cell table:formula="of:=IF([.D259]=0;[.G258];[.D258]/[.D259])" office:value-type="float" office:value="1.01529902642559">
            <text:p>1,01530</text:p>
          </table:table-cell>
          <table:table-cell table:formula="of:=[.E259]-[.E258]" office:value-type="float" office:value="1431430">
            <text:p>1.431.430</text:p>
          </table:table-cell>
          <table:table-cell table:formula="of:=[.D259]-[.H259]" office:value-type="float" office:value="8008">
            <text:p>8.008</text:p>
          </table:table-cell>
          <table:table-cell table:formula="of:= ([.C259]*100)/68588312" office:value-type="float" office:value="91.8725321597067">
            <text:p>91,87</text:p>
          </table:table-cell>
          <table:table-cell table:formula="of:=[.J259]/[.A259]" office:value-type="float" office:value="3.53355892921949">
            <text:p>3,53</text:p>
          </table:table-cell>
          <table:table-cell table:formula="of:=IF([.J259]-[.J258]&gt;0;[.J259]-[.J258];0)" office:value-type="float" office:value="2.0986636906883">
            <text:p>2,10</text:p>
          </table:table-cell>
          <table:table-cell table:number-columns-repeated="12"/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08-07-26">
            <text:p>26.07.08</text:p>
          </table:table-cell>
          <table:table-cell office:value-type="float" office:value="64429233">
            <text:p>64.429.233</text:p>
          </table:table-cell>
          <table:table-cell table:formula="of:=IF(([.C260]-[.C259])&gt;0;[.C260]-[.C259];0)" office:value-type="float" office:value="1415414">
            <text:p>1.415.414</text:p>
          </table:table-cell>
          <table:table-cell table:formula="of:=IF([.C259]=0;[.E259];[.C259])+(IF([.D259]=0;[.E259]-[.E258];[.D259])*(IF([.G259]=0;1;[.G259])))" office:value-type="float" office:value="64475279">
            <text:p>64.475.279</text:p>
          </table:table-cell>
          <table:table-cell table:formula="of:=IF([.D260]=0;0;2000000/[.D260])" office:value-type="float" office:value="1.41301414285856">
            <text:p>1,41301</text:p>
          </table:table-cell>
          <table:table-cell table:formula="of:=IF([.D260]=0;[.G259];[.D259]/[.D260])" office:value-type="float" office:value="1.01697312588402">
            <text:p>1,01697</text:p>
          </table:table-cell>
          <table:table-cell table:formula="of:=[.E260]-[.E259]" office:value-type="float" office:value="1417416">
            <text:p>1.417.416</text:p>
          </table:table-cell>
          <table:table-cell table:formula="of:=[.D260]-[.H260]" office:value-type="float" office:value="-2002">
            <text:p>-2.002</text:p>
          </table:table-cell>
          <table:table-cell table:formula="of:= ([.C260]*100)/68588312" office:value-type="float" office:value="93.9361694744726">
            <text:p>93,94</text:p>
          </table:table-cell>
          <table:table-cell table:formula="of:=[.J260]/[.A260]" office:value-type="float" office:value="3.47911738794343">
            <text:p>3,48</text:p>
          </table:table-cell>
          <table:table-cell table:formula="of:=IF([.J260]-[.J259]&gt;0;[.J260]-[.J259];0)" office:value-type="float" office:value="2.06363731476581">
            <text:p>2,06</text:p>
          </table:table-cell>
          <table:table-cell table:number-columns-repeated="12"/>
        </table:table-row>
      </table:table>
      <table:table table:name="Kombinationen" table:style-name="ta1" table:print="false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 office:value-type="float" office:value="102">
            <text:p>102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office:value-type="float" office:value="103">
            <text:p>103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office:value-type="float" office:value="105">
            <text:p>105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office:value-type="float" office:value="106">
            <text:p>106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 office:value-type="float" office:value="108">
            <text:p>108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 office:value-type="float" office:value="109">
            <text:p>109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 office:value-type="float" office:value="111">
            <text:p>111</text:p>
          </table:table-cell>
          <table:table-cell office:value-type="float" office:value="121">
            <text:p>1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0" number:min-integer-digits="0" number:grouping="true"/>
    </number:number-style>
    <number:number-style style:name="N109">
      <number:number number:decimal-places="3" number:min-integer-digits="1"/>
    </number:number-style>
    <number:number-style style:name="N110">
      <number:number number:decimal-places="5" number:min-integer-digits="1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/>
    </number:number-style>
    <number:number-style style:name="N112">
      <style:text-properties fo:color="#ff0000"/>
      <number:text>-</number:text>
      <number:number number:decimal-places="2" number:min-integer-digits="1"/>
      <style:map style:condition="value()&gt;=0" style:apply-style-name="N112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6">16.03.2009</text:date>, <text:time>09:44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Karsten Gresch</meta:initial-creator>
    <meta:creation-date>2006-03-22T10:00:18</meta:creation-date>
    <dc:creator>Karsten Gresch</dc:creator>
    <dc:date>2009-03-16T09:44:58.88</dc:date>
    <dc:language>de-DE</dc:language>
    <meta:editing-cycles>141</meta:editing-cycles>
    <meta:editing-duration>PT1417H04M14S</meta:editing-duration>
    <meta:document-statistic meta:table-count="3" meta:cell-count="2935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>
      <style:text-properties fo:font-size="8.97438907623291pt" style:font-size-asian="8.97438907623291pt" style:font-size-complex="8.97438907623291pt"/>
    </style:style>
    <style:style style:name="ch5" style:family="chart" style:data-style-name="N3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8.97438907623291pt" style:font-size-asian="8.97438907623291pt" style:font-size-complex="8.97438907623291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33.689cm" svg:height="5.029cm" chart:class="chart:line" chart:style-name="ch1">
        <chart:plot-area chart:style-name="ch2" table:cell-range-address="'Mögliche Töne'.D5:'Mögliche Töne'.D15" svg:x="0.672cm" svg:y="0.099cm" svg:width="32.339cm" svg:height="4.928cm">
          <chart:axis chart:dimension="x" chart:name="primary-x" chart:style-name="ch3">
            <chart:title svg:x="15.157cm" svg:y="4.568cm" chart:style-name="ch4">
              <text:p>Akkordtöne</text:p>
            </chart:title>
          </chart:axis>
          <chart:axis chart:dimension="y" chart:name="primary-y" chart:style-name="ch5">
            <chart:title svg:x="0.673cm" svg:y="3.614cm" chart:style-name="ch6">
              <text:p>Klangmöglichkeiten</text:p>
            </chart:title>
            <chart:grid chart:style-name="ch7" chart:class="major"/>
          </chart:axis>
          <chart:series chart:style-name="ch8" chart:values-cell-range-address="'Mögliche Töne'.D5:'Mögliche Töne'.D15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Mögliche Töne'.D5:'Mögliche Töne'.D15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31">
                <text:p>90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471">
                <text:p>644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7111">
                <text:p>397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60311">
                <text:p>20603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713111">
                <text:p>8713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671511">
                <text:p>28671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588311">
                <text:p>685883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text-properties fo:font-size="12.9088258743286pt" style:font-size-asian="12.9088258743286pt" style:font-size-complex="12.9088258743286pt"/>
    </style:style>
    <style:style style:name="ch3" style:family="chart">
      <style:graphic-properties draw:stroke="none" svg:stroke-color="#b3b3b3" draw:fill="none" draw:fill-color="#e6e6e6"/>
      <style:text-properties fo:font-size="7.94389295578003pt" style:font-size-asian="7.94389295578003pt" style:font-size-complex="7.94389295578003pt"/>
    </style:style>
    <style:style style:name="ch4" style:family="chart">
      <style:chart-properties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93687915802002pt" style:font-size-asian="8.93687915802002pt" style:font-size-complex="8.93687915802002pt"/>
    </style:style>
    <style:style style:name="ch7" style:family="chart" style:data-style-name="N3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93687915802002pt" style:font-size-asian="8.93687915802002pt" style:font-size-complex="8.93687915802002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one"/>
      <style:graphic-properties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one"/>
      <style:graphic-properties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63.362cm" svg:height="21.995cm" chart:class="chart:line" chart:style-name="ch1">
        <chart:title svg:x="29.639cm" svg:y="0.446cm" chart:style-name="ch2">
          <text:p>Berechnungsverlauf</text:p>
        </chart:title>
        <chart:legend chart:legend-position="end" svg:x="58.991cm" svg:y="10.343cm" chart:style-name="ch3"/>
        <chart:plot-area chart:style-name="ch4" table:cell-range-address="'Mögliche Töne'.B36:'Mögliche Töne'.E80" chart:data-source-has-labels="both" svg:x="2.332cm" svg:y="1.404cm" svg:width="55.391cm" svg:height="19.467cm">
          <chart:axis chart:dimension="x" chart:name="primary-x" chart:style-name="ch5">
            <chart:title svg:x="29.283cm" svg:y="20.756cm" chart:style-name="ch6">
              <text:p>Kombinationen</text:p>
            </chart:title>
            <chart:categories table:cell-range-address="'Mögliche Töne'.B37:'Mögliche Töne'.B80"/>
          </chart:axis>
          <chart:axis chart:dimension="y" chart:name="primary-y" chart:style-name="ch7">
            <chart:title svg:x="1.268cm" svg:y="11.322cm" chart:style-name="ch8">
              <text:p>Datum</text:p>
            </chart:title>
            <chart:grid chart:style-name="ch9" chart:class="major"/>
          </chart:axis>
          <chart:series chart:style-name="ch10" chart:values-cell-range-address="'Mögliche Töne'.C37:'Mögliche Töne'.C80" chart:label-cell-address="'Mögliche Töne'.C36:'Mögliche Töne'.C36" chart:class="chart:line">
            <chart:data-point chart:repeated="44"/>
          </chart:series>
          <chart:series chart:style-name="ch11" chart:values-cell-range-address="'Mögliche Töne'.D37:'Mögliche Töne'.D80" chart:label-cell-address="'Mögliche Töne'.D36:'Mögliche Töne'.D36" chart:class="chart:line">
            <chart:data-point chart:repeated="44"/>
          </chart:series>
          <chart:series chart:style-name="ch12" chart:values-cell-range-address="'Mögliche Töne'.E37:'Mögliche Töne'.E80" chart:label-cell-address="'Mögliche Töne'.E36:'Mögliche Töne'.E36" chart:class="chart:line">
            <chart:data-point chart:repeated="4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Mögliche Töne'.C36:'Mögliche Töne'.C36">Anzahl erreicht</text:p>
              </table:table-cell>
              <table:table-cell office:value-type="string">
                <text:p text:id="'Mögliche Töne'.D36:'Mögliche Töne'.D36">Berechnet</text:p>
              </table:table-cell>
              <table:table-cell office:value-type="string">
                <text:p text:id="'Mögliche Töne'.E36:'Mögliche Töne'.E36">Hochrechnung f.n.T.</text:p>
              </table:table-cell>
            </table:table-row>
          </table:table-header-rows>
          <table:table-rows>
            <table:table-row>
              <table:table-cell office:value-type="string">
                <text:p text:id="'Mögliche Töne'.B37:'Mögliche Töne'.B80">23.11.08</text:p>
              </table:table-cell>
              <table:table-cell office:value-type="float" office:value="0">
                <text:p text:id="'Mögliche Töne'.C37:'Mögliche Töne'.C80">0</text:p>
              </table:table-cell>
              <table:table-cell office:value-type="float" office:value="0">
                <text:p text:id="'Mögliche Töne'.D37:'Mögliche Töne'.D80">0</text:p>
              </table:table-cell>
              <table:table-cell office:value-type="float" office:value="0">
                <text:p text:id="'Mögliche Töne'.E37:'Mögliche Töne'.E80">0</text:p>
              </table:table-cell>
            </table:table-row>
            <table:table-row>
              <table:table-cell office:value-type="string">
                <text:p>24.11.08</text:p>
              </table:table-cell>
              <table:table-cell office:value-type="float" office:value="4478727">
                <text:p>4478727</text:p>
              </table:table-cell>
              <table:table-cell office:value-type="float" office:value="4478727">
                <text:p>4478727</text:p>
              </table:table-cell>
              <table:table-cell office:value-type="float" office:value="8957454">
                <text:p>8957454</text:p>
              </table:table-cell>
            </table:table-row>
            <table:table-row>
              <table:table-cell office:value-type="string">
                <text:p>25.11.08</text:p>
              </table:table-cell>
              <table:table-cell office:value-type="float" office:value="6020267">
                <text:p>6020267</text:p>
              </table:table-cell>
              <table:table-cell office:value-type="float" office:value="1541540">
                <text:p>1541540</text:p>
              </table:table-cell>
              <table:table-cell office:value-type="float" office:value="8957454">
                <text:p>8957454</text:p>
              </table:table-cell>
            </table:table-row>
            <table:table-row>
              <table:table-cell office:value-type="string">
                <text:p>26.11.08</text:p>
              </table:table-cell>
              <table:table-cell office:value-type="float" office:value="7165411">
                <text:p>7165411</text:p>
              </table:table-cell>
              <table:table-cell office:value-type="float" office:value="1145144">
                <text:p>1145144</text:p>
              </table:table-cell>
              <table:table-cell office:value-type="float" office:value="10498994">
                <text:p>10498994</text:p>
              </table:table-cell>
            </table:table-row>
            <table:table-row>
              <table:table-cell office:value-type="string">
                <text:p>27.11.08</text:p>
              </table:table-cell>
              <table:table-cell office:value-type="float" office:value="8102347">
                <text:p>8102347</text:p>
              </table:table-cell>
              <table:table-cell office:value-type="float" office:value="936936">
                <text:p>936936</text:p>
              </table:table-cell>
              <table:table-cell office:value-type="float" office:value="8706951">
                <text:p>8706951</text:p>
              </table:table-cell>
            </table:table-row>
            <table:table-row>
              <table:table-cell office:value-type="string">
                <text:p>28.11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247491">
                <text:p>9247491</text:p>
              </table:table-cell>
            </table:table-row>
            <table:table-row>
              <table:table-cell office:value-type="string">
                <text:p>29.11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08151">
                <text:p>9908151</text:p>
              </table:table-cell>
            </table:table-row>
            <table:table-row>
              <table:table-cell office:value-type="string">
                <text:p>30.11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715624.3333333">
                <text:p>10715624.3333333</text:p>
              </table:table-cell>
            </table:table-row>
            <table:table-row>
              <table:table-cell office:value-type="string">
                <text:p>01.12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702536.1851852">
                <text:p>11702536.1851852</text:p>
              </table:table-cell>
            </table:table-row>
            <table:table-row>
              <table:table-cell office:value-type="string">
                <text:p>02.12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908761.781893">
                <text:p>12908761.781893</text:p>
              </table:table-cell>
            </table:table-row>
            <table:table-row>
              <table:table-cell office:value-type="string">
                <text:p>03.12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383037.5112026">
                <text:p>14383037.5112026</text:p>
              </table:table-cell>
            </table:table-row>
            <table:table-row>
              <table:table-cell office:value-type="string">
                <text:p>04.12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184930.0692476">
                <text:p>16184930.0692476</text:p>
              </table:table-cell>
            </table:table-row>
            <table:table-row>
              <table:table-cell office:value-type="string">
                <text:p>05.12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387243.195747">
                <text:p>18387243.195747</text:p>
              </table:table-cell>
            </table:table-row>
            <table:table-row>
              <table:table-cell office:value-type="string">
                <text:p>06.12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078959.2392464">
                <text:p>21078959.2392464</text:p>
              </table:table-cell>
            </table:table-row>
            <table:table-row>
              <table:table-cell office:value-type="string">
                <text:p>07.12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68834.4035234">
                <text:p>24368834.4035234</text:p>
              </table:table-cell>
            </table:table-row>
            <table:table-row>
              <table:table-cell office:value-type="string">
                <text:p>08.12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389792.9376397">
                <text:p>28389792.9376397</text:p>
              </table:table-cell>
            </table:table-row>
            <table:table-row>
              <table:table-cell office:value-type="string">
                <text:p>09.12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304297.8126707">
                <text:p>33304297.8126707</text:p>
              </table:table-cell>
            </table:table-row>
            <table:table-row>
              <table:table-cell office:value-type="string">
                <text:p>10.12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310914.8821531">
                <text:p>39310914.8821531</text:p>
              </table:table-cell>
            </table:table-row>
            <table:table-row>
              <table:table-cell office:value-type="string">
                <text:p>11.12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652335.7448538">
                <text:p>46652335.7448538</text:p>
              </table:table-cell>
            </table:table-row>
            <table:table-row>
              <table:table-cell office:value-type="string">
                <text:p>12.12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5625183.4659325">
                <text:p>55625183.4659325</text:p>
              </table:table-cell>
            </table:table-row>
            <table:table-row>
              <table:table-cell office:value-type="string">
                <text:p>13.12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6591997.3472508">
                <text:p>66591997.3472508</text:p>
              </table:table-cell>
            </table:table-row>
            <table:table-row>
              <table:table-cell office:value-type="string">
                <text:p>14.12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.12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.12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.12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.12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.12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.12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.12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.12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.12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.12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.12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.12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.12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.12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.12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.12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.12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.01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.01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3.01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4.01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5.01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